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fo:font-style="normal" style:text-underline-style="none" fo:font-weight="normal" officeooo:rsid="0019f43d" officeooo:paragraph-rsid="3674e250" style:font-style-asian="normal" style:font-weight-asian="normal" style:font-style-complex="normal" style:font-weight-complex="normal"/>
    </style:style>
    <style:style style:name="P3" style:family="paragraph" style:parent-style-name="Standard">
      <style:text-properties fo:language="ru" fo:country="RU" fo:font-style="normal" style:text-underline-style="none" fo:font-weight="normal" officeooo:rsid="0019f43d" officeooo:paragraph-rsid="369aae96" style:font-style-asian="normal" style:font-weight-asian="normal" style:font-style-complex="normal" style:font-weight-complex="normal"/>
    </style:style>
    <style:style style:name="P4" style:family="paragraph" style:parent-style-name="Standard">
      <style:text-properties fo:language="ru" fo:country="RU" fo:font-style="normal" style:text-underline-style="none" fo:font-weight="normal" officeooo:rsid="0019f43d" officeooo:paragraph-rsid="36a4edb3" style:font-style-asian="normal" style:font-weight-asian="normal" style:font-style-complex="normal" style:font-weight-complex="normal"/>
    </style:style>
    <style:style style:name="P5" style:family="paragraph" style:parent-style-name="Standard">
      <style:text-properties fo:language="ru" fo:country="RU" fo:font-style="normal" style:text-underline-style="none" fo:font-weight="normal" officeooo:rsid="0019f43d" officeooo:paragraph-rsid="36a580c1" style:font-style-asian="normal" style:font-weight-asian="normal" style:font-style-complex="normal" style:font-weight-complex="normal"/>
    </style:style>
    <style:style style:name="P6"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7" style:family="paragraph" style:parent-style-name="Standard">
      <style:text-properties fo:language="ru" fo:country="RU" fo:font-style="normal" style:text-underline-style="none" fo:font-weight="normal" officeooo:rsid="36a4edb3" officeooo:paragraph-rsid="36a4edb3"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36a71b45" officeooo:paragraph-rsid="36a786d8" style:font-style-asian="normal" style:font-weight-asian="normal" style:font-style-complex="normal" style:font-weight-complex="normal"/>
    </style:style>
    <style:style style:name="P9" style:family="paragraph" style:parent-style-name="Standard">
      <style:text-properties fo:language="ru" fo:country="RU" officeooo:paragraph-rsid="3455956e"/>
    </style:style>
    <style:style style:name="P10" style:family="paragraph" style:parent-style-name="Standard">
      <style:text-properties fo:language="ru" fo:country="RU" officeooo:rsid="3467a953" officeooo:paragraph-rsid="3467a953"/>
    </style:style>
    <style:style style:name="P11" style:family="paragraph" style:parent-style-name="Standard">
      <style:text-properties fo:language="ru" fo:country="RU" officeooo:rsid="347a788f" officeooo:paragraph-rsid="347f95b2"/>
    </style:style>
    <style:style style:name="P12" style:family="paragraph" style:parent-style-name="Standard">
      <style:text-properties fo:language="ru" fo:country="RU" officeooo:paragraph-rsid="367317e5"/>
    </style:style>
    <style:style style:name="P13" style:family="paragraph" style:parent-style-name="Standard">
      <style:text-properties style:text-position="0% 100%" fo:language="ru" fo:country="RU" officeooo:rsid="1327ae62" officeooo:paragraph-rsid="24df0cfd"/>
    </style:style>
    <style:style style:name="P14"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bc6dd"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d753d"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fffca"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d18c0a"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e266e3"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2dcf6c16"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2dd5767d"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2dd7afce"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2e1b7cc6"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2e20238a"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2e20b194"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2e2325a9"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2e23b2ed"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2e246fbe"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3020c660"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3023f841"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30249b76"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302f8975"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30339105"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30b7a7e8"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30beb69d"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30f9ff2c"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30ffe071"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31009a99"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3102dddf"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31046aa4"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313b97c7"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313d3cce"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313d8eb0"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318a7cb0"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318bfce1"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318cffb1"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3196c633"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33447c10"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338968f3"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33c26bdb"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3439c12f"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343c91bf"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3443f25f"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344b9289"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344c2b88"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344d0219"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344da303"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3450df6a"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34531fab"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3454d2e5"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3454f26d"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3487c06f"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348bea1a"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348d576b"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34927660"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3493ffcc"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3498ad76"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349aa665"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34a3a6c7"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34a43284"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34b05745"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34b2ee59"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34b5e044"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34c2e031"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34ceda48"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34d3a6cc"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34d49480"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34d4cd3e"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34d67e4a"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34d9ab7b"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34db35fe"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34e22f9f"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36b2cee2"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36ba6b2c"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36bc3491"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36be5211"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36c209a3"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36c53c1f"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36c8b091"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36cb5def"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36cc01d2"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36cf862b"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36de23ac"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2d790eec" officeooo:paragraph-rsid="2d790eec"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2d7a0568" officeooo:paragraph-rsid="2db0e0a9"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2db27dc7" officeooo:paragraph-rsid="2dc3dac9"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2dd7e9cf" officeooo:paragraph-rsid="2de939ff"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2ded91e8" officeooo:paragraph-rsid="2ded91e8"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2dfc36f5" officeooo:paragraph-rsid="2e06b22b"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2e11db86" officeooo:paragraph-rsid="2e176295"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2e21b4f8" officeooo:paragraph-rsid="2e22c0f0"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2e26c2f8" officeooo:paragraph-rsid="2e2a4d16"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2e26c2f8" officeooo:paragraph-rsid="2e3df0d1"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2e3e4e13" officeooo:paragraph-rsid="2e3e4e13"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2e4f04e9" officeooo:paragraph-rsid="2e4f04e9"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2e587709" officeooo:paragraph-rsid="2e587709"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2e5e7a04" officeooo:paragraph-rsid="2e5e7a04"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30055c67" officeooo:paragraph-rsid="3017869d"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302408c3" officeooo:paragraph-rsid="302408c3"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303580e6" officeooo:paragraph-rsid="303580e6"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30428b98" officeooo:paragraph-rsid="305b31b5"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30710d1a" officeooo:paragraph-rsid="30745114"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307aab1d" officeooo:paragraph-rsid="308f19f8"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30934f31" officeooo:paragraph-rsid="30934f31"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309d64a3" officeooo:paragraph-rsid="30a67ccb"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30a8304d" officeooo:paragraph-rsid="30b27195"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30c91419" officeooo:paragraph-rsid="30cb3f2b"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30d2824b" officeooo:paragraph-rsid="30eba76d"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30ef760f" officeooo:paragraph-rsid="30ef760f"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30f01da6" officeooo:paragraph-rsid="30f01da6"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30b27195" officeooo:paragraph-rsid="30b27195"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31052f10" officeooo:paragraph-rsid="313916ff"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3143e02f" officeooo:paragraph-rsid="3164db0e"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31664296" officeooo:paragraph-rsid="31664296"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316d3747" officeooo:paragraph-rsid="317cb34c"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31870f10" officeooo:paragraph-rsid="31870f10"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319d4c53" officeooo:paragraph-rsid="31c0b26a"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31c6238c" officeooo:paragraph-rsid="31df0697"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31e1854d" officeooo:paragraph-rsid="31ef934c"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31f84c25" officeooo:paragraph-rsid="31f84c25"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32000c42" officeooo:paragraph-rsid="3208805c"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32115fec" officeooo:paragraph-rsid="3216abb3"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3216abb3" officeooo:paragraph-rsid="32228374"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3216abb3" officeooo:paragraph-rsid="3226e270"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3229c776" officeooo:paragraph-rsid="322b7bdf"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style:text-position="0% 100%" fo:language="ru" fo:country="RU" fo:font-style="normal" style:text-underline-style="none" fo:font-weight="normal" officeooo:rsid="3237dd8f" officeooo:paragraph-rsid="3237dd8f"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style:text-position="0% 100%" fo:language="ru" fo:country="RU" fo:font-style="normal" style:text-underline-style="none" fo:font-weight="normal" officeooo:rsid="323dc75b" officeooo:paragraph-rsid="324eee08"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style:text-position="0% 100%" fo:language="ru" fo:country="RU" fo:font-style="normal" style:text-underline-style="none" fo:font-weight="normal" officeooo:rsid="3252408d" officeooo:paragraph-rsid="32660968"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style:text-position="0% 100%" fo:language="ru" fo:country="RU" fo:font-style="normal" style:text-underline-style="none" fo:font-weight="normal" officeooo:rsid="326bd5aa" officeooo:paragraph-rsid="32768d7e"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style:text-position="0% 100%" fo:language="ru" fo:country="RU" fo:font-style="normal" style:text-underline-style="none" fo:font-weight="normal" officeooo:rsid="32867499" officeooo:paragraph-rsid="328f686c"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style:text-position="0% 100%" fo:language="ru" fo:country="RU" fo:font-style="normal" style:text-underline-style="none" fo:font-weight="normal" officeooo:rsid="32ad2fe2" officeooo:paragraph-rsid="32ad2fe2"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style:text-position="0% 100%" fo:language="ru" fo:country="RU" fo:font-style="normal" style:text-underline-style="none" fo:font-weight="normal" officeooo:rsid="32af5fac" officeooo:paragraph-rsid="32af5fac"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style:text-position="0% 100%" fo:language="ru" fo:country="RU" fo:font-style="normal" style:text-underline-style="none" fo:font-weight="normal" officeooo:rsid="32ba410a" officeooo:paragraph-rsid="32c7a2d8"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style:text-position="0% 100%" fo:language="ru" fo:country="RU" fo:font-style="normal" style:text-underline-style="none" fo:font-weight="normal" officeooo:rsid="32d22b71" officeooo:paragraph-rsid="32d22b71"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style:text-position="0% 100%" fo:language="ru" fo:country="RU" fo:font-style="normal" style:text-underline-style="none" fo:font-weight="normal" officeooo:rsid="32d916f6" officeooo:paragraph-rsid="32d916f6" style:font-style-asian="normal" style:font-weight-asian="normal" style:font-style-complex="normal" style:font-weight-complex="normal"/>
    </style:style>
    <style:style style:name="P150" style:family="paragraph" style:parent-style-name="Standard">
      <style:paragraph-properties fo:text-align="center" style:justify-single-word="false"/>
      <style:text-properties style:text-position="0% 100%" fo:language="ru" fo:country="RU" fo:font-style="normal" style:text-underline-style="none" fo:font-weight="normal" officeooo:rsid="32ddcb89" officeooo:paragraph-rsid="32ddcb89"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32de9047" officeooo:paragraph-rsid="32e5b6e1"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32e74e12" officeooo:paragraph-rsid="32e74e12"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32f14bc5" officeooo:paragraph-rsid="32f33149"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32f8977c" officeooo:paragraph-rsid="32f8977c"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33059dd2" officeooo:paragraph-rsid="33059dd2"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3305e7a2" officeooo:paragraph-rsid="330a8065"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3312502d" officeooo:paragraph-rsid="3312502d"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3319b5a8" officeooo:paragraph-rsid="33298cf2"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332b6d1a" officeooo:paragraph-rsid="332ef08b"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333f199c" officeooo:paragraph-rsid="333f199c"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334aa543" officeooo:paragraph-rsid="3356171c"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335b92b8" officeooo:paragraph-rsid="335b92b8"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335d16ba" officeooo:paragraph-rsid="335e2370"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3368269b" officeooo:paragraph-rsid="3368269b"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336edf81" officeooo:paragraph-rsid="33712fd8"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3375a985" officeooo:paragraph-rsid="337bd995"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338cb741" officeooo:paragraph-rsid="338cb741"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339426ca" officeooo:paragraph-rsid="339426ca"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339768bd" officeooo:paragraph-rsid="33bdb917"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3427e955" officeooo:paragraph-rsid="342b51a4"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342bb023" officeooo:paragraph-rsid="342e151d"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3435baf9" officeooo:paragraph-rsid="3435baf9"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3437aec8" officeooo:paragraph-rsid="3437aec8"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3454f26d" officeooo:paragraph-rsid="3454f26d"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3484f708" officeooo:paragraph-rsid="3484f708"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349078d1" officeooo:paragraph-rsid="349078d1"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349c58de" officeooo:paragraph-rsid="349c58de"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34a5e0c9" officeooo:paragraph-rsid="34a86ed9"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34b722d7" officeooo:paragraph-rsid="34b722d7"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34b735fa" officeooo:paragraph-rsid="34b735fa"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34b5e044" officeooo:paragraph-rsid="34b5e044"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34c40298" officeooo:paragraph-rsid="34c40298"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34c7cc90" officeooo:paragraph-rsid="34c7cc90"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34c8c7ec" officeooo:paragraph-rsid="34cdebc5"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34cf70cf" officeooo:paragraph-rsid="34cf70cf"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34d7e713" officeooo:paragraph-rsid="34d7e713"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34dce881" officeooo:paragraph-rsid="34dce881"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34e421d8" officeooo:paragraph-rsid="34e421d8"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34ef8bbf" officeooo:paragraph-rsid="34ef8bbf"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34f73d0f" officeooo:paragraph-rsid="34f9fc8d"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34fcbc0e" officeooo:paragraph-rsid="34fcbc0e"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34fe5043" officeooo:paragraph-rsid="34fe5043"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34ffb697" officeooo:paragraph-rsid="34ffb697"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350a68ec" officeooo:paragraph-rsid="3512730b"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3516ee9d" officeooo:paragraph-rsid="3524f8b1"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3516ee9d" officeooo:paragraph-rsid="35272913"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352a816c" officeooo:paragraph-rsid="352a816c"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3532e9ff" officeooo:paragraph-rsid="3532e9ff"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353c5053" officeooo:paragraph-rsid="35454348"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36d06dea" officeooo:paragraph-rsid="36d06dea"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36d4f8f2" officeooo:paragraph-rsid="36d4f8f2"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36dd24aa" officeooo:paragraph-rsid="36dd24aa"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3f475baa" officeooo:paragraph-rsid="3f475baa"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3f486055" officeooo:paragraph-rsid="3f49dc46"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3f5acdb3" officeooo:paragraph-rsid="3f5acdb3"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3f5d98da" officeooo:paragraph-rsid="3f6f05bb"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3f708ae5" officeooo:paragraph-rsid="3f9b8da6"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3fa0e047" officeooo:paragraph-rsid="3fa0e047"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3fa2b966" officeooo:paragraph-rsid="3fb5becb"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3fb69f71" officeooo:paragraph-rsid="3fb69f71"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3fb9e104" officeooo:paragraph-rsid="3fb9e104"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215" style:family="paragraph" style:parent-style-name="Standard">
      <style:text-properties style:text-position="0% 100%" fo:language="ru" fo:country="RU" fo:font-style="italic" style:text-underline-style="none" fo:font-weight="normal" officeooo:rsid="3fa2b966" officeooo:paragraph-rsid="3fa2b966" style:font-style-asian="italic" style:font-weight-asian="normal" style:font-style-complex="italic" style:font-weight-complex="normal"/>
    </style:style>
    <style:style style:name="P216" style:family="paragraph" style:parent-style-name="Standard">
      <style:text-properties style:text-position="0% 100%" style:font-name="Liberation Serif" fo:language="ru" fo:country="RU" fo:font-style="normal" style:text-underline-style="none" fo:font-weight="normal" officeooo:rsid="2dd5767d" officeooo:paragraph-rsid="2dd5767d" style:font-name-asian="DejaVu Sans" style:font-style-asian="normal" style:font-weight-asian="normal" style:font-name-complex="FreeSans" style:font-style-complex="normal" style:font-weight-complex="normal"/>
    </style:style>
    <style:style style:name="P217" style:family="paragraph" style:parent-style-name="Standard">
      <style:text-properties style:text-position="0% 100%" style:font-name="Liberation Serif" fo:language="ru" fo:country="RU" fo:font-style="normal" style:text-underline-style="none" fo:font-weight="normal" officeooo:rsid="0019f43d" officeooo:paragraph-rsid="2e664b93" style:font-name-asian="DejaVu Sans" style:font-style-asian="normal" style:font-weight-asian="normal" style:font-name-complex="FreeSans" style:font-style-complex="normal" style:font-weight-complex="normal"/>
    </style:style>
    <style:style style:name="P218" style:family="paragraph" style:parent-style-name="Standard">
      <style:text-properties style:text-position="0% 100%" style:font-name="Liberation Serif" fo:language="ru" fo:country="RU" fo:font-style="normal" style:text-underline-style="none" fo:font-weight="normal" officeooo:rsid="0019f43d" officeooo:paragraph-rsid="2e67bf59" style:font-name-asian="DejaVu Sans" style:font-style-asian="normal" style:font-weight-asian="normal" style:font-name-complex="FreeSans" style:font-style-complex="normal" style:font-weight-complex="normal"/>
    </style:style>
    <style:style style:name="P219" style:family="paragraph" style:parent-style-name="Standard">
      <style:text-properties style:text-position="0% 100%" style:font-name="Liberation Serif" fo:language="ru" fo:country="RU" fo:font-style="normal" style:text-underline-style="none" fo:font-weight="normal" officeooo:rsid="0019f43d" officeooo:paragraph-rsid="2e6c0b88" style:font-name-asian="DejaVu Sans" style:font-style-asian="normal" style:font-weight-asian="normal" style:font-name-complex="FreeSans" style:font-style-complex="normal" style:font-weight-complex="normal"/>
    </style:style>
    <style:style style:name="P220" style:family="paragraph" style:parent-style-name="Standard">
      <style:text-properties style:text-position="0% 100%" style:font-name="Liberation Serif" fo:language="ru" fo:country="RU" fo:font-style="normal" style:text-underline-style="none" fo:font-weight="normal" officeooo:rsid="2e691b8d" officeooo:paragraph-rsid="2e691b8d" style:font-name-asian="DejaVu Sans" style:font-style-asian="normal" style:font-weight-asian="normal" style:font-name-complex="FreeSans" style:font-style-complex="normal" style:font-weight-complex="normal"/>
    </style:style>
    <style:style style:name="P221" style:family="paragraph" style:parent-style-name="Standard">
      <style:text-properties style:text-position="0% 100%" style:font-name="Liberation Serif" fo:language="ru" fo:country="RU" fo:font-style="normal" style:text-underline-style="none" fo:font-weight="normal" officeooo:rsid="2e69a7ce" officeooo:paragraph-rsid="2e69a7ce" style:font-name-asian="DejaVu Sans" style:font-style-asian="normal" style:font-weight-asian="normal" style:font-name-complex="FreeSans" style:font-style-complex="normal" style:font-weight-complex="normal"/>
    </style:style>
    <style:style style:name="P222" style:family="paragraph" style:parent-style-name="Standard">
      <style:text-properties style:text-position="0% 100%" style:font-name="Liberation Serif" fo:language="ru" fo:country="RU" fo:font-style="normal" style:text-underline-style="none" fo:font-weight="normal" officeooo:rsid="2e6c0b88" officeooo:paragraph-rsid="2e6c0b88" style:font-name-asian="DejaVu Sans" style:font-style-asian="normal" style:font-weight-asian="normal" style:font-name-complex="FreeSans" style:font-style-complex="normal" style:font-weight-complex="normal"/>
    </style:style>
    <style:style style:name="P223" style:family="paragraph" style:parent-style-name="Standard">
      <style:text-properties style:text-position="0% 100%" style:font-name="Liberation Serif" fo:language="ru" fo:country="RU" fo:font-style="normal" style:text-underline-style="none" fo:font-weight="normal" officeooo:rsid="2e23b2ed" officeooo:paragraph-rsid="2e23b2ed" style:font-name-asian="DejaVu Sans" style:font-style-asian="normal" style:font-weight-asian="normal" style:font-name-complex="FreeSans" style:font-style-complex="normal" style:font-weight-complex="normal"/>
    </style:style>
    <style:style style:name="P224" style:family="paragraph" style:parent-style-name="Standard">
      <style:text-properties style:text-position="0% 100%" style:font-name="Liberation Serif" fo:language="ru" fo:country="RU" fo:font-style="normal" style:text-underline-style="none" fo:font-weight="normal" officeooo:rsid="2e637e16" officeooo:paragraph-rsid="2e5e7a04" style:font-name-asian="DejaVu Sans" style:font-style-asian="normal" style:font-weight-asian="normal" style:font-name-complex="FreeSans" style:font-style-complex="normal" style:font-weight-complex="normal"/>
    </style:style>
    <style:style style:name="P225" style:family="paragraph" style:parent-style-name="Standard">
      <style:text-properties style:text-position="0% 100%" style:font-name="Liberation Serif" fo:language="ru" fo:country="RU" fo:font-style="normal" style:text-underline-style="none" fo:font-weight="normal" officeooo:rsid="2e6ce698" officeooo:paragraph-rsid="2e91917f" style:font-name-asian="DejaVu Sans" style:font-style-asian="normal" style:font-weight-asian="normal" style:font-name-complex="FreeSans" style:font-style-complex="normal" style:font-weight-complex="normal"/>
    </style:style>
    <style:style style:name="P226" style:family="paragraph" style:parent-style-name="Standard">
      <style:text-properties style:text-position="0% 100%" style:font-name="Liberation Serif" fo:language="ru" fo:country="RU" fo:font-style="normal" style:text-underline-style="none" fo:font-weight="normal" officeooo:rsid="2e6ce698" officeooo:paragraph-rsid="2e6d93c1" style:font-name-asian="DejaVu Sans" style:font-style-asian="normal" style:font-weight-asian="normal" style:font-name-complex="FreeSans" style:font-style-complex="normal" style:font-weight-complex="normal"/>
    </style:style>
    <style:style style:name="P227" style:family="paragraph" style:parent-style-name="Standard">
      <style:text-properties style:text-position="0% 100%" style:font-name="Liberation Serif" fo:language="ru" fo:country="RU" fo:font-style="normal" style:text-underline-style="none" fo:font-weight="normal" officeooo:rsid="2e969a90" officeooo:paragraph-rsid="2ecce9d3" style:font-name-asian="DejaVu Sans" style:font-style-asian="normal" style:font-weight-asian="normal" style:font-name-complex="FreeSans" style:font-style-complex="normal" style:font-weight-complex="normal"/>
    </style:style>
    <style:style style:name="P228" style:family="paragraph" style:parent-style-name="Standard">
      <style:text-properties style:text-position="0% 100%" style:font-name="Liberation Serif" fo:language="ru" fo:country="RU" fo:font-style="normal" style:text-underline-style="none" fo:font-weight="normal" officeooo:rsid="2ecdde16" officeooo:paragraph-rsid="2ed292b3" style:font-name-asian="DejaVu Sans" style:font-style-asian="normal" style:font-weight-asian="normal" style:font-name-complex="FreeSans" style:font-style-complex="normal" style:font-weight-complex="normal"/>
    </style:style>
    <style:style style:name="P229" style:family="paragraph" style:parent-style-name="Standard">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230" style:family="paragraph" style:parent-style-name="Standard">
      <style:text-properties style:text-position="0% 100%" style:font-name="Liberation Serif" fo:language="ru" fo:country="RU" fo:font-style="normal" style:text-underline-style="none" fo:font-weight="normal" officeooo:rsid="2ee5e1cd" officeooo:paragraph-rsid="2ef23178" style:font-name-asian="DejaVu Sans" style:font-style-asian="normal" style:font-weight-asian="normal" style:font-name-complex="FreeSans" style:font-style-complex="normal" style:font-weight-complex="normal"/>
    </style:style>
    <style:style style:name="P231" style:family="paragraph" style:parent-style-name="Standard">
      <style:text-properties style:text-position="0% 100%" style:font-name="Liberation Serif" fo:language="ru" fo:country="RU" fo:font-style="normal" style:text-underline-style="none" fo:font-weight="normal" officeooo:rsid="2ef31e5f" officeooo:paragraph-rsid="2efad35a" style:font-name-asian="DejaVu Sans" style:font-style-asian="normal" style:font-weight-asian="normal" style:font-name-complex="FreeSans" style:font-style-complex="normal" style:font-weight-complex="normal"/>
    </style:style>
    <style:style style:name="P232" style:family="paragraph" style:parent-style-name="Standard">
      <style:text-properties style:text-position="0% 100%" style:font-name="Liberation Serif" fo:language="ru" fo:country="RU" fo:font-style="normal" style:text-underline-style="none" fo:font-weight="normal" officeooo:rsid="2efb60df" officeooo:paragraph-rsid="2efb60df" style:font-name-asian="DejaVu Sans" style:font-style-asian="normal" style:font-weight-asian="normal" style:font-name-complex="FreeSans" style:font-style-complex="normal" style:font-weight-complex="normal"/>
    </style:style>
    <style:style style:name="P233" style:family="paragraph" style:parent-style-name="Standard">
      <style:text-properties style:text-position="0% 100%" style:font-name="Liberation Serif" fo:language="ru" fo:country="RU" fo:font-style="normal" style:text-underline-style="none" fo:font-weight="normal" officeooo:rsid="2efd2c4a" officeooo:paragraph-rsid="2efd2c4a" style:font-name-asian="DejaVu Sans" style:font-style-asian="normal" style:font-weight-asian="normal" style:font-name-complex="FreeSans" style:font-style-complex="normal" style:font-weight-complex="normal"/>
    </style:style>
    <style:style style:name="P234" style:family="paragraph" style:parent-style-name="Standard">
      <style:text-properties style:text-position="0% 100%" style:font-name="Liberation Serif" fo:language="ru" fo:country="RU" fo:font-style="normal" style:text-underline-style="none" fo:font-weight="normal" officeooo:rsid="2efd5f30" officeooo:paragraph-rsid="2f1587be" style:font-name-asian="DejaVu Sans" style:font-style-asian="normal" style:font-weight-asian="normal" style:font-name-complex="FreeSans" style:font-style-complex="normal" style:font-weight-complex="normal"/>
    </style:style>
    <style:style style:name="P235" style:family="paragraph" style:parent-style-name="Standard">
      <style:text-properties style:text-position="0% 100%" style:font-name="Liberation Serif" fo:language="ru" fo:country="RU" fo:font-style="normal" style:text-underline-style="none" fo:font-weight="normal" officeooo:rsid="2f16aa17" officeooo:paragraph-rsid="2f1d93e0" style:font-name-asian="DejaVu Sans" style:font-style-asian="normal" style:font-weight-asian="normal" style:font-name-complex="FreeSans" style:font-style-complex="normal" style:font-weight-complex="normal"/>
    </style:style>
    <style:style style:name="P236" style:family="paragraph" style:parent-style-name="Standard">
      <style:text-properties style:text-position="0% 100%" style:font-name="Liberation Serif" fo:language="ru" fo:country="RU" fo:font-style="normal" style:text-underline-style="none" fo:font-weight="normal" officeooo:rsid="2f1f528b" officeooo:paragraph-rsid="2f29d4e2" style:font-name-asian="DejaVu Sans" style:font-style-asian="normal" style:font-weight-asian="normal" style:font-name-complex="FreeSans" style:font-style-complex="normal" style:font-weight-complex="normal"/>
    </style:style>
    <style:style style:name="P237" style:family="paragraph" style:parent-style-name="Standard">
      <style:text-properties style:text-position="0% 100%" style:font-name="Liberation Serif" fo:language="ru" fo:country="RU" fo:font-style="normal" style:text-underline-style="none" fo:font-weight="normal" officeooo:rsid="2f1f528b" officeooo:paragraph-rsid="2f3af9fd" style:font-name-asian="DejaVu Sans" style:font-style-asian="normal" style:font-weight-asian="normal" style:font-name-complex="FreeSans" style:font-style-complex="normal" style:font-weight-complex="normal"/>
    </style:style>
    <style:style style:name="P238" style:family="paragraph" style:parent-style-name="Standard">
      <style:text-properties style:text-position="0% 100%" style:font-name="Liberation Serif" fo:language="ru" fo:country="RU" fo:font-style="normal" style:text-underline-style="none" fo:font-weight="normal" officeooo:rsid="2f1f528b" officeooo:paragraph-rsid="2f4b44a4" style:font-name-asian="DejaVu Sans" style:font-style-asian="normal" style:font-weight-asian="normal" style:font-name-complex="FreeSans" style:font-style-complex="normal" style:font-weight-complex="normal"/>
    </style:style>
    <style:style style:name="P239" style:family="paragraph" style:parent-style-name="Standard">
      <style:text-properties style:text-position="0% 100%" style:font-name="Liberation Serif" fo:language="ru" fo:country="RU" fo:font-style="normal" style:text-underline-style="none" fo:font-weight="normal" officeooo:rsid="2f3b617d" officeooo:paragraph-rsid="2f4b44a4" style:font-name-asian="DejaVu Sans" style:font-style-asian="normal" style:font-weight-asian="normal" style:font-name-complex="FreeSans" style:font-style-complex="normal" style:font-weight-complex="normal"/>
    </style:style>
    <style:style style:name="P240" style:family="paragraph" style:parent-style-name="Standard">
      <style:text-properties style:text-position="0% 100%" style:font-name="Liberation Serif" fo:language="ru" fo:country="RU" fo:font-style="normal" style:text-underline-style="none" fo:font-weight="normal" officeooo:rsid="2f4c37e0" officeooo:paragraph-rsid="2f522cdd" style:font-name-asian="DejaVu Sans" style:font-style-asian="normal" style:font-weight-asian="normal" style:font-name-complex="FreeSans" style:font-style-complex="normal" style:font-weight-complex="normal"/>
    </style:style>
    <style:style style:name="P241" style:family="paragraph" style:parent-style-name="Standard">
      <style:text-properties style:text-position="0% 100%" style:font-name="Liberation Serif" fo:language="ru" fo:country="RU" fo:font-style="normal" style:text-underline-style="none" fo:font-weight="normal" officeooo:rsid="2f55a5be" officeooo:paragraph-rsid="2f55a5be" style:font-name-asian="DejaVu Sans" style:font-style-asian="normal" style:font-weight-asian="normal" style:font-name-complex="FreeSans" style:font-style-complex="normal" style:font-weight-complex="normal"/>
    </style:style>
    <style:style style:name="P242" style:family="paragraph" style:parent-style-name="Standard">
      <style:text-properties style:text-position="0% 100%" style:font-name="Liberation Serif" fo:language="ru" fo:country="RU" fo:font-style="normal" style:text-underline-style="none" fo:font-weight="normal" officeooo:rsid="2f5f7db4" officeooo:paragraph-rsid="2f625611" style:font-name-asian="DejaVu Sans" style:font-style-asian="normal" style:font-weight-asian="normal" style:font-name-complex="FreeSans" style:font-style-complex="normal" style:font-weight-complex="normal"/>
    </style:style>
    <style:style style:name="P243" style:family="paragraph" style:parent-style-name="Standard">
      <style:text-properties style:text-position="0% 100%" style:font-name="Liberation Serif" fo:language="ru" fo:country="RU" fo:font-style="normal" style:text-underline-style="none" fo:font-weight="normal" officeooo:rsid="2f6530c6" officeooo:paragraph-rsid="2f6530c6" style:font-name-asian="DejaVu Sans" style:font-style-asian="normal" style:font-weight-asian="normal" style:font-name-complex="FreeSans" style:font-style-complex="normal" style:font-weight-complex="normal"/>
    </style:style>
    <style:style style:name="P244" style:family="paragraph" style:parent-style-name="Standard">
      <style:text-properties style:text-position="0% 100%" style:font-name="Liberation Serif" fo:language="ru" fo:country="RU" fo:font-style="normal" style:text-underline-style="none" fo:font-weight="normal" officeooo:rsid="2f736c4f" officeooo:paragraph-rsid="2f785388" style:font-name-asian="DejaVu Sans" style:font-style-asian="normal" style:font-weight-asian="normal" style:font-name-complex="FreeSans" style:font-style-complex="normal" style:font-weight-complex="normal"/>
    </style:style>
    <style:style style:name="P245" style:family="paragraph" style:parent-style-name="Standard">
      <style:text-properties style:text-position="0% 100%" style:font-name="Liberation Serif" fo:language="ru" fo:country="RU" fo:font-style="normal" style:text-underline-style="none" fo:font-weight="normal" officeooo:rsid="2f7b315e" officeooo:paragraph-rsid="2faa380c" style:font-name-asian="DejaVu Sans" style:font-style-asian="normal" style:font-weight-asian="normal" style:font-name-complex="FreeSans" style:font-style-complex="normal" style:font-weight-complex="normal"/>
    </style:style>
    <style:style style:name="P246" style:family="paragraph" style:parent-style-name="Standard">
      <style:text-properties style:text-position="0% 100%" style:font-name="Liberation Serif" fo:language="ru" fo:country="RU" fo:font-style="normal" style:text-underline-style="none" fo:font-weight="normal" officeooo:rsid="2faa493a" officeooo:paragraph-rsid="2fc2c268" style:font-name-asian="DejaVu Sans" style:font-style-asian="normal" style:font-weight-asian="normal" style:font-name-complex="FreeSans" style:font-style-complex="normal" style:font-weight-complex="normal"/>
    </style:style>
    <style:style style:name="P247" style:family="paragraph" style:parent-style-name="Standard">
      <style:text-properties style:text-position="0% 100%" style:font-name="Liberation Serif" fo:language="ru" fo:country="RU" fo:font-style="normal" style:text-underline-style="none" fo:font-weight="normal" officeooo:rsid="2fc3a072" officeooo:paragraph-rsid="2fc3a072" style:font-name-asian="DejaVu Sans" style:font-style-asian="normal" style:font-weight-asian="normal" style:font-name-complex="FreeSans" style:font-style-complex="normal" style:font-weight-complex="normal"/>
    </style:style>
    <style:style style:name="P248" style:family="paragraph" style:parent-style-name="Standard">
      <style:text-properties style:text-position="0% 100%" style:font-name="Liberation Serif" fo:language="ru" fo:country="RU" fo:font-style="normal" style:text-underline-style="none" fo:font-weight="normal" officeooo:rsid="2fc8224f" officeooo:paragraph-rsid="2fc8224f" style:font-name-asian="DejaVu Sans" style:font-style-asian="normal" style:font-weight-asian="normal" style:font-name-complex="FreeSans" style:font-style-complex="normal" style:font-weight-complex="normal"/>
    </style:style>
    <style:style style:name="P249" style:family="paragraph" style:parent-style-name="Standard">
      <style:text-properties style:text-position="0% 100%" style:font-name="Liberation Serif" fo:language="ru" fo:country="RU" fo:font-style="normal" style:text-underline-style="none" fo:font-weight="normal" officeooo:rsid="2fc8224f" officeooo:paragraph-rsid="2fca0d91" style:font-name-asian="DejaVu Sans" style:font-style-asian="normal" style:font-weight-asian="normal" style:font-name-complex="FreeSans" style:font-style-complex="normal" style:font-weight-complex="normal"/>
    </style:style>
    <style:style style:name="P250" style:family="paragraph" style:parent-style-name="Standard">
      <style:text-properties style:text-position="0% 100%" style:font-name="Liberation Serif" fo:language="ru" fo:country="RU" fo:font-style="normal" style:text-underline-style="none" fo:font-weight="normal" officeooo:rsid="2fccda7e" officeooo:paragraph-rsid="2fccda7e" style:font-name-asian="DejaVu Sans" style:font-style-asian="normal" style:font-weight-asian="normal" style:font-name-complex="FreeSans" style:font-style-complex="normal" style:font-weight-complex="normal"/>
    </style:style>
    <style:style style:name="P251" style:family="paragraph" style:parent-style-name="Standard">
      <style:text-properties style:text-position="0% 100%" style:font-name="Liberation Serif" fo:language="ru" fo:country="RU" fo:font-style="normal" style:text-underline-style="none" fo:font-weight="normal" officeooo:rsid="2fd01b5b" officeooo:paragraph-rsid="2fd01b5b" style:font-name-asian="DejaVu Sans" style:font-style-asian="normal" style:font-weight-asian="normal" style:font-name-complex="FreeSans" style:font-style-complex="normal" style:font-weight-complex="normal"/>
    </style:style>
    <style:style style:name="P252" style:family="paragraph" style:parent-style-name="Standard">
      <style:text-properties style:text-position="0% 100%" style:font-name="Liberation Serif" fo:language="ru" fo:country="RU" fo:font-style="normal" style:text-underline-style="none" fo:font-weight="normal" officeooo:rsid="2fd18092" officeooo:paragraph-rsid="2fde6b21" style:font-name-asian="DejaVu Sans" style:font-style-asian="normal" style:font-weight-asian="normal" style:font-name-complex="FreeSans" style:font-style-complex="normal" style:font-weight-complex="normal"/>
    </style:style>
    <style:style style:name="P253" style:family="paragraph" style:parent-style-name="Standard">
      <style:text-properties style:text-position="0% 100%" style:font-name="Liberation Serif" fo:language="ru" fo:country="RU" fo:font-style="normal" style:text-underline-style="none" fo:font-weight="normal" officeooo:rsid="2fe93aac" officeooo:paragraph-rsid="2fecc891" style:font-name-asian="DejaVu Sans" style:font-style-asian="normal" style:font-weight-asian="normal" style:font-name-complex="FreeSans" style:font-style-complex="normal" style:font-weight-complex="normal"/>
    </style:style>
    <style:style style:name="P254" style:family="paragraph" style:parent-style-name="Standard">
      <style:text-properties style:text-position="0% 100%" style:font-name="Liberation Serif" fo:language="ru" fo:country="RU" fo:font-style="normal" style:text-underline-style="none" fo:font-weight="normal" officeooo:rsid="2fe93aac" officeooo:paragraph-rsid="30045bb7" style:font-name-asian="DejaVu Sans" style:font-style-asian="normal" style:font-weight-asian="normal" style:font-name-complex="FreeSans" style:font-style-complex="normal" style:font-weight-complex="normal"/>
    </style:style>
    <style:style style:name="P255" style:family="paragraph" style:parent-style-name="Standard">
      <style:text-properties style:text-position="0% 100%" style:font-name="Liberation Serif" fo:language="ru" fo:country="RU" fo:font-style="normal" style:text-underline-style="none" fo:font-weight="normal" officeooo:rsid="32f76572" officeooo:paragraph-rsid="32f33149" style:font-style-asian="normal" style:font-weight-asian="normal" style:font-style-complex="normal" style:font-weight-complex="normal"/>
    </style:style>
    <style:style style:name="P256" style:family="paragraph" style:parent-style-name="Standard">
      <style:text-properties style:text-position="0% 100%" fo:font-size="10.5pt" fo:language="ru" fo:country="RU" fo:font-style="normal" style:text-underline-style="none" fo:font-weight="normal" officeooo:rsid="34ef8bbf" officeooo:paragraph-rsid="34ef8bbf" style:font-size-asian="10.5pt" style:font-style-asian="normal" style:font-weight-asian="normal" style:font-size-complex="10.5pt" style:font-style-complex="normal" style:font-weight-complex="normal"/>
    </style:style>
    <style:style style:name="P257" style:family="paragraph" style:parent-style-name="Standard">
      <style:text-properties style:text-position="0% 100%" fo:font-size="10.5pt" fo:language="ru" fo:country="RU" fo:font-style="normal" style:text-underline-style="none" fo:font-weight="normal" officeooo:rsid="34f61a1b" officeooo:paragraph-rsid="34f61a1b" style:font-size-asian="10.5pt" style:font-style-asian="normal" style:font-weight-asian="normal" style:font-size-complex="10.5pt" style:font-style-complex="normal" style:font-weight-complex="normal"/>
    </style:style>
    <style:style style:name="P258" style:family="paragraph" style:parent-style-name="Standard">
      <style:text-properties style:text-position="0% 100%" style:font-name="Liberation Serif1" fo:language="ru" fo:country="RU" fo:font-style="normal" style:text-underline-style="none" fo:font-weight="normal" officeooo:rsid="0019f43d" officeooo:paragraph-rsid="35545717" style:font-style-asian="normal" style:font-weight-asian="normal" style:font-style-complex="normal" style:font-weight-complex="normal"/>
    </style:style>
    <style:style style:name="P259" style:family="paragraph" style:parent-style-name="Standard">
      <style:text-properties style:text-position="0% 100%" style:font-name="Liberation Serif1" fo:language="ru" fo:country="RU" fo:font-style="normal" style:text-underline-style="none" fo:font-weight="normal" officeooo:rsid="0019f43d" officeooo:paragraph-rsid="3555f10e" style:font-style-asian="normal" style:font-weight-asian="normal" style:font-style-complex="normal" style:font-weight-complex="normal"/>
    </style:style>
    <style:style style:name="P260" style:family="paragraph" style:parent-style-name="Standard">
      <style:text-properties style:text-position="0% 100%" style:font-name="Liberation Serif1" fo:language="ru" fo:country="RU" fo:font-style="normal" style:text-underline-style="none" fo:font-weight="normal" officeooo:rsid="0019f43d" officeooo:paragraph-rsid="355755bd" style:font-style-asian="normal" style:font-weight-asian="normal" style:font-style-complex="normal" style:font-weight-complex="normal"/>
    </style:style>
    <style:style style:name="P261" style:family="paragraph" style:parent-style-name="Standard">
      <style:text-properties style:text-position="0% 100%" style:font-name="Liberation Serif1" fo:language="ru" fo:country="RU" fo:font-style="normal" style:text-underline-style="none" fo:font-weight="normal" officeooo:rsid="0019f43d" officeooo:paragraph-rsid="35807ce6" style:font-style-asian="normal" style:font-weight-asian="normal" style:font-style-complex="normal" style:font-weight-complex="normal"/>
    </style:style>
    <style:style style:name="P262" style:family="paragraph" style:parent-style-name="Standard">
      <style:text-properties style:text-position="0% 100%" style:font-name="Liberation Serif1" fo:language="ru" fo:country="RU" fo:font-style="normal" style:text-underline-style="none" fo:font-weight="normal" officeooo:rsid="0019f43d" officeooo:paragraph-rsid="358dfb00" style:font-style-asian="normal" style:font-weight-asian="normal" style:font-style-complex="normal" style:font-weight-complex="normal"/>
    </style:style>
    <style:style style:name="P263" style:family="paragraph" style:parent-style-name="Standard">
      <style:text-properties style:text-position="0% 100%" style:font-name="Liberation Serif1" fo:language="ru" fo:country="RU" fo:font-style="normal" style:text-underline-style="none" fo:font-weight="normal" officeooo:rsid="0019f43d" officeooo:paragraph-rsid="358e1e91" style:font-style-asian="normal" style:font-weight-asian="normal" style:font-style-complex="normal" style:font-weight-complex="normal"/>
    </style:style>
    <style:style style:name="P264" style:family="paragraph" style:parent-style-name="Standard">
      <style:text-properties style:text-position="0% 100%" style:font-name="Liberation Serif1" fo:language="ru" fo:country="RU" fo:font-style="normal" style:text-underline-style="none" fo:font-weight="normal" officeooo:rsid="0019f43d" officeooo:paragraph-rsid="3590f9dc" style:font-style-asian="normal" style:font-weight-asian="normal" style:font-style-complex="normal" style:font-weight-complex="normal"/>
    </style:style>
    <style:style style:name="P265" style:family="paragraph" style:parent-style-name="Standard">
      <style:text-properties style:text-position="0% 100%" style:font-name="Liberation Serif1" fo:language="ru" fo:country="RU" fo:font-style="normal" style:text-underline-style="none" fo:font-weight="normal" officeooo:rsid="0019f43d" officeooo:paragraph-rsid="35925c65" style:font-style-asian="normal" style:font-weight-asian="normal" style:font-style-complex="normal" style:font-weight-complex="normal"/>
    </style:style>
    <style:style style:name="P266" style:family="paragraph" style:parent-style-name="Standard">
      <style:text-properties style:text-position="0% 100%" style:font-name="Liberation Serif1" fo:language="ru" fo:country="RU" fo:font-style="normal" style:text-underline-style="none" fo:font-weight="normal" officeooo:rsid="0019f43d" officeooo:paragraph-rsid="3594f2a4" style:font-style-asian="normal" style:font-weight-asian="normal" style:font-style-complex="normal" style:font-weight-complex="normal"/>
    </style:style>
    <style:style style:name="P267" style:family="paragraph" style:parent-style-name="Standard">
      <style:text-properties style:text-position="0% 100%" style:font-name="Liberation Serif1" fo:language="ru" fo:country="RU" fo:font-style="normal" style:text-underline-style="none" fo:font-weight="normal" officeooo:rsid="0019f43d" officeooo:paragraph-rsid="359abb53" style:font-style-asian="normal" style:font-weight-asian="normal" style:font-style-complex="normal" style:font-weight-complex="normal"/>
    </style:style>
    <style:style style:name="P268" style:family="paragraph" style:parent-style-name="Standard">
      <style:text-properties style:text-position="0% 100%" style:font-name="Liberation Serif1" fo:language="ru" fo:country="RU" fo:font-style="normal" style:text-underline-style="none" fo:font-weight="normal" officeooo:rsid="0019f43d" officeooo:paragraph-rsid="359ca215" style:font-style-asian="normal" style:font-weight-asian="normal" style:font-style-complex="normal" style:font-weight-complex="normal"/>
    </style:style>
    <style:style style:name="P269" style:family="paragraph" style:parent-style-name="Standard">
      <style:text-properties style:text-position="0% 100%" style:font-name="Liberation Serif1" fo:language="ru" fo:country="RU" fo:font-style="normal" style:text-underline-style="none" fo:font-weight="normal" officeooo:rsid="0019f43d" officeooo:paragraph-rsid="35a254d9" style:font-style-asian="normal" style:font-weight-asian="normal" style:font-style-complex="normal" style:font-weight-complex="normal"/>
    </style:style>
    <style:style style:name="P270" style:family="paragraph" style:parent-style-name="Standard">
      <style:text-properties style:text-position="0% 100%" style:font-name="Liberation Serif1" fo:language="ru" fo:country="RU" fo:font-style="normal" style:text-underline-style="none" fo:font-weight="normal" officeooo:rsid="0019f43d" officeooo:paragraph-rsid="35bd3a8f" style:font-style-asian="normal" style:font-weight-asian="normal" style:font-style-complex="normal" style:font-weight-complex="normal"/>
    </style:style>
    <style:style style:name="P271" style:family="paragraph" style:parent-style-name="Standard">
      <style:text-properties style:text-position="0% 100%" style:font-name="Liberation Serif1" fo:language="ru" fo:country="RU" fo:font-style="normal" style:text-underline-style="none" fo:font-weight="normal" officeooo:rsid="0019f43d" officeooo:paragraph-rsid="35beb1de" style:font-style-asian="normal" style:font-weight-asian="normal" style:font-style-complex="normal" style:font-weight-complex="normal"/>
    </style:style>
    <style:style style:name="P272" style:family="paragraph" style:parent-style-name="Standard">
      <style:text-properties style:text-position="0% 100%" style:font-name="Liberation Serif1" fo:language="ru" fo:country="RU" fo:font-style="normal" style:text-underline-style="none" fo:font-weight="normal" officeooo:rsid="0019f43d" officeooo:paragraph-rsid="35c06f26" style:font-style-asian="normal" style:font-weight-asian="normal" style:font-style-complex="normal" style:font-weight-complex="normal"/>
    </style:style>
    <style:style style:name="P273" style:family="paragraph" style:parent-style-name="Standard">
      <style:text-properties style:text-position="0% 100%" style:font-name="Liberation Serif1" fo:language="ru" fo:country="RU" fo:font-style="normal" style:text-underline-style="none" fo:font-weight="normal" officeooo:rsid="0019f43d" officeooo:paragraph-rsid="35c3f734" style:font-style-asian="normal" style:font-weight-asian="normal" style:font-style-complex="normal" style:font-weight-complex="normal"/>
    </style:style>
    <style:style style:name="P274" style:family="paragraph" style:parent-style-name="Standard">
      <style:text-properties style:text-position="0% 100%" style:font-name="Liberation Serif1" fo:language="ru" fo:country="RU" fo:font-style="normal" style:text-underline-style="none" fo:font-weight="normal" officeooo:rsid="0019f43d" officeooo:paragraph-rsid="35c900a2" style:font-style-asian="normal" style:font-weight-asian="normal" style:font-style-complex="normal" style:font-weight-complex="normal"/>
    </style:style>
    <style:style style:name="P275" style:family="paragraph" style:parent-style-name="Standard">
      <style:text-properties style:text-position="0% 100%" style:font-name="Liberation Serif1" fo:language="ru" fo:country="RU" fo:font-style="normal" style:text-underline-style="none" fo:font-weight="normal" officeooo:rsid="0019f43d" officeooo:paragraph-rsid="35d48bc3" style:font-style-asian="normal" style:font-weight-asian="normal" style:font-style-complex="normal" style:font-weight-complex="normal"/>
    </style:style>
    <style:style style:name="P276" style:family="paragraph" style:parent-style-name="Standard">
      <style:text-properties style:text-position="0% 100%" style:font-name="Liberation Serif1" fo:language="ru" fo:country="RU" fo:font-style="normal" style:text-underline-style="none" fo:font-weight="normal" officeooo:rsid="0019f43d" officeooo:paragraph-rsid="35de1e07" style:font-style-asian="normal" style:font-weight-asian="normal" style:font-style-complex="normal" style:font-weight-complex="normal"/>
    </style:style>
    <style:style style:name="P277" style:family="paragraph" style:parent-style-name="Standard">
      <style:text-properties style:text-position="0% 100%" style:font-name="Liberation Serif1" fo:language="ru" fo:country="RU" fo:font-style="normal" style:text-underline-style="none" fo:font-weight="normal" officeooo:rsid="0019f43d" officeooo:paragraph-rsid="36e6300b" style:font-style-asian="normal" style:font-weight-asian="normal" style:font-style-complex="normal" style:font-weight-complex="normal"/>
    </style:style>
    <style:style style:name="P278" style:family="paragraph" style:parent-style-name="Standard">
      <style:text-properties style:text-position="0% 100%" style:font-name="Liberation Serif1" fo:language="ru" fo:country="RU" fo:font-style="normal" style:text-underline-style="none" fo:font-weight="normal" officeooo:rsid="0019f43d" officeooo:paragraph-rsid="36ecb54e" style:font-style-asian="normal" style:font-weight-asian="normal" style:font-style-complex="normal" style:font-weight-complex="normal"/>
    </style:style>
    <style:style style:name="P279" style:family="paragraph" style:parent-style-name="Standard">
      <style:text-properties style:text-position="0% 100%" style:font-name="Liberation Serif1" fo:language="ru" fo:country="RU" fo:font-style="normal" style:text-underline-style="none" fo:font-weight="normal" officeooo:rsid="0019f43d" officeooo:paragraph-rsid="36ef5e4f" style:font-style-asian="normal" style:font-weight-asian="normal" style:font-style-complex="normal" style:font-weight-complex="normal"/>
    </style:style>
    <style:style style:name="P280" style:family="paragraph" style:parent-style-name="Standard">
      <style:text-properties style:text-position="0% 100%" style:font-name="Liberation Serif1" fo:language="ru" fo:country="RU" fo:font-style="normal" style:text-underline-style="none" fo:font-weight="normal" officeooo:rsid="0019f43d" officeooo:paragraph-rsid="36efa288" style:font-style-asian="normal" style:font-weight-asian="normal" style:font-style-complex="normal" style:font-weight-complex="normal"/>
    </style:style>
    <style:style style:name="P281" style:family="paragraph" style:parent-style-name="Standard">
      <style:text-properties style:text-position="0% 100%" style:font-name="Liberation Serif1" fo:language="ru" fo:country="RU" fo:font-style="normal" style:text-underline-style="none" fo:font-weight="normal" officeooo:rsid="0019f43d" officeooo:paragraph-rsid="36f17604" style:font-style-asian="normal" style:font-weight-asian="normal" style:font-style-complex="normal" style:font-weight-complex="normal"/>
    </style:style>
    <style:style style:name="P282" style:family="paragraph" style:parent-style-name="Standard">
      <style:text-properties style:text-position="0% 100%" style:font-name="Liberation Serif1" fo:language="ru" fo:country="RU" fo:font-style="normal" style:text-underline-style="none" fo:font-weight="normal" officeooo:rsid="0019f43d" officeooo:paragraph-rsid="370a5d96" style:font-style-asian="normal" style:font-weight-asian="normal" style:font-style-complex="normal" style:font-weight-complex="normal"/>
    </style:style>
    <style:style style:name="P283" style:family="paragraph" style:parent-style-name="Standard">
      <style:text-properties style:text-position="0% 100%" style:font-name="Liberation Serif1" fo:language="ru" fo:country="RU" fo:font-style="normal" style:text-underline-style="none" fo:font-weight="normal" officeooo:rsid="0019f43d" officeooo:paragraph-rsid="370ead04" style:font-style-asian="normal" style:font-weight-asian="normal" style:font-style-complex="normal" style:font-weight-complex="normal"/>
    </style:style>
    <style:style style:name="P284" style:family="paragraph" style:parent-style-name="Standard">
      <style:text-properties style:text-position="0% 100%" style:font-name="Liberation Serif1" fo:language="ru" fo:country="RU" fo:font-style="normal" style:text-underline-style="none" fo:font-weight="normal" officeooo:rsid="0019f43d" officeooo:paragraph-rsid="370fd4c2" style:font-style-asian="normal" style:font-weight-asian="normal" style:font-style-complex="normal" style:font-weight-complex="normal"/>
    </style:style>
    <style:style style:name="P285" style:family="paragraph" style:parent-style-name="Standard">
      <style:text-properties style:text-position="0% 100%" style:font-name="Liberation Serif1" fo:language="ru" fo:country="RU" fo:font-style="normal" style:text-underline-style="none" fo:font-weight="normal" officeooo:rsid="0019f43d" officeooo:paragraph-rsid="370fd569" style:font-style-asian="normal" style:font-weight-asian="normal" style:font-style-complex="normal" style:font-weight-complex="normal"/>
    </style:style>
    <style:style style:name="P286" style:family="paragraph" style:parent-style-name="Standard">
      <style:text-properties style:text-position="0% 100%" style:font-name="Liberation Serif1" fo:language="ru" fo:country="RU" fo:font-style="normal" style:text-underline-style="none" fo:font-weight="normal" officeooo:rsid="0019f43d" officeooo:paragraph-rsid="376fc7ea" style:font-style-asian="normal" style:font-weight-asian="normal" style:font-style-complex="normal" style:font-weight-complex="normal"/>
    </style:style>
    <style:style style:name="P287" style:family="paragraph" style:parent-style-name="Standard">
      <style:text-properties style:text-position="0% 100%" style:font-name="Liberation Serif1" fo:language="ru" fo:country="RU" fo:font-style="normal" style:text-underline-style="none" fo:font-weight="normal" officeooo:rsid="0019f43d" officeooo:paragraph-rsid="3776c908" style:font-style-asian="normal" style:font-weight-asian="normal" style:font-style-complex="normal" style:font-weight-complex="normal"/>
    </style:style>
    <style:style style:name="P288" style:family="paragraph" style:parent-style-name="Standard">
      <style:text-properties style:text-position="0% 100%" style:font-name="Liberation Serif1" fo:language="ru" fo:country="RU" fo:font-style="normal" style:text-underline-style="none" fo:font-weight="normal" officeooo:rsid="0019f43d" officeooo:paragraph-rsid="3776d9da" style:font-style-asian="normal" style:font-weight-asian="normal" style:font-style-complex="normal" style:font-weight-complex="normal"/>
    </style:style>
    <style:style style:name="P289" style:family="paragraph" style:parent-style-name="Standard">
      <style:text-properties style:text-position="0% 100%" style:font-name="Liberation Serif1" fo:language="ru" fo:country="RU" fo:font-style="normal" style:text-underline-style="none" fo:font-weight="normal" officeooo:rsid="0019f43d" officeooo:paragraph-rsid="38776be4" style:font-style-asian="normal" style:font-weight-asian="normal" style:font-style-complex="normal" style:font-weight-complex="normal"/>
    </style:style>
    <style:style style:name="P290" style:family="paragraph" style:parent-style-name="Standard">
      <style:text-properties style:text-position="0% 100%" style:font-name="Liberation Serif1" fo:language="ru" fo:country="RU" fo:font-style="normal" style:text-underline-style="none" fo:font-weight="normal" officeooo:rsid="0019f43d" officeooo:paragraph-rsid="387e4148" style:font-style-asian="normal" style:font-weight-asian="normal" style:font-style-complex="normal" style:font-weight-complex="normal"/>
    </style:style>
    <style:style style:name="P291" style:family="paragraph" style:parent-style-name="Standard">
      <style:text-properties style:text-position="0% 100%" style:font-name="Liberation Serif1" fo:language="ru" fo:country="RU" fo:font-style="normal" style:text-underline-style="none" fo:font-weight="normal" officeooo:rsid="0019f43d" officeooo:paragraph-rsid="3b5ea860" style:font-style-asian="normal" style:font-weight-asian="normal" style:font-style-complex="normal" style:font-weight-complex="normal"/>
    </style:style>
    <style:style style:name="P292" style:family="paragraph" style:parent-style-name="Standard">
      <style:text-properties style:text-position="0% 100%" style:font-name="Liberation Serif1" fo:language="ru" fo:country="RU" fo:font-style="normal" style:text-underline-style="none" fo:font-weight="normal" officeooo:rsid="0019f43d" officeooo:paragraph-rsid="3b64f932" style:font-style-asian="normal" style:font-weight-asian="normal" style:font-style-complex="normal" style:font-weight-complex="normal"/>
    </style:style>
    <style:style style:name="P293" style:family="paragraph" style:parent-style-name="Standard">
      <style:text-properties style:text-position="0% 100%" style:font-name="Liberation Serif1" fo:language="ru" fo:country="RU" fo:font-style="normal" style:text-underline-style="none" fo:font-weight="normal" officeooo:rsid="0019f43d" officeooo:paragraph-rsid="3b65820d" style:font-style-asian="normal" style:font-weight-asian="normal" style:font-style-complex="normal" style:font-weight-complex="normal"/>
    </style:style>
    <style:style style:name="P294" style:family="paragraph" style:parent-style-name="Standard">
      <style:text-properties style:text-position="0% 100%" style:font-name="Liberation Serif1" fo:language="ru" fo:country="RU" fo:font-style="normal" style:text-underline-style="none" fo:font-weight="normal" officeooo:rsid="0019f43d" officeooo:paragraph-rsid="3ba46896" style:font-style-asian="normal" style:font-weight-asian="normal" style:font-style-complex="normal" style:font-weight-complex="normal"/>
    </style:style>
    <style:style style:name="P295" style:family="paragraph" style:parent-style-name="Standard">
      <style:text-properties style:text-position="0% 100%" style:font-name="Liberation Serif1" fo:language="ru" fo:country="RU" fo:font-style="normal" style:text-underline-style="none" fo:font-weight="normal" officeooo:rsid="0019f43d" officeooo:paragraph-rsid="3ba9efab" style:font-style-asian="normal" style:font-weight-asian="normal" style:font-style-complex="normal" style:font-weight-complex="normal"/>
    </style:style>
    <style:style style:name="P296" style:family="paragraph" style:parent-style-name="Standard">
      <style:text-properties style:text-position="0% 100%" style:font-name="Liberation Serif1" fo:language="ru" fo:country="RU" fo:font-style="normal" style:text-underline-style="none" fo:font-weight="normal" officeooo:rsid="0019f43d" officeooo:paragraph-rsid="3bacfbaa" style:font-style-asian="normal" style:font-weight-asian="normal" style:font-style-complex="normal" style:font-weight-complex="normal"/>
    </style:style>
    <style:style style:name="P297" style:family="paragraph" style:parent-style-name="Standard">
      <style:text-properties style:text-position="0% 100%" style:font-name="Liberation Serif1" fo:language="ru" fo:country="RU" fo:font-style="normal" style:text-underline-style="none" fo:font-weight="normal" officeooo:rsid="0019f43d" officeooo:paragraph-rsid="3c17c497" style:font-style-asian="normal" style:font-weight-asian="normal" style:font-style-complex="normal" style:font-weight-complex="normal"/>
    </style:style>
    <style:style style:name="P298" style:family="paragraph" style:parent-style-name="Standard">
      <style:text-properties style:text-position="0% 100%" style:font-name="Liberation Serif1" fo:language="ru" fo:country="RU" fo:font-style="normal" style:text-underline-style="none" fo:font-weight="normal" officeooo:rsid="0019f43d" officeooo:paragraph-rsid="3c3cccb7" style:font-style-asian="normal" style:font-weight-asian="normal" style:font-style-complex="normal" style:font-weight-complex="normal"/>
    </style:style>
    <style:style style:name="P299" style:family="paragraph" style:parent-style-name="Standard">
      <style:text-properties style:text-position="0% 100%" style:font-name="Liberation Serif1" fo:language="ru" fo:country="RU" fo:font-style="normal" style:text-underline-style="none" fo:font-weight="normal" officeooo:rsid="0019f43d" officeooo:paragraph-rsid="3c5968eb" style:font-style-asian="normal" style:font-weight-asian="normal" style:font-style-complex="normal" style:font-weight-complex="normal"/>
    </style:style>
    <style:style style:name="P300" style:family="paragraph" style:parent-style-name="Standard">
      <style:text-properties style:text-position="0% 100%" style:font-name="Liberation Serif1" fo:language="ru" fo:country="RU" fo:font-style="normal" style:text-underline-style="none" fo:font-weight="normal" officeooo:rsid="0019f43d" officeooo:paragraph-rsid="3e3c6ace" style:font-style-asian="normal" style:font-weight-asian="normal" style:font-style-complex="normal" style:font-weight-complex="normal"/>
    </style:style>
    <style:style style:name="P301" style:family="paragraph" style:parent-style-name="Standard">
      <style:text-properties style:text-position="0% 100%" style:font-name="Liberation Serif1" fo:language="ru" fo:country="RU" fo:font-style="normal" style:text-underline-style="none" fo:font-weight="normal" officeooo:rsid="0019f43d" officeooo:paragraph-rsid="3e430e91" style:font-style-asian="normal" style:font-weight-asian="normal" style:font-style-complex="normal" style:font-weight-complex="normal"/>
    </style:style>
    <style:style style:name="P302" style:family="paragraph" style:parent-style-name="Standard">
      <style:text-properties style:text-position="0% 100%" style:font-name="Liberation Serif1" fo:language="ru" fo:country="RU" fo:font-style="normal" style:text-underline-style="none" fo:font-weight="normal" officeooo:rsid="0019f43d" officeooo:paragraph-rsid="3e4c6b68" style:font-style-asian="normal" style:font-weight-asian="normal" style:font-style-complex="normal" style:font-weight-complex="normal"/>
    </style:style>
    <style:style style:name="P303" style:family="paragraph" style:parent-style-name="Standard">
      <style:text-properties style:text-position="0% 100%" style:font-name="Liberation Serif1" fo:language="ru" fo:country="RU" fo:font-style="normal" style:text-underline-style="none" fo:font-weight="normal" officeooo:rsid="0019f43d" officeooo:paragraph-rsid="3e4fa2cc" style:font-style-asian="normal" style:font-weight-asian="normal" style:font-style-complex="normal" style:font-weight-complex="normal"/>
    </style:style>
    <style:style style:name="P304" style:family="paragraph" style:parent-style-name="Standard">
      <style:text-properties style:text-position="0% 100%" style:font-name="Liberation Serif1" fo:language="ru" fo:country="RU" fo:font-style="normal" style:text-underline-style="none" fo:font-weight="normal" officeooo:rsid="0019f43d" officeooo:paragraph-rsid="3e5e2f4d" style:font-style-asian="normal" style:font-weight-asian="normal" style:font-style-complex="normal" style:font-weight-complex="normal"/>
    </style:style>
    <style:style style:name="P305" style:family="paragraph" style:parent-style-name="Standard">
      <style:text-properties style:text-position="0% 100%" style:font-name="Liberation Serif1" fo:language="ru" fo:country="RU" fo:font-style="normal" style:text-underline-style="none" fo:font-weight="normal" officeooo:rsid="0019f43d" officeooo:paragraph-rsid="3e630a7e" style:font-style-asian="normal" style:font-weight-asian="normal" style:font-style-complex="normal" style:font-weight-complex="normal"/>
    </style:style>
    <style:style style:name="P306" style:family="paragraph" style:parent-style-name="Standard">
      <style:text-properties style:text-position="0% 100%" style:font-name="Liberation Serif1" fo:language="ru" fo:country="RU" fo:font-style="normal" style:text-underline-style="none" fo:font-weight="normal" officeooo:rsid="0019f43d" officeooo:paragraph-rsid="3e634d91" style:font-style-asian="normal" style:font-weight-asian="normal" style:font-style-complex="normal" style:font-weight-complex="normal"/>
    </style:style>
    <style:style style:name="P307" style:family="paragraph" style:parent-style-name="Standard">
      <style:text-properties style:text-position="0% 100%" style:font-name="Liberation Serif1" fo:language="ru" fo:country="RU" fo:font-style="normal" style:text-underline-style="none" fo:font-weight="normal" officeooo:rsid="0019f43d" officeooo:paragraph-rsid="3e639bb4" style:font-style-asian="normal" style:font-weight-asian="normal" style:font-style-complex="normal" style:font-weight-complex="normal"/>
    </style:style>
    <style:style style:name="P308" style:family="paragraph" style:parent-style-name="Standard">
      <style:text-properties style:text-position="0% 100%" style:font-name="Liberation Serif1" fo:language="ru" fo:country="RU" fo:font-style="normal" style:text-underline-style="none" fo:font-weight="normal" officeooo:rsid="0019f43d" officeooo:paragraph-rsid="3eaf073d" style:font-style-asian="normal" style:font-weight-asian="normal" style:font-style-complex="normal" style:font-weight-complex="normal"/>
    </style:style>
    <style:style style:name="P309" style:family="paragraph" style:parent-style-name="Standard">
      <style:text-properties style:text-position="0% 100%" style:font-name="Liberation Serif1" fo:language="ru" fo:country="RU" fo:font-style="normal" style:text-underline-style="none" fo:font-weight="normal" officeooo:rsid="0019f43d" officeooo:paragraph-rsid="3eb71f73" style:font-style-asian="normal" style:font-weight-asian="normal" style:font-style-complex="normal" style:font-weight-complex="normal"/>
    </style:style>
    <style:style style:name="P310" style:family="paragraph" style:parent-style-name="Standard">
      <style:text-properties style:text-position="0% 100%" style:font-name="Liberation Serif1" fo:language="ru" fo:country="RU" fo:font-style="normal" style:text-underline-style="none" fo:font-weight="normal" officeooo:rsid="0019f43d" officeooo:paragraph-rsid="3e9a58db" style:font-style-asian="normal" style:font-weight-asian="normal" style:font-style-complex="normal" style:font-weight-complex="normal"/>
    </style:style>
    <style:style style:name="P311" style:family="paragraph" style:parent-style-name="Standard">
      <style:text-properties style:text-position="0% 100%" style:font-name="Liberation Serif1" fo:language="ru" fo:country="RU" fo:font-style="normal" style:text-underline-style="none" fo:font-weight="normal" officeooo:rsid="0019f43d" officeooo:paragraph-rsid="3ec5468e" style:font-style-asian="normal" style:font-weight-asian="normal" style:font-style-complex="normal" style:font-weight-complex="normal"/>
    </style:style>
    <style:style style:name="P312" style:family="paragraph" style:parent-style-name="Standard">
      <style:text-properties style:text-position="0% 100%" style:font-name="Liberation Serif1" fo:language="ru" fo:country="RU" fo:font-style="normal" style:text-underline-style="none" fo:font-weight="normal" officeooo:rsid="0019f43d" officeooo:paragraph-rsid="3ed2e971" style:font-style-asian="normal" style:font-weight-asian="normal" style:font-style-complex="normal" style:font-weight-complex="normal"/>
    </style:style>
    <style:style style:name="P313" style:family="paragraph" style:parent-style-name="Standard">
      <style:text-properties style:text-position="0% 100%" style:font-name="Liberation Serif1" fo:language="ru" fo:country="RU" fo:font-style="normal" style:text-underline-style="none" fo:font-weight="normal" officeooo:rsid="0019f43d" officeooo:paragraph-rsid="3ed38965" style:font-style-asian="normal" style:font-weight-asian="normal" style:font-style-complex="normal" style:font-weight-complex="normal"/>
    </style:style>
    <style:style style:name="P314" style:family="paragraph" style:parent-style-name="Standard">
      <style:text-properties style:text-position="0% 100%" style:font-name="Liberation Serif1" fo:language="ru" fo:country="RU" fo:font-style="normal" style:text-underline-style="none" fo:font-weight="normal" officeooo:rsid="0019f43d" officeooo:paragraph-rsid="3ee643e5" style:font-style-asian="normal" style:font-weight-asian="normal" style:font-style-complex="normal" style:font-weight-complex="normal"/>
    </style:style>
    <style:style style:name="P315" style:family="paragraph" style:parent-style-name="Standard">
      <style:text-properties style:text-position="0% 100%" style:font-name="Liberation Serif1" fo:language="ru" fo:country="RU" fo:font-style="normal" style:text-underline-style="none" fo:font-weight="normal" officeooo:rsid="0019f43d" officeooo:paragraph-rsid="3f062ac2" style:font-style-asian="normal" style:font-weight-asian="normal" style:font-style-complex="normal" style:font-weight-complex="normal"/>
    </style:style>
    <style:style style:name="P316" style:family="paragraph" style:parent-style-name="Standard">
      <style:text-properties style:text-position="0% 100%" style:font-name="Liberation Serif1" fo:language="ru" fo:country="RU" fo:font-style="normal" style:text-underline-style="none" fo:font-weight="normal" officeooo:rsid="0019f43d" officeooo:paragraph-rsid="3f065641" style:font-style-asian="normal" style:font-weight-asian="normal" style:font-style-complex="normal" style:font-weight-complex="normal"/>
    </style:style>
    <style:style style:name="P317" style:family="paragraph" style:parent-style-name="Standard">
      <style:text-properties style:text-position="0% 100%" style:font-name="Liberation Serif1" fo:language="ru" fo:country="RU" fo:font-style="normal" style:text-underline-style="none" fo:font-weight="normal" officeooo:rsid="0019f43d" officeooo:paragraph-rsid="3f11ae44" style:font-style-asian="normal" style:font-weight-asian="normal" style:font-style-complex="normal" style:font-weight-complex="normal"/>
    </style:style>
    <style:style style:name="P318" style:family="paragraph" style:parent-style-name="Standard">
      <style:text-properties style:text-position="0% 100%" style:font-name="Liberation Serif1" fo:language="ru" fo:country="RU" fo:font-style="normal" style:text-underline-style="none" fo:font-weight="normal" officeooo:rsid="0019f43d" officeooo:paragraph-rsid="3f154e1b" style:font-style-asian="normal" style:font-weight-asian="normal" style:font-style-complex="normal" style:font-weight-complex="normal"/>
    </style:style>
    <style:style style:name="P319" style:family="paragraph" style:parent-style-name="Standard">
      <style:text-properties style:text-position="0% 100%" style:font-name="Liberation Serif1" fo:language="ru" fo:country="RU" fo:font-style="normal" style:text-underline-style="none" fo:font-weight="normal" officeooo:rsid="0019f43d" officeooo:paragraph-rsid="3f27ca6e" style:font-style-asian="normal" style:font-weight-asian="normal" style:font-style-complex="normal" style:font-weight-complex="normal"/>
    </style:style>
    <style:style style:name="P320" style:family="paragraph" style:parent-style-name="Standard">
      <style:text-properties style:text-position="0% 100%" style:font-name="Liberation Serif1" fo:language="ru" fo:country="RU" fo:font-style="normal" style:text-underline-style="none" fo:font-weight="normal" officeooo:rsid="35593006" officeooo:paragraph-rsid="35593006" style:font-style-asian="normal" style:font-weight-asian="normal" style:font-style-complex="normal" style:font-weight-complex="normal"/>
    </style:style>
    <style:style style:name="P321" style:family="paragraph" style:parent-style-name="Standard">
      <style:text-properties style:text-position="0% 100%" style:font-name="Liberation Serif1" fo:language="ru" fo:country="RU" fo:font-style="normal" style:text-underline-style="none" fo:font-weight="normal" officeooo:rsid="35607997" officeooo:paragraph-rsid="356ef829" style:font-style-asian="normal" style:font-weight-asian="normal" style:font-style-complex="normal" style:font-weight-complex="normal"/>
    </style:style>
    <style:style style:name="P322" style:family="paragraph" style:parent-style-name="Standard">
      <style:text-properties style:text-position="0% 100%" style:font-name="Liberation Serif1" fo:language="ru" fo:country="RU" fo:font-style="normal" style:text-underline-style="none" fo:font-weight="normal" officeooo:rsid="3574fd9d" officeooo:paragraph-rsid="3574fd9d" style:font-style-asian="normal" style:font-weight-asian="normal" style:font-style-complex="normal" style:font-weight-complex="normal"/>
    </style:style>
    <style:style style:name="P323" style:family="paragraph" style:parent-style-name="Standard">
      <style:text-properties style:text-position="0% 100%" style:font-name="Liberation Serif1" fo:language="ru" fo:country="RU" fo:font-style="normal" style:text-underline-style="none" fo:font-weight="normal" officeooo:rsid="357867bc" officeooo:paragraph-rsid="357867bc" style:font-style-asian="normal" style:font-weight-asian="normal" style:font-style-complex="normal" style:font-weight-complex="normal"/>
    </style:style>
    <style:style style:name="P324" style:family="paragraph" style:parent-style-name="Standard">
      <style:text-properties style:text-position="0% 100%" style:font-name="Liberation Serif1" fo:language="ru" fo:country="RU" fo:font-style="normal" style:text-underline-style="none" fo:font-weight="normal" officeooo:rsid="35807ce6" officeooo:paragraph-rsid="35821345" style:font-style-asian="normal" style:font-weight-asian="normal" style:font-style-complex="normal" style:font-weight-complex="normal"/>
    </style:style>
    <style:style style:name="P325" style:family="paragraph" style:parent-style-name="Standard">
      <style:text-properties style:text-position="0% 100%" style:font-name="Liberation Serif1" fo:language="ru" fo:country="RU" fo:font-style="normal" style:text-underline-style="none" fo:font-weight="normal" officeooo:rsid="359da5cf" officeooo:paragraph-rsid="35a0e843" style:font-style-asian="normal" style:font-weight-asian="normal" style:font-style-complex="normal" style:font-weight-complex="normal"/>
    </style:style>
    <style:style style:name="P326" style:family="paragraph" style:parent-style-name="Standard">
      <style:text-properties style:text-position="0% 100%" style:font-name="Liberation Serif1" fo:language="ru" fo:country="RU" fo:font-style="normal" style:text-underline-style="none" fo:font-weight="normal" officeooo:rsid="35a79ad9" officeooo:paragraph-rsid="35c54715" style:font-style-asian="normal" style:font-weight-asian="normal" style:font-style-complex="normal" style:font-weight-complex="normal"/>
    </style:style>
    <style:style style:name="P327" style:family="paragraph" style:parent-style-name="Standard">
      <style:text-properties style:text-position="0% 100%" style:font-name="Liberation Serif1" fo:language="ru" fo:country="RU" fo:font-style="normal" style:text-underline-style="none" fo:font-weight="normal" officeooo:rsid="356ef829" officeooo:paragraph-rsid="356ef829" style:font-style-asian="normal" style:font-weight-asian="normal" style:font-style-complex="normal" style:font-weight-complex="normal"/>
    </style:style>
    <style:style style:name="P328" style:family="paragraph" style:parent-style-name="Standard">
      <style:text-properties style:text-position="0% 100%" style:font-name="Liberation Serif1" fo:language="ru" fo:country="RU" fo:font-style="normal" style:text-underline-style="none" fo:font-weight="normal" officeooo:rsid="3570f4c6" officeooo:paragraph-rsid="3570f4c6" style:font-style-asian="normal" style:font-weight-asian="normal" style:font-style-complex="normal" style:font-weight-complex="normal"/>
    </style:style>
    <style:style style:name="P329" style:family="paragraph" style:parent-style-name="Standard">
      <style:text-properties style:text-position="0% 100%" style:font-name="Liberation Serif1" fo:language="ru" fo:country="RU" fo:font-style="normal" style:text-underline-style="none" fo:font-weight="normal" officeooo:rsid="357256d6" officeooo:paragraph-rsid="35737d7a" style:font-style-asian="normal" style:font-weight-asian="normal" style:font-style-complex="normal" style:font-weight-complex="normal"/>
    </style:style>
    <style:style style:name="P330" style:family="paragraph" style:parent-style-name="Standard">
      <style:text-properties style:text-position="0% 100%" style:font-name="Liberation Serif1" fo:language="ru" fo:country="RU" fo:font-style="normal" style:text-underline-style="none" fo:font-weight="normal" officeooo:rsid="35e0bf1e" officeooo:paragraph-rsid="3630841e" style:font-style-asian="normal" style:font-weight-asian="normal" style:font-style-complex="normal" style:font-weight-complex="normal"/>
    </style:style>
    <style:style style:name="P331" style:family="paragraph" style:parent-style-name="Standard">
      <style:text-properties style:text-position="0% 100%" style:font-name="Liberation Serif1" fo:language="ru" fo:country="RU" fo:font-style="normal" style:text-underline-style="none" fo:font-weight="normal" officeooo:rsid="3630841e" officeooo:paragraph-rsid="364126cc" style:font-style-asian="normal" style:font-weight-asian="normal" style:font-style-complex="normal" style:font-weight-complex="normal"/>
    </style:style>
    <style:style style:name="P332" style:family="paragraph" style:parent-style-name="Standard">
      <style:text-properties style:text-position="0% 100%" style:font-name="Liberation Serif1" fo:language="ru" fo:country="RU" fo:font-style="normal" style:text-underline-style="none" fo:font-weight="normal" officeooo:rsid="364126cc" officeooo:paragraph-rsid="364126cc" style:font-style-asian="normal" style:font-weight-asian="normal" style:font-style-complex="normal" style:font-weight-complex="normal"/>
    </style:style>
    <style:style style:name="P333" style:family="paragraph" style:parent-style-name="Standard">
      <style:text-properties style:text-position="0% 100%" style:font-name="Liberation Serif1" fo:language="ru" fo:country="RU" fo:font-style="normal" style:text-underline-style="none" fo:font-weight="normal" officeooo:rsid="3644e29c" officeooo:paragraph-rsid="3644e29c" style:font-style-asian="normal" style:font-weight-asian="normal" style:font-style-complex="normal" style:font-weight-complex="normal"/>
    </style:style>
    <style:style style:name="P334" style:family="paragraph" style:parent-style-name="Standard">
      <style:text-properties style:text-position="0% 100%" style:font-name="Liberation Serif1" fo:language="ru" fo:country="RU" fo:font-style="normal" style:text-underline-style="none" fo:font-weight="normal" officeooo:rsid="364a6eb4" officeooo:paragraph-rsid="364a6eb4" style:font-style-asian="normal" style:font-weight-asian="normal" style:font-style-complex="normal" style:font-weight-complex="normal"/>
    </style:style>
    <style:style style:name="P335" style:family="paragraph" style:parent-style-name="Standard">
      <style:text-properties style:text-position="0% 100%" style:font-name="Liberation Serif1" fo:language="ru" fo:country="RU" fo:font-style="normal" style:text-underline-style="none" fo:font-weight="normal" officeooo:rsid="365e2c88" officeooo:paragraph-rsid="3668f8ee" style:font-style-asian="normal" style:font-weight-asian="normal" style:font-style-complex="normal" style:font-weight-complex="normal"/>
    </style:style>
    <style:style style:name="P336" style:family="paragraph" style:parent-style-name="Standard">
      <style:text-properties style:text-position="0% 100%" style:font-name="Liberation Serif1" fo:language="ru" fo:country="RU" fo:font-style="normal" style:text-underline-style="none" fo:font-weight="normal" officeooo:rsid="36dfc070" officeooo:paragraph-rsid="36e11dae" style:font-style-asian="normal" style:font-weight-asian="normal" style:font-style-complex="normal" style:font-weight-complex="normal"/>
    </style:style>
    <style:style style:name="P337" style:family="paragraph" style:parent-style-name="Standard">
      <style:text-properties style:text-position="0% 100%" style:font-name="Liberation Serif1" fo:language="ru" fo:country="RU" fo:font-style="normal" style:text-underline-style="none" fo:font-weight="normal" officeooo:rsid="36f3a3b1" officeooo:paragraph-rsid="36fa8d6f" style:font-style-asian="normal" style:font-weight-asian="normal" style:font-style-complex="normal" style:font-weight-complex="normal"/>
    </style:style>
    <style:style style:name="P338" style:family="paragraph" style:parent-style-name="Standard">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339" style:family="paragraph" style:parent-style-name="Standard">
      <style:text-properties style:text-position="0% 100%" style:font-name="Liberation Serif1" fo:language="ru" fo:country="RU" fo:font-style="normal" style:text-underline-style="none" fo:font-weight="normal" officeooo:rsid="37117806" officeooo:paragraph-rsid="3713def4" style:font-style-asian="normal" style:font-weight-asian="normal" style:font-style-complex="normal" style:font-weight-complex="normal"/>
    </style:style>
    <style:style style:name="P340" style:family="paragraph" style:parent-style-name="Standard">
      <style:text-properties style:text-position="0% 100%" style:font-name="Liberation Serif1" fo:language="ru" fo:country="RU" fo:font-style="normal" style:text-underline-style="none" fo:font-weight="normal" officeooo:rsid="3716e837" officeooo:paragraph-rsid="3722d43a" style:font-style-asian="normal" style:font-weight-asian="normal" style:font-style-complex="normal" style:font-weight-complex="normal"/>
    </style:style>
    <style:style style:name="P341" style:family="paragraph" style:parent-style-name="Standard">
      <style:text-properties style:text-position="0% 100%" style:font-name="Liberation Serif1" fo:language="ru" fo:country="RU" fo:font-style="normal" style:text-underline-style="none" fo:font-weight="normal" officeooo:rsid="372448bf" officeooo:paragraph-rsid="372999b8" style:font-style-asian="normal" style:font-weight-asian="normal" style:font-style-complex="normal" style:font-weight-complex="normal"/>
    </style:style>
    <style:style style:name="P342" style:family="paragraph" style:parent-style-name="Standard">
      <style:text-properties style:text-position="0% 100%" style:font-name="Liberation Serif1" fo:language="ru" fo:country="RU" fo:font-style="normal" style:text-underline-style="none" fo:font-weight="normal" officeooo:rsid="372f4e2d" officeooo:paragraph-rsid="372f4e2d" style:font-style-asian="normal" style:font-weight-asian="normal" style:font-style-complex="normal" style:font-weight-complex="normal"/>
    </style:style>
    <style:style style:name="P343" style:family="paragraph" style:parent-style-name="Standard">
      <style:text-properties style:text-position="0% 100%" style:font-name="Liberation Serif1" fo:language="ru" fo:country="RU" fo:font-style="normal" style:text-underline-style="none" fo:font-weight="normal" officeooo:rsid="37357e0d" officeooo:paragraph-rsid="373822c3" style:font-style-asian="normal" style:font-weight-asian="normal" style:font-style-complex="normal" style:font-weight-complex="normal"/>
    </style:style>
    <style:style style:name="P344" style:family="paragraph" style:parent-style-name="Standard">
      <style:text-properties style:text-position="0% 100%" style:font-name="Liberation Serif1" fo:language="ru" fo:country="RU" fo:font-style="normal" style:text-underline-style="none" fo:font-weight="normal" officeooo:rsid="37435231" officeooo:paragraph-rsid="37577f62" style:font-style-asian="normal" style:font-weight-asian="normal" style:font-style-complex="normal" style:font-weight-complex="normal"/>
    </style:style>
    <style:style style:name="P345" style:family="paragraph" style:parent-style-name="Standard">
      <style:text-properties style:text-position="0% 100%" style:font-name="Liberation Serif1" fo:language="ru" fo:country="RU" fo:font-style="normal" style:text-underline-style="none" fo:font-weight="normal" officeooo:rsid="37435231" officeooo:paragraph-rsid="3764fff8" style:font-style-asian="normal" style:font-weight-asian="normal" style:font-style-complex="normal" style:font-weight-complex="normal"/>
    </style:style>
    <style:style style:name="P346" style:family="paragraph" style:parent-style-name="Standard">
      <style:text-properties style:text-position="0% 100%" style:font-name="Liberation Serif1" fo:language="ru" fo:country="RU" fo:font-style="normal" style:text-underline-style="none" fo:font-weight="normal" officeooo:rsid="36fa9047" officeooo:paragraph-rsid="36fa8d6f" style:font-style-asian="normal" style:font-weight-asian="normal" style:font-style-complex="normal" style:font-weight-complex="normal"/>
    </style:style>
    <style:style style:name="P347" style:family="paragraph" style:parent-style-name="Standard">
      <style:text-properties style:text-position="0% 100%" style:font-name="Liberation Serif1" fo:language="ru" fo:country="RU" fo:font-style="normal" style:text-underline-style="none" fo:font-weight="normal" officeooo:rsid="3726030b" officeooo:paragraph-rsid="372a965f" style:font-style-asian="normal" style:font-weight-asian="normal" style:font-style-complex="normal" style:font-weight-complex="normal"/>
    </style:style>
    <style:style style:name="P348" style:family="paragraph" style:parent-style-name="Standard">
      <style:text-properties style:text-position="0% 100%" style:font-name="Liberation Serif1" fo:language="ru" fo:country="RU" fo:font-style="normal" style:text-underline-style="none" fo:font-weight="normal" officeooo:rsid="3726030b" officeooo:paragraph-rsid="372c75b3" style:font-style-asian="normal" style:font-weight-asian="normal" style:font-style-complex="normal" style:font-weight-complex="normal"/>
    </style:style>
    <style:style style:name="P349" style:family="paragraph" style:parent-style-name="Standard">
      <style:text-properties style:text-position="0% 100%" style:font-name="Liberation Serif1" fo:language="ru" fo:country="RU" fo:font-style="normal" style:text-underline-style="none" fo:font-weight="normal" officeooo:rsid="3726030b" officeooo:paragraph-rsid="372d1354" style:font-style-asian="normal" style:font-weight-asian="normal" style:font-style-complex="normal" style:font-weight-complex="normal"/>
    </style:style>
    <style:style style:name="P350" style:family="paragraph" style:parent-style-name="Standard">
      <style:text-properties style:text-position="0% 100%" style:font-name="Liberation Serif1" fo:language="ru" fo:country="RU" fo:font-style="normal" style:text-underline-style="none" fo:font-weight="normal" officeooo:rsid="37684b75" officeooo:paragraph-rsid="37684b75" style:font-style-asian="normal" style:font-weight-asian="normal" style:font-style-complex="normal" style:font-weight-complex="normal"/>
    </style:style>
    <style:style style:name="P351" style:family="paragraph" style:parent-style-name="Standard">
      <style:text-properties style:text-position="0% 100%" style:font-name="Liberation Serif1" fo:language="ru" fo:country="RU" fo:font-style="normal" style:text-underline-style="none" fo:font-weight="normal" officeooo:rsid="3777af8e" officeooo:paragraph-rsid="3796d546" style:font-style-asian="normal" style:font-weight-asian="normal" style:font-style-complex="normal" style:font-weight-complex="normal"/>
    </style:style>
    <style:style style:name="P352" style:family="paragraph" style:parent-style-name="Standard">
      <style:text-properties style:text-position="0% 100%" style:font-name="Liberation Serif1" fo:language="ru" fo:country="RU" fo:font-style="normal" style:text-underline-style="none" fo:font-weight="normal" officeooo:rsid="37a93e3b" officeooo:paragraph-rsid="37a93e3b" style:font-style-asian="normal" style:font-weight-asian="normal" style:font-style-complex="normal" style:font-weight-complex="normal"/>
    </style:style>
    <style:style style:name="P353" style:family="paragraph" style:parent-style-name="Standard">
      <style:text-properties style:text-position="0% 100%" style:font-name="Liberation Serif1" fo:language="ru" fo:country="RU" fo:font-style="normal" style:text-underline-style="none" fo:font-weight="normal" officeooo:rsid="37b30581" officeooo:paragraph-rsid="37b52e87" style:font-style-asian="normal" style:font-weight-asian="normal" style:font-style-complex="normal" style:font-weight-complex="normal"/>
    </style:style>
    <style:style style:name="P354" style:family="paragraph" style:parent-style-name="Standard">
      <style:text-properties style:text-position="0% 100%" style:font-name="Liberation Serif1" fo:language="ru" fo:country="RU" fo:font-style="normal" style:text-underline-style="none" fo:font-weight="normal" officeooo:rsid="37b93152" officeooo:paragraph-rsid="37bcc54c" style:font-style-asian="normal" style:font-weight-asian="normal" style:font-style-complex="normal" style:font-weight-complex="normal"/>
    </style:style>
    <style:style style:name="P355" style:family="paragraph" style:parent-style-name="Standard">
      <style:text-properties style:text-position="0% 100%" style:font-name="Liberation Serif1" fo:language="ru" fo:country="RU" fo:font-style="normal" style:text-underline-style="none" fo:font-weight="normal" officeooo:rsid="37bcc54c" officeooo:paragraph-rsid="37c73c69" style:font-style-asian="normal" style:font-weight-asian="normal" style:font-style-complex="normal" style:font-weight-complex="normal"/>
    </style:style>
    <style:style style:name="P356" style:family="paragraph" style:parent-style-name="Standard">
      <style:text-properties style:text-position="0% 100%" style:font-name="Liberation Serif1" fo:language="ru" fo:country="RU" fo:font-style="normal" style:text-underline-style="none" fo:font-weight="normal" officeooo:rsid="37d3b1dd" officeooo:paragraph-rsid="37d3b1dd" style:font-style-asian="normal" style:font-weight-asian="normal" style:font-style-complex="normal" style:font-weight-complex="normal"/>
    </style:style>
    <style:style style:name="P357" style:family="paragraph" style:parent-style-name="Standard">
      <style:text-properties style:text-position="0% 100%" style:font-name="Liberation Serif1" fo:language="ru" fo:country="RU" fo:font-style="normal" style:text-underline-style="none" fo:font-weight="normal" officeooo:rsid="37d930be" officeooo:paragraph-rsid="37dec9ae" style:font-style-asian="normal" style:font-weight-asian="normal" style:font-style-complex="normal" style:font-weight-complex="normal"/>
    </style:style>
    <style:style style:name="P358" style:family="paragraph" style:parent-style-name="Standard">
      <style:text-properties style:text-position="0% 100%" style:font-name="Liberation Serif1" fo:language="ru" fo:country="RU" fo:font-style="normal" style:text-underline-style="none" fo:font-weight="normal" officeooo:rsid="37e64209" officeooo:paragraph-rsid="37e64209" style:font-style-asian="normal" style:font-weight-asian="normal" style:font-style-complex="normal" style:font-weight-complex="normal"/>
    </style:style>
    <style:style style:name="P359" style:family="paragraph" style:parent-style-name="Standard">
      <style:text-properties style:text-position="0% 100%" style:font-name="Liberation Serif1" fo:language="ru" fo:country="RU" fo:font-style="normal" style:text-underline-style="none" fo:font-weight="normal" officeooo:rsid="38140d49" officeooo:paragraph-rsid="38140d49" style:font-style-asian="normal" style:font-weight-asian="normal" style:font-style-complex="normal" style:font-weight-complex="normal"/>
    </style:style>
    <style:style style:name="P360" style:family="paragraph" style:parent-style-name="Standard">
      <style:text-properties style:text-position="0% 100%" style:font-name="Liberation Serif1" fo:language="ru" fo:country="RU" fo:font-style="normal" style:text-underline-style="none" fo:font-weight="normal" officeooo:rsid="38154d5d" officeooo:paragraph-rsid="38199390" style:font-style-asian="normal" style:font-weight-asian="normal" style:font-style-complex="normal" style:font-weight-complex="normal"/>
    </style:style>
    <style:style style:name="P361" style:family="paragraph" style:parent-style-name="Standard">
      <style:text-properties style:text-position="0% 100%" style:font-name="Liberation Serif1" fo:language="ru" fo:country="RU" fo:font-style="normal" style:text-underline-style="none" fo:font-weight="normal" officeooo:rsid="38199390" officeooo:paragraph-rsid="381ca0c5" style:font-style-asian="normal" style:font-weight-asian="normal" style:font-style-complex="normal" style:font-weight-complex="normal"/>
    </style:style>
    <style:style style:name="P362" style:family="paragraph" style:parent-style-name="Standard">
      <style:text-properties style:text-position="0% 100%" style:font-name="Liberation Serif1" fo:language="ru" fo:country="RU" fo:font-style="normal" style:text-underline-style="none" fo:font-weight="normal" officeooo:rsid="3821de6d" officeooo:paragraph-rsid="3821de6d" style:font-style-asian="normal" style:font-weight-asian="normal" style:font-style-complex="normal" style:font-weight-complex="normal"/>
    </style:style>
    <style:style style:name="P363" style:family="paragraph" style:parent-style-name="Standard">
      <style:text-properties style:text-position="0% 100%" style:font-name="Liberation Serif1" fo:language="ru" fo:country="RU" fo:font-style="normal" style:text-underline-style="none" fo:font-weight="normal" officeooo:rsid="38388ebe" officeooo:paragraph-rsid="38411ee5" style:font-style-asian="normal" style:font-weight-asian="normal" style:font-style-complex="normal" style:font-weight-complex="normal"/>
    </style:style>
    <style:style style:name="P364" style:family="paragraph" style:parent-style-name="Standard">
      <style:text-properties style:text-position="0% 100%" style:font-name="Liberation Serif1" fo:language="ru" fo:country="RU" fo:font-style="normal" style:text-underline-style="none" fo:font-weight="normal" officeooo:rsid="3850692a" officeooo:paragraph-rsid="385ad91a" style:font-style-asian="normal" style:font-weight-asian="normal" style:font-style-complex="normal" style:font-weight-complex="normal"/>
    </style:style>
    <style:style style:name="P365" style:family="paragraph" style:parent-style-name="Standard">
      <style:text-properties style:text-position="0% 100%" style:font-name="Liberation Serif1" fo:language="ru" fo:country="RU" fo:font-style="normal" style:text-underline-style="none" fo:font-weight="normal" officeooo:rsid="386021e8" officeooo:paragraph-rsid="3871f766" style:font-style-asian="normal" style:font-weight-asian="normal" style:font-style-complex="normal" style:font-weight-complex="normal"/>
    </style:style>
    <style:style style:name="P366" style:family="paragraph" style:parent-style-name="Standard">
      <style:text-properties style:text-position="0% 100%" style:font-name="Liberation Serif1" fo:language="ru" fo:country="RU" fo:font-style="normal" style:text-underline-style="none" fo:font-weight="normal" officeooo:rsid="388449ab" officeooo:paragraph-rsid="388449ab" style:font-style-asian="normal" style:font-weight-asian="normal" style:font-style-complex="normal" style:font-weight-complex="normal"/>
    </style:style>
    <style:style style:name="P367" style:family="paragraph" style:parent-style-name="Standard">
      <style:text-properties style:text-position="0% 100%" style:font-name="Liberation Serif1" fo:language="ru" fo:country="RU" fo:font-style="normal" style:text-underline-style="none" fo:font-weight="normal" officeooo:rsid="38931997" officeooo:paragraph-rsid="38931997" style:font-style-asian="normal" style:font-weight-asian="normal" style:font-style-complex="normal" style:font-weight-complex="normal"/>
    </style:style>
    <style:style style:name="P368" style:family="paragraph" style:parent-style-name="Standard">
      <style:text-properties style:text-position="0% 100%" style:font-name="Liberation Serif1" fo:language="ru" fo:country="RU" fo:font-style="normal" style:text-underline-style="none" fo:font-weight="normal" officeooo:rsid="38a1f329" officeooo:paragraph-rsid="38a43a9c" style:font-style-asian="normal" style:font-weight-asian="normal" style:font-style-complex="normal" style:font-weight-complex="normal"/>
    </style:style>
    <style:style style:name="P369" style:family="paragraph" style:parent-style-name="Standard">
      <style:text-properties style:text-position="0% 100%" style:font-name="Liberation Serif1" fo:language="ru" fo:country="RU" fo:font-style="normal" style:text-underline-style="none" fo:font-weight="normal" officeooo:rsid="38a55b17" officeooo:paragraph-rsid="38a55b17" style:font-style-asian="normal" style:font-weight-asian="normal" style:font-style-complex="normal" style:font-weight-complex="normal"/>
    </style:style>
    <style:style style:name="P370" style:family="paragraph" style:parent-style-name="Standard">
      <style:text-properties style:text-position="0% 100%" style:font-name="Liberation Serif1" fo:language="ru" fo:country="RU" fo:font-style="normal" style:text-underline-style="none" fo:font-weight="normal" officeooo:rsid="38a92101" officeooo:paragraph-rsid="38bb81a7" style:font-style-asian="normal" style:font-weight-asian="normal" style:font-style-complex="normal" style:font-weight-complex="normal"/>
    </style:style>
    <style:style style:name="P371" style:family="paragraph" style:parent-style-name="Standard">
      <style:text-properties style:text-position="0% 100%" style:font-name="Liberation Serif1" fo:language="ru" fo:country="RU" fo:font-style="normal" style:text-underline-style="none" fo:font-weight="normal" officeooo:rsid="38a92101" officeooo:paragraph-rsid="38d2994c" style:font-style-asian="normal" style:font-weight-asian="normal" style:font-style-complex="normal" style:font-weight-complex="normal"/>
    </style:style>
    <style:style style:name="P372" style:family="paragraph" style:parent-style-name="Standard">
      <style:text-properties style:text-position="0% 100%" style:font-name="Liberation Serif1" fo:language="ru" fo:country="RU" fo:font-style="normal" style:text-underline-style="none" fo:font-weight="normal" officeooo:rsid="38a92101" officeooo:paragraph-rsid="3f11ae44" style:font-style-asian="normal" style:font-weight-asian="normal" style:font-style-complex="normal" style:font-weight-complex="normal"/>
    </style:style>
    <style:style style:name="P373" style:family="paragraph" style:parent-style-name="Standard">
      <style:text-properties style:text-position="0% 100%" style:font-name="Liberation Serif1" fo:language="ru" fo:country="RU" fo:font-style="normal" style:text-underline-style="none" fo:font-weight="normal" officeooo:rsid="38a92101" officeooo:paragraph-rsid="3f16eb60" style:font-style-asian="normal" style:font-weight-asian="normal" style:font-style-complex="normal" style:font-weight-complex="normal"/>
    </style:style>
    <style:style style:name="P374" style:family="paragraph" style:parent-style-name="Standard">
      <style:text-properties style:text-position="0% 100%" style:font-name="Liberation Serif1" fo:language="ru" fo:country="RU" fo:font-style="normal" style:text-underline-style="none" fo:font-weight="normal" officeooo:rsid="38d8f066" officeooo:paragraph-rsid="3903a883" style:font-style-asian="normal" style:font-weight-asian="normal" style:font-style-complex="normal" style:font-weight-complex="normal"/>
    </style:style>
    <style:style style:name="P375" style:family="paragraph" style:parent-style-name="Standard">
      <style:text-properties style:text-position="0% 100%" style:font-name="Liberation Serif1" fo:language="ru" fo:country="RU" fo:font-style="normal" style:text-underline-style="none" fo:font-weight="normal" officeooo:rsid="390be74e" officeooo:paragraph-rsid="390be74e" style:font-style-asian="normal" style:font-weight-asian="normal" style:font-style-complex="normal" style:font-weight-complex="normal"/>
    </style:style>
    <style:style style:name="P376" style:family="paragraph" style:parent-style-name="Standard">
      <style:text-properties style:text-position="0% 100%" style:font-name="Liberation Serif1" fo:language="ru" fo:country="RU" fo:font-style="normal" style:text-underline-style="none" fo:font-weight="normal" officeooo:rsid="390be74e" officeooo:paragraph-rsid="39299575" style:font-style-asian="normal" style:font-weight-asian="normal" style:font-style-complex="normal" style:font-weight-complex="normal"/>
    </style:style>
    <style:style style:name="P377" style:family="paragraph" style:parent-style-name="Standard">
      <style:text-properties style:text-position="0% 100%" style:font-name="Liberation Serif1" fo:language="ru" fo:country="RU" fo:font-style="normal" style:text-underline-style="none" fo:font-weight="normal" officeooo:rsid="393469e5" officeooo:paragraph-rsid="395034df" style:font-style-asian="normal" style:font-weight-asian="normal" style:font-style-complex="normal" style:font-weight-complex="normal"/>
    </style:style>
    <style:style style:name="P378" style:family="paragraph" style:parent-style-name="Standard">
      <style:text-properties style:text-position="0% 100%" style:font-name="Liberation Serif1" fo:language="ru" fo:country="RU" fo:font-style="normal" style:text-underline-style="none" fo:font-weight="normal" officeooo:rsid="395edc66" officeooo:paragraph-rsid="395edc66" style:font-style-asian="normal" style:font-weight-asian="normal" style:font-style-complex="normal" style:font-weight-complex="normal"/>
    </style:style>
    <style:style style:name="P379" style:family="paragraph" style:parent-style-name="Standard">
      <style:text-properties style:text-position="0% 100%" style:font-name="Liberation Serif1" fo:language="ru" fo:country="RU" fo:font-style="normal" style:text-underline-style="none" fo:font-weight="normal" officeooo:rsid="3b4e8f5a" officeooo:paragraph-rsid="3b4e8f5a" style:font-style-asian="normal" style:font-weight-asian="normal" style:font-style-complex="normal" style:font-weight-complex="normal"/>
    </style:style>
    <style:style style:name="P380" style:family="paragraph" style:parent-style-name="Standard">
      <style:text-properties style:text-position="0% 100%" style:font-name="Liberation Serif1" fo:language="ru" fo:country="RU" fo:font-style="normal" style:text-underline-style="none" fo:font-weight="normal" officeooo:rsid="3b61fd20" officeooo:paragraph-rsid="3b61fd20" style:font-style-asian="normal" style:font-weight-asian="normal" style:font-style-complex="normal" style:font-weight-complex="normal"/>
    </style:style>
    <style:style style:name="P381" style:family="paragraph" style:parent-style-name="Standard">
      <style:text-properties style:text-position="0% 100%" style:font-name="Liberation Serif1" fo:language="ru" fo:country="RU" fo:font-style="normal" style:text-underline-style="none" fo:font-weight="normal" officeooo:rsid="3b7251b0" officeooo:paragraph-rsid="3b7251b0" style:font-style-asian="normal" style:font-weight-asian="normal" style:font-style-complex="normal" style:font-weight-complex="normal"/>
    </style:style>
    <style:style style:name="P382" style:family="paragraph" style:parent-style-name="Standard">
      <style:text-properties style:text-position="0% 100%" style:font-name="Liberation Serif1" fo:language="ru" fo:country="RU" fo:font-style="normal" style:text-underline-style="none" fo:font-weight="normal" officeooo:rsid="3b7393fd" officeooo:paragraph-rsid="3b7393fd" style:font-style-asian="normal" style:font-weight-asian="normal" style:font-style-complex="normal" style:font-weight-complex="normal"/>
    </style:style>
    <style:style style:name="P383" style:family="paragraph" style:parent-style-name="Standard">
      <style:text-properties style:text-position="0% 100%" style:font-name="Liberation Serif1" fo:language="ru" fo:country="RU" fo:font-style="normal" style:text-underline-style="none" fo:font-weight="normal" officeooo:rsid="3b7cfd2d" officeooo:paragraph-rsid="3b8e8bb1" style:font-style-asian="normal" style:font-weight-asian="normal" style:font-style-complex="normal" style:font-weight-complex="normal"/>
    </style:style>
    <style:style style:name="P384" style:family="paragraph" style:parent-style-name="Standard">
      <style:text-properties style:text-position="0% 100%" style:font-name="Liberation Serif1" fo:language="ru" fo:country="RU" fo:font-style="normal" style:text-underline-style="none" fo:font-weight="normal" officeooo:rsid="3b922b22" officeooo:paragraph-rsid="3b9ffce1" style:font-style-asian="normal" style:font-weight-asian="normal" style:font-style-complex="normal" style:font-weight-complex="normal"/>
    </style:style>
    <style:style style:name="P385" style:family="paragraph" style:parent-style-name="Standard">
      <style:text-properties style:text-position="0% 100%" style:font-name="Liberation Serif1" fo:language="ru" fo:country="RU" fo:font-style="normal" style:text-underline-style="none" fo:font-weight="normal" officeooo:rsid="3baee71b" officeooo:paragraph-rsid="3baee71b" style:font-style-asian="normal" style:font-weight-asian="normal" style:font-style-complex="normal" style:font-weight-complex="normal"/>
    </style:style>
    <style:style style:name="P386" style:family="paragraph" style:parent-style-name="Standard">
      <style:text-properties style:text-position="0% 100%" style:font-name="Liberation Serif1" fo:language="ru" fo:country="RU" fo:font-style="normal" style:text-underline-style="none" fo:font-weight="normal" officeooo:rsid="3baee71b" officeooo:paragraph-rsid="3be563f0" style:font-style-asian="normal" style:font-weight-asian="normal" style:font-style-complex="normal" style:font-weight-complex="normal"/>
    </style:style>
    <style:style style:name="P387" style:family="paragraph" style:parent-style-name="Standard">
      <style:text-properties style:text-position="0% 100%" style:font-name="Liberation Serif1" fo:language="ru" fo:country="RU" fo:font-style="normal" style:text-underline-style="none" fo:font-weight="normal" officeooo:rsid="3bea1c48" officeooo:paragraph-rsid="3bea1c48" style:font-style-asian="normal" style:font-weight-asian="normal" style:font-style-complex="normal" style:font-weight-complex="normal"/>
    </style:style>
    <style:style style:name="P388" style:family="paragraph" style:parent-style-name="Standard">
      <style:text-properties style:text-position="0% 100%" style:font-name="Liberation Serif1" fo:language="ru" fo:country="RU" fo:font-style="normal" style:text-underline-style="none" fo:font-weight="normal" officeooo:rsid="3bf7d74f" officeooo:paragraph-rsid="3bf7d74f" style:font-style-asian="normal" style:font-weight-asian="normal" style:font-style-complex="normal" style:font-weight-complex="normal"/>
    </style:style>
    <style:style style:name="P389" style:family="paragraph" style:parent-style-name="Standard">
      <style:text-properties style:text-position="0% 100%" style:font-name="Liberation Serif1" fo:language="ru" fo:country="RU" fo:font-style="normal" style:text-underline-style="none" fo:font-weight="normal" officeooo:rsid="3c093825" officeooo:paragraph-rsid="3c17b840" style:font-style-asian="normal" style:font-weight-asian="normal" style:font-style-complex="normal" style:font-weight-complex="normal"/>
    </style:style>
    <style:style style:name="P390" style:family="paragraph" style:parent-style-name="Standard">
      <style:text-properties style:text-position="0% 100%" style:font-name="Liberation Serif1" fo:language="ru" fo:country="RU" fo:font-style="normal" style:text-underline-style="none" fo:font-weight="normal" officeooo:rsid="3c19b556" officeooo:paragraph-rsid="3c19b556" style:font-style-asian="normal" style:font-weight-asian="normal" style:font-style-complex="normal" style:font-weight-complex="normal"/>
    </style:style>
    <style:style style:name="P391" style:family="paragraph" style:parent-style-name="Standard">
      <style:text-properties style:text-position="0% 100%" style:font-name="Liberation Serif1" fo:language="ru" fo:country="RU" fo:font-style="normal" style:text-underline-style="none" fo:font-weight="normal" officeooo:rsid="3c41b7dc" officeooo:paragraph-rsid="3c41b7dc" style:font-style-asian="normal" style:font-weight-asian="normal" style:font-style-complex="normal" style:font-weight-complex="normal"/>
    </style:style>
    <style:style style:name="P392" style:family="paragraph" style:parent-style-name="Standard">
      <style:text-properties style:text-position="0% 100%" style:font-name="Liberation Serif1" fo:language="ru" fo:country="RU" fo:font-style="normal" style:text-underline-style="none" fo:font-weight="normal" officeooo:rsid="3c4e08fd" officeooo:paragraph-rsid="3c4e08fd" style:font-style-asian="normal" style:font-weight-asian="normal" style:font-style-complex="normal" style:font-weight-complex="normal"/>
    </style:style>
    <style:style style:name="P393" style:family="paragraph" style:parent-style-name="Standard">
      <style:text-properties style:text-position="0% 100%" style:font-name="Liberation Serif1" fo:language="ru" fo:country="RU" fo:font-style="normal" style:text-underline-style="none" fo:font-weight="normal" officeooo:rsid="3c524096" officeooo:paragraph-rsid="3c524096" style:font-style-asian="normal" style:font-weight-asian="normal" style:font-style-complex="normal" style:font-weight-complex="normal"/>
    </style:style>
    <style:style style:name="P394" style:family="paragraph" style:parent-style-name="Standard">
      <style:text-properties style:text-position="0% 100%" style:font-name="Liberation Serif1" fo:language="ru" fo:country="RU" fo:font-style="normal" style:text-underline-style="none" fo:font-weight="normal" officeooo:rsid="3c5cfff1" officeooo:paragraph-rsid="3c5cfff1" style:font-style-asian="normal" style:font-weight-asian="normal" style:font-style-complex="normal" style:font-weight-complex="normal"/>
    </style:style>
    <style:style style:name="P395" style:family="paragraph" style:parent-style-name="Standard">
      <style:text-properties style:text-position="0% 100%" style:font-name="Liberation Serif1" fo:language="ru" fo:country="RU" fo:font-style="normal" style:text-underline-style="none" fo:font-weight="normal" officeooo:rsid="3c5d80fa" officeooo:paragraph-rsid="3c6de9fe" style:font-style-asian="normal" style:font-weight-asian="normal" style:font-style-complex="normal" style:font-weight-complex="normal"/>
    </style:style>
    <style:style style:name="P396" style:family="paragraph" style:parent-style-name="Standard">
      <style:text-properties style:text-position="0% 100%" style:font-name="Liberation Serif1" fo:language="ru" fo:country="RU" fo:font-style="normal" style:text-underline-style="none" fo:font-weight="normal" officeooo:rsid="3be563f0" officeooo:paragraph-rsid="3be563f0" style:font-style-asian="normal" style:font-weight-asian="normal" style:font-style-complex="normal" style:font-weight-complex="normal"/>
    </style:style>
    <style:style style:name="P397" style:family="paragraph" style:parent-style-name="Standard">
      <style:text-properties style:text-position="0% 100%" style:font-name="Liberation Serif1" fo:language="ru" fo:country="RU" fo:font-style="normal" style:text-underline-style="none" fo:font-weight="normal" officeooo:rsid="3c7096d6" officeooo:paragraph-rsid="3c756aa9" style:font-style-asian="normal" style:font-weight-asian="normal" style:font-style-complex="normal" style:font-weight-complex="normal"/>
    </style:style>
    <style:style style:name="P398" style:family="paragraph" style:parent-style-name="Standard">
      <style:text-properties style:text-position="0% 100%" style:font-name="Liberation Serif1" fo:language="ru" fo:country="RU" fo:font-style="normal" style:text-underline-style="none" fo:font-weight="normal" officeooo:rsid="3c841c9c" officeooo:paragraph-rsid="3c924c65" style:font-style-asian="normal" style:font-weight-asian="normal" style:font-style-complex="normal" style:font-weight-complex="normal"/>
    </style:style>
    <style:style style:name="P399" style:family="paragraph" style:parent-style-name="Standard">
      <style:text-properties style:text-position="0% 100%" style:font-name="Liberation Serif1" fo:language="ru" fo:country="RU" fo:font-style="normal" style:text-underline-style="none" fo:font-weight="normal" officeooo:rsid="3ca205a2" officeooo:paragraph-rsid="3ca205a2" style:font-style-asian="normal" style:font-weight-asian="normal" style:font-style-complex="normal" style:font-weight-complex="normal"/>
    </style:style>
    <style:style style:name="P400" style:family="paragraph" style:parent-style-name="Standard">
      <style:text-properties style:text-position="0% 100%" style:font-name="Liberation Serif1" fo:language="ru" fo:country="RU" fo:font-style="normal" style:text-underline-style="none" fo:font-weight="normal" officeooo:rsid="3cb152cf" officeooo:paragraph-rsid="3cb9a0d1" style:font-style-asian="normal" style:font-weight-asian="normal" style:font-style-complex="normal" style:font-weight-complex="normal"/>
    </style:style>
    <style:style style:name="P401" style:family="paragraph" style:parent-style-name="Standard">
      <style:text-properties style:text-position="0% 100%" style:font-name="Liberation Serif1" fo:language="ru" fo:country="RU" fo:font-style="normal" style:text-underline-style="none" fo:font-weight="normal" officeooo:rsid="3cd0b450" officeooo:paragraph-rsid="3cd0b450" style:font-style-asian="normal" style:font-weight-asian="normal" style:font-style-complex="normal" style:font-weight-complex="normal"/>
    </style:style>
    <style:style style:name="P402" style:family="paragraph" style:parent-style-name="Standard">
      <style:text-properties style:text-position="0% 100%" style:font-name="Liberation Serif1" fo:language="ru" fo:country="RU" fo:font-style="normal" style:text-underline-style="none" fo:font-weight="normal" officeooo:rsid="3cd4e164" officeooo:paragraph-rsid="3cdbb6d3" style:font-style-asian="normal" style:font-weight-asian="normal" style:font-style-complex="normal" style:font-weight-complex="normal"/>
    </style:style>
    <style:style style:name="P403" style:family="paragraph" style:parent-style-name="Standard">
      <style:text-properties style:text-position="0% 100%" style:font-name="Liberation Serif1" fo:language="ru" fo:country="RU" fo:font-style="normal" style:text-underline-style="none" fo:font-weight="normal" officeooo:rsid="3cd4e164" officeooo:paragraph-rsid="3cff7c9f" style:font-style-asian="normal" style:font-weight-asian="normal" style:font-style-complex="normal" style:font-weight-complex="normal"/>
    </style:style>
    <style:style style:name="P404" style:family="paragraph" style:parent-style-name="Standard">
      <style:text-properties style:text-position="0% 100%" style:font-name="Liberation Serif1" fo:language="ru" fo:country="RU" fo:font-style="normal" style:text-underline-style="none" fo:font-weight="normal" officeooo:rsid="3cdcf2c1" officeooo:paragraph-rsid="3ce58d2c" style:font-style-asian="normal" style:font-weight-asian="normal" style:font-style-complex="normal" style:font-weight-complex="normal"/>
    </style:style>
    <style:style style:name="P405" style:family="paragraph" style:parent-style-name="Standard">
      <style:text-properties style:text-position="0% 100%" style:font-name="Liberation Serif1" fo:language="ru" fo:country="RU" fo:font-style="normal" style:text-underline-style="none" fo:font-weight="normal" officeooo:rsid="3ce9f0ff" officeooo:paragraph-rsid="3ce9f0ff" style:font-style-asian="normal" style:font-weight-asian="normal" style:font-style-complex="normal" style:font-weight-complex="normal"/>
    </style:style>
    <style:style style:name="P406" style:family="paragraph" style:parent-style-name="Standard">
      <style:paragraph-properties fo:text-align="center" style:justify-single-word="false"/>
      <style:text-properties style:text-position="0% 100%" style:font-name="Liberation Serif1" fo:language="ru" fo:country="RU" fo:font-style="normal" style:text-underline-style="none" fo:font-weight="normal" officeooo:rsid="3d050be6" officeooo:paragraph-rsid="3d050be6" style:font-style-asian="normal" style:font-weight-asian="normal" style:font-style-complex="normal" style:font-weight-complex="normal"/>
    </style:style>
    <style:style style:name="P407" style:family="paragraph" style:parent-style-name="Standard">
      <style:text-properties style:text-position="0% 100%" style:font-name="Liberation Serif1" fo:language="ru" fo:country="RU" fo:font-style="normal" style:text-underline-style="none" fo:font-weight="normal" officeooo:rsid="3c9f62c3" officeooo:paragraph-rsid="3c924c65" style:font-style-asian="normal" style:font-weight-asian="normal" style:font-style-complex="normal" style:font-weight-complex="normal"/>
    </style:style>
    <style:style style:name="P408" style:family="paragraph" style:parent-style-name="Standard">
      <style:text-properties style:text-position="0% 100%" style:font-name="Liberation Serif1" fo:language="ru" fo:country="RU" fo:font-style="normal" style:text-underline-style="none" fo:font-weight="normal" officeooo:rsid="3d06fd08" officeooo:paragraph-rsid="3d1faea6" style:font-style-asian="normal" style:font-weight-asian="normal" style:font-style-complex="normal" style:font-weight-complex="normal"/>
    </style:style>
    <style:style style:name="P409" style:family="paragraph" style:parent-style-name="Standard">
      <style:text-properties style:text-position="0% 100%" style:font-name="Liberation Serif1" fo:language="ru" fo:country="RU" fo:font-style="normal" style:text-underline-style="none" fo:font-weight="normal" officeooo:rsid="3d2f03a9" officeooo:paragraph-rsid="3d2f03a9" style:font-style-asian="normal" style:font-weight-asian="normal" style:font-style-complex="normal" style:font-weight-complex="normal"/>
    </style:style>
    <style:style style:name="P410" style:family="paragraph" style:parent-style-name="Standard">
      <style:text-properties style:text-position="0% 100%" style:font-name="Liberation Serif1" fo:language="ru" fo:country="RU" fo:font-style="normal" style:text-underline-style="none" fo:font-weight="normal" officeooo:rsid="3d316b74" officeooo:paragraph-rsid="3d316b74" style:font-style-asian="normal" style:font-weight-asian="normal" style:font-style-complex="normal" style:font-weight-complex="normal"/>
    </style:style>
    <style:style style:name="P411" style:family="paragraph" style:parent-style-name="Standard">
      <style:text-properties style:text-position="0% 100%" style:font-name="Liberation Serif1" fo:language="ru" fo:country="RU" fo:font-style="normal" style:text-underline-style="none" fo:font-weight="normal" officeooo:rsid="3d31e988" officeooo:paragraph-rsid="3d31e988" style:font-style-asian="normal" style:font-weight-asian="normal" style:font-style-complex="normal" style:font-weight-complex="normal"/>
    </style:style>
    <style:style style:name="P412" style:family="paragraph" style:parent-style-name="Standard">
      <style:text-properties style:text-position="0% 100%" style:font-name="Liberation Serif1" fo:language="ru" fo:country="RU" fo:font-style="normal" style:text-underline-style="none" fo:font-weight="normal" officeooo:rsid="3d336793" officeooo:paragraph-rsid="3d336793" style:font-style-asian="normal" style:font-weight-asian="normal" style:font-style-complex="normal" style:font-weight-complex="normal"/>
    </style:style>
    <style:style style:name="P413" style:family="paragraph" style:parent-style-name="Standard">
      <style:text-properties style:text-position="0% 100%" style:font-name="Liberation Serif1" fo:language="ru" fo:country="RU" fo:font-style="normal" style:text-underline-style="none" fo:font-weight="normal" officeooo:rsid="3d33e700" officeooo:paragraph-rsid="3d33e700" style:font-style-asian="normal" style:font-weight-asian="normal" style:font-style-complex="normal" style:font-weight-complex="normal"/>
    </style:style>
    <style:style style:name="P414" style:family="paragraph" style:parent-style-name="Standard">
      <style:text-properties style:text-position="0% 100%" style:font-name="Liberation Serif1" fo:language="ru" fo:country="RU" fo:font-style="normal" style:text-underline-style="none" fo:font-weight="normal" officeooo:rsid="3d3c8369" officeooo:paragraph-rsid="3d4cc9bf" style:font-style-asian="normal" style:font-weight-asian="normal" style:font-style-complex="normal" style:font-weight-complex="normal"/>
    </style:style>
    <style:style style:name="P415" style:family="paragraph" style:parent-style-name="Standard">
      <style:text-properties style:text-position="0% 100%" style:font-name="Liberation Serif1" fo:language="ru" fo:country="RU" fo:font-style="normal" style:text-underline-style="none" fo:font-weight="normal" officeooo:rsid="3d5560b5" officeooo:paragraph-rsid="3d5560b5" style:font-style-asian="normal" style:font-weight-asian="normal" style:font-style-complex="normal" style:font-weight-complex="normal"/>
    </style:style>
    <style:style style:name="P416" style:family="paragraph" style:parent-style-name="Standard">
      <style:text-properties style:text-position="0% 100%" style:font-name="Liberation Serif1" fo:language="ru" fo:country="RU" fo:font-style="normal" style:text-underline-style="none" fo:font-weight="normal" officeooo:rsid="3d5a45e0" officeooo:paragraph-rsid="3d5a45e0" style:font-style-asian="normal" style:font-weight-asian="normal" style:font-style-complex="normal" style:font-weight-complex="normal"/>
    </style:style>
    <style:style style:name="P417" style:family="paragraph" style:parent-style-name="Standard">
      <style:text-properties style:text-position="0% 100%" style:font-name="Liberation Serif1" fo:language="ru" fo:country="RU" fo:font-style="normal" style:text-underline-style="none" fo:font-weight="normal" officeooo:rsid="3d5bac31" officeooo:paragraph-rsid="3d5bac31" style:font-style-asian="normal" style:font-weight-asian="normal" style:font-style-complex="normal" style:font-weight-complex="normal"/>
    </style:style>
    <style:style style:name="P418" style:family="paragraph" style:parent-style-name="Standard">
      <style:text-properties style:text-position="0% 100%" style:font-name="Liberation Serif1" fo:language="ru" fo:country="RU" fo:font-style="normal" style:text-underline-style="none" fo:font-weight="normal" officeooo:rsid="3d6bf227" officeooo:paragraph-rsid="3d75be22" style:font-style-asian="normal" style:font-weight-asian="normal" style:font-style-complex="normal" style:font-weight-complex="normal"/>
    </style:style>
    <style:style style:name="P419" style:family="paragraph" style:parent-style-name="Standard">
      <style:text-properties style:text-position="0% 100%" style:font-name="Liberation Serif1" fo:language="ru" fo:country="RU" fo:font-style="normal" style:text-underline-style="none" fo:font-weight="normal" officeooo:rsid="3d84fd1f" officeooo:paragraph-rsid="3d84fd1f" style:font-style-asian="normal" style:font-weight-asian="normal" style:font-style-complex="normal" style:font-weight-complex="normal"/>
    </style:style>
    <style:style style:name="P420" style:family="paragraph" style:parent-style-name="Standard">
      <style:text-properties style:text-position="0% 100%" style:font-name="Liberation Serif1" fo:language="ru" fo:country="RU" fo:font-style="normal" style:text-underline-style="none" fo:font-weight="normal" officeooo:rsid="3d8c564a" officeooo:paragraph-rsid="3d8c564a" style:font-style-asian="normal" style:font-weight-asian="normal" style:font-style-complex="normal" style:font-weight-complex="normal"/>
    </style:style>
    <style:style style:name="P421" style:family="paragraph" style:parent-style-name="Standard">
      <style:text-properties style:text-position="0% 100%" style:font-name="Liberation Serif1" fo:language="ru" fo:country="RU" fo:font-style="normal" style:text-underline-style="none" fo:font-weight="normal" officeooo:rsid="3d8eb3b2" officeooo:paragraph-rsid="3d8eb3b2" style:font-style-asian="normal" style:font-weight-asian="normal" style:font-style-complex="normal" style:font-weight-complex="normal"/>
    </style:style>
    <style:style style:name="P422" style:family="paragraph" style:parent-style-name="Standard">
      <style:text-properties style:text-position="0% 100%" style:font-name="Liberation Serif1" fo:language="ru" fo:country="RU" fo:font-style="normal" style:text-underline-style="none" fo:font-weight="normal" officeooo:rsid="3d9720f8" officeooo:paragraph-rsid="3d98d99b" style:font-style-asian="normal" style:font-weight-asian="normal" style:font-style-complex="normal" style:font-weight-complex="normal"/>
    </style:style>
    <style:style style:name="P423" style:family="paragraph" style:parent-style-name="Standard">
      <style:text-properties style:text-position="0% 100%" style:font-name="Liberation Serif1" fo:language="ru" fo:country="RU" fo:font-style="normal" style:text-underline-style="none" fo:font-weight="normal" officeooo:rsid="3da0d3e8" officeooo:paragraph-rsid="3da0d3e8" style:font-style-asian="normal" style:font-weight-asian="normal" style:font-style-complex="normal" style:font-weight-complex="normal"/>
    </style:style>
    <style:style style:name="P424" style:family="paragraph" style:parent-style-name="Standard">
      <style:text-properties style:text-position="0% 100%" style:font-name="Liberation Serif1" fo:language="ru" fo:country="RU" fo:font-style="normal" style:text-underline-style="none" fo:font-weight="normal" officeooo:rsid="3da9056a" officeooo:paragraph-rsid="3dad399e" style:font-style-asian="normal" style:font-weight-asian="normal" style:font-style-complex="normal" style:font-weight-complex="normal"/>
    </style:style>
    <style:style style:name="P425" style:family="paragraph" style:parent-style-name="Standard">
      <style:text-properties style:text-position="0% 100%" style:font-name="Liberation Serif1" fo:language="ru" fo:country="RU" fo:font-style="normal" style:text-underline-style="none" fo:font-weight="normal" officeooo:rsid="3db2332d" officeooo:paragraph-rsid="3dbdf5f9" style:font-style-asian="normal" style:font-weight-asian="normal" style:font-style-complex="normal" style:font-weight-complex="normal"/>
    </style:style>
    <style:style style:name="P426" style:family="paragraph" style:parent-style-name="Standard">
      <style:text-properties style:text-position="0% 100%" style:font-name="Liberation Serif1" fo:language="ru" fo:country="RU" fo:font-style="normal" style:text-underline-style="none" fo:font-weight="normal" officeooo:rsid="3dc9b013" officeooo:paragraph-rsid="3ddd2d99" style:font-style-asian="normal" style:font-weight-asian="normal" style:font-style-complex="normal" style:font-weight-complex="normal"/>
    </style:style>
    <style:style style:name="P427" style:family="paragraph" style:parent-style-name="Standard">
      <style:text-properties style:text-position="0% 100%" style:font-name="Liberation Serif1" fo:language="ru" fo:country="RU" fo:font-style="normal" style:text-underline-style="none" fo:font-weight="normal" officeooo:rsid="3dc9b013" officeooo:paragraph-rsid="3ded7da1" style:font-style-asian="normal" style:font-weight-asian="normal" style:font-style-complex="normal" style:font-weight-complex="normal"/>
    </style:style>
    <style:style style:name="P428" style:family="paragraph" style:parent-style-name="Standard">
      <style:text-properties style:text-position="0% 100%" style:font-name="Liberation Serif1" fo:language="ru" fo:country="RU" fo:font-style="normal" style:text-underline-style="none" fo:font-weight="normal" officeooo:rsid="3df3b16f" officeooo:paragraph-rsid="3df3b16f" style:font-style-asian="normal" style:font-weight-asian="normal" style:font-style-complex="normal" style:font-weight-complex="normal"/>
    </style:style>
    <style:style style:name="P429" style:family="paragraph" style:parent-style-name="Standard">
      <style:text-properties style:text-position="0% 100%" style:font-name="Liberation Serif1" fo:language="ru" fo:country="RU" fo:font-style="normal" style:text-underline-style="none" fo:font-weight="normal" officeooo:rsid="3dfc86dd" officeooo:paragraph-rsid="3dfc86dd" style:font-style-asian="normal" style:font-weight-asian="normal" style:font-style-complex="normal" style:font-weight-complex="normal"/>
    </style:style>
    <style:style style:name="P430" style:family="paragraph" style:parent-style-name="Standard">
      <style:text-properties style:text-position="0% 100%" style:font-name="Liberation Serif1" fo:language="ru" fo:country="RU" fo:font-style="normal" style:text-underline-style="none" fo:font-weight="normal" officeooo:rsid="3e042396" officeooo:paragraph-rsid="3e0701ab" style:font-style-asian="normal" style:font-weight-asian="normal" style:font-style-complex="normal" style:font-weight-complex="normal"/>
    </style:style>
    <style:style style:name="P431" style:family="paragraph" style:parent-style-name="Standard">
      <style:text-properties style:text-position="0% 100%" style:font-name="Liberation Serif1" fo:language="ru" fo:country="RU" fo:font-style="normal" style:text-underline-style="none" fo:font-weight="normal" officeooo:rsid="3e0b5745" officeooo:paragraph-rsid="3e0b5745" style:font-style-asian="normal" style:font-weight-asian="normal" style:font-style-complex="normal" style:font-weight-complex="normal"/>
    </style:style>
    <style:style style:name="P432" style:family="paragraph" style:parent-style-name="Standard">
      <style:text-properties style:text-position="0% 100%" style:font-name="Liberation Serif1" fo:language="ru" fo:country="RU" fo:font-style="normal" style:text-underline-style="none" fo:font-weight="normal" officeooo:rsid="3e0fc0f2" officeooo:paragraph-rsid="3e112e21" style:font-style-asian="normal" style:font-weight-asian="normal" style:font-style-complex="normal" style:font-weight-complex="normal"/>
    </style:style>
    <style:style style:name="P433" style:family="paragraph" style:parent-style-name="Standard">
      <style:text-properties style:text-position="0% 100%" style:font-name="Liberation Serif1" fo:language="ru" fo:country="RU" fo:font-style="normal" style:text-underline-style="none" fo:font-weight="normal" officeooo:rsid="3e0fc0f2" officeooo:paragraph-rsid="3e18e404" style:font-style-asian="normal" style:font-weight-asian="normal" style:font-style-complex="normal" style:font-weight-complex="normal"/>
    </style:style>
    <style:style style:name="P434" style:family="paragraph" style:parent-style-name="Standard">
      <style:paragraph-properties fo:text-align="start" style:justify-single-word="false"/>
      <style:text-propertie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435" style:family="paragraph" style:parent-style-name="Standard">
      <style:text-properties style:text-position="0% 100%" style:font-name="Liberation Serif1" fo:language="ru" fo:country="RU" fo:font-style="normal" style:text-underline-style="none" fo:font-weight="normal" officeooo:rsid="3e1e7e88" officeooo:paragraph-rsid="3e35738a" style:font-style-asian="normal" style:font-weight-asian="normal" style:font-style-complex="normal" style:font-weight-complex="normal"/>
    </style:style>
    <style:style style:name="P436" style:family="paragraph" style:parent-style-name="Standard">
      <style:text-properties style:text-position="0% 100%" style:font-name="Liberation Serif1" fo:language="ru" fo:country="RU" fo:font-style="normal" style:text-underline-style="none" fo:font-weight="normal" officeooo:rsid="3e35738a" officeooo:paragraph-rsid="3e35738a" style:font-style-asian="normal" style:font-weight-asian="normal" style:font-style-complex="normal" style:font-weight-complex="normal"/>
    </style:style>
    <style:style style:name="P437" style:family="paragraph" style:parent-style-name="Standard">
      <style:text-properties style:text-position="0% 100%" style:font-name="Liberation Serif1" fo:language="ru" fo:country="RU" fo:font-style="normal" style:text-underline-style="none" fo:font-weight="normal" officeooo:rsid="3e3bda82" officeooo:paragraph-rsid="3e3c5991" style:font-style-asian="normal" style:font-weight-asian="normal" style:font-style-complex="normal" style:font-weight-complex="normal"/>
    </style:style>
    <style:style style:name="P438" style:family="paragraph" style:parent-style-name="Standard">
      <style:text-propertie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439" style:family="paragraph" style:parent-style-name="Standard">
      <style:text-properties style:text-position="0% 100%" style:font-name="Liberation Serif1" fo:language="ru" fo:country="RU" fo:font-style="normal" style:text-underline-style="none" fo:font-weight="normal" officeooo:rsid="3e65981a" officeooo:paragraph-rsid="3e67d5e4" style:font-style-asian="normal" style:font-weight-asian="normal" style:font-style-complex="normal" style:font-weight-complex="normal"/>
    </style:style>
    <style:style style:name="P440" style:family="paragraph" style:parent-style-name="Standard">
      <style:text-properties style:text-position="0% 100%" style:font-name="Liberation Serif1" fo:language="ru" fo:country="RU" fo:font-style="normal" style:text-underline-style="none" fo:font-weight="normal" officeooo:rsid="3e6d1678" officeooo:paragraph-rsid="3e6d1678" style:font-style-asian="normal" style:font-weight-asian="normal" style:font-style-complex="normal" style:font-weight-complex="normal"/>
    </style:style>
    <style:style style:name="P441" style:family="paragraph" style:parent-style-name="Standard">
      <style:text-properties style:text-position="0% 100%" style:font-name="Liberation Serif1" fo:language="ru" fo:country="RU" fo:font-style="normal" style:text-underline-style="none" fo:font-weight="normal" officeooo:rsid="3e78db53" officeooo:paragraph-rsid="3e79c83b" style:font-style-asian="normal" style:font-weight-asian="normal" style:font-style-complex="normal" style:font-weight-complex="normal"/>
    </style:style>
    <style:style style:name="P442" style:family="paragraph" style:parent-style-name="Standard">
      <style:text-properties style:text-position="0% 100%" style:font-name="Liberation Serif1" fo:language="ru" fo:country="RU" fo:font-style="normal" style:text-underline-style="none" fo:font-weight="normal" officeooo:rsid="3e8312aa" officeooo:paragraph-rsid="3e8312aa" style:font-style-asian="normal" style:font-weight-asian="normal" style:font-style-complex="normal" style:font-weight-complex="normal"/>
    </style:style>
    <style:style style:name="P443" style:family="paragraph" style:parent-style-name="Standard">
      <style:text-properties style:text-position="0% 100%" style:font-name="Liberation Serif1" fo:language="ru" fo:country="RU" fo:font-style="normal" style:text-underline-style="none" fo:font-weight="normal" officeooo:rsid="3e86cc98" officeooo:paragraph-rsid="3e86cc98" style:font-style-asian="normal" style:font-weight-asian="normal" style:font-style-complex="normal" style:font-weight-complex="normal"/>
    </style:style>
    <style:style style:name="P444" style:family="paragraph" style:parent-style-name="Standard">
      <style:text-properties style:text-position="0% 100%" style:font-name="Liberation Serif1" fo:language="ru" fo:country="RU" fo:font-style="normal" style:text-underline-style="none" fo:font-weight="normal" officeooo:rsid="3e8ab1fe" officeooo:paragraph-rsid="3e8ab1fe" style:font-style-asian="normal" style:font-weight-asian="normal" style:font-style-complex="normal" style:font-weight-complex="normal"/>
    </style:style>
    <style:style style:name="P445" style:family="paragraph" style:parent-style-name="Standard">
      <style:text-properties style:text-position="0% 100%" style:font-name="Liberation Serif1" fo:language="ru" fo:country="RU" fo:font-style="normal" style:text-underline-style="none" fo:font-weight="normal" officeooo:rsid="3e925a21" officeooo:paragraph-rsid="3e967b53" style:font-style-asian="normal" style:font-weight-asian="normal" style:font-style-complex="normal" style:font-weight-complex="normal"/>
    </style:style>
    <style:style style:name="P446" style:family="paragraph" style:parent-style-name="Standard">
      <style:text-properties style:text-position="0% 100%" style:font-name="Liberation Serif1" fo:language="ru" fo:country="RU" fo:font-style="normal" style:text-underline-style="none" fo:font-weight="normal" officeooo:rsid="3e9a58db" officeooo:paragraph-rsid="3e9e227c" style:font-style-asian="normal" style:font-weight-asian="normal" style:font-style-complex="normal" style:font-weight-complex="normal"/>
    </style:style>
    <style:style style:name="P447" style:family="paragraph" style:parent-style-name="Standard">
      <style:text-properties style:text-position="0% 100%" style:font-name="Liberation Serif1" fo:language="ru" fo:country="RU" fo:font-style="normal" style:text-underline-style="none" fo:font-weight="normal" officeooo:rsid="3e9f9fb0" officeooo:paragraph-rsid="3ea5c86b" style:font-style-asian="normal" style:font-weight-asian="normal" style:font-style-complex="normal" style:font-weight-complex="normal"/>
    </style:style>
    <style:style style:name="P448" style:family="paragraph" style:parent-style-name="Standard">
      <style:text-properties style:text-position="0% 100%" style:font-name="Liberation Serif1" fo:language="ru" fo:country="RU" fo:font-style="normal" style:text-underline-style="none" fo:font-weight="normal" officeooo:rsid="3ed96d4e" officeooo:paragraph-rsid="3ed96d4e" style:font-style-asian="normal" style:font-weight-asian="normal" style:font-style-complex="normal" style:font-weight-complex="normal"/>
    </style:style>
    <style:style style:name="P449" style:family="paragraph" style:parent-style-name="Standard">
      <style:text-properties style:text-position="0% 100%" style:font-name="Liberation Serif1" fo:language="ru" fo:country="RU" fo:font-style="normal" style:text-underline-style="none" fo:font-weight="normal" officeooo:rsid="3ede47c4" officeooo:paragraph-rsid="3ee2b44e" style:font-style-asian="normal" style:font-weight-asian="normal" style:font-style-complex="normal" style:font-weight-complex="normal"/>
    </style:style>
    <style:style style:name="P450" style:family="paragraph" style:parent-style-name="Standard">
      <style:text-properties style:text-position="0% 100%" style:font-name="Liberation Serif1" fo:language="ru" fo:country="RU" fo:font-style="normal" style:text-underline-style="none" fo:font-weight="normal" officeooo:rsid="3ef81b2c" officeooo:paragraph-rsid="3ef8e552" style:font-style-asian="normal" style:font-weight-asian="normal" style:font-style-complex="normal" style:font-weight-complex="normal"/>
    </style:style>
    <style:style style:name="P451" style:family="paragraph" style:parent-style-name="Standard">
      <style:text-properties style:text-position="0% 100%" style:font-name="Liberation Serif1" fo:language="ru" fo:country="RU" fo:font-style="normal" style:text-underline-style="none" fo:font-weight="normal" officeooo:rsid="3efab9a4" officeooo:paragraph-rsid="3efab9a4" style:font-style-asian="normal" style:font-weight-asian="normal" style:font-style-complex="normal" style:font-weight-complex="normal"/>
    </style:style>
    <style:style style:name="P452" style:family="paragraph" style:parent-style-name="Standard">
      <style:text-properties style:text-position="0% 100%" style:font-name="Liberation Serif1" fo:language="ru" fo:country="RU" fo:font-style="normal" style:text-underline-style="none" fo:font-weight="normal" officeooo:rsid="3effa08d" officeooo:paragraph-rsid="3effa08d" style:font-style-asian="normal" style:font-weight-asian="normal" style:font-style-complex="normal" style:font-weight-complex="normal"/>
    </style:style>
    <style:style style:name="P453" style:family="paragraph" style:parent-style-name="Standard">
      <style:text-properties style:text-position="0% 100%" style:font-name="Liberation Serif1" fo:language="ru" fo:country="RU" fo:font-style="normal" style:text-underline-style="none" fo:font-weight="normal" officeooo:rsid="3f00b5f7" officeooo:paragraph-rsid="3f00b5f7" style:font-style-asian="normal" style:font-weight-asian="normal" style:font-style-complex="normal" style:font-weight-complex="normal"/>
    </style:style>
    <style:style style:name="P454" style:family="paragraph" style:parent-style-name="Standard">
      <style:text-properties style:text-position="0% 100%" style:font-name="Liberation Serif1" fo:language="ru" fo:country="RU" fo:font-style="normal" style:text-underline-style="none" fo:font-weight="normal" officeooo:rsid="3f16eb60" officeooo:paragraph-rsid="3f16eb60" style:font-style-asian="normal" style:font-weight-asian="normal" style:font-style-complex="normal" style:font-weight-complex="normal"/>
    </style:style>
    <style:style style:name="P455" style:family="paragraph" style:parent-style-name="Standard">
      <style:text-properties style:text-position="0% 100%" style:font-name="Liberation Serif1" fo:language="ru" fo:country="RU" fo:font-style="normal" style:text-underline-style="none" fo:font-weight="normal" officeooo:rsid="3f172278" officeooo:paragraph-rsid="3f172278" style:font-style-asian="normal" style:font-weight-asian="normal" style:font-style-complex="normal" style:font-weight-complex="normal"/>
    </style:style>
    <style:style style:name="P456" style:family="paragraph" style:parent-style-name="Standard">
      <style:text-properties style:text-position="0% 100%" style:font-name="Liberation Serif1" fo:language="ru" fo:country="RU" fo:font-style="normal" style:text-underline-style="none" fo:font-weight="normal" officeooo:rsid="3f172278" officeooo:paragraph-rsid="3f27ca6e" style:font-style-asian="normal" style:font-weight-asian="normal" style:font-style-complex="normal" style:font-weight-complex="normal"/>
    </style:style>
    <style:style style:name="P457" style:family="paragraph" style:parent-style-name="Standard">
      <style:text-properties style:text-position="0% 100%" style:font-name="Liberation Serif1" fo:language="ru" fo:country="RU" fo:font-style="normal" style:text-underline-style="none" fo:font-weight="normal" officeooo:rsid="3f2b6ce8" officeooo:paragraph-rsid="3f2b6ce8" style:font-style-asian="normal" style:font-weight-asian="normal" style:font-style-complex="normal" style:font-weight-complex="normal"/>
    </style:style>
    <style:style style:name="P458" style:family="paragraph" style:parent-style-name="Standard">
      <style:text-properties style:text-position="0% 100%" style:font-name="Liberation Serif1" fo:language="ru" fo:country="RU" fo:font-style="normal" style:text-underline-style="none" fo:font-weight="normal" officeooo:rsid="3f3551aa" officeooo:paragraph-rsid="3f3551aa" style:font-style-asian="normal" style:font-weight-asian="normal" style:font-style-complex="normal" style:font-weight-complex="normal"/>
    </style:style>
    <style:style style:name="P459" style:family="paragraph" style:parent-style-name="Standard">
      <style:text-properties style:text-position="0% 100%" style:font-name="Liberation Serif1" fo:language="ru" fo:country="RU" fo:font-style="normal" style:text-underline-style="none" fo:font-weight="normal" officeooo:rsid="3f424396" officeooo:paragraph-rsid="3f424396" style:font-style-asian="normal" style:font-weight-asian="normal" style:font-style-complex="normal" style:font-weight-complex="normal"/>
    </style:style>
    <style:style style:name="P460" style:family="paragraph" style:parent-style-name="Standard">
      <style:text-properties style:text-position="0% 100%" style:font-name="Liberation Serif1" fo:language="ru" fo:country="RU" fo:font-style="normal" style:text-underline-style="none" fo:font-weight="normal" officeooo:rsid="3f424396" officeooo:paragraph-rsid="3f46cd32" style:font-style-asian="normal" style:font-weight-asian="normal" style:font-style-complex="normal" style:font-weight-complex="normal"/>
    </style:style>
    <style:style style:name="P461" style:family="paragraph" style:parent-style-name="Standard">
      <style:text-properties style:text-position="0% 100%" style:font-name="Liberation Serif1" fo:language="ru" fo:country="RU" fo:font-style="normal" style:text-underline-style="none" fo:font-weight="normal" officeooo:rsid="3d4cc9bf" officeooo:paragraph-rsid="3d50d91f" style:font-style-asian="normal" style:font-weight-asian="normal" style:font-style-complex="normal" style:font-weight-complex="normal"/>
    </style:style>
    <style:style style:name="P462" style:family="paragraph" style:parent-style-name="Standard">
      <style:text-properties style:text-position="0% 100%" style:font-name="Liberation Serif1" fo:language="ru" fo:country="RU" fo:font-style="normal" style:text-underline-style="solid" style:text-underline-type="double" style:text-underline-width="auto" style:text-underline-color="font-color" fo:font-weight="normal" officeooo:rsid="3c841c9c" officeooo:paragraph-rsid="3c924c65" style:font-style-asian="normal" style:font-weight-asian="normal" style:font-style-complex="normal" style:font-weight-complex="normal"/>
    </style:style>
    <style:style style:name="P463" style:family="paragraph" style:parent-style-name="Standard">
      <style:text-properties style:text-position="0% 100%" style:font-name="Liberation Serif1" fo:language="ru" fo:country="RU" fo:font-style="italic" style:text-underline-style="none" fo:font-weight="normal" officeooo:rsid="3f16eb60" officeooo:paragraph-rsid="3f16eb60" style:font-style-asian="italic" style:font-weight-asian="normal" style:font-style-complex="italic" style:font-weight-complex="normal"/>
    </style:style>
    <style:style style:name="P464" style:family="paragraph" style:parent-style-name="Standard">
      <style:text-properties style:text-position="0% 100%" style:font-name="Liberation Serif1" fo:language="ru" fo:country="RU" fo:font-style="italic" style:text-underline-style="none" fo:font-weight="normal" officeooo:rsid="3f31c184" officeooo:paragraph-rsid="3f31c184" style:font-style-asian="italic" style:font-weight-asian="normal" style:font-style-complex="italic" style:font-weight-complex="normal"/>
    </style:style>
    <style:style style:name="P465" style:family="paragraph" style:parent-style-name="Standard">
      <style:text-properties style:text-position="0% 100%" style:font-name="Liberation Serif1" fo:language="ru" fo:country="RU" fo:font-style="italic" style:text-underline-style="none" fo:font-weight="normal" officeooo:rsid="3f424396" officeooo:paragraph-rsid="3f46cd32" style:font-style-asian="italic" style:font-weight-asian="normal" style:font-style-complex="italic" style:font-weight-complex="normal"/>
    </style:style>
    <style:style style:name="P46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9d64a3" officeooo:paragraph-rsid="309d64a3" style:font-style-asian="normal" style:font-weight-asian="normal" style:font-style-complex="normal" style:font-weight-complex="normal"/>
    </style:style>
    <style:style style:name="P46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c6ce49" officeooo:paragraph-rsid="30c6ce49" style:font-style-asian="normal" style:font-weight-asian="normal" style:font-style-complex="normal" style:font-weight-complex="normal"/>
    </style:style>
    <style:style style:name="P468"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f4b763" officeooo:paragraph-rsid="30f4b763" style:font-style-asian="normal" style:font-weight-asian="normal" style:font-style-complex="normal" style:font-weight-complex="normal"/>
    </style:style>
    <style:style style:name="P469"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65e882" officeooo:paragraph-rsid="3165e882" style:font-style-asian="normal" style:font-weight-asian="normal" style:font-style-complex="normal" style:font-weight-complex="normal"/>
    </style:style>
    <style:style style:name="P47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47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e07f89" officeooo:paragraph-rsid="31e07f89" style:font-style-asian="normal" style:font-weight-asian="normal" style:font-style-complex="normal" style:font-weight-complex="normal"/>
    </style:style>
    <style:style style:name="P47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36dcc2" officeooo:paragraph-rsid="3236dcc2" style:font-style-asian="normal" style:font-weight-asian="normal" style:font-style-complex="normal" style:font-weight-complex="normal"/>
    </style:style>
    <style:style style:name="P47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82fe60" officeooo:paragraph-rsid="3282fe60" style:font-style-asian="normal" style:font-weight-asian="normal" style:font-style-complex="normal" style:font-weight-complex="normal"/>
    </style:style>
    <style:style style:name="P47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f7c13b" officeooo:paragraph-rsid="32f7c13b" style:font-style-asian="normal" style:font-weight-asian="normal" style:font-style-complex="normal" style:font-weight-complex="normal"/>
    </style:style>
    <style:style style:name="P47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8b13f5" officeooo:paragraph-rsid="338b13f5" style:font-style-asian="normal" style:font-weight-asian="normal" style:font-style-complex="normal" style:font-weight-complex="normal"/>
    </style:style>
    <style:style style:name="P47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c048ba" officeooo:paragraph-rsid="33c048ba" style:font-style-asian="normal" style:font-weight-asian="normal" style:font-style-complex="normal" style:font-weight-complex="normal"/>
    </style:style>
    <style:style style:name="P477"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3fec435" style:font-style-asian="normal" style:font-weight-asian="normal" style:font-style-complex="normal" style:font-weight-complex="normal"/>
    </style:style>
    <style:style style:name="P478"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01e8c5" style:font-style-asian="normal" style:font-weight-asian="normal" style:font-style-complex="normal" style:font-weight-complex="normal"/>
    </style:style>
    <style:style style:name="P479"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12c5ed" style:font-style-asian="normal" style:font-weight-asian="normal" style:font-style-complex="normal" style:font-weight-complex="normal"/>
    </style:style>
    <style:style style:name="P480"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3412c5ed" officeooo:paragraph-rsid="3412c5ed" style:font-style-asian="normal" style:font-weight-asian="normal" style:font-style-complex="normal" style:font-weight-complex="normal"/>
    </style:style>
    <style:style style:name="P48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e46654" officeooo:paragraph-rsid="33e266e3" style:font-style-asian="normal" style:font-weight-asian="normal" style:font-style-complex="normal" style:font-weight-complex="normal"/>
    </style:style>
    <style:style style:name="P48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58e1dc" officeooo:paragraph-rsid="3f58e1dc" style:font-style-asian="normal" style:font-weight-asian="normal" style:font-style-complex="normal" style:font-weight-complex="normal"/>
    </style:style>
    <style:style style:name="P48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484"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solid" style:text-underline-type="double" style:text-underline-width="auto" style:text-underline-color="font-color" fo:font-weight="normal" officeooo:rsid="3ca14d6c" officeooo:paragraph-rsid="3ca14d6c" style:font-style-asian="normal" style:font-weight-asian="normal" style:font-style-complex="normal" style:font-weight-complex="normal"/>
    </style:style>
    <style:style style:name="P48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cd24895" officeooo:paragraph-rsid="3cd24895" style:font-style-asian="normal" style:font-weight-asian="normal" style:font-style-complex="normal" style:font-weight-complex="normal"/>
    </style:style>
    <style:style style:name="P486"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2d7ba5" officeooo:paragraph-rsid="3d2d7ba5" style:font-style-asian="normal" style:font-weight-asian="normal" style:font-style-complex="normal" style:font-weight-complex="normal"/>
    </style:style>
    <style:style style:name="P48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a7926f" officeooo:paragraph-rsid="3da7926f" style:font-style-asian="normal" style:font-weight-asian="normal" style:font-style-complex="normal" style:font-weight-complex="normal"/>
    </style:style>
    <style:style style:name="P48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c9b013" officeooo:paragraph-rsid="3dc9b013" style:font-style-asian="normal" style:font-weight-asian="normal" style:font-style-complex="normal" style:font-weight-complex="normal"/>
    </style:style>
    <style:style style:name="P48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f2058c" officeooo:paragraph-rsid="3df2058c" style:font-style-asian="normal" style:font-weight-asian="normal" style:font-style-complex="normal" style:font-weight-complex="normal"/>
    </style:style>
    <style:style style:name="P490"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042396" officeooo:paragraph-rsid="3e042396" style:font-style-asian="normal" style:font-weight-asian="normal" style:font-style-complex="normal" style:font-weight-complex="normal"/>
    </style:style>
    <style:style style:name="P491"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3e622" officeooo:paragraph-rsid="3d959ed6" style:font-style-asian="normal" style:font-weight-asian="normal" style:font-style-complex="normal" style:font-weight-complex="normal"/>
    </style:style>
    <style:style style:name="P492"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493"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3b4ad6" officeooo:paragraph-rsid="3e3b4ad6" style:font-style-asian="normal" style:font-weight-asian="normal" style:font-style-complex="normal" style:font-weight-complex="normal"/>
    </style:style>
    <style:style style:name="P494"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49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8a9c9f" officeooo:paragraph-rsid="3e8a9c9f" style:font-style-asian="normal" style:font-weight-asian="normal" style:font-style-complex="normal" style:font-weight-complex="normal"/>
    </style:style>
    <style:style style:name="P496"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f063a15" officeooo:paragraph-rsid="3f063a15" style:font-style-asian="normal" style:font-weight-asian="normal" style:font-style-complex="normal" style:font-weight-complex="normal"/>
    </style:style>
    <style:style style:name="P497" style:family="paragraph" style:parent-style-name="Standard">
      <style:paragraph-properties fo:text-align="center" style:justify-single-word="false"/>
      <style:text-properties fo:font-variant="small-caps" fo:language="ru" fo:country="RU" officeooo:rsid="3484f708" officeooo:paragraph-rsid="3484f708"/>
    </style:style>
    <style:style style:name="P498"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91876" officeooo:paragraph-rsid="341e14be" style:font-style-asian="normal" style:font-weight-asian="normal" style:font-style-complex="normal" style:font-weight-complex="normal"/>
    </style:style>
    <style:style style:name="P499"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25131e" officeooo:paragraph-rsid="3425131e" style:font-style-asian="normal" style:font-weight-asian="normal" style:font-style-complex="normal" style:font-weight-complex="normal"/>
    </style:style>
    <style:style style:name="P500"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8f1f8" officeooo:paragraph-rsid="3412c5ed" style:font-style-asian="normal" style:font-weight-asian="normal" style:font-style-complex="normal" style:font-weight-complex="normal"/>
    </style:style>
    <style:style style:name="P501" style:family="paragraph" style:parent-style-name="Standard">
      <style:text-properties fo:font-variant="normal" fo:text-transform="none" style:text-position="0% 100%" style:font-name="Liberation Serif1" fo:language="ru" fo:country="RU" fo:font-style="normal" style:text-underline-style="none" fo:font-weight="normal" officeooo:rsid="3f2cddcd" officeooo:paragraph-rsid="3f2dd865" style:font-style-asian="normal" style:font-weight-asian="normal" style:font-style-complex="normal" style:font-weight-complex="normal"/>
    </style:style>
    <style:style style:name="P502" style:family="paragraph" style:parent-style-name="Standard">
      <style:text-properties style:text-line-through-style="none" style:text-line-through-type="none" style:text-position="0% 100%" fo:language="ru" fo:country="RU" fo:font-style="normal" style:text-underline-style="none" fo:font-weight="normal" officeooo:rsid="316533d2" officeooo:paragraph-rsid="3164db0e" style:font-style-asian="normal" style:font-weight-asian="normal" style:font-style-complex="normal" style:font-weight-complex="normal"/>
    </style:style>
    <style:style style:name="P50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6d58b4" officeooo:paragraph-rsid="399ac063" style:font-style-asian="normal" style:font-weight-asian="normal" style:font-style-complex="normal" style:font-weight-complex="normal"/>
    </style:style>
    <style:style style:name="P50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9c9004" officeooo:paragraph-rsid="399d948e" style:font-style-asian="normal" style:font-weight-asian="normal" style:font-style-complex="normal" style:font-weight-complex="normal"/>
    </style:style>
    <style:style style:name="P50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a2f8fa" style:font-style-asian="normal" style:font-weight-asian="normal" style:font-style-complex="normal" style:font-weight-complex="normal"/>
    </style:style>
    <style:style style:name="P50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6acf9" style:font-style-asian="normal" style:font-weight-asian="normal" style:font-style-complex="normal" style:font-weight-complex="normal"/>
    </style:style>
    <style:style style:name="P50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e2e29" style:font-style-asian="normal" style:font-weight-asian="normal" style:font-style-complex="normal" style:font-weight-complex="normal"/>
    </style:style>
    <style:style style:name="P50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d5663a" style:font-style-asian="normal" style:font-weight-asian="normal" style:font-style-complex="normal" style:font-weight-complex="normal"/>
    </style:style>
    <style:style style:name="P50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0f0553" style:font-style-asian="normal" style:font-weight-asian="normal" style:font-style-complex="normal" style:font-weight-complex="normal"/>
    </style:style>
    <style:style style:name="P51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7698e" style:font-style-asian="normal" style:font-weight-asian="normal" style:font-style-complex="normal" style:font-weight-complex="normal"/>
    </style:style>
    <style:style style:name="P51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b53a9" style:font-style-asian="normal" style:font-weight-asian="normal" style:font-style-complex="normal" style:font-weight-complex="normal"/>
    </style:style>
    <style:style style:name="P51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32a0f" style:font-style-asian="normal" style:font-weight-asian="normal" style:font-style-complex="normal" style:font-weight-complex="normal"/>
    </style:style>
    <style:style style:name="P51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4780a" style:font-style-asian="normal" style:font-weight-asian="normal" style:font-style-complex="normal" style:font-weight-complex="normal"/>
    </style:style>
    <style:style style:name="P51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62f77" style:font-style-asian="normal" style:font-weight-asian="normal" style:font-style-complex="normal" style:font-weight-complex="normal"/>
    </style:style>
    <style:style style:name="P51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79f3c" style:font-style-asian="normal" style:font-weight-asian="normal" style:font-style-complex="normal" style:font-weight-complex="normal"/>
    </style:style>
    <style:style style:name="P51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2e1d" style:font-style-asian="normal" style:font-weight-asian="normal" style:font-style-complex="normal" style:font-weight-complex="normal"/>
    </style:style>
    <style:style style:name="P51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8cfa" style:font-style-asian="normal" style:font-weight-asian="normal" style:font-style-complex="normal" style:font-weight-complex="normal"/>
    </style:style>
    <style:style style:name="P51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4b21d" style:font-style-asian="normal" style:font-weight-asian="normal" style:font-style-complex="normal" style:font-weight-complex="normal"/>
    </style:style>
    <style:style style:name="P51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73912" style:font-style-asian="normal" style:font-weight-asian="normal" style:font-style-complex="normal" style:font-weight-complex="normal"/>
    </style:style>
    <style:style style:name="P52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678d" style:font-style-asian="normal" style:font-weight-asian="normal" style:font-style-complex="normal" style:font-weight-complex="normal"/>
    </style:style>
    <style:style style:name="P52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857f" style:font-style-asian="normal" style:font-weight-asian="normal" style:font-style-complex="normal" style:font-weight-complex="normal"/>
    </style:style>
    <style:style style:name="P52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7e741" style:font-style-asian="normal" style:font-weight-asian="normal" style:font-style-complex="normal" style:font-weight-complex="normal"/>
    </style:style>
    <style:style style:name="P52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911a5" style:font-style-asian="normal" style:font-weight-asian="normal" style:font-style-complex="normal" style:font-weight-complex="normal"/>
    </style:style>
    <style:style style:name="P52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e82ee" style:font-style-asian="normal" style:font-weight-asian="normal" style:font-style-complex="normal" style:font-weight-complex="normal"/>
    </style:style>
    <style:style style:name="P52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f8e5a" style:font-style-asian="normal" style:font-weight-asian="normal" style:font-style-complex="normal" style:font-weight-complex="normal"/>
    </style:style>
    <style:style style:name="P52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12e02" style:font-style-asian="normal" style:font-weight-asian="normal" style:font-style-complex="normal" style:font-weight-complex="normal"/>
    </style:style>
    <style:style style:name="P52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3298b" style:font-style-asian="normal" style:font-weight-asian="normal" style:font-style-complex="normal" style:font-weight-complex="normal"/>
    </style:style>
    <style:style style:name="P52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d32ee" style:font-style-asian="normal" style:font-weight-asian="normal" style:font-style-complex="normal" style:font-weight-complex="normal"/>
    </style:style>
    <style:style style:name="P52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bf27ee" officeooo:paragraph-rsid="39d4254d" style:font-style-asian="normal" style:font-weight-asian="normal" style:font-style-complex="normal" style:font-weight-complex="normal"/>
    </style:style>
    <style:style style:name="P53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6bfeb" officeooo:paragraph-rsid="39db4b46" style:font-style-asian="normal" style:font-weight-asian="normal" style:font-style-complex="normal" style:font-weight-complex="normal"/>
    </style:style>
    <style:style style:name="P53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dd3f6" officeooo:paragraph-rsid="39df5455" style:font-style-asian="normal" style:font-weight-asian="normal" style:font-style-complex="normal" style:font-weight-complex="normal"/>
    </style:style>
    <style:style style:name="P53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a43ea8" officeooo:paragraph-rsid="39a92b5c" style:font-style-asian="normal" style:font-weight-asian="normal" style:font-style-complex="normal" style:font-weight-complex="normal"/>
    </style:style>
    <style:style style:name="P53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e11e88" officeooo:paragraph-rsid="39e11e88" style:font-style-asian="normal" style:font-weight-asian="normal" style:font-style-complex="normal" style:font-weight-complex="normal"/>
    </style:style>
    <style:style style:name="P53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36fa3" style:font-style-asian="normal" style:font-weight-asian="normal" style:font-style-complex="normal" style:font-weight-complex="normal"/>
    </style:style>
    <style:style style:name="P53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db93c" style:font-style-asian="normal" style:font-weight-asian="normal" style:font-style-complex="normal" style:font-weight-complex="normal"/>
    </style:style>
    <style:style style:name="P53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27a11d" officeooo:paragraph-rsid="3a27a11d" style:font-style-asian="normal" style:font-weight-asian="normal" style:font-style-complex="normal" style:font-weight-complex="normal"/>
    </style:style>
    <style:style style:name="P53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394eb6" officeooo:paragraph-rsid="3a42a144" style:font-style-asian="normal" style:font-weight-asian="normal" style:font-style-complex="normal" style:font-weight-complex="normal"/>
    </style:style>
    <style:style style:name="P53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4ae4b3" officeooo:paragraph-rsid="3a56e5c4" style:font-style-asian="normal" style:font-weight-asian="normal" style:font-style-complex="normal" style:font-weight-complex="normal"/>
    </style:style>
    <style:style style:name="P53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13480" officeooo:paragraph-rsid="3a68264b" style:font-style-asian="normal" style:font-weight-asian="normal" style:font-style-complex="normal" style:font-weight-complex="normal"/>
    </style:style>
    <style:style style:name="P54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8de4c" officeooo:paragraph-rsid="3a68de4c" style:font-style-asian="normal" style:font-weight-asian="normal" style:font-style-complex="normal" style:font-weight-complex="normal"/>
    </style:style>
    <style:style style:name="P54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7fa938" officeooo:paragraph-rsid="3a9081c1" style:font-style-asian="normal" style:font-weight-asian="normal" style:font-style-complex="normal" style:font-weight-complex="normal"/>
    </style:style>
    <style:style style:name="P54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70cb1" officeooo:paragraph-rsid="3a970cb1" style:font-style-asian="normal" style:font-weight-asian="normal" style:font-style-complex="normal" style:font-weight-complex="normal"/>
    </style:style>
    <style:style style:name="P54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fdaac" officeooo:paragraph-rsid="3a9fdaac" style:font-style-asian="normal" style:font-weight-asian="normal" style:font-style-complex="normal" style:font-weight-complex="normal"/>
    </style:style>
    <style:style style:name="P54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a911b4" officeooo:paragraph-rsid="3ac06477" style:font-style-asian="normal" style:font-weight-asian="normal" style:font-style-complex="normal" style:font-weight-complex="normal"/>
    </style:style>
    <style:style style:name="P54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cd078a" officeooo:paragraph-rsid="3acd078a" style:font-style-asian="normal" style:font-weight-asian="normal" style:font-style-complex="normal" style:font-weight-complex="normal"/>
    </style:style>
    <style:style style:name="P54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7600b" officeooo:paragraph-rsid="3ad7600b" style:font-style-asian="normal" style:font-weight-asian="normal" style:font-style-complex="normal" style:font-weight-complex="normal"/>
    </style:style>
    <style:style style:name="P54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e2e1b" officeooo:paragraph-rsid="3ae60ceb" style:font-style-asian="normal" style:font-weight-asian="normal" style:font-style-complex="normal" style:font-weight-complex="normal"/>
    </style:style>
    <style:style style:name="P54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8d567" officeooo:paragraph-rsid="3ae8d567" style:font-style-asian="normal" style:font-weight-asian="normal" style:font-style-complex="normal" style:font-weight-complex="normal"/>
    </style:style>
    <style:style style:name="P54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a8aa2" officeooo:paragraph-rsid="3aea8aa2" style:font-style-asian="normal" style:font-weight-asian="normal" style:font-style-complex="normal" style:font-weight-complex="normal"/>
    </style:style>
    <style:style style:name="P55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d1a90" officeooo:paragraph-rsid="3aed1a90" style:font-style-asian="normal" style:font-weight-asian="normal" style:font-style-complex="normal" style:font-weight-complex="normal"/>
    </style:style>
    <style:style style:name="P55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d1d7f" officeooo:paragraph-rsid="3afd80c0" style:font-style-asian="normal" style:font-weight-asian="normal" style:font-style-complex="normal" style:font-weight-complex="normal"/>
    </style:style>
    <style:style style:name="P55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f2eb6" officeooo:paragraph-rsid="3b362486" style:font-style-asian="normal" style:font-weight-asian="normal" style:font-style-complex="normal" style:font-weight-complex="normal"/>
    </style:style>
    <style:style style:name="P55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55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e637e16" officeooo:paragraph-rsid="2e637e16" style:font-style-asian="normal" style:font-weight-asian="normal" style:font-style-complex="normal" style:font-weight-complex="normal"/>
    </style:style>
    <style:style style:name="P55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55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bd7e" officeooo:paragraph-rsid="31f2bd7e" style:font-style-asian="normal" style:font-weight-asian="normal" style:font-style-complex="normal" style:font-weight-complex="normal"/>
    </style:style>
    <style:style style:name="P55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fbf5" officeooo:paragraph-rsid="31f2fbf5" style:font-style-asian="normal" style:font-weight-asian="normal" style:font-style-complex="normal" style:font-weight-complex="normal"/>
    </style:style>
    <style:style style:name="P55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348bb" style:font-style-asian="normal" style:font-weight-asian="normal" style:font-style-complex="normal" style:font-weight-complex="normal"/>
    </style:style>
    <style:style style:name="P55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560" style:family="paragraph" style:parent-style-name="Standard">
      <style:paragraph-properties fo:margin-left="0.9846in" fo:margin-right="0in" fo:text-align="start" style:justify-single-word="false" fo:text-indent="0in" style:auto-text-indent="false"/>
      <style:text-properties style:text-position="0% 100%" fo:language="ru" fo:country="RU" fo:font-style="normal" style:text-underline-style="none" fo:font-weight="normal" officeooo:rsid="326a7772" officeooo:paragraph-rsid="326a7772" style:font-style-asian="normal" style:font-weight-asian="normal" style:font-style-complex="normal" style:font-weight-complex="normal"/>
    </style:style>
    <style:style style:name="P56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8f8c" officeooo:paragraph-rsid="31f4f540" style:font-style-asian="normal" style:font-weight-asian="normal" style:font-style-complex="normal" style:font-weight-complex="normal"/>
    </style:style>
    <style:style style:name="P56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f540" officeooo:paragraph-rsid="31f4f540" style:font-style-asian="normal" style:font-weight-asian="normal" style:font-style-complex="normal" style:font-weight-complex="normal"/>
    </style:style>
    <style:style style:name="P56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52641" style:font-style-asian="normal" style:font-weight-asian="normal" style:font-style-complex="normal" style:font-weight-complex="normal"/>
    </style:style>
    <style:style style:name="P56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633d9" style:font-style-asian="normal" style:font-weight-asian="normal" style:font-style-complex="normal" style:font-weight-complex="normal"/>
    </style:style>
    <style:style style:name="P56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633d9" officeooo:paragraph-rsid="31f633d9" style:font-style-asian="normal" style:font-weight-asian="normal" style:font-style-complex="normal" style:font-weight-complex="normal"/>
    </style:style>
    <style:style style:name="P56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673612" style:font-style-asian="normal" style:font-weight-asian="normal" style:font-style-complex="normal" style:font-weight-complex="normal"/>
    </style:style>
    <style:style style:name="P56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56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69fa7a" officeooo:paragraph-rsid="3369fa7a" style:font-style-asian="normal" style:font-weight-asian="normal" style:font-style-complex="normal" style:font-weight-complex="normal"/>
    </style:style>
    <style:style style:name="P56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db4d1" officeooo:paragraph-rsid="3fbdb4d1" style:font-style-asian="normal" style:font-weight-asian="normal" style:font-style-complex="normal" style:font-weight-complex="normal"/>
    </style:style>
    <style:style style:name="P57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f1cf0" officeooo:paragraph-rsid="3fbf1cf0" style:font-style-asian="normal" style:font-weight-asian="normal" style:font-style-complex="normal" style:font-weight-complex="normal"/>
    </style:style>
    <style:style style:name="P57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0bb91" officeooo:paragraph-rsid="3fc0bb91" style:font-style-asian="normal" style:font-weight-asian="normal" style:font-style-complex="normal" style:font-weight-complex="normal"/>
    </style:style>
    <style:style style:name="P57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1eaff" officeooo:paragraph-rsid="3fc1eaff" style:font-style-asian="normal" style:font-weight-asian="normal" style:font-style-complex="normal" style:font-weight-complex="normal"/>
    </style:style>
    <style:style style:name="P57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57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637e16" officeooo:paragraph-rsid="2e637e16" style:font-name-asian="DejaVu Sans" style:font-style-asian="normal" style:font-weight-asian="normal" style:font-name-complex="FreeSans" style:font-style-complex="normal" style:font-weight-complex="normal"/>
    </style:style>
    <style:style style:name="P57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9bc90" officeooo:paragraph-rsid="2ed9bc90" style:font-name-asian="DejaVu Sans" style:font-style-asian="normal" style:font-weight-asian="normal" style:font-name-complex="FreeSans" style:font-style-complex="normal" style:font-weight-complex="normal"/>
    </style:style>
    <style:style style:name="P57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7ca3" officeooo:paragraph-rsid="2edb93da" style:font-name-asian="DejaVu Sans" style:font-style-asian="normal" style:font-weight-asian="normal" style:font-name-complex="FreeSans" style:font-style-complex="normal" style:font-weight-complex="normal"/>
    </style:style>
    <style:style style:name="P57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93da" officeooo:paragraph-rsid="2edb93da" style:font-name-asian="DejaVu Sans" style:font-style-asian="normal" style:font-weight-asian="normal" style:font-name-complex="FreeSans" style:font-style-complex="normal" style:font-weight-complex="normal"/>
    </style:style>
    <style:style style:name="P578"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70d" officeooo:paragraph-rsid="2edca70d" style:font-name-asian="DejaVu Sans" style:font-style-asian="normal" style:font-weight-asian="normal" style:font-name-complex="FreeSans" style:font-style-complex="normal" style:font-weight-complex="normal"/>
    </style:style>
    <style:style style:name="P579"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b31" officeooo:paragraph-rsid="2edcab31" style:font-name-asian="DejaVu Sans" style:font-style-asian="normal" style:font-weight-asian="normal" style:font-name-complex="FreeSans" style:font-style-complex="normal" style:font-weight-complex="normal"/>
    </style:style>
    <style:style style:name="P580"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f7d1c" officeooo:paragraph-rsid="2edf7d1c" style:font-name-asian="DejaVu Sans" style:font-style-asian="normal" style:font-weight-asian="normal" style:font-name-complex="FreeSans" style:font-style-complex="normal" style:font-weight-complex="normal"/>
    </style:style>
    <style:style style:name="P581"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20fd4" officeooo:paragraph-rsid="2ee20fd4" style:font-name-asian="DejaVu Sans" style:font-style-asian="normal" style:font-weight-asian="normal" style:font-name-complex="FreeSans" style:font-style-complex="normal" style:font-weight-complex="normal"/>
    </style:style>
    <style:style style:name="P582"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583"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77da3" officeooo:paragraph-rsid="2fe77da3" style:font-name-asian="DejaVu Sans" style:font-style-asian="normal" style:font-weight-asian="normal" style:font-name-complex="FreeSans" style:font-style-complex="normal" style:font-weight-complex="normal"/>
    </style:style>
    <style:style style:name="P58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84fa2" officeooo:paragraph-rsid="2fe84fa2" style:font-name-asian="DejaVu Sans" style:font-style-asian="normal" style:font-weight-asian="normal" style:font-name-complex="FreeSans" style:font-style-complex="normal" style:font-weight-complex="normal"/>
    </style:style>
    <style:style style:name="P58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30045bb7" officeooo:paragraph-rsid="30045bb7" style:font-name-asian="DejaVu Sans" style:font-style-asian="normal" style:font-weight-asian="normal" style:font-name-complex="FreeSans" style:font-style-complex="normal" style:font-weight-complex="normal"/>
    </style:style>
    <style:style style:name="P586"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587"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83809" officeooo:paragraph-rsid="3be83809" style:font-style-asian="normal" style:font-weight-asian="normal" style:font-style-complex="normal" style:font-weight-complex="normal"/>
    </style:style>
    <style:style style:name="P588"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fc386" officeooo:paragraph-rsid="3befc386" style:font-style-asian="normal" style:font-weight-asian="normal" style:font-style-complex="normal" style:font-weight-complex="normal"/>
    </style:style>
    <style:style style:name="P589"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25655" officeooo:paragraph-rsid="3bf25655" style:font-style-asian="normal" style:font-weight-asian="normal" style:font-style-complex="normal" style:font-weight-complex="normal"/>
    </style:style>
    <style:style style:name="P590"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32771" officeooo:paragraph-rsid="3bf32771" style:font-style-asian="normal" style:font-weight-asian="normal" style:font-style-complex="normal" style:font-weight-complex="normal"/>
    </style:style>
    <style:style style:name="P591"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675d" officeooo:paragraph-rsid="3bf4675d" style:font-style-asian="normal" style:font-weight-asian="normal" style:font-style-complex="normal" style:font-weight-complex="normal"/>
    </style:style>
    <style:style style:name="P592"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886a" officeooo:paragraph-rsid="3bf4886a" style:font-style-asian="normal" style:font-weight-asian="normal" style:font-style-complex="normal" style:font-weight-complex="normal"/>
    </style:style>
    <style:style style:name="P593"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67e00" officeooo:paragraph-rsid="3bf67e00" style:font-style-asian="normal" style:font-weight-asian="normal" style:font-style-complex="normal" style:font-weight-complex="normal"/>
    </style:style>
    <style:style style:name="P594" style:family="paragraph" style:parent-style-name="Standard">
      <style:paragraph-properties fo:margin-left="0.9846in" fo:margin-right="0in" fo:text-indent="0in" style:auto-text-indent="false"/>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5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5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a846f" officeooo:paragraph-rsid="316a846f" style:font-size-asian="12pt" style:font-style-asian="normal" style:font-weight-asian="normal" style:font-size-complex="12pt" style:font-style-complex="normal" style:font-weight-complex="normal" style:text-overline-style="none" style:text-overline-color="font-color"/>
    </style:style>
    <style:style style:name="P5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c208" officeooo:paragraph-rsid="316bc208" style:font-size-asian="12pt" style:font-style-asian="normal" style:font-weight-asian="normal" style:font-size-complex="12pt" style:font-style-complex="normal" style:font-weight-complex="normal" style:text-overline-style="none" style:text-overline-color="font-color"/>
    </style:style>
    <style:style style:name="P5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e8e5" officeooo:paragraph-rsid="316be8e5" style:font-size-asian="12pt" style:font-style-asian="normal" style:font-weight-asian="normal" style:font-size-complex="12pt" style:font-style-complex="normal" style:font-weight-complex="normal" style:text-overline-style="none" style:text-overline-color="font-color"/>
    </style:style>
    <style:style style:name="P6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75a22" officeooo:paragraph-rsid="31675a22" style:font-size-asian="10.5pt" style:font-style-asian="normal" style:font-weight-asian="normal" style:font-size-complex="10.5pt" style:font-style-complex="normal" style:font-weight-complex="normal" style:text-overline-style="none" style:text-overline-color="font-color"/>
    </style:style>
    <style:style style:name="P6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a846f" officeooo:paragraph-rsid="316a846f" style:font-size-asian="10.5pt" style:font-style-asian="normal" style:font-weight-asian="normal" style:font-size-complex="10.5pt" style:font-style-complex="normal" style:font-weight-complex="normal" style:text-overline-style="none" style:text-overline-color="font-color"/>
    </style:style>
    <style:style style:name="P6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316a846f" officeooo:paragraph-rsid="316a846f" style:font-size-asian="10pt" style:font-style-asian="normal" style:font-weight-asian="normal" style:font-size-complex="10pt" style:font-style-complex="normal" style:font-weight-complex="normal" style:text-overline-style="none" style:text-overline-color="font-color"/>
    </style:style>
    <style:style style:name="P603"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31675a22" officeooo:paragraph-rsid="31684f58" style:font-size-asian="10pt" style:font-style-asian="italic" style:font-weight-asian="normal" style:font-size-complex="10pt" style:font-style-complex="italic" style:font-weight-complex="normal" style:text-overline-style="none" style:text-overline-color="font-color"/>
    </style:style>
    <style:style style:name="P604" style:family="paragraph" style:parent-style-name="Standard">
      <style:paragraph-properties fo:margin-left="1.4772in" fo:margin-right="0in" fo:text-indent="0in" style:auto-text-indent="false"/>
      <style:text-properties style:text-position="0% 100%" fo:font-size="10.5pt" fo:language="ru" fo:country="RU" fo:font-style="normal" style:text-underline-style="none" fo:font-weight="normal" officeooo:rsid="34f73d0f" officeooo:paragraph-rsid="34f73d0f" style:font-size-asian="10.5pt" style:font-style-asian="normal" style:font-weight-asian="normal" style:font-size-complex="10.5pt" style:font-style-complex="normal" style:font-weight-complex="normal"/>
    </style:style>
    <style:style style:name="P605" style:family="paragraph" style:parent-style-name="Standard">
      <style:text-properties style:text-position="0% 100%" style:font-name="Liberation Serif" fo:language="ru" fo:country="RU" fo:font-style="normal" style:text-underline-style="none" fo:font-weight="normal" officeooo:rsid="2e246fbe" officeooo:paragraph-rsid="2d716ee5" style:font-name-asian="DejaVu Sans" style:font-style-asian="normal" style:font-weight-asian="normal" style:font-name-complex="FreeSans" style:font-style-complex="normal" style:font-weight-complex="normal"/>
    </style:style>
    <style:style style:name="T1" style:family="text">
      <style:text-properties fo:font-variant="normal" fo:text-transform="none"/>
    </style:style>
    <style:style style:name="T2" style:family="text">
      <style:text-properties fo:font-variant="normal" fo:text-transform="none" fo:font-style="italic" style:font-style-asian="italic" style:font-style-complex="italic"/>
    </style:style>
    <style:style style:name="T3" style:family="text">
      <style:text-properties fo:font-variant="normal" fo:text-transform="none" fo:font-style="italic" officeooo:rsid="33e57250" style:font-style-asian="italic" style:font-style-complex="italic"/>
    </style:style>
    <style:style style:name="T4" style:family="text">
      <style:text-properties fo:font-variant="normal" fo:text-transform="none" fo:font-style="italic" officeooo:rsid="33fc2b1d" style:font-style-asian="italic" style:font-style-complex="italic"/>
    </style:style>
    <style:style style:name="T5" style:family="text">
      <style:text-properties fo:font-variant="normal" fo:text-transform="none" fo:font-style="italic" officeooo:rsid="340d1652" style:font-style-asian="italic" style:font-style-complex="italic"/>
    </style:style>
    <style:style style:name="T6" style:family="text">
      <style:text-properties fo:font-variant="normal" fo:text-transform="none" fo:font-style="italic" officeooo:rsid="3412c5ed" style:font-style-asian="italic" style:font-style-complex="italic"/>
    </style:style>
    <style:style style:name="T7" style:family="text">
      <style:text-properties fo:font-variant="normal" fo:text-transform="none" fo:font-style="italic" officeooo:rsid="3417a2df" style:font-style-asian="italic" style:font-style-complex="italic"/>
    </style:style>
    <style:style style:name="T8" style:family="text">
      <style:text-properties fo:font-variant="normal" fo:text-transform="none" fo:font-style="italic" officeooo:rsid="3418f1f8" style:font-style-asian="italic" style:font-style-complex="italic"/>
    </style:style>
    <style:style style:name="T9" style:family="text">
      <style:text-properties fo:font-variant="normal" fo:text-transform="none" fo:color="#000000" style:font-name="FreeSerif" fo:font-size="12pt" officeooo:rsid="2d6efdab" fo:background-color="#ffffff" loext:char-shading-value="0" style:font-size-asian="12pt" style:font-size-complex="12pt"/>
    </style:style>
    <style:style style:name="T10" style:family="text">
      <style:text-properties fo:font-variant="normal" fo:text-transform="none" fo:color="#000000" style:font-name="FreeSerif" fo:font-size="12pt" officeooo:rsid="30249b76" fo:background-color="#ffffff" loext:char-shading-value="0" style:font-size-asian="12pt" style:font-size-complex="12pt"/>
    </style:style>
    <style:style style:name="T11" style:family="text">
      <style:text-properties fo:font-variant="normal" fo:text-transform="none" fo:color="#000000" style:font-name="FreeSerif" fo:font-size="12pt" officeooo:rsid="30439ac6" fo:background-color="#ffffff" loext:char-shading-value="0" style:font-size-asian="12pt" style:font-size-complex="12pt"/>
    </style:style>
    <style:style style:name="T12" style:family="text">
      <style:text-properties fo:font-variant="normal" fo:text-transform="none" fo:color="#000000" style:font-name="FreeSerif" fo:font-size="12pt" officeooo:rsid="3382db1d" fo:background-color="#ffffff" loext:char-shading-value="0" style:font-size-asian="12pt" style:font-size-complex="12pt"/>
    </style:style>
    <style:style style:name="T13" style:family="text">
      <style:text-properties fo:font-variant="normal" fo:text-transform="none" fo:color="#000000" style:font-name="FreeSerif" fo:font-size="12pt" officeooo:rsid="3ec37b17" fo:background-color="#ffffff" loext:char-shading-value="0" style:font-size-asian="12pt" style:font-size-complex="12pt"/>
    </style:style>
    <style:style style:name="T14" style:family="text">
      <style:text-properties fo:font-variant="normal" fo:text-transform="none" fo:color="#000000" style:font-name="FreeSerif" fo:font-size="12pt" officeooo:rsid="3dcb5371" fo:background-color="#ffffff" loext:char-shading-value="0" style:font-size-asian="12pt" style:font-weight-asian="bold" style:font-size-complex="12pt" style:font-weight-complex="bold"/>
    </style:style>
    <style:style style:name="T15" style:family="text">
      <style:text-properties fo:font-variant="normal" fo:text-transform="none" officeooo:rsid="33e46654"/>
    </style:style>
    <style:style style:name="T16" style:family="text">
      <style:text-properties fo:font-variant="normal" fo:text-transform="none" officeooo:rsid="33e57250"/>
    </style:style>
    <style:style style:name="T17" style:family="text">
      <style:text-properties fo:font-variant="normal" fo:text-transform="none" officeooo:rsid="33e64be9"/>
    </style:style>
    <style:style style:name="T18" style:family="text">
      <style:text-properties fo:font-variant="normal" fo:text-transform="none" officeooo:rsid="33e66550"/>
    </style:style>
    <style:style style:name="T19" style:family="text">
      <style:text-properties fo:font-variant="normal" fo:text-transform="none" officeooo:rsid="33e6b238"/>
    </style:style>
    <style:style style:name="T20" style:family="text">
      <style:text-properties fo:font-variant="normal" fo:text-transform="none" officeooo:rsid="33e89aa5"/>
    </style:style>
    <style:style style:name="T21" style:family="text">
      <style:text-properties fo:font-variant="normal" fo:text-transform="none" officeooo:rsid="33e8f181"/>
    </style:style>
    <style:style style:name="T22" style:family="text">
      <style:text-properties fo:font-variant="normal" fo:text-transform="none" officeooo:rsid="33e9ee4b"/>
    </style:style>
    <style:style style:name="T23" style:family="text">
      <style:text-properties fo:font-variant="normal" fo:text-transform="none" officeooo:rsid="33ea9f8f"/>
    </style:style>
    <style:style style:name="T24" style:family="text">
      <style:text-properties fo:font-variant="normal" fo:text-transform="none" officeooo:rsid="33eac0bb"/>
    </style:style>
    <style:style style:name="T25" style:family="text">
      <style:text-properties fo:font-variant="normal" fo:text-transform="none" officeooo:rsid="33ec0e45"/>
    </style:style>
    <style:style style:name="T26" style:family="text">
      <style:text-properties fo:font-variant="normal" fo:text-transform="none" officeooo:rsid="33ec92a6"/>
    </style:style>
    <style:style style:name="T27" style:family="text">
      <style:text-properties fo:font-variant="normal" fo:text-transform="none" officeooo:rsid="33ee5300"/>
    </style:style>
    <style:style style:name="T28" style:family="text">
      <style:text-properties fo:font-variant="normal" fo:text-transform="none" officeooo:rsid="33ef7e52"/>
    </style:style>
    <style:style style:name="T29" style:family="text">
      <style:text-properties fo:font-variant="normal" fo:text-transform="none" officeooo:rsid="33f137a5"/>
    </style:style>
    <style:style style:name="T30" style:family="text">
      <style:text-properties fo:font-variant="normal" fo:text-transform="none" officeooo:rsid="33f2ecb5"/>
    </style:style>
    <style:style style:name="T31" style:family="text">
      <style:text-properties fo:font-variant="normal" fo:text-transform="none" officeooo:rsid="33f3d6f2"/>
    </style:style>
    <style:style style:name="T32" style:family="text">
      <style:text-properties fo:font-variant="normal" fo:text-transform="none" officeooo:rsid="33f4fec5"/>
    </style:style>
    <style:style style:name="T33" style:family="text">
      <style:text-properties fo:font-variant="normal" fo:text-transform="none" officeooo:rsid="33f54858"/>
    </style:style>
    <style:style style:name="T34" style:family="text">
      <style:text-properties fo:font-variant="normal" fo:text-transform="none" officeooo:rsid="33f67ba3"/>
    </style:style>
    <style:style style:name="T35" style:family="text">
      <style:text-properties fo:font-variant="normal" fo:text-transform="none" officeooo:rsid="33f7c1cf"/>
    </style:style>
    <style:style style:name="T36" style:family="text">
      <style:text-properties fo:font-variant="normal" fo:text-transform="none" officeooo:rsid="33f979dc"/>
    </style:style>
    <style:style style:name="T37" style:family="text">
      <style:text-properties fo:font-variant="normal" fo:text-transform="none" officeooo:rsid="33faf3b6"/>
    </style:style>
    <style:style style:name="T38" style:family="text">
      <style:text-properties fo:font-variant="normal" fo:text-transform="none" officeooo:rsid="33fbddeb"/>
    </style:style>
    <style:style style:name="T39" style:family="text">
      <style:text-properties fo:font-variant="normal" fo:text-transform="none" officeooo:rsid="33fc2b1d"/>
    </style:style>
    <style:style style:name="T40" style:family="text">
      <style:text-properties fo:font-variant="normal" fo:text-transform="none" officeooo:rsid="33fc983e"/>
    </style:style>
    <style:style style:name="T41" style:family="text">
      <style:text-properties fo:font-variant="normal" fo:text-transform="none" officeooo:rsid="33fcaa5c"/>
    </style:style>
    <style:style style:name="T42" style:family="text">
      <style:text-properties fo:font-variant="normal" fo:text-transform="none" officeooo:rsid="33fcd908"/>
    </style:style>
    <style:style style:name="T43" style:family="text">
      <style:text-properties fo:font-variant="normal" fo:text-transform="none" officeooo:rsid="33fe46d8"/>
    </style:style>
    <style:style style:name="T44" style:family="text">
      <style:text-properties fo:font-variant="normal" fo:text-transform="none" officeooo:rsid="33fec435"/>
    </style:style>
    <style:style style:name="T45" style:family="text">
      <style:text-properties fo:font-variant="normal" fo:text-transform="none" officeooo:rsid="3400340f"/>
    </style:style>
    <style:style style:name="T46" style:family="text">
      <style:text-properties fo:font-variant="normal" fo:text-transform="none" officeooo:rsid="3401e8c5"/>
    </style:style>
    <style:style style:name="T47" style:family="text">
      <style:text-properties fo:font-variant="normal" fo:text-transform="none" officeooo:rsid="340321ce"/>
    </style:style>
    <style:style style:name="T48" style:family="text">
      <style:text-properties fo:font-variant="normal" fo:text-transform="none" officeooo:rsid="3404ae2e"/>
    </style:style>
    <style:style style:name="T49" style:family="text">
      <style:text-properties fo:font-variant="normal" fo:text-transform="none" officeooo:rsid="3404e0b0"/>
    </style:style>
    <style:style style:name="T50" style:family="text">
      <style:text-properties fo:font-variant="normal" fo:text-transform="none" officeooo:rsid="34062889"/>
    </style:style>
    <style:style style:name="T51" style:family="text">
      <style:text-properties fo:font-variant="normal" fo:text-transform="none" style:font-name="Liberation Serif1" officeooo:rsid="34062889"/>
    </style:style>
    <style:style style:name="T52" style:family="text">
      <style:text-properties fo:font-variant="normal" fo:text-transform="none" style:font-name="Liberation Serif" officeooo:rsid="34062889"/>
    </style:style>
    <style:style style:name="T53" style:family="text">
      <style:text-properties fo:font-variant="normal" fo:text-transform="none" style:text-position="super 58%" style:font-name="Liberation Serif" fo:font-weight="bold" officeooo:rsid="34062889" style:font-weight-asian="bold" style:font-weight-complex="bold"/>
    </style:style>
    <style:style style:name="T54" style:family="text">
      <style:text-properties fo:font-variant="normal" fo:text-transform="none" officeooo:rsid="340667e1"/>
    </style:style>
    <style:style style:name="T55" style:family="text">
      <style:text-properties fo:font-variant="normal" fo:text-transform="none" officeooo:rsid="3407cf17"/>
    </style:style>
    <style:style style:name="T56" style:family="text">
      <style:text-properties fo:font-variant="normal" fo:text-transform="none" officeooo:rsid="340944e0"/>
    </style:style>
    <style:style style:name="T57" style:family="text">
      <style:text-properties fo:font-variant="normal" fo:text-transform="none" officeooo:rsid="340ab218"/>
    </style:style>
    <style:style style:name="T58" style:family="text">
      <style:text-properties fo:font-variant="normal" fo:text-transform="none" officeooo:rsid="340b2e78"/>
    </style:style>
    <style:style style:name="T59" style:family="text">
      <style:text-properties fo:font-variant="normal" fo:text-transform="none" officeooo:rsid="1327ae62"/>
    </style:style>
    <style:style style:name="T60" style:family="text">
      <style:text-properties fo:font-variant="normal" fo:text-transform="none" officeooo:rsid="340b2e9d"/>
    </style:style>
    <style:style style:name="T61" style:family="text">
      <style:text-properties fo:font-variant="normal" fo:text-transform="none" officeooo:rsid="340bc983"/>
    </style:style>
    <style:style style:name="T62" style:family="text">
      <style:text-properties fo:font-variant="normal" fo:text-transform="none" officeooo:rsid="340bee58"/>
    </style:style>
    <style:style style:name="T63" style:family="text">
      <style:text-properties fo:font-variant="normal" fo:text-transform="none" officeooo:rsid="340d1652"/>
    </style:style>
    <style:style style:name="T64" style:family="text">
      <style:text-properties fo:font-variant="normal" fo:text-transform="none" officeooo:rsid="340d77d8"/>
    </style:style>
    <style:style style:name="T65" style:family="text">
      <style:text-properties fo:font-variant="normal" fo:text-transform="none" officeooo:rsid="340dd406"/>
    </style:style>
    <style:style style:name="T66" style:family="text">
      <style:text-properties fo:font-variant="normal" fo:text-transform="none" officeooo:rsid="340f6f44"/>
    </style:style>
    <style:style style:name="T67" style:family="text">
      <style:text-properties fo:font-variant="normal" fo:text-transform="none" officeooo:rsid="340fc859"/>
    </style:style>
    <style:style style:name="T68" style:family="text">
      <style:text-properties fo:font-variant="normal" fo:text-transform="none" officeooo:rsid="3410605a"/>
    </style:style>
    <style:style style:name="T69" style:family="text">
      <style:text-properties fo:font-variant="normal" fo:text-transform="none" officeooo:rsid="34121445"/>
    </style:style>
    <style:style style:name="T70" style:family="text">
      <style:text-properties fo:font-variant="normal" fo:text-transform="none" officeooo:rsid="3412c5ed"/>
    </style:style>
    <style:style style:name="T71" style:family="text">
      <style:text-properties fo:font-variant="normal" fo:text-transform="none" officeooo:rsid="3413e20d"/>
    </style:style>
    <style:style style:name="T72" style:family="text">
      <style:text-properties fo:font-variant="normal" fo:text-transform="none" officeooo:rsid="341505a2"/>
    </style:style>
    <style:style style:name="T73" style:family="text">
      <style:text-properties fo:font-variant="normal" fo:text-transform="none" officeooo:rsid="34162bdf"/>
    </style:style>
    <style:style style:name="T74" style:family="text">
      <style:text-properties fo:font-variant="normal" fo:text-transform="none" officeooo:rsid="3416cc5c"/>
    </style:style>
    <style:style style:name="T75" style:family="text">
      <style:text-properties fo:font-variant="normal" fo:text-transform="none" officeooo:rsid="34178201"/>
    </style:style>
    <style:style style:name="T76" style:family="text">
      <style:text-properties fo:font-variant="normal" fo:text-transform="none" officeooo:rsid="34178d88"/>
    </style:style>
    <style:style style:name="T77" style:family="text">
      <style:text-properties fo:font-variant="normal" fo:text-transform="none" officeooo:rsid="3417a2df"/>
    </style:style>
    <style:style style:name="T78" style:family="text">
      <style:text-properties fo:font-variant="normal" fo:text-transform="none" style:text-position="sub 58%" officeooo:rsid="3417a2df"/>
    </style:style>
    <style:style style:name="T79" style:family="text">
      <style:text-properties fo:font-variant="normal" fo:text-transform="none" style:text-position="sub 58%" fo:font-weight="bold" officeooo:rsid="3417a2df" style:font-weight-asian="bold" style:font-weight-complex="bold"/>
    </style:style>
    <style:style style:name="T80" style:family="text">
      <style:text-properties fo:font-variant="normal" fo:text-transform="none" style:text-position="sub 58%" fo:font-weight="bold" officeooo:rsid="3418f1f8" style:font-weight-asian="bold" style:font-weight-complex="bold"/>
    </style:style>
    <style:style style:name="T81" style:family="text">
      <style:text-properties fo:font-variant="normal" fo:text-transform="none" officeooo:rsid="3417de68"/>
    </style:style>
    <style:style style:name="T82" style:family="text">
      <style:text-properties fo:font-variant="normal" fo:text-transform="none" officeooo:rsid="3418f1f8"/>
    </style:style>
    <style:style style:name="T83" style:family="text">
      <style:text-properties fo:font-style="italic" style:font-style-asian="italic" style:font-style-complex="italic"/>
    </style:style>
    <style:style style:name="T84" style:family="text">
      <style:text-properties fo:font-style="italic" officeooo:rsid="0019f43d" style:font-style-asian="italic" style:font-style-complex="italic"/>
    </style:style>
    <style:style style:name="T85" style:family="text">
      <style:text-properties fo:font-style="italic" officeooo:rsid="2d6efdab" style:font-style-asian="italic" style:font-style-complex="italic"/>
    </style:style>
    <style:style style:name="T86" style:family="text">
      <style:text-properties fo:font-style="italic" officeooo:rsid="2d7b0b8c" style:font-style-asian="italic" style:font-style-complex="italic"/>
    </style:style>
    <style:style style:name="T87" style:family="text">
      <style:text-properties fo:font-style="italic" officeooo:rsid="2e6d93c1" style:font-style-asian="italic" style:font-style-complex="italic"/>
    </style:style>
    <style:style style:name="T88" style:family="text">
      <style:text-properties fo:font-style="italic" officeooo:rsid="2e97d3fc" style:font-style-asian="italic" style:font-style-complex="italic"/>
    </style:style>
    <style:style style:name="T89" style:family="text">
      <style:text-properties fo:font-style="italic" officeooo:rsid="2ece315b" style:font-style-asian="italic" style:font-style-complex="italic"/>
    </style:style>
    <style:style style:name="T90" style:family="text">
      <style:text-properties fo:font-style="italic" officeooo:rsid="2ee65368" style:font-style-asian="italic" style:font-style-complex="italic"/>
    </style:style>
    <style:style style:name="T91" style:family="text">
      <style:text-properties fo:font-style="italic" officeooo:rsid="2f17286a" style:font-style-asian="italic" style:font-style-complex="italic"/>
    </style:style>
    <style:style style:name="T92" style:family="text">
      <style:text-properties fo:font-style="italic" officeooo:rsid="2f20a7df" style:font-style-asian="italic" style:font-style-complex="italic"/>
    </style:style>
    <style:style style:name="T93" style:family="text">
      <style:text-properties fo:font-style="italic" officeooo:rsid="2f2e9759" style:font-style-asian="italic" style:font-style-complex="italic"/>
    </style:style>
    <style:style style:name="T94" style:family="text">
      <style:text-properties fo:font-style="italic" officeooo:rsid="2f4df12c" style:font-style-asian="italic" style:font-style-complex="italic"/>
    </style:style>
    <style:style style:name="T95" style:family="text">
      <style:text-properties fo:font-style="italic" officeooo:rsid="2f655173" style:font-style-asian="italic" style:font-style-complex="italic"/>
    </style:style>
    <style:style style:name="T96" style:family="text">
      <style:text-properties fo:font-style="italic" officeooo:rsid="2f675bdc" style:font-style-asian="italic" style:font-style-complex="italic"/>
    </style:style>
    <style:style style:name="T97" style:family="text">
      <style:text-properties fo:font-style="italic" officeooo:rsid="2f7d6856" style:font-style-asian="italic" style:font-style-complex="italic"/>
    </style:style>
    <style:style style:name="T98" style:family="text">
      <style:text-properties fo:font-style="italic" officeooo:rsid="2fab119b" style:font-style-asian="italic" style:font-style-complex="italic"/>
    </style:style>
    <style:style style:name="T99" style:family="text">
      <style:text-properties fo:font-style="italic" officeooo:rsid="1327ae62" style:font-style-asian="italic" style:font-style-complex="italic"/>
    </style:style>
    <style:style style:name="T100" style:family="text">
      <style:text-properties fo:font-style="italic" officeooo:rsid="2fd2b4fd" style:font-style-asian="italic" style:font-style-complex="italic"/>
    </style:style>
    <style:style style:name="T101" style:family="text">
      <style:text-properties fo:font-style="italic" officeooo:rsid="30072bf0" style:font-style-asian="italic" style:font-style-complex="italic"/>
    </style:style>
    <style:style style:name="T102" style:family="text">
      <style:text-properties fo:font-style="italic" officeooo:rsid="302f8975" style:font-style-asian="italic" style:font-style-complex="italic"/>
    </style:style>
    <style:style style:name="T103" style:family="text">
      <style:text-properties fo:font-style="italic" officeooo:rsid="3031b22b" style:font-style-asian="italic" style:font-style-complex="italic"/>
    </style:style>
    <style:style style:name="T104" style:family="text">
      <style:text-properties fo:font-style="italic" officeooo:rsid="30439ac6" style:font-style-asian="italic" style:font-style-complex="italic"/>
    </style:style>
    <style:style style:name="T105" style:family="text">
      <style:text-properties fo:font-style="italic" officeooo:rsid="3072b963" style:font-style-asian="italic" style:font-style-complex="italic"/>
    </style:style>
    <style:style style:name="T106" style:family="text">
      <style:text-properties fo:font-style="italic" officeooo:rsid="307c7c8f" style:font-style-asian="italic" style:font-style-complex="italic"/>
    </style:style>
    <style:style style:name="T107" style:family="text">
      <style:text-properties fo:font-style="italic" officeooo:rsid="30cad9d8" style:font-style-asian="italic" style:font-style-complex="italic"/>
    </style:style>
    <style:style style:name="T108" style:family="text">
      <style:text-properties fo:font-style="italic" officeooo:rsid="30d3d43d" style:font-style-asian="italic" style:font-style-complex="italic"/>
    </style:style>
    <style:style style:name="T109" style:family="text">
      <style:text-properties fo:font-style="italic" officeooo:rsid="30f0422a" style:font-style-asian="italic" style:font-style-complex="italic"/>
    </style:style>
    <style:style style:name="T110" style:family="text">
      <style:text-properties fo:font-style="italic" officeooo:rsid="3106b79a" style:font-style-asian="italic" style:font-style-complex="italic"/>
    </style:style>
    <style:style style:name="T111" style:family="text">
      <style:text-properties fo:font-style="italic" officeooo:rsid="311f6413" style:font-style-asian="italic" style:font-style-complex="italic"/>
    </style:style>
    <style:style style:name="T112" style:family="text">
      <style:text-properties fo:font-style="italic" officeooo:rsid="3129ddcc" style:font-style-asian="italic" style:font-style-complex="italic"/>
    </style:style>
    <style:style style:name="T113" style:family="text">
      <style:text-properties fo:font-style="italic" officeooo:rsid="31447959" style:font-style-asian="italic" style:font-style-complex="italic"/>
    </style:style>
    <style:style style:name="T114" style:family="text">
      <style:text-properties fo:font-style="italic" officeooo:rsid="3151a9be" style:font-style-asian="italic" style:font-style-complex="italic"/>
    </style:style>
    <style:style style:name="T115" style:family="text">
      <style:text-properties fo:font-style="italic" officeooo:rsid="318a7cb0" style:font-style-asian="italic" style:font-style-complex="italic"/>
    </style:style>
    <style:style style:name="T116" style:family="text">
      <style:text-properties fo:font-style="italic" officeooo:rsid="318bfce1" style:font-style-asian="italic" style:font-style-complex="italic"/>
    </style:style>
    <style:style style:name="T117" style:family="text">
      <style:text-properties fo:font-style="italic" officeooo:rsid="318f2991" style:font-style-asian="italic" style:font-style-complex="italic"/>
    </style:style>
    <style:style style:name="T118" style:family="text">
      <style:text-properties fo:font-style="italic" officeooo:rsid="319f36fe" style:font-style-asian="italic" style:font-style-complex="italic"/>
    </style:style>
    <style:style style:name="T119" style:family="text">
      <style:text-properties fo:font-style="italic" officeooo:rsid="31af1d90" style:font-style-asian="italic" style:font-style-complex="italic"/>
    </style:style>
    <style:style style:name="T120" style:family="text">
      <style:text-properties fo:font-style="italic" officeooo:rsid="31c62558" style:font-style-asian="italic" style:font-style-complex="italic"/>
    </style:style>
    <style:style style:name="T121" style:family="text">
      <style:text-properties fo:font-style="italic" officeooo:rsid="31f633d9" style:font-style-asian="italic" style:font-style-complex="italic"/>
    </style:style>
    <style:style style:name="T122" style:family="text">
      <style:text-properties fo:font-style="italic" officeooo:rsid="3201acca" style:font-style-asian="italic" style:font-style-complex="italic"/>
    </style:style>
    <style:style style:name="T123" style:family="text">
      <style:text-properties fo:font-style="italic" officeooo:rsid="32392271" style:font-style-asian="italic" style:font-style-complex="italic"/>
    </style:style>
    <style:style style:name="T124" style:family="text">
      <style:text-properties fo:font-style="italic" officeooo:rsid="323f0cb8" style:font-style-asian="italic" style:font-style-complex="italic"/>
    </style:style>
    <style:style style:name="T125" style:family="text">
      <style:text-properties fo:font-style="italic" officeooo:rsid="324012ef" style:font-style-asian="italic" style:font-style-complex="italic"/>
    </style:style>
    <style:style style:name="T126" style:family="text">
      <style:text-properties fo:font-style="italic" officeooo:rsid="326c4d95" style:font-style-asian="italic" style:font-style-complex="italic"/>
    </style:style>
    <style:style style:name="T127" style:family="text">
      <style:text-properties fo:font-style="italic" officeooo:rsid="3290291f" style:font-style-asian="italic" style:font-style-complex="italic"/>
    </style:style>
    <style:style style:name="T128" style:family="text">
      <style:text-properties fo:font-style="italic" officeooo:rsid="330786ce" style:font-style-asian="italic" style:font-style-complex="italic"/>
    </style:style>
    <style:style style:name="T129" style:family="text">
      <style:text-properties fo:font-style="italic" officeooo:rsid="330ce57e" style:font-style-asian="italic" style:font-style-complex="italic"/>
    </style:style>
    <style:style style:name="T130" style:family="text">
      <style:text-properties fo:font-style="italic" officeooo:rsid="33129b45" style:font-style-asian="italic" style:font-style-complex="italic"/>
    </style:style>
    <style:style style:name="T131" style:family="text">
      <style:text-properties fo:font-style="italic" officeooo:rsid="331a6fa5" style:font-style-asian="italic" style:font-style-complex="italic"/>
    </style:style>
    <style:style style:name="T132" style:family="text">
      <style:text-properties fo:font-style="italic" officeooo:rsid="33408d59" style:font-style-asian="italic" style:font-style-complex="italic"/>
    </style:style>
    <style:style style:name="T133" style:family="text">
      <style:text-properties fo:font-style="italic" officeooo:rsid="33447c10" style:font-style-asian="italic" style:font-style-complex="italic"/>
    </style:style>
    <style:style style:name="T134" style:family="text">
      <style:text-properties fo:font-style="italic" officeooo:rsid="334c8210" style:font-style-asian="italic" style:font-style-complex="italic"/>
    </style:style>
    <style:style style:name="T135" style:family="text">
      <style:text-properties fo:font-style="italic" officeooo:rsid="335dd225" style:font-style-asian="italic" style:font-style-complex="italic"/>
    </style:style>
    <style:style style:name="T136" style:family="text">
      <style:text-properties fo:font-style="italic" officeooo:rsid="3377a5ec" style:font-style-asian="italic" style:font-style-complex="italic"/>
    </style:style>
    <style:style style:name="T137" style:family="text">
      <style:text-properties fo:font-style="italic" officeooo:rsid="3382db1d" style:font-style-asian="italic" style:font-style-complex="italic"/>
    </style:style>
    <style:style style:name="T138" style:family="text">
      <style:text-properties fo:font-style="italic" officeooo:rsid="3383b23c" style:font-style-asian="italic" style:font-style-complex="italic"/>
    </style:style>
    <style:style style:name="T139" style:family="text">
      <style:text-properties fo:font-style="italic" officeooo:rsid="338968f3" style:font-style-asian="italic" style:font-style-complex="italic"/>
    </style:style>
    <style:style style:name="T140" style:family="text">
      <style:text-properties fo:font-style="italic" officeooo:rsid="33974b19" style:font-style-asian="italic" style:font-style-complex="italic"/>
    </style:style>
    <style:style style:name="T141" style:family="text">
      <style:text-properties fo:font-style="italic" officeooo:rsid="33c26bdb" style:font-style-asian="italic" style:font-style-complex="italic"/>
    </style:style>
    <style:style style:name="T142" style:family="text">
      <style:text-properties fo:font-style="italic" officeooo:rsid="33c7fec4" style:font-style-asian="italic" style:font-style-complex="italic"/>
    </style:style>
    <style:style style:name="T143" style:family="text">
      <style:text-properties fo:font-style="italic" officeooo:rsid="33d18c0a" style:font-style-asian="italic" style:font-style-complex="italic"/>
    </style:style>
    <style:style style:name="T144" style:family="text">
      <style:text-properties fo:font-style="italic" officeooo:rsid="33d63939" style:font-style-asian="italic" style:font-style-complex="italic"/>
    </style:style>
    <style:style style:name="T145" style:family="text">
      <style:text-properties fo:font-style="italic" officeooo:rsid="341ae5e7" style:font-style-asian="italic" style:font-style-complex="italic"/>
    </style:style>
    <style:style style:name="T146" style:family="text">
      <style:text-properties fo:font-style="italic" officeooo:rsid="343870f3" style:font-style-asian="italic" style:font-style-complex="italic"/>
    </style:style>
    <style:style style:name="T147" style:family="text">
      <style:text-properties fo:font-style="italic" officeooo:rsid="343d8288" style:font-style-asian="italic" style:font-style-complex="italic"/>
    </style:style>
    <style:style style:name="T148" style:family="text">
      <style:text-properties fo:font-style="italic" officeooo:rsid="3443f25f" style:font-style-asian="italic" style:font-style-complex="italic"/>
    </style:style>
    <style:style style:name="T149" style:family="text">
      <style:text-properties fo:font-style="italic" officeooo:rsid="3456efcd" style:font-style-asian="italic" style:font-style-complex="italic"/>
    </style:style>
    <style:style style:name="T150" style:family="text">
      <style:text-properties fo:font-style="italic" officeooo:rsid="345971c2" style:font-style-asian="italic" style:font-style-complex="italic"/>
    </style:style>
    <style:style style:name="T151" style:family="text">
      <style:text-properties fo:font-style="italic" officeooo:rsid="346932a3" style:font-style-asian="italic" style:font-style-complex="italic"/>
    </style:style>
    <style:style style:name="T152" style:family="text">
      <style:text-properties fo:font-style="italic" officeooo:rsid="347bdba4" style:font-style-asian="italic" style:font-style-complex="italic"/>
    </style:style>
    <style:style style:name="T153" style:family="text">
      <style:text-properties fo:font-style="italic" officeooo:rsid="3487c06f" style:font-style-asian="italic" style:font-style-complex="italic"/>
    </style:style>
    <style:style style:name="T154" style:family="text">
      <style:text-properties fo:font-style="italic" officeooo:rsid="348d576b" style:font-style-asian="italic" style:font-style-complex="italic"/>
    </style:style>
    <style:style style:name="T155" style:family="text">
      <style:text-properties fo:font-style="italic" officeooo:rsid="34d49480" style:font-style-asian="italic" style:font-style-complex="italic"/>
    </style:style>
    <style:style style:name="T156" style:family="text">
      <style:text-properties fo:font-style="italic" officeooo:rsid="34da1123" style:font-style-asian="italic" style:font-style-complex="italic"/>
    </style:style>
    <style:style style:name="T157" style:family="text">
      <style:text-properties fo:font-style="italic" officeooo:rsid="34ddf7a3" style:font-style-asian="italic" style:font-style-complex="italic"/>
    </style:style>
    <style:style style:name="T158" style:family="text">
      <style:text-properties fo:font-style="italic" officeooo:rsid="35545717" style:font-style-asian="italic" style:font-style-complex="italic"/>
    </style:style>
    <style:style style:name="T159" style:family="text">
      <style:text-properties fo:font-style="italic" officeooo:rsid="3555f10e" style:font-style-asian="italic" style:font-style-complex="italic"/>
    </style:style>
    <style:style style:name="T160" style:family="text">
      <style:text-properties fo:font-style="italic" officeooo:rsid="35816725" style:font-style-asian="italic" style:font-style-complex="italic"/>
    </style:style>
    <style:style style:name="T161" style:family="text">
      <style:text-properties fo:font-style="italic" officeooo:rsid="358e1e91" style:font-style-asian="italic" style:font-style-complex="italic"/>
    </style:style>
    <style:style style:name="T162" style:family="text">
      <style:text-properties fo:font-style="italic" officeooo:rsid="35925c65" style:font-style-asian="italic" style:font-style-complex="italic"/>
    </style:style>
    <style:style style:name="T163" style:family="text">
      <style:text-properties fo:font-style="italic" officeooo:rsid="359e5369" style:font-style-asian="italic" style:font-style-complex="italic"/>
    </style:style>
    <style:style style:name="T164" style:family="text">
      <style:text-properties fo:font-style="italic" officeooo:rsid="35a254d9" style:font-style-asian="italic" style:font-style-complex="italic"/>
    </style:style>
    <style:style style:name="T165" style:family="text">
      <style:text-properties fo:font-style="italic" officeooo:rsid="35a82164" style:font-style-asian="italic" style:font-style-complex="italic"/>
    </style:style>
    <style:style style:name="T166" style:family="text">
      <style:text-properties fo:font-style="italic" officeooo:rsid="35beb1de" style:font-style-asian="italic" style:font-style-complex="italic"/>
    </style:style>
    <style:style style:name="T167" style:family="text">
      <style:text-properties fo:font-style="italic" officeooo:rsid="35c3f734" style:font-style-asian="italic" style:font-style-complex="italic"/>
    </style:style>
    <style:style style:name="T168" style:family="text">
      <style:text-properties fo:font-style="italic" officeooo:rsid="35c900a2" style:font-style-asian="italic" style:font-style-complex="italic"/>
    </style:style>
    <style:style style:name="T169" style:family="text">
      <style:text-properties fo:font-style="italic" officeooo:rsid="35d48bc3" style:font-style-asian="italic" style:font-style-complex="italic"/>
    </style:style>
    <style:style style:name="T170" style:family="text">
      <style:text-properties fo:font-style="italic" officeooo:rsid="35e26d97" style:font-style-asian="italic" style:font-style-complex="italic"/>
    </style:style>
    <style:style style:name="T171" style:family="text">
      <style:text-properties fo:font-style="italic" officeooo:rsid="35f1e869" style:font-style-asian="italic" style:font-style-complex="italic"/>
    </style:style>
    <style:style style:name="T172" style:family="text">
      <style:text-properties fo:font-style="italic" officeooo:rsid="364e495a" style:font-style-asian="italic" style:font-style-complex="italic"/>
    </style:style>
    <style:style style:name="T173" style:family="text">
      <style:text-properties fo:font-style="italic" officeooo:rsid="365e5f5e" style:font-style-asian="italic" style:font-style-complex="italic"/>
    </style:style>
    <style:style style:name="T174" style:family="text">
      <style:text-properties fo:font-style="italic" officeooo:rsid="36ba6b2c" style:font-style-asian="italic" style:font-style-complex="italic"/>
    </style:style>
    <style:style style:name="T175" style:family="text">
      <style:text-properties fo:font-style="italic" officeooo:rsid="36bc3491" style:font-style-asian="italic" style:font-style-complex="italic"/>
    </style:style>
    <style:style style:name="T176" style:family="text">
      <style:text-properties fo:font-style="italic" officeooo:rsid="36be5211" style:font-style-asian="italic" style:font-style-complex="italic"/>
    </style:style>
    <style:style style:name="T177" style:family="text">
      <style:text-properties fo:font-style="italic" officeooo:rsid="36c209a3" style:font-style-asian="italic" style:font-style-complex="italic"/>
    </style:style>
    <style:style style:name="T178" style:family="text">
      <style:text-properties fo:font-style="italic" officeooo:rsid="36c53c1f" style:font-style-asian="italic" style:font-style-complex="italic"/>
    </style:style>
    <style:style style:name="T179" style:family="text">
      <style:text-properties fo:font-style="italic" officeooo:rsid="36c8b091" style:font-style-asian="italic" style:font-style-complex="italic"/>
    </style:style>
    <style:style style:name="T180" style:family="text">
      <style:text-properties fo:font-style="italic" officeooo:rsid="36cb5def" style:font-style-asian="italic" style:font-style-complex="italic"/>
    </style:style>
    <style:style style:name="T181" style:family="text">
      <style:text-properties fo:font-style="italic" officeooo:rsid="36df6a54" style:font-style-asian="italic" style:font-style-complex="italic"/>
    </style:style>
    <style:style style:name="T182" style:family="text">
      <style:text-properties fo:font-style="italic" officeooo:rsid="36e11dae" style:font-style-asian="italic" style:font-style-complex="italic"/>
    </style:style>
    <style:style style:name="T183" style:family="text">
      <style:text-properties fo:font-style="italic" officeooo:rsid="36efa288" style:font-style-asian="italic" style:font-style-complex="italic"/>
    </style:style>
    <style:style style:name="T184" style:family="text">
      <style:text-properties fo:font-style="italic" officeooo:rsid="3744ba90" style:font-style-asian="italic" style:font-style-complex="italic"/>
    </style:style>
    <style:style style:name="T185" style:family="text">
      <style:text-properties fo:font-style="italic" officeooo:rsid="3757d87d" style:font-style-asian="italic" style:font-style-complex="italic"/>
    </style:style>
    <style:style style:name="T186" style:family="text">
      <style:text-properties fo:font-style="italic" officeooo:rsid="3776c908" style:font-style-asian="italic" style:font-style-complex="italic"/>
    </style:style>
    <style:style style:name="T187" style:family="text">
      <style:text-properties fo:font-style="italic" officeooo:rsid="3777b8d9" style:font-style-asian="italic" style:font-style-complex="italic"/>
    </style:style>
    <style:style style:name="T188" style:family="text">
      <style:text-properties fo:font-style="italic" officeooo:rsid="37e665db" style:font-style-asian="italic" style:font-style-complex="italic"/>
    </style:style>
    <style:style style:name="T189" style:family="text">
      <style:text-properties fo:font-style="italic" officeooo:rsid="3823c3ce" style:font-style-asian="italic" style:font-style-complex="italic"/>
    </style:style>
    <style:style style:name="T190" style:family="text">
      <style:text-properties fo:font-style="italic" officeooo:rsid="3839311e" style:font-style-asian="italic" style:font-style-complex="italic"/>
    </style:style>
    <style:style style:name="T191" style:family="text">
      <style:text-properties fo:font-style="italic" officeooo:rsid="386071e4" style:font-style-asian="italic" style:font-style-complex="italic"/>
    </style:style>
    <style:style style:name="T192" style:family="text">
      <style:text-properties fo:font-style="italic" officeooo:rsid="38851be1" style:font-style-asian="italic" style:font-style-complex="italic"/>
    </style:style>
    <style:style style:name="T193" style:family="text">
      <style:text-properties fo:font-style="italic" officeooo:rsid="39b6acf9" style:font-style-asian="italic" style:font-style-complex="italic"/>
    </style:style>
    <style:style style:name="T194" style:family="text">
      <style:text-properties fo:font-style="italic" officeooo:rsid="3a036fa3" style:font-style-asian="italic" style:font-style-complex="italic"/>
    </style:style>
    <style:style style:name="T195" style:family="text">
      <style:text-properties fo:font-style="italic" officeooo:rsid="3a232a0f" style:font-style-asian="italic" style:font-style-complex="italic"/>
    </style:style>
    <style:style style:name="T196" style:family="text">
      <style:text-properties fo:font-style="italic" officeooo:rsid="3a279f3c" style:font-style-asian="italic" style:font-style-complex="italic"/>
    </style:style>
    <style:style style:name="T197" style:family="text">
      <style:text-properties fo:font-style="italic" officeooo:rsid="3a445edc" style:font-style-asian="italic" style:font-style-complex="italic"/>
    </style:style>
    <style:style style:name="T198" style:family="text">
      <style:text-properties fo:font-style="italic" officeooo:rsid="3a628a69" style:font-style-asian="italic" style:font-style-complex="italic"/>
    </style:style>
    <style:style style:name="T199" style:family="text">
      <style:text-properties fo:font-style="italic" officeooo:rsid="3a628f74" style:font-style-asian="italic" style:font-style-complex="italic"/>
    </style:style>
    <style:style style:name="T200" style:family="text">
      <style:text-properties fo:font-style="italic" officeooo:rsid="3a693caf" style:font-style-asian="italic" style:font-style-complex="italic"/>
    </style:style>
    <style:style style:name="T201" style:family="text">
      <style:text-properties fo:font-style="italic" officeooo:rsid="3a76b26c" style:font-style-asian="italic" style:font-style-complex="italic"/>
    </style:style>
    <style:style style:name="T202" style:family="text">
      <style:text-properties fo:font-style="italic" officeooo:rsid="3a7951e8" style:font-style-asian="italic" style:font-style-complex="italic"/>
    </style:style>
    <style:style style:name="T203" style:family="text">
      <style:text-properties fo:font-style="italic" officeooo:rsid="3a806374" style:font-style-asian="italic" style:font-style-complex="italic"/>
    </style:style>
    <style:style style:name="T204" style:family="text">
      <style:text-properties fo:font-style="italic" officeooo:rsid="3a98ddbe" style:font-style-asian="italic" style:font-style-complex="italic"/>
    </style:style>
    <style:style style:name="T205" style:family="text">
      <style:text-properties fo:font-style="italic" officeooo:rsid="3aaa0d28" style:font-style-asian="italic" style:font-style-complex="italic"/>
    </style:style>
    <style:style style:name="T206" style:family="text">
      <style:text-properties fo:font-style="italic" officeooo:rsid="3ab6944c" style:font-style-asian="italic" style:font-style-complex="italic"/>
    </style:style>
    <style:style style:name="T207" style:family="text">
      <style:text-properties fo:font-style="italic" officeooo:rsid="3acd6c5c" style:font-style-asian="italic" style:font-style-complex="italic"/>
    </style:style>
    <style:style style:name="T208" style:family="text">
      <style:text-properties fo:font-style="italic" officeooo:rsid="3aff4084" style:font-style-asian="italic" style:font-style-complex="italic"/>
    </style:style>
    <style:style style:name="T209" style:family="text">
      <style:text-properties fo:font-style="italic" officeooo:rsid="3b65820d" style:font-style-asian="italic" style:font-style-complex="italic"/>
    </style:style>
    <style:style style:name="T210" style:family="text">
      <style:text-properties fo:font-style="italic" officeooo:rsid="3b7fa2f7" style:font-style-asian="italic" style:font-style-complex="italic"/>
    </style:style>
    <style:style style:name="T211" style:family="text">
      <style:text-properties fo:font-style="italic" officeooo:rsid="3b93ed9f" style:font-style-asian="italic" style:font-style-complex="italic"/>
    </style:style>
    <style:style style:name="T212" style:family="text">
      <style:text-properties fo:font-style="italic" officeooo:rsid="3bac74bd" style:font-style-asian="italic" style:font-style-complex="italic"/>
    </style:style>
    <style:style style:name="T213" style:family="text">
      <style:text-properties fo:font-style="italic" officeooo:rsid="3bacfbaa" style:font-style-asian="italic" style:font-style-complex="italic"/>
    </style:style>
    <style:style style:name="T214" style:family="text">
      <style:text-properties fo:font-style="italic" officeooo:rsid="3bb09dbb" style:font-style-asian="italic" style:font-style-complex="italic"/>
    </style:style>
    <style:style style:name="T215" style:family="text">
      <style:text-properties fo:font-style="italic" officeooo:rsid="3c0b2cc2" style:font-style-asian="italic" style:font-style-complex="italic"/>
    </style:style>
    <style:style style:name="T216" style:family="text">
      <style:text-properties fo:font-style="italic" officeooo:rsid="3c19b556" style:font-style-asian="italic" style:font-style-complex="italic"/>
    </style:style>
    <style:style style:name="T217" style:family="text">
      <style:text-properties fo:font-style="italic" officeooo:rsid="3c4ed2bc" style:font-style-asian="italic" style:font-style-complex="italic"/>
    </style:style>
    <style:style style:name="T218" style:family="text">
      <style:text-properties fo:font-style="italic" officeooo:rsid="3c5968eb" style:font-style-asian="italic" style:font-style-complex="italic"/>
    </style:style>
    <style:style style:name="T219" style:family="text">
      <style:text-properties fo:font-style="italic" officeooo:rsid="3c715a22" style:font-style-asian="italic" style:font-style-complex="italic"/>
    </style:style>
    <style:style style:name="T220" style:family="text">
      <style:text-properties fo:font-style="italic" officeooo:rsid="3c85b222" style:font-style-asian="italic" style:font-style-complex="italic"/>
    </style:style>
    <style:style style:name="T221" style:family="text">
      <style:text-properties fo:font-style="italic" officeooo:rsid="3cd6a508" style:font-style-asian="italic" style:font-style-complex="italic"/>
    </style:style>
    <style:style style:name="T222" style:family="text">
      <style:text-properties fo:font-style="italic" officeooo:rsid="3cdefbbf" style:font-style-asian="italic" style:font-style-complex="italic"/>
    </style:style>
    <style:style style:name="T223" style:family="text">
      <style:text-properties fo:font-style="italic" officeooo:rsid="3cece4c8" style:font-style-asian="italic" style:font-style-complex="italic"/>
    </style:style>
    <style:style style:name="T224" style:family="text">
      <style:text-properties fo:font-style="italic" officeooo:rsid="3d3e5352" style:font-style-asian="italic" style:font-style-complex="italic"/>
    </style:style>
    <style:style style:name="T225" style:family="text">
      <style:text-properties fo:font-style="italic" officeooo:rsid="3d5c78bc" style:font-style-asian="italic" style:font-style-complex="italic"/>
    </style:style>
    <style:style style:name="T226" style:family="text">
      <style:text-properties fo:font-style="italic" officeooo:rsid="3dde4bb0" style:font-style-asian="italic" style:font-style-complex="italic"/>
    </style:style>
    <style:style style:name="T227" style:family="text">
      <style:text-properties fo:font-style="italic" officeooo:rsid="3e04665c" style:font-style-asian="italic" style:font-style-complex="italic"/>
    </style:style>
    <style:style style:name="T228" style:family="text">
      <style:text-properties fo:font-style="italic" officeooo:rsid="3e16a25b" style:font-style-asian="italic" style:font-style-complex="italic"/>
    </style:style>
    <style:style style:name="T229" style:family="text">
      <style:text-properties fo:font-style="italic" officeooo:rsid="3e18fb26" style:font-style-asian="italic" style:font-style-complex="italic"/>
    </style:style>
    <style:style style:name="T230" style:family="text">
      <style:text-properties fo:font-style="italic" officeooo:rsid="3e4c6b68" style:font-style-asian="italic" style:font-style-complex="italic"/>
    </style:style>
    <style:style style:name="T231" style:family="text">
      <style:text-properties fo:font-style="italic" officeooo:rsid="3e634d91" style:font-style-asian="italic" style:font-style-complex="italic"/>
    </style:style>
    <style:style style:name="T232" style:family="text">
      <style:text-properties fo:font-style="italic" officeooo:rsid="3eb71f73" style:font-style-asian="italic" style:font-style-complex="italic"/>
    </style:style>
    <style:style style:name="T233" style:family="text">
      <style:text-properties fo:font-style="italic" officeooo:rsid="3ed2e971" style:font-style-asian="italic" style:font-style-complex="italic"/>
    </style:style>
    <style:style style:name="T234" style:family="text">
      <style:text-properties fo:font-style="italic" officeooo:rsid="3ed38965" style:font-style-asian="italic" style:font-style-complex="italic"/>
    </style:style>
    <style:style style:name="T235" style:family="text">
      <style:text-properties fo:font-style="italic" officeooo:rsid="3ee643e5" style:font-style-asian="italic" style:font-style-complex="italic"/>
    </style:style>
    <style:style style:name="T236" style:family="text">
      <style:text-properties fo:font-style="italic" officeooo:rsid="3f062ac2" style:font-style-asian="italic" style:font-style-complex="italic"/>
    </style:style>
    <style:style style:name="T237" style:family="text">
      <style:text-properties fo:font-style="italic" officeooo:rsid="3f1792c6" style:font-style-asian="italic" style:font-style-complex="italic"/>
    </style:style>
    <style:style style:name="T238" style:family="text">
      <style:text-properties fo:font-style="italic" officeooo:rsid="3f36441a" style:font-style-asian="italic" style:font-style-complex="italic"/>
    </style:style>
    <style:style style:name="T239" style:family="text">
      <style:text-properties fo:font-style="italic" officeooo:rsid="3f5e0d4b" style:font-style-asian="italic" style:font-style-complex="italic"/>
    </style:style>
    <style:style style:name="T240" style:family="text">
      <style:text-properties fo:font-style="italic" officeooo:rsid="3f6f05bb" style:font-style-asian="italic" style:font-style-complex="italic"/>
    </style:style>
    <style:style style:name="T241" style:family="text">
      <style:text-properties fo:font-style="italic" officeooo:rsid="3f73a9d8" style:font-style-asian="italic" style:font-style-complex="italic"/>
    </style:style>
    <style:style style:name="T242" style:family="text">
      <style:text-properties fo:font-style="italic" officeooo:rsid="3fa38191" style:font-style-asian="italic" style:font-style-complex="italic"/>
    </style:style>
    <style:style style:name="T243" style:family="text">
      <style:text-properties fo:font-style="italic" style:text-underline-style="none" officeooo:rsid="3c9dc42e" style:font-style-asian="italic" style:font-style-complex="italic"/>
    </style:style>
    <style:style style:name="T244" style:family="text">
      <style:text-properties fo:font-style="normal" style:font-style-asian="normal" style:font-style-complex="normal"/>
    </style:style>
    <style:style style:name="T245" style:family="text">
      <style:text-properties style:text-position="0% 100%"/>
    </style:style>
    <style:style style:name="T246"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247" style:family="text">
      <style:text-properties style:text-position="0% 100%" fo:font-style="normal" style:text-underline-style="none" fo:font-weight="normal" officeooo:rsid="3455956e" style:font-style-asian="normal" style:font-weight-asian="normal" style:font-style-complex="normal" style:font-weight-complex="normal"/>
    </style:style>
    <style:style style:name="T248" style:family="text">
      <style:text-properties style:text-position="0% 100%" fo:font-style="normal" style:text-underline-style="none" fo:font-weight="normal" officeooo:rsid="3456ba88" style:font-style-asian="normal" style:font-weight-asian="normal" style:font-style-complex="normal" style:font-weight-complex="normal"/>
    </style:style>
    <style:style style:name="T249" style:family="text">
      <style:text-properties style:text-position="0% 100%" fo:font-style="normal" style:text-underline-style="none" fo:font-weight="normal" officeooo:rsid="367317e5" style:font-style-asian="normal" style:font-weight-asian="normal" style:font-style-complex="normal" style:font-weight-complex="normal"/>
    </style:style>
    <style:style style:name="T250" style:family="text">
      <style:text-properties style:text-position="0% 100%" fo:font-style="italic" officeooo:rsid="367317e5" style:font-style-asian="italic" style:font-style-complex="italic"/>
    </style:style>
    <style:style style:name="T251" style:family="text">
      <style:text-properties style:text-position="0% 100%" fo:font-style="italic" officeooo:rsid="36922ffc" style:font-style-asian="italic" style:font-style-complex="italic"/>
    </style:style>
    <style:style style:name="T252" style:family="text">
      <style:text-properties style:text-position="0% 100%" fo:font-style="italic" officeooo:rsid="3693ef7c" style:font-style-asian="italic" style:font-style-complex="italic"/>
    </style:style>
    <style:style style:name="T253" style:family="text">
      <style:text-properties style:text-position="0% 100%" fo:font-style="italic" officeooo:rsid="36a4edb3" style:font-style-asian="italic" style:font-style-complex="italic"/>
    </style:style>
    <style:style style:name="T254" style:family="text">
      <style:text-properties style:text-position="0% 100%" fo:font-style="italic" officeooo:rsid="36a580c1" style:font-style-asian="italic" style:font-style-complex="italic"/>
    </style:style>
    <style:style style:name="T255" style:family="text">
      <style:text-properties style:text-position="0% 100%" fo:language="ru" fo:country="RU"/>
    </style:style>
    <style:style style:name="T256" style:family="text">
      <style:text-properties style:text-position="0% 100%" fo:language="ru" fo:country="RU" officeooo:rsid="31675a22"/>
    </style:style>
    <style:style style:name="T257" style:family="text">
      <style:text-properties style:text-position="0% 100%" style:font-name="Liberation Serif1" fo:font-style="normal" style:text-underline-style="none" fo:font-weight="normal" officeooo:rsid="366b985c" style:font-style-asian="normal" style:font-weight-asian="normal" style:font-style-complex="normal" style:font-weight-complex="normal"/>
    </style:style>
    <style:style style:name="T258" style:family="text">
      <style:text-properties style:text-position="0% 100%" style:font-name="Liberation Serif1" fo:font-style="normal" style:text-underline-style="none" fo:font-weight="normal" officeooo:rsid="366d22cb" style:font-style-asian="normal" style:font-weight-asian="normal" style:font-style-complex="normal" style:font-weight-complex="normal"/>
    </style:style>
    <style:style style:name="T259" style:family="text">
      <style:text-properties style:text-position="0% 100%" officeooo:rsid="1327ae62"/>
    </style:style>
    <style:style style:name="T260" style:family="text">
      <style:text-properties style:text-position="0% 100%" officeooo:rsid="3674e250"/>
    </style:style>
    <style:style style:name="T261" style:family="text">
      <style:text-properties style:text-position="0% 100%" officeooo:rsid="3675b426"/>
    </style:style>
    <style:style style:name="T262" style:family="text">
      <style:text-properties style:text-position="0% 100%" officeooo:rsid="3675ef59"/>
    </style:style>
    <style:style style:name="T263" style:family="text">
      <style:text-properties style:text-position="0% 100%" officeooo:rsid="3677ea6d"/>
    </style:style>
    <style:style style:name="T264" style:family="text">
      <style:text-properties style:text-position="0% 100%" officeooo:rsid="367959e1"/>
    </style:style>
    <style:style style:name="T265" style:family="text">
      <style:text-properties style:text-position="0% 100%" officeooo:rsid="367ab140"/>
    </style:style>
    <style:style style:name="T266" style:family="text">
      <style:text-properties style:text-position="0% 100%" officeooo:rsid="367c8ac6"/>
    </style:style>
    <style:style style:name="T267" style:family="text">
      <style:text-properties style:text-position="0% 100%" officeooo:rsid="367e6a04"/>
    </style:style>
    <style:style style:name="T268" style:family="text">
      <style:text-properties style:text-position="0% 100%" officeooo:rsid="36803b8e"/>
    </style:style>
    <style:style style:name="T269" style:family="text">
      <style:text-properties style:text-position="0% 100%" officeooo:rsid="36815707"/>
    </style:style>
    <style:style style:name="T270" style:family="text">
      <style:text-properties style:text-position="0% 100%" officeooo:rsid="3683154d"/>
    </style:style>
    <style:style style:name="T271" style:family="text">
      <style:text-properties style:text-position="0% 100%" officeooo:rsid="36845962"/>
    </style:style>
    <style:style style:name="T272" style:family="text">
      <style:text-properties style:text-position="0% 100%" officeooo:rsid="36854636"/>
    </style:style>
    <style:style style:name="T273" style:family="text">
      <style:text-properties style:text-position="0% 100%" officeooo:rsid="36855ec5"/>
    </style:style>
    <style:style style:name="T274" style:family="text">
      <style:text-properties style:text-position="0% 100%" officeooo:rsid="3686ba10"/>
    </style:style>
    <style:style style:name="T275" style:family="text">
      <style:text-properties style:text-position="0% 100%" officeooo:rsid="36886a0f"/>
    </style:style>
    <style:style style:name="T276" style:family="text">
      <style:text-properties style:text-position="0% 100%" officeooo:rsid="3688a4a3"/>
    </style:style>
    <style:style style:name="T277" style:family="text">
      <style:text-properties style:text-position="0% 100%" officeooo:rsid="3688f881"/>
    </style:style>
    <style:style style:name="T278" style:family="text">
      <style:text-properties style:text-position="0% 100%" officeooo:rsid="368a9145"/>
    </style:style>
    <style:style style:name="T279" style:family="text">
      <style:text-properties style:text-position="0% 100%" officeooo:rsid="368c4dca"/>
    </style:style>
    <style:style style:name="T280" style:family="text">
      <style:text-properties style:text-position="0% 100%" officeooo:rsid="368d4000"/>
    </style:style>
    <style:style style:name="T281" style:family="text">
      <style:text-properties style:text-position="0% 100%" officeooo:rsid="368dbc21"/>
    </style:style>
    <style:style style:name="T282" style:family="text">
      <style:text-properties style:text-position="0% 100%" officeooo:rsid="368f293f"/>
    </style:style>
    <style:style style:name="T283" style:family="text">
      <style:text-properties style:text-position="0% 100%" officeooo:rsid="3690904f"/>
    </style:style>
    <style:style style:name="T284" style:family="text">
      <style:text-properties style:text-position="0% 100%" officeooo:rsid="36914afc"/>
    </style:style>
    <style:style style:name="T285" style:family="text">
      <style:text-properties style:text-position="0% 100%" officeooo:rsid="36922ffc"/>
    </style:style>
    <style:style style:name="T286" style:family="text">
      <style:text-properties style:text-position="0% 100%" officeooo:rsid="3692a64f"/>
    </style:style>
    <style:style style:name="T287" style:family="text">
      <style:text-properties style:text-position="0% 100%" officeooo:rsid="36931d64"/>
    </style:style>
    <style:style style:name="T288" style:family="text">
      <style:text-properties style:text-position="0% 100%" officeooo:rsid="36932de6"/>
    </style:style>
    <style:style style:name="T289" style:family="text">
      <style:text-properties style:text-position="0% 100%" officeooo:rsid="36935832"/>
    </style:style>
    <style:style style:name="T290" style:family="text">
      <style:text-properties style:text-position="0% 100%" officeooo:rsid="3693ef7c"/>
    </style:style>
    <style:style style:name="T291" style:family="text">
      <style:text-properties style:text-position="0% 100%" officeooo:rsid="36955053"/>
    </style:style>
    <style:style style:name="T292" style:family="text">
      <style:text-properties style:text-position="0% 100%" officeooo:rsid="36957e01"/>
    </style:style>
    <style:style style:name="T293" style:family="text">
      <style:text-properties style:text-position="0% 100%" officeooo:rsid="3695cc5a"/>
    </style:style>
    <style:style style:name="T294" style:family="text">
      <style:text-properties style:text-position="0% 100%" officeooo:rsid="36967724"/>
    </style:style>
    <style:style style:name="T295" style:family="text">
      <style:text-properties style:text-position="0% 100%" officeooo:rsid="36977102"/>
    </style:style>
    <style:style style:name="T296" style:family="text">
      <style:text-properties style:text-position="0% 100%" officeooo:rsid="36995388"/>
    </style:style>
    <style:style style:name="T297" style:family="text">
      <style:text-properties style:text-position="0% 100%" officeooo:rsid="369aae96"/>
    </style:style>
    <style:style style:name="T298" style:family="text">
      <style:text-properties style:text-position="0% 100%" officeooo:rsid="367317e5"/>
    </style:style>
    <style:style style:name="T299" style:family="text">
      <style:text-properties style:text-position="0% 100%" officeooo:rsid="369c72b6"/>
    </style:style>
    <style:style style:name="T300" style:family="text">
      <style:text-properties style:text-position="0% 100%" officeooo:rsid="369cfebb"/>
    </style:style>
    <style:style style:name="T301" style:family="text">
      <style:text-properties style:text-position="0% 100%" officeooo:rsid="369deba4"/>
    </style:style>
    <style:style style:name="T302" style:family="text">
      <style:text-properties style:text-position="0% 100%" officeooo:rsid="369f2581"/>
    </style:style>
    <style:style style:name="T303" style:family="text">
      <style:text-properties style:text-position="0% 100%" officeooo:rsid="36a01a69"/>
    </style:style>
    <style:style style:name="T304" style:family="text">
      <style:text-properties style:text-position="0% 100%" officeooo:rsid="36a184c0"/>
    </style:style>
    <style:style style:name="T305" style:family="text">
      <style:text-properties style:text-position="0% 100%" officeooo:rsid="36a1c866"/>
    </style:style>
    <style:style style:name="T306" style:family="text">
      <style:text-properties style:text-position="0% 100%" officeooo:rsid="36a36b0a"/>
    </style:style>
    <style:style style:name="T307" style:family="text">
      <style:text-properties style:text-position="0% 100%" officeooo:rsid="36a4edb3"/>
    </style:style>
    <style:style style:name="T308" style:family="text">
      <style:text-properties style:text-position="0% 100%" officeooo:rsid="0019f43d"/>
    </style:style>
    <style:style style:name="T309" style:family="text">
      <style:text-properties style:text-position="0% 100%" officeooo:rsid="36a5648a"/>
    </style:style>
    <style:style style:name="T310" style:family="text">
      <style:text-properties style:text-position="0% 100%" officeooo:rsid="36a580c1"/>
    </style:style>
    <style:style style:name="T311" style:family="text">
      <style:text-properties style:text-position="0% 100%" officeooo:rsid="36a786d8"/>
    </style:style>
    <style:style style:name="T312" style:family="text">
      <style:text-properties style:text-position="0% 100%" officeooo:rsid="36a85673"/>
    </style:style>
    <style:style style:name="T313" style:family="text">
      <style:text-properties style:text-position="0% 100%" officeooo:rsid="36aa4ecb"/>
    </style:style>
    <style:style style:name="T314" style:family="text">
      <style:text-properties style:text-position="0% 100%" officeooo:rsid="36aa8940"/>
    </style:style>
    <style:style style:name="T315" style:family="text">
      <style:text-properties style:text-position="0% 100%" officeooo:rsid="36ab38a2"/>
    </style:style>
    <style:style style:name="T316" style:family="text">
      <style:text-properties style:text-position="0% 100%" officeooo:rsid="36ac21dd"/>
    </style:style>
    <style:style style:name="T317" style:family="text">
      <style:text-properties style:text-position="0% 100%" officeooo:rsid="36ac66ec"/>
    </style:style>
    <style:style style:name="T318" style:family="text">
      <style:text-properties style:text-position="0% 100%" officeooo:rsid="36ae163b"/>
    </style:style>
    <style:style style:name="T319" style:family="text">
      <style:text-properties style:text-position="0% 100%" officeooo:rsid="36af40cb"/>
    </style:style>
    <style:style style:name="T320" style:family="text">
      <style:text-properties style:text-position="0% 100%" officeooo:rsid="36b1390e"/>
    </style:style>
    <style:style style:name="T321" style:family="text">
      <style:text-properties fo:font-variant="small-caps"/>
    </style:style>
    <style:style style:name="T322" style:family="text">
      <style:text-properties fo:font-variant="small-caps" fo:font-style="italic" style:font-style-asian="italic" style:font-style-complex="italic"/>
    </style:style>
    <style:style style:name="T323" style:family="text">
      <style:text-properties style:text-underline-style="none"/>
    </style:style>
    <style:style style:name="T324" style:family="text">
      <style:text-properties style:text-underline-style="none" officeooo:rsid="3c9d003b"/>
    </style:style>
    <style:style style:name="T325" style:family="text">
      <style:text-properties style:text-underline-style="none" officeooo:rsid="3c9dc42e"/>
    </style:style>
    <style:style style:name="T326" style:family="text">
      <style:text-properties style:text-underline-style="none" officeooo:rsid="3c9e0e3f"/>
    </style:style>
    <style:style style:name="T327" style:family="text">
      <style:text-properties style:text-underline-style="none" officeooo:rsid="3c9f62c3"/>
    </style:style>
    <style:style style:name="T328" style:family="text">
      <style:text-properties officeooo:rsid="0019f43d"/>
    </style:style>
    <style:style style:name="T329" style:family="text">
      <style:text-properties officeooo:rsid="2d6efdab"/>
    </style:style>
    <style:style style:name="T330" style:family="text">
      <style:text-properties officeooo:rsid="2d7a0568"/>
    </style:style>
    <style:style style:name="T331" style:family="text">
      <style:text-properties officeooo:rsid="2d7b0b8c"/>
    </style:style>
    <style:style style:name="T332" style:family="text">
      <style:text-properties style:font-name="Liberation Serif1"/>
    </style:style>
    <style:style style:name="T333" style:family="text">
      <style:text-properties style:font-name="Liberation Serif1" officeooo:rsid="2d7b0b8c"/>
    </style:style>
    <style:style style:name="T334" style:family="text">
      <style:text-properties style:font-name="Liberation Serif1" officeooo:rsid="2d949f01" style:font-name-asian="Liberation Serif1" style:font-name-complex="Liberation Serif1"/>
    </style:style>
    <style:style style:name="T335" style:family="text">
      <style:text-properties style:font-name="Liberation Serif1" officeooo:rsid="2feaa7d8"/>
    </style:style>
    <style:style style:name="T336" style:family="text">
      <style:text-properties style:font-name="Liberation Serif1" officeooo:rsid="2ff4eda2"/>
    </style:style>
    <style:style style:name="T337" style:family="text">
      <style:text-properties style:font-name="Liberation Serif1" officeooo:rsid="2ff65981"/>
    </style:style>
    <style:style style:name="T338" style:family="text">
      <style:text-properties style:font-name="Liberation Serif1" officeooo:rsid="2ff6aa2c"/>
    </style:style>
    <style:style style:name="T339" style:family="text">
      <style:text-properties style:font-name="Liberation Serif1" officeooo:rsid="2ff871d0"/>
    </style:style>
    <style:style style:name="T340" style:family="text">
      <style:text-properties style:font-name="Liberation Serif1" officeooo:rsid="2ff8e327"/>
    </style:style>
    <style:style style:name="T341" style:family="text">
      <style:text-properties style:font-name="Liberation Serif1" officeooo:rsid="0019f43d"/>
    </style:style>
    <style:style style:name="T342" style:family="text">
      <style:text-properties style:font-name="Liberation Serif1" officeooo:rsid="2ffa381f"/>
    </style:style>
    <style:style style:name="T343" style:family="text">
      <style:text-properties style:font-name="Liberation Serif1" officeooo:rsid="2ffc0677"/>
    </style:style>
    <style:style style:name="T344" style:family="text">
      <style:text-properties style:font-name="Liberation Serif1" officeooo:rsid="2ffdf7d1"/>
    </style:style>
    <style:style style:name="T345" style:family="text">
      <style:text-properties style:font-name="Liberation Serif1" officeooo:rsid="2fff021b"/>
    </style:style>
    <style:style style:name="T346" style:family="text">
      <style:text-properties style:font-name="Liberation Serif1" officeooo:rsid="2fff8a07"/>
    </style:style>
    <style:style style:name="T347" style:family="text">
      <style:text-properties style:font-name="Liberation Serif1" officeooo:rsid="30011c1b"/>
    </style:style>
    <style:style style:name="T348" style:family="text">
      <style:text-properties style:font-name="Liberation Serif1" officeooo:rsid="300192ed"/>
    </style:style>
    <style:style style:name="T349" style:family="text">
      <style:text-properties style:font-name="Liberation Serif1" officeooo:rsid="3001caf1"/>
    </style:style>
    <style:style style:name="T350" style:family="text">
      <style:text-properties style:font-name="Liberation Serif1" officeooo:rsid="30037d39"/>
    </style:style>
    <style:style style:name="T351" style:family="text">
      <style:text-properties style:font-name="Liberation Serif1" officeooo:rsid="30039e57"/>
    </style:style>
    <style:style style:name="T352" style:family="text">
      <style:text-properties style:font-name="Liberation Serif1" officeooo:rsid="30045bb7"/>
    </style:style>
    <style:style style:name="T353" style:family="text">
      <style:text-properties style:font-name="Liberation Serif1" fo:font-style="italic" officeooo:rsid="30039e57" style:font-style-asian="italic" style:font-style-complex="italic"/>
    </style:style>
    <style:style style:name="T354" style:family="text">
      <style:text-properties style:font-name="Liberation Serif1" fo:font-style="italic" officeooo:rsid="354261da" style:font-style-asian="italic" style:font-style-complex="italic"/>
    </style:style>
    <style:style style:name="T355" style:family="text">
      <style:text-properties style:font-name="Liberation Serif1" fo:font-style="italic" officeooo:rsid="35454348" style:font-style-asian="italic" style:font-style-complex="italic"/>
    </style:style>
    <style:style style:name="T356" style:family="text">
      <style:text-properties style:font-name="Liberation Serif1" officeooo:rsid="316f20bc"/>
    </style:style>
    <style:style style:name="T357" style:family="text">
      <style:text-properties style:font-name="Liberation Serif1" officeooo:rsid="32f33149"/>
    </style:style>
    <style:style style:name="T358" style:family="text">
      <style:text-properties style:font-name="Liberation Serif1" officeooo:rsid="350be67e"/>
    </style:style>
    <style:style style:name="T359" style:family="text">
      <style:text-properties style:font-name="Liberation Serif1" officeooo:rsid="350e530a"/>
    </style:style>
    <style:style style:name="T360" style:family="text">
      <style:text-properties style:font-name="Liberation Serif1" officeooo:rsid="351006f9"/>
    </style:style>
    <style:style style:name="T361" style:family="text">
      <style:text-properties style:font-name="Liberation Serif1" officeooo:rsid="3511c927"/>
    </style:style>
    <style:style style:name="T362" style:family="text">
      <style:text-properties style:font-name="Liberation Serif1" officeooo:rsid="3512730b"/>
    </style:style>
    <style:style style:name="T363" style:family="text">
      <style:text-properties style:font-name="Liberation Serif1" officeooo:rsid="3513a139"/>
    </style:style>
    <style:style style:name="T364" style:family="text">
      <style:text-properties style:font-name="Liberation Serif1" officeooo:rsid="35155d23"/>
    </style:style>
    <style:style style:name="T365" style:family="text">
      <style:text-properties style:font-name="Liberation Serif1" officeooo:rsid="3515658b"/>
    </style:style>
    <style:style style:name="T366" style:family="text">
      <style:text-properties style:font-name="Liberation Serif1" officeooo:rsid="3517429f"/>
    </style:style>
    <style:style style:name="T367" style:family="text">
      <style:text-properties style:font-name="Liberation Serif1" officeooo:rsid="35183ddc"/>
    </style:style>
    <style:style style:name="T368" style:family="text">
      <style:text-properties style:font-name="Liberation Serif1" officeooo:rsid="351a0602"/>
    </style:style>
    <style:style style:name="T369" style:family="text">
      <style:text-properties style:font-name="Liberation Serif1" officeooo:rsid="351a373f"/>
    </style:style>
    <style:style style:name="T370" style:family="text">
      <style:text-properties style:font-name="Liberation Serif1" officeooo:rsid="351c2b64"/>
    </style:style>
    <style:style style:name="T371" style:family="text">
      <style:text-properties style:font-name="Liberation Serif1" officeooo:rsid="351c3b02"/>
    </style:style>
    <style:style style:name="T372" style:family="text">
      <style:text-properties style:font-name="Liberation Serif1" officeooo:rsid="351d8cd9"/>
    </style:style>
    <style:style style:name="T373" style:family="text">
      <style:text-properties style:font-name="Liberation Serif1" officeooo:rsid="351da2e7"/>
    </style:style>
    <style:style style:name="T374" style:family="text">
      <style:text-properties style:font-name="Liberation Serif1" officeooo:rsid="351ef426"/>
    </style:style>
    <style:style style:name="T375" style:family="text">
      <style:text-properties style:font-name="Liberation Serif1" officeooo:rsid="35205ad1"/>
    </style:style>
    <style:style style:name="T376" style:family="text">
      <style:text-properties style:font-name="Liberation Serif1" officeooo:rsid="35211fd1"/>
    </style:style>
    <style:style style:name="T377" style:family="text">
      <style:text-properties style:font-name="Liberation Serif1" officeooo:rsid="3522e941"/>
    </style:style>
    <style:style style:name="T378" style:family="text">
      <style:text-properties style:font-name="Liberation Serif1" officeooo:rsid="35243a7a"/>
    </style:style>
    <style:style style:name="T379" style:family="text">
      <style:text-properties style:font-name="Liberation Serif1" officeooo:rsid="352484cf"/>
    </style:style>
    <style:style style:name="T380" style:family="text">
      <style:text-properties style:font-name="Liberation Serif1" officeooo:rsid="3524f8b1"/>
    </style:style>
    <style:style style:name="T381" style:family="text">
      <style:text-properties style:font-name="Liberation Serif1" officeooo:rsid="3526087f"/>
    </style:style>
    <style:style style:name="T382" style:family="text">
      <style:text-properties style:font-name="Liberation Serif1" officeooo:rsid="35272913"/>
    </style:style>
    <style:style style:name="T383" style:family="text">
      <style:text-properties style:font-name="Liberation Serif1" officeooo:rsid="3528e2c6"/>
    </style:style>
    <style:style style:name="T384" style:family="text">
      <style:text-properties style:font-name="Liberation Serif1" officeooo:rsid="352ba99a"/>
    </style:style>
    <style:style style:name="T385" style:family="text">
      <style:text-properties style:font-name="Liberation Serif1" officeooo:rsid="352d61ca"/>
    </style:style>
    <style:style style:name="T386" style:family="text">
      <style:text-properties style:font-name="Liberation Serif1" officeooo:rsid="352f2de8"/>
    </style:style>
    <style:style style:name="T387" style:family="text">
      <style:text-properties style:font-name="Liberation Serif1" officeooo:rsid="352f88bf"/>
    </style:style>
    <style:style style:name="T388" style:family="text">
      <style:text-properties style:font-name="Liberation Serif1" officeooo:rsid="352fc6af"/>
    </style:style>
    <style:style style:name="T389" style:family="text">
      <style:text-properties style:font-name="Liberation Serif1" officeooo:rsid="353122cb"/>
    </style:style>
    <style:style style:name="T390" style:family="text">
      <style:text-properties style:font-name="Liberation Serif1" officeooo:rsid="353299bd"/>
    </style:style>
    <style:style style:name="T391" style:family="text">
      <style:text-properties style:font-name="Liberation Serif1" officeooo:rsid="3533a6f6"/>
    </style:style>
    <style:style style:name="T392" style:family="text">
      <style:text-properties style:font-name="Liberation Serif1" officeooo:rsid="3534b7f9"/>
    </style:style>
    <style:style style:name="T393" style:family="text">
      <style:text-properties style:font-name="Liberation Serif1" officeooo:rsid="3535bea4"/>
    </style:style>
    <style:style style:name="T394" style:family="text">
      <style:text-properties style:font-name="Liberation Serif1" officeooo:rsid="3535d9d0"/>
    </style:style>
    <style:style style:name="T395" style:family="text">
      <style:text-properties style:font-name="Liberation Serif1" officeooo:rsid="35372670"/>
    </style:style>
    <style:style style:name="T396" style:family="text">
      <style:text-properties style:font-name="Liberation Serif1" officeooo:rsid="3538a29b"/>
    </style:style>
    <style:style style:name="T397" style:family="text">
      <style:text-properties style:font-name="Liberation Serif1" officeooo:rsid="3538abbc"/>
    </style:style>
    <style:style style:name="T398" style:family="text">
      <style:text-properties style:font-name="Liberation Serif1" officeooo:rsid="353a2f3b"/>
    </style:style>
    <style:style style:name="T399" style:family="text">
      <style:text-properties style:font-name="Liberation Serif1" officeooo:rsid="353b2a3c"/>
    </style:style>
    <style:style style:name="T400" style:family="text">
      <style:text-properties style:font-name="Liberation Serif1" officeooo:rsid="353b7344"/>
    </style:style>
    <style:style style:name="T401" style:family="text">
      <style:text-properties style:font-name="Liberation Serif1" officeooo:rsid="353d212b"/>
    </style:style>
    <style:style style:name="T402" style:family="text">
      <style:text-properties style:font-name="Liberation Serif1" officeooo:rsid="353d2cf6"/>
    </style:style>
    <style:style style:name="T403" style:family="text">
      <style:text-properties style:font-name="Liberation Serif1" officeooo:rsid="353eaa73"/>
    </style:style>
    <style:style style:name="T404" style:family="text">
      <style:text-properties style:font-name="Liberation Serif1" officeooo:rsid="353f37b9"/>
    </style:style>
    <style:style style:name="T405" style:family="text">
      <style:text-properties style:font-name="Liberation Serif1" officeooo:rsid="35401e09"/>
    </style:style>
    <style:style style:name="T406" style:family="text">
      <style:text-properties style:font-name="Liberation Serif1" officeooo:rsid="3540d95c"/>
    </style:style>
    <style:style style:name="T407" style:family="text">
      <style:text-properties style:font-name="Liberation Serif1" officeooo:rsid="354261da"/>
    </style:style>
    <style:style style:name="T408" style:family="text">
      <style:text-properties style:font-name="Liberation Serif1" officeooo:rsid="3542a384"/>
    </style:style>
    <style:style style:name="T409" style:family="text">
      <style:text-properties style:font-name="Liberation Serif1" officeooo:rsid="3542a973"/>
    </style:style>
    <style:style style:name="T410" style:family="text">
      <style:text-properties style:font-name="Liberation Serif1" officeooo:rsid="3543ff21"/>
    </style:style>
    <style:style style:name="T411" style:family="text">
      <style:text-properties style:font-name="Liberation Serif1" officeooo:rsid="354527a4"/>
    </style:style>
    <style:style style:name="T412" style:family="text">
      <style:text-properties style:font-name="Liberation Serif1" officeooo:rsid="35454348"/>
    </style:style>
    <style:style style:name="T413" style:family="text">
      <style:text-properties style:font-name="Liberation Serif1" officeooo:rsid="35463571"/>
    </style:style>
    <style:style style:name="T414" style:family="text">
      <style:text-properties style:font-name="Liberation Serif1" officeooo:rsid="35470f65"/>
    </style:style>
    <style:style style:name="T415" style:family="text">
      <style:text-properties style:font-name="Liberation Serif1" officeooo:rsid="35485f53"/>
    </style:style>
    <style:style style:name="T416" style:family="text">
      <style:text-properties style:font-name="Liberation Serif1" officeooo:rsid="354957df"/>
    </style:style>
    <style:style style:name="T417" style:family="text">
      <style:text-properties style:font-name="Liberation Serif1" officeooo:rsid="354a6acf"/>
    </style:style>
    <style:style style:name="T418" style:family="text">
      <style:text-properties style:font-name="Liberation Serif1" officeooo:rsid="354b821b"/>
    </style:style>
    <style:style style:name="T419" style:family="text">
      <style:text-properties style:font-name="Liberation Serif1" officeooo:rsid="354d7aec"/>
    </style:style>
    <style:style style:name="T420" style:family="text">
      <style:text-properties style:font-name="Liberation Serif1" officeooo:rsid="354d99f1"/>
    </style:style>
    <style:style style:name="T421" style:family="text">
      <style:text-properties style:font-name="Liberation Serif1" officeooo:rsid="354ea220"/>
    </style:style>
    <style:style style:name="T422" style:family="text">
      <style:text-properties style:font-name="Liberation Serif1" officeooo:rsid="354eca11"/>
    </style:style>
    <style:style style:name="T423" style:family="text">
      <style:text-properties style:font-name="Liberation Serif1" officeooo:rsid="354fa1d8"/>
    </style:style>
    <style:style style:name="T424" style:family="text">
      <style:text-properties style:font-name="Liberation Serif1" officeooo:rsid="3550703b"/>
    </style:style>
    <style:style style:name="T425" style:family="text">
      <style:text-properties style:font-name="Liberation Serif1" officeooo:rsid="35519fb4"/>
    </style:style>
    <style:style style:name="T426" style:family="text">
      <style:text-properties style:font-name="Liberation Serif1" officeooo:rsid="35522bb2"/>
    </style:style>
    <style:style style:name="T427" style:family="text">
      <style:text-properties style:font-name="Liberation Serif1" officeooo:rsid="35526e06"/>
    </style:style>
    <style:style style:name="T428" style:family="text">
      <style:text-properties style:font-name="Liberation Serif1" officeooo:rsid="35532fa6"/>
    </style:style>
    <style:style style:name="T429" style:family="text">
      <style:text-properties style:font-name="Liberation Serif1" officeooo:rsid="376fc7ea"/>
    </style:style>
    <style:style style:name="T430" style:family="text">
      <style:text-properties style:font-name="Liberation Serif"/>
    </style:style>
    <style:style style:name="T431" style:family="text">
      <style:text-properties style:font-name="Liberation Serif" officeooo:rsid="2d8d5c0d"/>
    </style:style>
    <style:style style:name="T432" style:family="text">
      <style:text-properties style:font-name="Liberation Serif" officeooo:rsid="2d8ddfe0"/>
    </style:style>
    <style:style style:name="T433" style:family="text">
      <style:text-properties style:font-name="Liberation Serif" officeooo:rsid="2d8f1bdb"/>
    </style:style>
    <style:style style:name="T434" style:family="text">
      <style:text-properties style:font-name="Liberation Serif" officeooo:rsid="2d8fb24c"/>
    </style:style>
    <style:style style:name="T435" style:family="text">
      <style:text-properties style:font-name="Liberation Serif" officeooo:rsid="2d91a725"/>
    </style:style>
    <style:style style:name="T436" style:family="text">
      <style:text-properties style:font-name="Liberation Serif" officeooo:rsid="2d91fd06"/>
    </style:style>
    <style:style style:name="T437" style:family="text">
      <style:text-properties style:font-name="Liberation Serif" officeooo:rsid="2d93041e"/>
    </style:style>
    <style:style style:name="T438" style:family="text">
      <style:text-properties style:font-name="Liberation Serif" officeooo:rsid="2d944219"/>
    </style:style>
    <style:style style:name="T439" style:family="text">
      <style:text-properties style:font-name="Liberation Serif" style:font-name-asian="DejaVu Sans" style:font-name-complex="FreeSans"/>
    </style:style>
    <style:style style:name="T440" style:family="text">
      <style:text-properties style:font-name="Liberation Serif" officeooo:rsid="2d949f01" style:font-name-asian="DejaVu Sans" style:font-name-complex="FreeSans"/>
    </style:style>
    <style:style style:name="T441" style:family="text">
      <style:text-properties style:font-name="Liberation Serif" officeooo:rsid="2d95f9cc" style:font-name-asian="DejaVu Sans" style:font-name-complex="FreeSans"/>
    </style:style>
    <style:style style:name="T442" style:family="text">
      <style:text-properties style:font-name="Liberation Serif" officeooo:rsid="2d975b46" style:font-name-asian="DejaVu Sans" style:font-name-complex="FreeSans"/>
    </style:style>
    <style:style style:name="T443" style:family="text">
      <style:text-properties style:font-name="Liberation Serif" officeooo:rsid="2d97c0a1" style:font-name-asian="DejaVu Sans" style:font-name-complex="FreeSans"/>
    </style:style>
    <style:style style:name="T444" style:family="text">
      <style:text-properties style:font-name="Liberation Serif" officeooo:rsid="2d97df8a" style:font-name-asian="DejaVu Sans" style:font-name-complex="FreeSans"/>
    </style:style>
    <style:style style:name="T445" style:family="text">
      <style:text-properties style:font-name="Liberation Serif" officeooo:rsid="2d98f079" style:font-name-asian="DejaVu Sans" style:font-name-complex="FreeSans"/>
    </style:style>
    <style:style style:name="T446" style:family="text">
      <style:text-properties style:font-name="Liberation Serif" officeooo:rsid="2d997ba5" style:font-name-asian="DejaVu Sans" style:font-name-complex="FreeSans"/>
    </style:style>
    <style:style style:name="T447" style:family="text">
      <style:text-properties style:font-name="Liberation Serif" officeooo:rsid="0019f43d" style:font-name-asian="DejaVu Sans" style:font-name-complex="FreeSans"/>
    </style:style>
    <style:style style:name="T448" style:family="text">
      <style:text-properties style:font-name="Liberation Serif" officeooo:rsid="2d9b0d07" style:font-name-asian="DejaVu Sans" style:font-name-complex="FreeSans"/>
    </style:style>
    <style:style style:name="T449" style:family="text">
      <style:text-properties style:font-name="Liberation Serif" officeooo:rsid="2d9ba2d9" style:font-name-asian="DejaVu Sans" style:font-name-complex="FreeSans"/>
    </style:style>
    <style:style style:name="T450" style:family="text">
      <style:text-properties style:font-name="Liberation Serif" officeooo:rsid="2d9d6cdf" style:font-name-asian="DejaVu Sans" style:font-name-complex="FreeSans"/>
    </style:style>
    <style:style style:name="T451" style:family="text">
      <style:text-properties style:font-name="Liberation Serif" officeooo:rsid="2d9e50da" style:font-name-asian="DejaVu Sans" style:font-name-complex="FreeSans"/>
    </style:style>
    <style:style style:name="T452" style:family="text">
      <style:text-properties style:font-name="Liberation Serif" officeooo:rsid="2da04856" style:font-name-asian="DejaVu Sans" style:font-name-complex="FreeSans"/>
    </style:style>
    <style:style style:name="T453" style:family="text">
      <style:text-properties style:font-name="Liberation Serif" officeooo:rsid="2da069aa" style:font-name-asian="DejaVu Sans" style:font-name-complex="FreeSans"/>
    </style:style>
    <style:style style:name="T454" style:family="text">
      <style:text-properties style:font-name="Liberation Serif" officeooo:rsid="2da06d8a" style:font-name-asian="DejaVu Sans" style:font-name-complex="FreeSans"/>
    </style:style>
    <style:style style:name="T455" style:family="text">
      <style:text-properties style:font-name="Liberation Serif" officeooo:rsid="2da15e5c" style:font-name-asian="DejaVu Sans" style:font-name-complex="FreeSans"/>
    </style:style>
    <style:style style:name="T456" style:family="text">
      <style:text-properties style:font-name="Liberation Serif" officeooo:rsid="2da254f9" style:font-name-asian="DejaVu Sans" style:font-name-complex="FreeSans"/>
    </style:style>
    <style:style style:name="T457" style:family="text">
      <style:text-properties style:font-name="Liberation Serif" officeooo:rsid="2da3aa3b" style:font-name-asian="DejaVu Sans" style:font-name-complex="FreeSans"/>
    </style:style>
    <style:style style:name="T458" style:family="text">
      <style:text-properties style:font-name="Liberation Serif" officeooo:rsid="2da537f2" style:font-name-asian="DejaVu Sans" style:font-name-complex="FreeSans"/>
    </style:style>
    <style:style style:name="T459" style:family="text">
      <style:text-properties style:font-name="Liberation Serif" officeooo:rsid="2da6f49c" style:font-name-asian="DejaVu Sans" style:font-name-complex="FreeSans"/>
    </style:style>
    <style:style style:name="T460" style:family="text">
      <style:text-properties style:font-name="Liberation Serif" officeooo:rsid="2da843f6" style:font-name-asian="DejaVu Sans" style:font-name-complex="FreeSans"/>
    </style:style>
    <style:style style:name="T461" style:family="text">
      <style:text-properties style:font-name="Liberation Serif" officeooo:rsid="2da9a48c" style:font-name-asian="DejaVu Sans" style:font-name-complex="FreeSans"/>
    </style:style>
    <style:style style:name="T462" style:family="text">
      <style:text-properties style:font-name="Liberation Serif" officeooo:rsid="2dab0122" style:font-name-asian="DejaVu Sans" style:font-name-complex="FreeSans"/>
    </style:style>
    <style:style style:name="T463" style:family="text">
      <style:text-properties style:font-name="Liberation Serif" officeooo:rsid="2dacade2" style:font-name-asian="DejaVu Sans" style:font-name-complex="FreeSans"/>
    </style:style>
    <style:style style:name="T464" style:family="text">
      <style:text-properties style:font-name="Liberation Serif" officeooo:rsid="2dad83ad" style:font-name-asian="DejaVu Sans" style:font-name-complex="FreeSans"/>
    </style:style>
    <style:style style:name="T465" style:family="text">
      <style:text-properties style:font-name="Liberation Serif" officeooo:rsid="2daf43be" style:font-name-asian="DejaVu Sans" style:font-name-complex="FreeSans"/>
    </style:style>
    <style:style style:name="T466" style:family="text">
      <style:text-properties style:font-name="Liberation Serif" officeooo:rsid="2db0e0a9" style:font-name-asian="DejaVu Sans" style:font-name-complex="FreeSans"/>
    </style:style>
    <style:style style:name="T467" style:family="text">
      <style:text-properties style:font-name="Liberation Serif" officeooo:rsid="2db29c86" style:font-name-asian="DejaVu Sans" style:font-name-complex="FreeSans"/>
    </style:style>
    <style:style style:name="T468" style:family="text">
      <style:text-properties style:font-name="Liberation Serif" officeooo:rsid="2db3c968" style:font-name-asian="DejaVu Sans" style:font-name-complex="FreeSans"/>
    </style:style>
    <style:style style:name="T469" style:family="text">
      <style:text-properties style:font-name="Liberation Serif" officeooo:rsid="2db49c49" style:font-name-asian="DejaVu Sans" style:font-name-complex="FreeSans"/>
    </style:style>
    <style:style style:name="T470" style:family="text">
      <style:text-properties style:font-name="Liberation Serif" officeooo:rsid="2db567b3" style:font-name-asian="DejaVu Sans" style:font-name-complex="FreeSans"/>
    </style:style>
    <style:style style:name="T471" style:family="text">
      <style:text-properties style:font-name="Liberation Serif" officeooo:rsid="2db5bc3b" style:font-name-asian="DejaVu Sans" style:font-name-complex="FreeSans"/>
    </style:style>
    <style:style style:name="T472" style:family="text">
      <style:text-properties style:font-name="Liberation Serif" officeooo:rsid="2db68066" style:font-name-asian="DejaVu Sans" style:font-name-complex="FreeSans"/>
    </style:style>
    <style:style style:name="T473" style:family="text">
      <style:text-properties style:font-name="Liberation Serif" officeooo:rsid="2db73848" style:font-name-asian="DejaVu Sans" style:font-name-complex="FreeSans"/>
    </style:style>
    <style:style style:name="T474" style:family="text">
      <style:text-properties style:font-name="Liberation Serif" officeooo:rsid="2db8912b" style:font-name-asian="DejaVu Sans" style:font-name-complex="FreeSans"/>
    </style:style>
    <style:style style:name="T475" style:family="text">
      <style:text-properties style:font-name="Liberation Serif" officeooo:rsid="2dba6ff2" style:font-name-asian="DejaVu Sans" style:font-name-complex="FreeSans"/>
    </style:style>
    <style:style style:name="T476" style:family="text">
      <style:text-properties style:font-name="Liberation Serif" officeooo:rsid="2dbbac02" style:font-name-asian="DejaVu Sans" style:font-name-complex="FreeSans"/>
    </style:style>
    <style:style style:name="T477" style:family="text">
      <style:text-properties style:font-name="Liberation Serif" officeooo:rsid="2dbc35d0" style:font-name-asian="DejaVu Sans" style:font-name-complex="FreeSans"/>
    </style:style>
    <style:style style:name="T478" style:family="text">
      <style:text-properties style:font-name="Liberation Serif" officeooo:rsid="2dbd61e2" style:font-name-asian="DejaVu Sans" style:font-name-complex="FreeSans"/>
    </style:style>
    <style:style style:name="T479" style:family="text">
      <style:text-properties style:font-name="Liberation Serif" officeooo:rsid="2dbd8b31" style:font-name-asian="DejaVu Sans" style:font-name-complex="FreeSans"/>
    </style:style>
    <style:style style:name="T480" style:family="text">
      <style:text-properties style:font-name="Liberation Serif" officeooo:rsid="2dbe5745" style:font-name-asian="DejaVu Sans" style:font-name-complex="FreeSans"/>
    </style:style>
    <style:style style:name="T481" style:family="text">
      <style:text-properties style:font-name="Liberation Serif" officeooo:rsid="2dbf8810" style:font-name-asian="DejaVu Sans" style:font-name-complex="FreeSans"/>
    </style:style>
    <style:style style:name="T482" style:family="text">
      <style:text-properties style:font-name="Liberation Serif" officeooo:rsid="2dbf8a1c" style:font-name-asian="DejaVu Sans" style:font-name-complex="FreeSans"/>
    </style:style>
    <style:style style:name="T483" style:family="text">
      <style:text-properties style:font-name="Liberation Serif" officeooo:rsid="2dc0670b" style:font-name-asian="DejaVu Sans" style:font-name-complex="FreeSans"/>
    </style:style>
    <style:style style:name="T484" style:family="text">
      <style:text-properties style:font-name="Liberation Serif" officeooo:rsid="2dc0b8be" style:font-name-asian="DejaVu Sans" style:font-name-complex="FreeSans"/>
    </style:style>
    <style:style style:name="T485" style:family="text">
      <style:text-properties style:font-name="Liberation Serif" officeooo:rsid="2dc22dcf" style:font-name-asian="DejaVu Sans" style:font-name-complex="FreeSans"/>
    </style:style>
    <style:style style:name="T486" style:family="text">
      <style:text-properties style:font-name="Liberation Serif" officeooo:rsid="2dc383a4" style:font-name-asian="DejaVu Sans" style:font-name-complex="FreeSans"/>
    </style:style>
    <style:style style:name="T487" style:family="text">
      <style:text-properties style:font-name="Liberation Serif" officeooo:rsid="2dc3dac9" style:font-name-asian="DejaVu Sans" style:font-name-complex="FreeSans"/>
    </style:style>
    <style:style style:name="T488" style:family="text">
      <style:text-properties style:font-name="Liberation Serif" officeooo:rsid="2dc5290d" style:font-name-asian="DejaVu Sans" style:font-name-complex="FreeSans"/>
    </style:style>
    <style:style style:name="T489" style:family="text">
      <style:text-properties style:font-name="Liberation Serif" officeooo:rsid="2dc72283" style:font-name-asian="DejaVu Sans" style:font-name-complex="FreeSans"/>
    </style:style>
    <style:style style:name="T490" style:family="text">
      <style:text-properties style:font-name="Liberation Serif" officeooo:rsid="2dc79da6" style:font-name-asian="DejaVu Sans" style:font-name-complex="FreeSans"/>
    </style:style>
    <style:style style:name="T491" style:family="text">
      <style:text-properties style:font-name="Liberation Serif" officeooo:rsid="2dc954ba" style:font-name-asian="DejaVu Sans" style:font-name-complex="FreeSans"/>
    </style:style>
    <style:style style:name="T492" style:family="text">
      <style:text-properties style:font-name="Liberation Serif" officeooo:rsid="2dc9ea67" style:font-name-asian="DejaVu Sans" style:font-name-complex="FreeSans"/>
    </style:style>
    <style:style style:name="T493" style:family="text">
      <style:text-properties style:font-name="Liberation Serif" officeooo:rsid="2dcab7c7" style:font-name-asian="DejaVu Sans" style:font-name-complex="FreeSans"/>
    </style:style>
    <style:style style:name="T494" style:family="text">
      <style:text-properties style:font-name="Liberation Serif" officeooo:rsid="2dcbdd85" style:font-name-asian="DejaVu Sans" style:font-name-complex="FreeSans"/>
    </style:style>
    <style:style style:name="T495" style:family="text">
      <style:text-properties style:font-name="Liberation Serif" officeooo:rsid="2dcc00e8" style:font-name-asian="DejaVu Sans" style:font-name-complex="FreeSans"/>
    </style:style>
    <style:style style:name="T496" style:family="text">
      <style:text-properties style:font-name="Liberation Serif" officeooo:rsid="2dccfe37" style:font-name-asian="DejaVu Sans" style:font-name-complex="FreeSans"/>
    </style:style>
    <style:style style:name="T497" style:family="text">
      <style:text-properties style:font-name="Liberation Serif" officeooo:rsid="2dce3aa9" style:font-name-asian="DejaVu Sans" style:font-name-complex="FreeSans"/>
    </style:style>
    <style:style style:name="T498" style:family="text">
      <style:text-properties style:font-name="Liberation Serif" officeooo:rsid="2dcf6c16" style:font-name-asian="DejaVu Sans" style:font-name-complex="FreeSans"/>
    </style:style>
    <style:style style:name="T499" style:family="text">
      <style:text-properties style:font-name="Liberation Serif" officeooo:rsid="2dd07c21" style:font-name-asian="DejaVu Sans" style:font-name-complex="FreeSans"/>
    </style:style>
    <style:style style:name="T500" style:family="text">
      <style:text-properties style:font-name="Liberation Serif" officeooo:rsid="2dd270bf" style:font-name-asian="DejaVu Sans" style:font-name-complex="FreeSans"/>
    </style:style>
    <style:style style:name="T501" style:family="text">
      <style:text-properties style:font-name="Liberation Serif" officeooo:rsid="2dd29b4f" style:font-name-asian="DejaVu Sans" style:font-name-complex="FreeSans"/>
    </style:style>
    <style:style style:name="T502" style:family="text">
      <style:text-properties style:font-name="Liberation Serif" officeooo:rsid="2dd42a67" style:font-name-asian="DejaVu Sans" style:font-name-complex="FreeSans"/>
    </style:style>
    <style:style style:name="T503" style:family="text">
      <style:text-properties style:font-name="Liberation Serif" officeooo:rsid="2dd5767d" style:font-name-asian="DejaVu Sans" style:font-name-complex="FreeSans"/>
    </style:style>
    <style:style style:name="T504" style:family="text">
      <style:text-properties style:font-name="Liberation Serif" officeooo:rsid="2dd73686" style:font-name-asian="DejaVu Sans" style:font-name-complex="FreeSans"/>
    </style:style>
    <style:style style:name="T505" style:family="text">
      <style:text-properties style:font-name="Liberation Serif" officeooo:rsid="2dd7afce" style:font-name-asian="DejaVu Sans" style:font-name-complex="FreeSans"/>
    </style:style>
    <style:style style:name="T506" style:family="text">
      <style:text-properties style:font-name="Liberation Serif" officeooo:rsid="2dd85314" style:font-name-asian="DejaVu Sans" style:font-name-complex="FreeSans"/>
    </style:style>
    <style:style style:name="T507" style:family="text">
      <style:text-properties style:font-name="Liberation Serif" officeooo:rsid="2dd95ddc" style:font-name-asian="DejaVu Sans" style:font-name-complex="FreeSans"/>
    </style:style>
    <style:style style:name="T508" style:family="text">
      <style:text-properties style:font-name="Liberation Serif" officeooo:rsid="2ddabce6" style:font-name-asian="DejaVu Sans" style:font-name-complex="FreeSans"/>
    </style:style>
    <style:style style:name="T509" style:family="text">
      <style:text-properties style:font-name="Liberation Serif" officeooo:rsid="2ddc54bf" style:font-name-asian="DejaVu Sans" style:font-name-complex="FreeSans"/>
    </style:style>
    <style:style style:name="T510" style:family="text">
      <style:text-properties style:font-name="Liberation Serif" officeooo:rsid="2ddddc5b" style:font-name-asian="DejaVu Sans" style:font-name-complex="FreeSans"/>
    </style:style>
    <style:style style:name="T511" style:family="text">
      <style:text-properties style:font-name="Liberation Serif" officeooo:rsid="2ddf1d34" style:font-name-asian="DejaVu Sans" style:font-name-complex="FreeSans"/>
    </style:style>
    <style:style style:name="T512" style:family="text">
      <style:text-properties style:font-name="Liberation Serif" officeooo:rsid="2de0ecd5" style:font-name-asian="DejaVu Sans" style:font-name-complex="FreeSans"/>
    </style:style>
    <style:style style:name="T513" style:family="text">
      <style:text-properties style:font-name="Liberation Serif" officeooo:rsid="2de2d5b5" style:font-name-asian="DejaVu Sans" style:font-name-complex="FreeSans"/>
    </style:style>
    <style:style style:name="T514" style:family="text">
      <style:text-properties style:font-name="Liberation Serif" officeooo:rsid="2de472a6" style:font-name-asian="DejaVu Sans" style:font-name-complex="FreeSans"/>
    </style:style>
    <style:style style:name="T515" style:family="text">
      <style:text-properties style:font-name="Liberation Serif" officeooo:rsid="2de5877d" style:font-name-asian="DejaVu Sans" style:font-name-complex="FreeSans"/>
    </style:style>
    <style:style style:name="T516" style:family="text">
      <style:text-properties style:font-name="Liberation Serif" officeooo:rsid="2de6f9cc" style:font-name-asian="DejaVu Sans" style:font-name-complex="FreeSans"/>
    </style:style>
    <style:style style:name="T517" style:family="text">
      <style:text-properties style:font-name="Liberation Serif" officeooo:rsid="2de7551c" style:font-name-asian="DejaVu Sans" style:font-name-complex="FreeSans"/>
    </style:style>
    <style:style style:name="T518" style:family="text">
      <style:text-properties style:font-name="Liberation Serif" officeooo:rsid="2de939ff" style:font-name-asian="DejaVu Sans" style:font-name-complex="FreeSans"/>
    </style:style>
    <style:style style:name="T519" style:family="text">
      <style:text-properties style:font-name="Liberation Serif" officeooo:rsid="2deb3877" style:font-name-asian="DejaVu Sans" style:font-name-complex="FreeSans"/>
    </style:style>
    <style:style style:name="T520" style:family="text">
      <style:text-properties style:font-name="Liberation Serif" officeooo:rsid="2deb8f1a" style:font-name-asian="DejaVu Sans" style:font-name-complex="FreeSans"/>
    </style:style>
    <style:style style:name="T521" style:family="text">
      <style:text-properties style:font-name="Liberation Serif" officeooo:rsid="2dec3eb7" style:font-name-asian="DejaVu Sans" style:font-name-complex="FreeSans"/>
    </style:style>
    <style:style style:name="T522" style:family="text">
      <style:text-properties style:font-name="Liberation Serif" officeooo:rsid="2deef9cc" style:font-name-asian="DejaVu Sans" style:font-name-complex="FreeSans"/>
    </style:style>
    <style:style style:name="T523" style:family="text">
      <style:text-properties style:font-name="Liberation Serif" officeooo:rsid="2def68c1" style:font-name-asian="DejaVu Sans" style:font-name-complex="FreeSans"/>
    </style:style>
    <style:style style:name="T524" style:family="text">
      <style:text-properties style:font-name="Liberation Serif" officeooo:rsid="2df0848c" style:font-name-asian="DejaVu Sans" style:font-name-complex="FreeSans"/>
    </style:style>
    <style:style style:name="T525" style:family="text">
      <style:text-properties style:font-name="Liberation Serif" officeooo:rsid="2df204f8" style:font-name-asian="DejaVu Sans" style:font-name-complex="FreeSans"/>
    </style:style>
    <style:style style:name="T526" style:family="text">
      <style:text-properties style:font-name="Liberation Serif" officeooo:rsid="2df2d3ad" style:font-name-asian="DejaVu Sans" style:font-name-complex="FreeSans"/>
    </style:style>
    <style:style style:name="T527" style:family="text">
      <style:text-properties style:font-name="Liberation Serif" officeooo:rsid="2df30b8e" style:font-name-asian="DejaVu Sans" style:font-name-complex="FreeSans"/>
    </style:style>
    <style:style style:name="T528" style:family="text">
      <style:text-properties style:font-name="Liberation Serif" officeooo:rsid="2df476e7" style:font-name-asian="DejaVu Sans" style:font-name-complex="FreeSans"/>
    </style:style>
    <style:style style:name="T529" style:family="text">
      <style:text-properties style:font-name="Liberation Serif" officeooo:rsid="2df5ff49" style:font-name-asian="DejaVu Sans" style:font-name-complex="FreeSans"/>
    </style:style>
    <style:style style:name="T530" style:family="text">
      <style:text-properties style:font-name="Liberation Serif" officeooo:rsid="2df7376b" style:font-name-asian="DejaVu Sans" style:font-name-complex="FreeSans"/>
    </style:style>
    <style:style style:name="T531" style:family="text">
      <style:text-properties style:font-name="Liberation Serif" officeooo:rsid="2df75c04" style:font-name-asian="DejaVu Sans" style:font-name-complex="FreeSans"/>
    </style:style>
    <style:style style:name="T532" style:family="text">
      <style:text-properties style:font-name="Liberation Serif" officeooo:rsid="2df89a91" style:font-name-asian="DejaVu Sans" style:font-name-complex="FreeSans"/>
    </style:style>
    <style:style style:name="T533" style:family="text">
      <style:text-properties style:font-name="Liberation Serif" officeooo:rsid="2df90bb9" style:font-name-asian="DejaVu Sans" style:font-name-complex="FreeSans"/>
    </style:style>
    <style:style style:name="T534" style:family="text">
      <style:text-properties style:font-name="Liberation Serif" officeooo:rsid="2dfa53a7" style:font-name-asian="DejaVu Sans" style:font-name-complex="FreeSans"/>
    </style:style>
    <style:style style:name="T535" style:family="text">
      <style:text-properties style:font-name="Liberation Serif" officeooo:rsid="2dfad67a" style:font-name-asian="DejaVu Sans" style:font-name-complex="FreeSans"/>
    </style:style>
    <style:style style:name="T536" style:family="text">
      <style:text-properties style:font-name="Liberation Serif" officeooo:rsid="2dfc62b9" style:font-name-asian="DejaVu Sans" style:font-name-complex="FreeSans"/>
    </style:style>
    <style:style style:name="T537" style:family="text">
      <style:text-properties style:font-name="Liberation Serif" officeooo:rsid="2dfd36e5" style:font-name-asian="DejaVu Sans" style:font-name-complex="FreeSans"/>
    </style:style>
    <style:style style:name="T538" style:family="text">
      <style:text-properties style:font-name="Liberation Serif" officeooo:rsid="2dfdd266" style:font-name-asian="DejaVu Sans" style:font-name-complex="FreeSans"/>
    </style:style>
    <style:style style:name="T539" style:family="text">
      <style:text-properties style:font-name="Liberation Serif" officeooo:rsid="2dff01ad" style:font-name-asian="DejaVu Sans" style:font-name-complex="FreeSans"/>
    </style:style>
    <style:style style:name="T540" style:family="text">
      <style:text-properties style:font-name="Liberation Serif" officeooo:rsid="2e00cbb9" style:font-name-asian="DejaVu Sans" style:font-name-complex="FreeSans"/>
    </style:style>
    <style:style style:name="T541" style:family="text">
      <style:text-properties style:font-name="Liberation Serif" officeooo:rsid="2e01338e" style:font-name-asian="DejaVu Sans" style:font-name-complex="FreeSans"/>
    </style:style>
    <style:style style:name="T542" style:family="text">
      <style:text-properties style:font-name="Liberation Serif" officeooo:rsid="2e016c06" style:font-name-asian="DejaVu Sans" style:font-name-complex="FreeSans"/>
    </style:style>
    <style:style style:name="T543" style:family="text">
      <style:text-properties style:font-name="Liberation Serif" officeooo:rsid="2e03391b" style:font-name-asian="DejaVu Sans" style:font-name-complex="FreeSans"/>
    </style:style>
    <style:style style:name="T544" style:family="text">
      <style:text-properties style:font-name="Liberation Serif" officeooo:rsid="2e035528" style:font-name-asian="DejaVu Sans" style:font-name-complex="FreeSans"/>
    </style:style>
    <style:style style:name="T545" style:family="text">
      <style:text-properties style:font-name="Liberation Serif" officeooo:rsid="2e04f3f9" style:font-name-asian="DejaVu Sans" style:font-name-complex="FreeSans"/>
    </style:style>
    <style:style style:name="T546" style:family="text">
      <style:text-properties style:font-name="Liberation Serif" officeooo:rsid="2e06b22b" style:font-name-asian="DejaVu Sans" style:font-name-complex="FreeSans"/>
    </style:style>
    <style:style style:name="T547" style:family="text">
      <style:text-properties style:font-name="Liberation Serif" officeooo:rsid="2e078f3a" style:font-name-asian="DejaVu Sans" style:font-name-complex="FreeSans"/>
    </style:style>
    <style:style style:name="T548" style:family="text">
      <style:text-properties style:font-name="Liberation Serif" officeooo:rsid="2e08e2e4" style:font-name-asian="DejaVu Sans" style:font-name-complex="FreeSans"/>
    </style:style>
    <style:style style:name="T549" style:family="text">
      <style:text-properties style:font-name="Liberation Serif" officeooo:rsid="2e0bec01" style:font-name-asian="DejaVu Sans" style:font-name-complex="FreeSans"/>
    </style:style>
    <style:style style:name="T550" style:family="text">
      <style:text-properties style:font-name="Liberation Serif" officeooo:rsid="2e0c45bf" style:font-name-asian="DejaVu Sans" style:font-name-complex="FreeSans"/>
    </style:style>
    <style:style style:name="T551" style:family="text">
      <style:text-properties style:font-name="Liberation Serif" officeooo:rsid="2e0cb753" style:font-name-asian="DejaVu Sans" style:font-name-complex="FreeSans"/>
    </style:style>
    <style:style style:name="T552" style:family="text">
      <style:text-properties style:font-name="Liberation Serif" officeooo:rsid="2e0e6a39" style:font-name-asian="DejaVu Sans" style:font-name-complex="FreeSans"/>
    </style:style>
    <style:style style:name="T553" style:family="text">
      <style:text-properties style:font-name="Liberation Serif" officeooo:rsid="2e0f413d" style:font-name-asian="DejaVu Sans" style:font-name-complex="FreeSans"/>
    </style:style>
    <style:style style:name="T554" style:family="text">
      <style:text-properties style:font-name="Liberation Serif" officeooo:rsid="2e0f882a" style:font-name-asian="DejaVu Sans" style:font-name-complex="FreeSans"/>
    </style:style>
    <style:style style:name="T555" style:family="text">
      <style:text-properties style:font-name="Liberation Serif" officeooo:rsid="2e0ff0ae" style:font-name-asian="DejaVu Sans" style:font-name-complex="FreeSans"/>
    </style:style>
    <style:style style:name="T556" style:family="text">
      <style:text-properties style:font-name="Liberation Serif" officeooo:rsid="2e111403" style:font-name-asian="DejaVu Sans" style:font-name-complex="FreeSans"/>
    </style:style>
    <style:style style:name="T557" style:family="text">
      <style:text-properties style:font-name="Liberation Serif" officeooo:rsid="2e1126b9" style:font-name-asian="DejaVu Sans" style:font-name-complex="FreeSans"/>
    </style:style>
    <style:style style:name="T558" style:family="text">
      <style:text-properties style:font-name="Liberation Serif" officeooo:rsid="2e13d67d" style:font-name-asian="DejaVu Sans" style:font-name-complex="FreeSans"/>
    </style:style>
    <style:style style:name="T559" style:family="text">
      <style:text-properties style:font-name="Liberation Serif" officeooo:rsid="2e14d2ee" style:font-name-asian="DejaVu Sans" style:font-name-complex="FreeSans"/>
    </style:style>
    <style:style style:name="T560" style:family="text">
      <style:text-properties style:font-name="Liberation Serif" officeooo:rsid="2e165d9b" style:font-name-asian="DejaVu Sans" style:font-name-complex="FreeSans"/>
    </style:style>
    <style:style style:name="T561" style:family="text">
      <style:text-properties style:font-name="Liberation Serif" officeooo:rsid="2e176295" style:font-name-asian="DejaVu Sans" style:font-name-complex="FreeSans"/>
    </style:style>
    <style:style style:name="T562" style:family="text">
      <style:text-properties style:font-name="Liberation Serif" officeooo:rsid="2e17de1c" style:font-name-asian="DejaVu Sans" style:font-name-complex="FreeSans"/>
    </style:style>
    <style:style style:name="T563" style:family="text">
      <style:text-properties style:font-name="Liberation Serif" officeooo:rsid="2e189c42" style:font-name-asian="DejaVu Sans" style:font-name-complex="FreeSans"/>
    </style:style>
    <style:style style:name="T564" style:family="text">
      <style:text-properties style:font-name="Liberation Serif" officeooo:rsid="2e18b88d" style:font-name-asian="DejaVu Sans" style:font-name-complex="FreeSans"/>
    </style:style>
    <style:style style:name="T565" style:family="text">
      <style:text-properties style:font-name="Liberation Serif" officeooo:rsid="2e1a881f" style:font-name-asian="DejaVu Sans" style:font-name-complex="FreeSans"/>
    </style:style>
    <style:style style:name="T566" style:family="text">
      <style:text-properties style:font-name="Liberation Serif" officeooo:rsid="2e1aa416" style:font-name-asian="DejaVu Sans" style:font-name-complex="FreeSans"/>
    </style:style>
    <style:style style:name="T567" style:family="text">
      <style:text-properties style:font-name="Liberation Serif" officeooo:rsid="2e1b44d7" style:font-name-asian="DejaVu Sans" style:font-name-complex="FreeSans"/>
    </style:style>
    <style:style style:name="T568" style:family="text">
      <style:text-properties style:font-name="Liberation Serif" officeooo:rsid="2e1b7cc6" style:font-name-asian="DejaVu Sans" style:font-name-complex="FreeSans"/>
    </style:style>
    <style:style style:name="T569" style:family="text">
      <style:text-properties style:font-name="Liberation Serif" officeooo:rsid="2e1d0e16" style:font-name-asian="DejaVu Sans" style:font-name-complex="FreeSans"/>
    </style:style>
    <style:style style:name="T570" style:family="text">
      <style:text-properties style:font-name="Liberation Serif" officeooo:rsid="2e1e33d1" style:font-name-asian="DejaVu Sans" style:font-name-complex="FreeSans"/>
    </style:style>
    <style:style style:name="T571" style:family="text">
      <style:text-properties style:font-name="Liberation Serif" officeooo:rsid="2e1f86ec" style:font-name-asian="DejaVu Sans" style:font-name-complex="FreeSans"/>
    </style:style>
    <style:style style:name="T572" style:family="text">
      <style:text-properties style:font-name="Liberation Serif" officeooo:rsid="2e1fb1c4" style:font-name-asian="DejaVu Sans" style:font-name-complex="FreeSans"/>
    </style:style>
    <style:style style:name="T573" style:family="text">
      <style:text-properties style:font-name="Liberation Serif" officeooo:rsid="2e200c88" style:font-name-asian="DejaVu Sans" style:font-name-complex="FreeSans"/>
    </style:style>
    <style:style style:name="T574" style:family="text">
      <style:text-properties style:font-name="Liberation Serif" officeooo:rsid="2e20238a" style:font-name-asian="DejaVu Sans" style:font-name-complex="FreeSans"/>
    </style:style>
    <style:style style:name="T575" style:family="text">
      <style:text-properties style:font-name="Liberation Serif" officeooo:rsid="2e20b194" style:font-name-asian="DejaVu Sans" style:font-name-complex="FreeSans"/>
    </style:style>
    <style:style style:name="T576" style:family="text">
      <style:text-properties style:font-name="Liberation Serif" officeooo:rsid="2e22c0f0" style:font-name-asian="DejaVu Sans" style:font-name-complex="FreeSans"/>
    </style:style>
    <style:style style:name="T577" style:family="text">
      <style:text-properties style:font-name="Liberation Serif" officeooo:rsid="2e2325a9" style:font-name-asian="DejaVu Sans" style:font-name-complex="FreeSans"/>
    </style:style>
    <style:style style:name="T578" style:family="text">
      <style:text-properties style:font-name="Liberation Serif" officeooo:rsid="2e23b2ed" style:font-name-asian="DejaVu Sans" style:font-name-complex="FreeSans"/>
    </style:style>
    <style:style style:name="T579" style:family="text">
      <style:text-properties style:font-name="Liberation Serif" officeooo:rsid="2e246fbe" style:font-name-asian="DejaVu Sans" style:font-name-complex="FreeSans"/>
    </style:style>
    <style:style style:name="T580" style:family="text">
      <style:text-properties style:font-name="Liberation Serif" officeooo:rsid="2e276b57" style:font-name-asian="DejaVu Sans" style:font-name-complex="FreeSans"/>
    </style:style>
    <style:style style:name="T581" style:family="text">
      <style:text-properties style:font-name="Liberation Serif" officeooo:rsid="2e279343" style:font-name-asian="DejaVu Sans" style:font-name-complex="FreeSans"/>
    </style:style>
    <style:style style:name="T582" style:family="text">
      <style:text-properties style:font-name="Liberation Serif" officeooo:rsid="2e285c27" style:font-name-asian="DejaVu Sans" style:font-name-complex="FreeSans"/>
    </style:style>
    <style:style style:name="T583" style:family="text">
      <style:text-properties style:font-name="Liberation Serif" officeooo:rsid="2e28f4ee" style:font-name-asian="DejaVu Sans" style:font-name-complex="FreeSans"/>
    </style:style>
    <style:style style:name="T584" style:family="text">
      <style:text-properties style:font-name="Liberation Serif" officeooo:rsid="2e2a4d16" style:font-name-asian="DejaVu Sans" style:font-name-complex="FreeSans"/>
    </style:style>
    <style:style style:name="T585" style:family="text">
      <style:text-properties style:font-name="Liberation Serif" officeooo:rsid="2e2afd69" style:font-name-asian="DejaVu Sans" style:font-name-complex="FreeSans"/>
    </style:style>
    <style:style style:name="T586" style:family="text">
      <style:text-properties style:font-name="Liberation Serif" officeooo:rsid="2e2cdd26" style:font-name-asian="DejaVu Sans" style:font-name-complex="FreeSans"/>
    </style:style>
    <style:style style:name="T587" style:family="text">
      <style:text-properties style:font-name="Liberation Serif" officeooo:rsid="2e2e75c7" style:font-name-asian="DejaVu Sans" style:font-name-complex="FreeSans"/>
    </style:style>
    <style:style style:name="T588" style:family="text">
      <style:text-properties style:font-name="Liberation Serif" officeooo:rsid="2e2f0bd6" style:font-name-asian="DejaVu Sans" style:font-name-complex="FreeSans"/>
    </style:style>
    <style:style style:name="T589" style:family="text">
      <style:text-properties style:font-name="Liberation Serif" officeooo:rsid="2e300868" style:font-name-asian="DejaVu Sans" style:font-name-complex="FreeSans"/>
    </style:style>
    <style:style style:name="T590" style:family="text">
      <style:text-properties style:font-name="Liberation Serif" officeooo:rsid="2e31433f" style:font-name-asian="DejaVu Sans" style:font-name-complex="FreeSans"/>
    </style:style>
    <style:style style:name="T591" style:family="text">
      <style:text-properties style:font-name="Liberation Serif" officeooo:rsid="2e3197b4" style:font-name-asian="DejaVu Sans" style:font-name-complex="FreeSans"/>
    </style:style>
    <style:style style:name="T592" style:family="text">
      <style:text-properties style:font-name="Liberation Serif" officeooo:rsid="2e334126" style:font-name-asian="DejaVu Sans" style:font-name-complex="FreeSans"/>
    </style:style>
    <style:style style:name="T593" style:family="text">
      <style:text-properties style:font-name="Liberation Serif" officeooo:rsid="2e33b0cd" style:font-name-asian="DejaVu Sans" style:font-name-complex="FreeSans"/>
    </style:style>
    <style:style style:name="T594" style:family="text">
      <style:text-properties style:font-name="Liberation Serif" officeooo:rsid="2e33b161" style:font-name-asian="DejaVu Sans" style:font-name-complex="FreeSans"/>
    </style:style>
    <style:style style:name="T595" style:family="text">
      <style:text-properties style:font-name="Liberation Serif" officeooo:rsid="2e358ead" style:font-name-asian="DejaVu Sans" style:font-name-complex="FreeSans"/>
    </style:style>
    <style:style style:name="T596" style:family="text">
      <style:text-properties style:font-name="Liberation Serif" officeooo:rsid="2e370775" style:font-name-asian="DejaVu Sans" style:font-name-complex="FreeSans"/>
    </style:style>
    <style:style style:name="T597" style:family="text">
      <style:text-properties style:font-name="Liberation Serif" officeooo:rsid="2e37f4ad" style:font-name-asian="DejaVu Sans" style:font-name-complex="FreeSans"/>
    </style:style>
    <style:style style:name="T598" style:family="text">
      <style:text-properties style:font-name="Liberation Serif" officeooo:rsid="2e39c98e" style:font-name-asian="DejaVu Sans" style:font-name-complex="FreeSans"/>
    </style:style>
    <style:style style:name="T599" style:family="text">
      <style:text-properties style:font-name="Liberation Serif" officeooo:rsid="2e3b0584" style:font-name-asian="DejaVu Sans" style:font-name-complex="FreeSans"/>
    </style:style>
    <style:style style:name="T600" style:family="text">
      <style:text-properties style:font-name="Liberation Serif" officeooo:rsid="2e3bf461" style:font-name-asian="DejaVu Sans" style:font-name-complex="FreeSans"/>
    </style:style>
    <style:style style:name="T601" style:family="text">
      <style:text-properties style:font-name="Liberation Serif" officeooo:rsid="2e3df0d1" style:font-name-asian="DejaVu Sans" style:font-name-complex="FreeSans"/>
    </style:style>
    <style:style style:name="T602" style:family="text">
      <style:text-properties style:font-name="Liberation Serif" officeooo:rsid="2e3ef5c0" style:font-name-asian="DejaVu Sans" style:font-name-complex="FreeSans"/>
    </style:style>
    <style:style style:name="T603" style:family="text">
      <style:text-properties style:font-name="Liberation Serif" officeooo:rsid="2e40c7a0" style:font-name-asian="DejaVu Sans" style:font-name-complex="FreeSans"/>
    </style:style>
    <style:style style:name="T604" style:family="text">
      <style:text-properties style:font-name="Liberation Serif" officeooo:rsid="2e425a6e" style:font-name-asian="DejaVu Sans" style:font-name-complex="FreeSans"/>
    </style:style>
    <style:style style:name="T605" style:family="text">
      <style:text-properties style:font-name="Liberation Serif" officeooo:rsid="2e431a44" style:font-name-asian="DejaVu Sans" style:font-name-complex="FreeSans"/>
    </style:style>
    <style:style style:name="T606" style:family="text">
      <style:text-properties style:font-name="Liberation Serif" officeooo:rsid="2e450efb" style:font-name-asian="DejaVu Sans" style:font-name-complex="FreeSans"/>
    </style:style>
    <style:style style:name="T607" style:family="text">
      <style:text-properties style:font-name="Liberation Serif" officeooo:rsid="2e46955c" style:font-name-asian="DejaVu Sans" style:font-name-complex="FreeSans"/>
    </style:style>
    <style:style style:name="T608" style:family="text">
      <style:text-properties style:font-name="Liberation Serif" officeooo:rsid="2e479a1f" style:font-name-asian="DejaVu Sans" style:font-name-complex="FreeSans"/>
    </style:style>
    <style:style style:name="T609" style:family="text">
      <style:text-properties style:font-name="Liberation Serif" officeooo:rsid="2e47fb15" style:font-name-asian="DejaVu Sans" style:font-name-complex="FreeSans"/>
    </style:style>
    <style:style style:name="T610" style:family="text">
      <style:text-properties style:font-name="Liberation Serif" officeooo:rsid="2e4875e9" style:font-name-asian="DejaVu Sans" style:font-name-complex="FreeSans"/>
    </style:style>
    <style:style style:name="T611" style:family="text">
      <style:text-properties style:font-name="Liberation Serif" officeooo:rsid="2e48be94" style:font-name-asian="DejaVu Sans" style:font-name-complex="FreeSans"/>
    </style:style>
    <style:style style:name="T612" style:family="text">
      <style:text-properties style:font-name="Liberation Serif" officeooo:rsid="2e4921cb" style:font-name-asian="DejaVu Sans" style:font-name-complex="FreeSans"/>
    </style:style>
    <style:style style:name="T613" style:family="text">
      <style:text-properties style:font-name="Liberation Serif" officeooo:rsid="2e4a1e95" style:font-name-asian="DejaVu Sans" style:font-name-complex="FreeSans"/>
    </style:style>
    <style:style style:name="T614" style:family="text">
      <style:text-properties style:font-name="Liberation Serif" officeooo:rsid="2e4ba107" style:font-name-asian="DejaVu Sans" style:font-name-complex="FreeSans"/>
    </style:style>
    <style:style style:name="T615" style:family="text">
      <style:text-properties style:font-name="Liberation Serif" officeooo:rsid="2e4c894e" style:font-name-asian="DejaVu Sans" style:font-name-complex="FreeSans"/>
    </style:style>
    <style:style style:name="T616" style:family="text">
      <style:text-properties style:font-name="Liberation Serif" officeooo:rsid="2e4df818" style:font-name-asian="DejaVu Sans" style:font-name-complex="FreeSans"/>
    </style:style>
    <style:style style:name="T617" style:family="text">
      <style:text-properties style:font-name="Liberation Serif" officeooo:rsid="2e4f5c5f" style:font-name-asian="DejaVu Sans" style:font-name-complex="FreeSans"/>
    </style:style>
    <style:style style:name="T618" style:family="text">
      <style:text-properties style:font-name="Liberation Serif" officeooo:rsid="2e508380" style:font-name-asian="DejaVu Sans" style:font-name-complex="FreeSans"/>
    </style:style>
    <style:style style:name="T619" style:family="text">
      <style:text-properties style:font-name="Liberation Serif" officeooo:rsid="2e523842" style:font-name-asian="DejaVu Sans" style:font-name-complex="FreeSans"/>
    </style:style>
    <style:style style:name="T620" style:family="text">
      <style:text-properties style:font-name="Liberation Serif" officeooo:rsid="2e5393b0" style:font-name-asian="DejaVu Sans" style:font-name-complex="FreeSans"/>
    </style:style>
    <style:style style:name="T621" style:family="text">
      <style:text-properties style:font-name="Liberation Serif" officeooo:rsid="2e5561cf" style:font-name-asian="DejaVu Sans" style:font-name-complex="FreeSans"/>
    </style:style>
    <style:style style:name="T622" style:family="text">
      <style:text-properties style:font-name="Liberation Serif" officeooo:rsid="2e559c25" style:font-name-asian="DejaVu Sans" style:font-name-complex="FreeSans"/>
    </style:style>
    <style:style style:name="T623" style:family="text">
      <style:text-properties style:font-name="Liberation Serif" officeooo:rsid="2e571654" style:font-name-asian="DejaVu Sans" style:font-name-complex="FreeSans"/>
    </style:style>
    <style:style style:name="T624" style:family="text">
      <style:text-properties style:font-name="Liberation Serif" officeooo:rsid="2e59401e" style:font-name-asian="DejaVu Sans" style:font-name-complex="FreeSans"/>
    </style:style>
    <style:style style:name="T625" style:family="text">
      <style:text-properties style:font-name="Liberation Serif" officeooo:rsid="2e5b3e47" style:font-name-asian="DejaVu Sans" style:font-name-complex="FreeSans"/>
    </style:style>
    <style:style style:name="T626" style:family="text">
      <style:text-properties style:font-name="Liberation Serif" officeooo:rsid="2e5d03e5" style:font-name-asian="DejaVu Sans" style:font-name-complex="FreeSans"/>
    </style:style>
    <style:style style:name="T627" style:family="text">
      <style:text-properties style:font-name="Liberation Serif" officeooo:rsid="2e5e703c" style:font-name-asian="DejaVu Sans" style:font-name-complex="FreeSans"/>
    </style:style>
    <style:style style:name="T628" style:family="text">
      <style:text-properties style:font-name="Liberation Serif" officeooo:rsid="2e5fb982" style:font-name-asian="DejaVu Sans" style:font-name-complex="FreeSans"/>
    </style:style>
    <style:style style:name="T629" style:family="text">
      <style:text-properties style:font-name="Liberation Serif" officeooo:rsid="2e603617" style:font-name-asian="DejaVu Sans" style:font-name-complex="FreeSans"/>
    </style:style>
    <style:style style:name="T630" style:family="text">
      <style:text-properties style:font-name="Liberation Serif" officeooo:rsid="2e61cd6b" style:font-name-asian="DejaVu Sans" style:font-name-complex="FreeSans"/>
    </style:style>
    <style:style style:name="T631" style:family="text">
      <style:text-properties style:font-name="Liberation Serif" officeooo:rsid="2e637bd7" style:font-name-asian="DejaVu Sans" style:font-name-complex="FreeSans"/>
    </style:style>
    <style:style style:name="T632" style:family="text">
      <style:text-properties style:font-name="Liberation Serif" officeooo:rsid="2e637e16" style:font-name-asian="DejaVu Sans" style:font-name-complex="FreeSans"/>
    </style:style>
    <style:style style:name="T633" style:family="text">
      <style:text-properties style:font-name="Liberation Serif" fo:font-style="italic" style:font-name-asian="DejaVu Sans" style:font-style-asian="italic" style:font-name-complex="FreeSans" style:font-style-complex="italic"/>
    </style:style>
    <style:style style:name="T634" style:family="text">
      <style:text-properties style:font-name="Liberation Serif" fo:font-style="italic" officeooo:rsid="2d97c0a1" style:font-name-asian="DejaVu Sans" style:font-style-asian="italic" style:font-name-complex="FreeSans" style:font-style-complex="italic"/>
    </style:style>
    <style:style style:name="T635" style:family="text">
      <style:text-properties style:font-name="Liberation Serif" fo:font-style="italic" officeooo:rsid="2d997ba5" style:font-name-asian="DejaVu Sans" style:font-style-asian="italic" style:font-name-complex="FreeSans" style:font-style-complex="italic"/>
    </style:style>
    <style:style style:name="T636" style:family="text">
      <style:text-properties style:font-name="Liberation Serif" fo:font-style="italic" officeooo:rsid="2da3aa3b" style:font-name-asian="DejaVu Sans" style:font-style-asian="italic" style:font-name-complex="FreeSans" style:font-style-complex="italic"/>
    </style:style>
    <style:style style:name="T637" style:family="text">
      <style:text-properties style:font-name="Liberation Serif" fo:font-style="italic" officeooo:rsid="2dab0122" style:font-name-asian="DejaVu Sans" style:font-style-asian="italic" style:font-name-complex="FreeSans" style:font-style-complex="italic"/>
    </style:style>
    <style:style style:name="T638" style:family="text">
      <style:text-properties style:font-name="Liberation Serif" fo:font-style="italic" officeooo:rsid="2dad83ad" style:font-name-asian="DejaVu Sans" style:font-style-asian="italic" style:font-name-complex="FreeSans" style:font-style-complex="italic"/>
    </style:style>
    <style:style style:name="T639" style:family="text">
      <style:text-properties style:font-name="Liberation Serif" fo:font-style="italic" officeooo:rsid="2db68066" style:font-name-asian="DejaVu Sans" style:font-style-asian="italic" style:font-name-complex="FreeSans" style:font-style-complex="italic"/>
    </style:style>
    <style:style style:name="T640" style:family="text">
      <style:text-properties style:font-name="Liberation Serif" fo:font-style="italic" officeooo:rsid="2db567b3" style:font-name-asian="DejaVu Sans" style:font-style-asian="italic" style:font-name-complex="FreeSans" style:font-style-complex="italic"/>
    </style:style>
    <style:style style:name="T641" style:family="text">
      <style:text-properties style:font-name="Liberation Serif" fo:font-style="italic" officeooo:rsid="2dbf8a1c" style:font-name-asian="DejaVu Sans" style:font-style-asian="italic" style:font-name-complex="FreeSans" style:font-style-complex="italic"/>
    </style:style>
    <style:style style:name="T642" style:family="text">
      <style:text-properties style:font-name="Liberation Serif" fo:font-style="italic" officeooo:rsid="2dc3dac9" style:font-name-asian="DejaVu Sans" style:font-style-asian="italic" style:font-name-complex="FreeSans" style:font-style-complex="italic"/>
    </style:style>
    <style:style style:name="T643" style:family="text">
      <style:text-properties style:font-name="Liberation Serif" fo:font-style="italic" officeooo:rsid="2dc954ba" style:font-name-asian="DejaVu Sans" style:font-style-asian="italic" style:font-name-complex="FreeSans" style:font-style-complex="italic"/>
    </style:style>
    <style:style style:name="T644" style:family="text">
      <style:text-properties style:font-name="Liberation Serif" fo:font-style="italic" officeooo:rsid="2dc9ea67" style:font-name-asian="DejaVu Sans" style:font-style-asian="italic" style:font-name-complex="FreeSans" style:font-style-complex="italic"/>
    </style:style>
    <style:style style:name="T645" style:family="text">
      <style:text-properties style:font-name="Liberation Serif" fo:font-style="italic" officeooo:rsid="2dd07c21" style:font-name-asian="DejaVu Sans" style:font-style-asian="italic" style:font-name-complex="FreeSans" style:font-style-complex="italic"/>
    </style:style>
    <style:style style:name="T646" style:family="text">
      <style:text-properties style:font-name="Liberation Serif" fo:font-style="italic" officeooo:rsid="2dd5767d" style:font-name-asian="DejaVu Sans" style:font-style-asian="italic" style:font-name-complex="FreeSans" style:font-style-complex="italic"/>
    </style:style>
    <style:style style:name="T647" style:family="text">
      <style:text-properties style:font-name="Liberation Serif" fo:font-style="italic" officeooo:rsid="2ddddc5b" style:font-name-asian="DejaVu Sans" style:font-style-asian="italic" style:font-name-complex="FreeSans" style:font-style-complex="italic"/>
    </style:style>
    <style:style style:name="T648" style:family="text">
      <style:text-properties style:font-name="Liberation Serif" fo:font-style="italic" officeooo:rsid="2ddf1d34" style:font-name-asian="DejaVu Sans" style:font-style-asian="italic" style:font-name-complex="FreeSans" style:font-style-complex="italic"/>
    </style:style>
    <style:style style:name="T649" style:family="text">
      <style:text-properties style:font-name="Liberation Serif" fo:font-style="italic" officeooo:rsid="1327ae62" style:font-name-asian="DejaVu Sans" style:font-style-asian="italic" style:font-name-complex="FreeSans" style:font-style-complex="italic"/>
    </style:style>
    <style:style style:name="T650" style:family="text">
      <style:text-properties style:font-name="Liberation Serif" fo:font-style="italic" officeooo:rsid="2de0ecd5" style:font-name-asian="DejaVu Sans" style:font-style-asian="italic" style:font-name-complex="FreeSans" style:font-style-complex="italic"/>
    </style:style>
    <style:style style:name="T651" style:family="text">
      <style:text-properties style:font-name="Liberation Serif" fo:font-style="italic" officeooo:rsid="2deb8f1a" style:font-name-asian="DejaVu Sans" style:font-style-asian="italic" style:font-name-complex="FreeSans" style:font-style-complex="italic"/>
    </style:style>
    <style:style style:name="T652" style:family="text">
      <style:text-properties style:font-name="Liberation Serif" fo:font-style="italic" officeooo:rsid="2e078f3a" style:font-name-asian="DejaVu Sans" style:font-style-asian="italic" style:font-name-complex="FreeSans" style:font-style-complex="italic"/>
    </style:style>
    <style:style style:name="T653" style:family="text">
      <style:text-properties style:font-name="Liberation Serif" fo:font-style="italic" officeooo:rsid="2e0f882a" style:font-name-asian="DejaVu Sans" style:font-style-asian="italic" style:font-name-complex="FreeSans" style:font-style-complex="italic"/>
    </style:style>
    <style:style style:name="T654" style:family="text">
      <style:text-properties style:font-name="Liberation Serif" fo:font-style="italic" officeooo:rsid="2e165d9b" style:font-name-asian="DejaVu Sans" style:font-style-asian="italic" style:font-name-complex="FreeSans" style:font-style-complex="italic"/>
    </style:style>
    <style:style style:name="T655" style:family="text">
      <style:text-properties style:font-name="Liberation Serif" fo:font-style="italic" officeooo:rsid="2e189c42" style:font-name-asian="DejaVu Sans" style:font-style-asian="italic" style:font-name-complex="FreeSans" style:font-style-complex="italic"/>
    </style:style>
    <style:style style:name="T656" style:family="text">
      <style:text-properties style:font-name="Liberation Serif" fo:font-style="italic" officeooo:rsid="2e33b161" style:font-name-asian="DejaVu Sans" style:font-style-asian="italic" style:font-name-complex="FreeSans" style:font-style-complex="italic"/>
    </style:style>
    <style:style style:name="T657" style:family="text">
      <style:text-properties style:font-name="Liberation Serif" fo:font-style="italic" officeooo:rsid="2e3b0584" style:font-name-asian="DejaVu Sans" style:font-style-asian="italic" style:font-name-complex="FreeSans" style:font-style-complex="italic"/>
    </style:style>
    <style:style style:name="T658" style:family="text">
      <style:text-properties style:font-name="Liberation Serif" fo:font-style="italic" officeooo:rsid="2e3df0d1" style:font-name-asian="DejaVu Sans" style:font-style-asian="italic" style:font-name-complex="FreeSans" style:font-style-complex="italic"/>
    </style:style>
    <style:style style:name="T659" style:family="text">
      <style:text-properties style:font-name="Liberation Serif" fo:font-style="italic" officeooo:rsid="2e425a6e" style:font-name-asian="DejaVu Sans" style:font-style-asian="italic" style:font-name-complex="FreeSans" style:font-style-complex="italic"/>
    </style:style>
    <style:style style:name="T660" style:family="text">
      <style:text-properties style:font-name="Liberation Serif" fo:font-style="italic" officeooo:rsid="2e431a44" style:font-name-asian="DejaVu Sans" style:font-style-asian="italic" style:font-name-complex="FreeSans" style:font-style-complex="italic"/>
    </style:style>
    <style:style style:name="T661" style:family="text">
      <style:text-properties style:font-name="Liberation Serif" fo:font-style="italic" officeooo:rsid="2e479a1f" style:font-name-asian="DejaVu Sans" style:font-style-asian="italic" style:font-name-complex="FreeSans" style:font-style-complex="italic"/>
    </style:style>
    <style:style style:name="T662" style:family="text">
      <style:text-properties style:font-name="Liberation Serif" fo:font-style="italic" style:font-style-asian="italic" style:font-style-complex="italic"/>
    </style:style>
    <style:style style:name="T663" style:family="text">
      <style:text-properties style:font-name="Liberation Serif" fo:font-style="italic" officeooo:rsid="3186b554" style:font-style-asian="italic" style:font-style-complex="italic"/>
    </style:style>
    <style:style style:name="T664" style:family="text">
      <style:text-properties style:font-name="Liberation Serif" fo:font-style="italic" officeooo:rsid="318588b2" style:font-style-asian="italic" style:font-style-complex="italic"/>
    </style:style>
    <style:style style:name="T665" style:family="text">
      <style:text-properties style:font-name="Liberation Serif" fo:font-style="italic" officeooo:rsid="318a5f03" style:font-style-asian="italic" style:font-style-complex="italic"/>
    </style:style>
    <style:style style:name="T666" style:family="text">
      <style:text-properties style:font-name="Liberation Serif" officeooo:rsid="316f20bc"/>
    </style:style>
    <style:style style:name="T667" style:family="text">
      <style:text-properties style:font-name="Liberation Serif" officeooo:rsid="317c7aa5"/>
    </style:style>
    <style:style style:name="T668" style:family="text">
      <style:text-properties style:font-name="Liberation Serif" officeooo:rsid="317cb34c"/>
    </style:style>
    <style:style style:name="T669" style:family="text">
      <style:text-properties style:font-name="Liberation Serif" officeooo:rsid="317e0808"/>
    </style:style>
    <style:style style:name="T670" style:family="text">
      <style:text-properties style:font-name="Liberation Serif" officeooo:rsid="317e2414"/>
    </style:style>
    <style:style style:name="T671" style:family="text">
      <style:text-properties style:font-name="Liberation Serif" officeooo:rsid="318017be"/>
    </style:style>
    <style:style style:name="T672" style:family="text">
      <style:text-properties style:font-name="Liberation Serif" officeooo:rsid="318099d6"/>
    </style:style>
    <style:style style:name="T673" style:family="text">
      <style:text-properties style:font-name="Liberation Serif" officeooo:rsid="318231f3"/>
    </style:style>
    <style:style style:name="T674" style:family="text">
      <style:text-properties style:font-name="Liberation Serif" officeooo:rsid="318283c5"/>
    </style:style>
    <style:style style:name="T675" style:family="text">
      <style:text-properties style:font-name="Liberation Serif" officeooo:rsid="31832861"/>
    </style:style>
    <style:style style:name="T676" style:family="text">
      <style:text-properties style:font-name="Liberation Serif" officeooo:rsid="3184d95b"/>
    </style:style>
    <style:style style:name="T677" style:family="text">
      <style:text-properties style:font-name="Liberation Serif" officeooo:rsid="3184f9cb"/>
    </style:style>
    <style:style style:name="T678" style:family="text">
      <style:text-properties style:font-name="Liberation Serif" officeooo:rsid="318588b2"/>
    </style:style>
    <style:style style:name="T679" style:family="text">
      <style:text-properties style:font-name="Liberation Serif" officeooo:rsid="3186b554"/>
    </style:style>
    <style:style style:name="T680" style:family="text">
      <style:text-properties style:font-name="Liberation Serif" officeooo:rsid="31870f10"/>
    </style:style>
    <style:style style:name="T681" style:family="text">
      <style:text-properties style:font-name="Liberation Serif" officeooo:rsid="3188c9c3"/>
    </style:style>
    <style:style style:name="T682" style:family="text">
      <style:text-properties style:font-name="Liberation Serif" officeooo:rsid="318a5f03"/>
    </style:style>
    <style:style style:name="T683" style:family="text">
      <style:text-properties style:font-name="Liberation Serif" officeooo:rsid="318a7cb0"/>
    </style:style>
    <style:style style:name="T684" style:family="text">
      <style:text-properties style:font-name="Liberation Serif" officeooo:rsid="32f33149"/>
    </style:style>
    <style:style style:name="T685" style:family="text">
      <style:text-properties style:font-name="Liberation Serif" officeooo:rsid="1327ae62"/>
    </style:style>
    <style:style style:name="T686" style:family="text">
      <style:text-properties style:font-name="Liberation Serif" officeooo:rsid="32f48e47"/>
    </style:style>
    <style:style style:name="T687" style:family="text">
      <style:text-properties style:font-name="Liberation Serif" officeooo:rsid="32f4ac87"/>
    </style:style>
    <style:style style:name="T688" style:family="text">
      <style:text-properties style:font-name="Liberation Serif" officeooo:rsid="32f57f7f"/>
    </style:style>
    <style:style style:name="T689" style:family="text">
      <style:text-properties style:font-name="Liberation Serif" officeooo:rsid="32f6fa1c"/>
    </style:style>
    <style:style style:name="T690" style:family="text">
      <style:text-properties style:font-name="Liberation Serif" officeooo:rsid="32f76572"/>
    </style:style>
    <style:style style:name="T691" style:family="text">
      <style:text-properties style:font-name="Liberation Serif" officeooo:rsid="350be67e"/>
    </style:style>
    <style:style style:name="T692" style:family="text">
      <style:text-properties style:font-name="Liberation Serif" officeooo:rsid="350c369b"/>
    </style:style>
    <style:style style:name="T693" style:family="text">
      <style:text-properties style:font-name="Liberation Serif" officeooo:rsid="350cfdef"/>
    </style:style>
    <style:style style:name="T694" style:family="text">
      <style:text-properties officeooo:rsid="2e63a1bf"/>
    </style:style>
    <style:style style:name="T695" style:family="text">
      <style:text-properties officeooo:rsid="2e6592e6"/>
    </style:style>
    <style:style style:name="T696" style:family="text">
      <style:text-properties officeooo:rsid="2e664b93"/>
    </style:style>
    <style:style style:name="T697" style:family="text">
      <style:text-properties officeooo:rsid="2e67bf59"/>
    </style:style>
    <style:style style:name="T698" style:family="text">
      <style:text-properties officeooo:rsid="2e69a7ce"/>
    </style:style>
    <style:style style:name="T699" style:family="text">
      <style:text-properties officeooo:rsid="2e6ade0f"/>
    </style:style>
    <style:style style:name="T700" style:family="text">
      <style:text-properties officeooo:rsid="2e6c0b88"/>
    </style:style>
    <style:style style:name="T701" style:family="text">
      <style:text-properties officeooo:rsid="2e6d93c1"/>
    </style:style>
    <style:style style:name="T702" style:family="text">
      <style:text-properties officeooo:rsid="2e97d3fc"/>
    </style:style>
    <style:style style:name="T703" style:family="text">
      <style:text-properties officeooo:rsid="2ece315b"/>
    </style:style>
    <style:style style:name="T704" style:family="text">
      <style:text-properties officeooo:rsid="2ed4422f"/>
    </style:style>
    <style:style style:name="T705" style:family="text">
      <style:text-properties officeooo:rsid="2edb93da"/>
    </style:style>
    <style:style style:name="T706" style:family="text">
      <style:text-properties officeooo:rsid="2ede31df"/>
    </style:style>
    <style:style style:name="T707" style:family="text">
      <style:text-properties officeooo:rsid="2ee07229"/>
    </style:style>
    <style:style style:name="T708" style:family="text">
      <style:text-properties officeooo:rsid="2ee48959"/>
    </style:style>
    <style:style style:name="T709" style:family="text">
      <style:text-properties officeooo:rsid="2ee65368"/>
    </style:style>
    <style:style style:name="T710" style:family="text">
      <style:text-properties officeooo:rsid="2ef4a5c7"/>
    </style:style>
    <style:style style:name="T711" style:family="text">
      <style:text-properties officeooo:rsid="2efbc31c"/>
    </style:style>
    <style:style style:name="T712" style:family="text">
      <style:text-properties officeooo:rsid="2efdf0b3"/>
    </style:style>
    <style:style style:name="T713" style:family="text">
      <style:text-properties officeooo:rsid="2f17286a"/>
    </style:style>
    <style:style style:name="T714" style:family="text">
      <style:text-properties officeooo:rsid="2f20a7df"/>
    </style:style>
    <style:style style:name="T715" style:family="text">
      <style:text-properties officeooo:rsid="2f2e9759"/>
    </style:style>
    <style:style style:name="T716" style:family="text">
      <style:text-properties officeooo:rsid="2f4df12c"/>
    </style:style>
    <style:style style:name="T717" style:family="text">
      <style:text-properties officeooo:rsid="2f55c361"/>
    </style:style>
    <style:style style:name="T718" style:family="text">
      <style:text-properties officeooo:rsid="2f5f7db4"/>
    </style:style>
    <style:style style:name="T719" style:family="text">
      <style:text-properties officeooo:rsid="2f6052f7"/>
    </style:style>
    <style:style style:name="T720" style:family="text">
      <style:text-properties officeooo:rsid="2f655173"/>
    </style:style>
    <style:style style:name="T721" style:family="text">
      <style:text-properties officeooo:rsid="2f743381"/>
    </style:style>
    <style:style style:name="T722" style:family="text">
      <style:text-properties officeooo:rsid="2f7d6856"/>
    </style:style>
    <style:style style:name="T723" style:family="text">
      <style:text-properties officeooo:rsid="2f826412"/>
    </style:style>
    <style:style style:name="T724" style:family="text">
      <style:text-properties officeooo:rsid="2fab119b"/>
    </style:style>
    <style:style style:name="T725" style:family="text">
      <style:text-properties officeooo:rsid="1327ae62"/>
    </style:style>
    <style:style style:name="T726" style:family="text">
      <style:text-properties officeooo:rsid="2fc4a9a6"/>
    </style:style>
    <style:style style:name="T727" style:family="text">
      <style:text-properties officeooo:rsid="2fc66ac9"/>
    </style:style>
    <style:style style:name="T728" style:family="text">
      <style:text-properties officeooo:rsid="2fca0d91"/>
    </style:style>
    <style:style style:name="T729" style:family="text">
      <style:text-properties officeooo:rsid="2fcde11f"/>
    </style:style>
    <style:style style:name="T730" style:family="text">
      <style:text-properties officeooo:rsid="2fd2b4fd"/>
    </style:style>
    <style:style style:name="T731" style:family="text">
      <style:text-properties officeooo:rsid="2feaa7d8"/>
    </style:style>
    <style:style style:name="T732" style:family="text">
      <style:text-properties officeooo:rsid="30072bf0"/>
    </style:style>
    <style:style style:name="T733" style:family="text">
      <style:text-properties officeooo:rsid="3020c660"/>
    </style:style>
    <style:style style:name="T734" style:family="text">
      <style:text-properties officeooo:rsid="3023f841"/>
    </style:style>
    <style:style style:name="T735" style:family="text">
      <style:text-properties officeooo:rsid="302408c3"/>
    </style:style>
    <style:style style:name="T736" style:family="text">
      <style:text-properties officeooo:rsid="30249b76"/>
    </style:style>
    <style:style style:name="T737" style:family="text">
      <style:text-properties officeooo:rsid="30285b82"/>
    </style:style>
    <style:style style:name="T738" style:family="text">
      <style:text-properties officeooo:rsid="302f8975"/>
    </style:style>
    <style:style style:name="T739" style:family="text">
      <style:text-properties officeooo:rsid="3030c0ed"/>
    </style:style>
    <style:style style:name="T740" style:family="text">
      <style:text-properties officeooo:rsid="3031b22b"/>
    </style:style>
    <style:style style:name="T741" style:family="text">
      <style:text-properties officeooo:rsid="30339105"/>
    </style:style>
    <style:style style:name="T742" style:family="text">
      <style:text-properties officeooo:rsid="3036ed6b"/>
    </style:style>
    <style:style style:name="T743" style:family="text">
      <style:text-properties officeooo:rsid="303ae54f"/>
    </style:style>
    <style:style style:name="T744" style:family="text">
      <style:text-properties officeooo:rsid="30439ac6"/>
    </style:style>
    <style:style style:name="T745" style:family="text">
      <style:text-properties officeooo:rsid="3072b963"/>
    </style:style>
    <style:style style:name="T746" style:family="text">
      <style:text-properties officeooo:rsid="307c7c8f"/>
    </style:style>
    <style:style style:name="T747" style:family="text">
      <style:text-properties officeooo:rsid="30953e87"/>
    </style:style>
    <style:style style:name="T748" style:family="text">
      <style:text-properties officeooo:rsid="309eca0b"/>
    </style:style>
    <style:style style:name="T749" style:family="text">
      <style:text-properties officeooo:rsid="30aa0277"/>
    </style:style>
    <style:style style:name="T750" style:family="text">
      <style:text-properties officeooo:rsid="30b7a7e8"/>
    </style:style>
    <style:style style:name="T751" style:family="text">
      <style:text-properties officeooo:rsid="30bceeef"/>
    </style:style>
    <style:style style:name="T752" style:family="text">
      <style:text-properties officeooo:rsid="30beb69d"/>
    </style:style>
    <style:style style:name="T753" style:family="text">
      <style:text-properties officeooo:rsid="30cad9d8"/>
    </style:style>
    <style:style style:name="T754" style:family="text">
      <style:text-properties officeooo:rsid="30d3d43d"/>
    </style:style>
    <style:style style:name="T755" style:family="text">
      <style:text-properties officeooo:rsid="30f01da6"/>
    </style:style>
    <style:style style:name="T756" style:family="text">
      <style:text-properties officeooo:rsid="30f0422a"/>
    </style:style>
    <style:style style:name="T757" style:family="text">
      <style:text-properties officeooo:rsid="30f4b763"/>
    </style:style>
    <style:style style:name="T758" style:family="text">
      <style:text-properties officeooo:rsid="30f572f0"/>
    </style:style>
    <style:style style:name="T759" style:family="text">
      <style:text-properties officeooo:rsid="30f9ff2c"/>
    </style:style>
    <style:style style:name="T760" style:family="text">
      <style:text-properties officeooo:rsid="30fcdef0"/>
    </style:style>
    <style:style style:name="T761" style:family="text">
      <style:text-properties officeooo:rsid="30ffe071"/>
    </style:style>
    <style:style style:name="T762" style:family="text">
      <style:text-properties officeooo:rsid="31009a99"/>
    </style:style>
    <style:style style:name="T763" style:family="text">
      <style:text-properties officeooo:rsid="3102dddf"/>
    </style:style>
    <style:style style:name="T764" style:family="text">
      <style:text-properties officeooo:rsid="3103a4a3"/>
    </style:style>
    <style:style style:name="T765" style:family="text">
      <style:text-properties officeooo:rsid="31046aa4"/>
    </style:style>
    <style:style style:name="T766" style:family="text">
      <style:text-properties officeooo:rsid="3106b79a"/>
    </style:style>
    <style:style style:name="T767" style:family="text">
      <style:text-properties officeooo:rsid="311f6413"/>
    </style:style>
    <style:style style:name="T768" style:family="text">
      <style:text-properties officeooo:rsid="3129ddcc"/>
    </style:style>
    <style:style style:name="T769" style:family="text">
      <style:text-properties officeooo:rsid="313b97c7"/>
    </style:style>
    <style:style style:name="T770" style:family="text">
      <style:text-properties officeooo:rsid="313beabb"/>
    </style:style>
    <style:style style:name="T771" style:family="text">
      <style:text-properties officeooo:rsid="313d3cce"/>
    </style:style>
    <style:style style:name="T772" style:family="text">
      <style:text-properties officeooo:rsid="313d7487"/>
    </style:style>
    <style:style style:name="T773" style:family="text">
      <style:text-properties officeooo:rsid="313d8eb0"/>
    </style:style>
    <style:style style:name="T774" style:family="text">
      <style:text-properties officeooo:rsid="31447959"/>
    </style:style>
    <style:style style:name="T775" style:family="text">
      <style:text-properties style:text-line-through-style="none" style:text-line-through-type="none"/>
    </style:style>
    <style:style style:name="T776" style:family="text">
      <style:text-properties style:text-line-through-style="none" style:text-line-through-type="none" officeooo:rsid="31447959"/>
    </style:style>
    <style:style style:name="T777" style:family="text">
      <style:text-properties style:text-line-through-style="none" style:text-line-through-type="none" officeooo:rsid="3157c4bd"/>
    </style:style>
    <style:style style:name="T778" style:family="text">
      <style:text-properties style:text-line-through-style="none" style:text-line-through-type="none" officeooo:rsid="3159695c"/>
    </style:style>
    <style:style style:name="T779" style:family="text">
      <style:text-properties style:text-line-through-style="none" style:text-line-through-type="none" officeooo:rsid="315a9908"/>
    </style:style>
    <style:style style:name="T780" style:family="text">
      <style:text-properties style:text-line-through-style="none" style:text-line-through-type="none" officeooo:rsid="315b8f5c"/>
    </style:style>
    <style:style style:name="T781" style:family="text">
      <style:text-properties style:text-line-through-style="none" style:text-line-through-type="none" officeooo:rsid="315d05ca"/>
    </style:style>
    <style:style style:name="T782" style:family="text">
      <style:text-properties style:text-line-through-style="none" style:text-line-through-type="none" officeooo:rsid="315dabc1"/>
    </style:style>
    <style:style style:name="T783" style:family="text">
      <style:text-properties style:text-line-through-style="none" style:text-line-through-type="none" officeooo:rsid="315e09ac"/>
    </style:style>
    <style:style style:name="T784" style:family="text">
      <style:text-properties style:text-line-through-style="none" style:text-line-through-type="none" officeooo:rsid="315e4188"/>
    </style:style>
    <style:style style:name="T785" style:family="text">
      <style:text-properties style:text-line-through-style="none" style:text-line-through-type="none" officeooo:rsid="315f49b8"/>
    </style:style>
    <style:style style:name="T786" style:family="text">
      <style:text-properties style:text-line-through-style="none" style:text-line-through-type="none" officeooo:rsid="315f4ada"/>
    </style:style>
    <style:style style:name="T787" style:family="text">
      <style:text-properties style:text-line-through-style="none" style:text-line-through-type="none" fo:font-style="italic" officeooo:rsid="315f4ada" style:font-style-asian="italic" style:font-style-complex="italic"/>
    </style:style>
    <style:style style:name="T788" style:family="text">
      <style:text-properties style:text-line-through-style="none" style:text-line-through-type="none" fo:font-style="italic" officeooo:rsid="39606191" style:font-style-asian="italic" style:font-style-complex="italic"/>
    </style:style>
    <style:style style:name="T789" style:family="text">
      <style:text-properties style:text-line-through-style="none" style:text-line-through-type="none" fo:font-style="italic" officeooo:rsid="396b29f0" style:font-style-asian="italic" style:font-style-complex="italic"/>
    </style:style>
    <style:style style:name="T790" style:family="text">
      <style:text-properties style:text-line-through-style="none" style:text-line-through-type="none" officeooo:rsid="315fcaa3"/>
    </style:style>
    <style:style style:name="T791" style:family="text">
      <style:text-properties style:text-line-through-style="none" style:text-line-through-type="none" officeooo:rsid="0019f43d"/>
    </style:style>
    <style:style style:name="T792" style:family="text">
      <style:text-properties style:text-line-through-style="none" style:text-line-through-type="none" officeooo:rsid="316003e1"/>
    </style:style>
    <style:style style:name="T793" style:family="text">
      <style:text-properties style:text-line-through-style="none" style:text-line-through-type="none" officeooo:rsid="31636b73"/>
    </style:style>
    <style:style style:name="T794" style:family="text">
      <style:text-properties style:text-line-through-style="none" style:text-line-through-type="none" officeooo:rsid="3164db0e"/>
    </style:style>
    <style:style style:name="T795" style:family="text">
      <style:text-properties style:text-line-through-style="none" style:text-line-through-type="none" officeooo:rsid="316533d2"/>
    </style:style>
    <style:style style:name="T796" style:family="text">
      <style:text-properties style:text-line-through-style="none" style:text-line-through-type="none" officeooo:rsid="38da85c3"/>
    </style:style>
    <style:style style:name="T797" style:family="text">
      <style:text-properties style:text-line-through-style="none" style:text-line-through-type="none" officeooo:rsid="39058dbf"/>
    </style:style>
    <style:style style:name="T798" style:family="text">
      <style:text-properties style:text-line-through-style="none" style:text-line-through-type="none" officeooo:rsid="3905e592"/>
    </style:style>
    <style:style style:name="T799" style:family="text">
      <style:text-properties style:text-line-through-style="none" style:text-line-through-type="none" officeooo:rsid="39066ea9"/>
    </style:style>
    <style:style style:name="T800" style:family="text">
      <style:text-properties style:text-line-through-style="none" style:text-line-through-type="none" officeooo:rsid="390846bc"/>
    </style:style>
    <style:style style:name="T801" style:family="text">
      <style:text-properties style:text-line-through-style="none" style:text-line-through-type="none" officeooo:rsid="39094a47"/>
    </style:style>
    <style:style style:name="T802" style:family="text">
      <style:text-properties style:text-line-through-style="none" style:text-line-through-type="none" officeooo:rsid="390a6e25"/>
    </style:style>
    <style:style style:name="T803" style:family="text">
      <style:text-properties style:text-line-through-style="none" style:text-line-through-type="none" officeooo:rsid="390b6067"/>
    </style:style>
    <style:style style:name="T804" style:family="text">
      <style:text-properties style:text-line-through-style="none" style:text-line-through-type="none" officeooo:rsid="390cbc71"/>
    </style:style>
    <style:style style:name="T805" style:family="text">
      <style:text-properties style:text-line-through-style="none" style:text-line-through-type="none" officeooo:rsid="390d0a1e"/>
    </style:style>
    <style:style style:name="T806" style:family="text">
      <style:text-properties style:text-line-through-style="none" style:text-line-through-type="none" officeooo:rsid="390e2117"/>
    </style:style>
    <style:style style:name="T807" style:family="text">
      <style:text-properties style:text-line-through-style="none" style:text-line-through-type="none" officeooo:rsid="390ea981"/>
    </style:style>
    <style:style style:name="T808" style:family="text">
      <style:text-properties style:text-line-through-style="none" style:text-line-through-type="none" officeooo:rsid="39106634"/>
    </style:style>
    <style:style style:name="T809" style:family="text">
      <style:text-properties style:text-line-through-style="none" style:text-line-through-type="none" officeooo:rsid="39121339"/>
    </style:style>
    <style:style style:name="T810" style:family="text">
      <style:text-properties style:text-line-through-style="none" style:text-line-through-type="none" officeooo:rsid="39133677"/>
    </style:style>
    <style:style style:name="T811" style:family="text">
      <style:text-properties style:text-line-through-style="none" style:text-line-through-type="none" officeooo:rsid="39150a27"/>
    </style:style>
    <style:style style:name="T812" style:family="text">
      <style:text-properties style:text-line-through-style="none" style:text-line-through-type="none" officeooo:rsid="39162cea"/>
    </style:style>
    <style:style style:name="T813" style:family="text">
      <style:text-properties style:text-line-through-style="none" style:text-line-through-type="none" officeooo:rsid="3917549c"/>
    </style:style>
    <style:style style:name="T814" style:family="text">
      <style:text-properties style:text-line-through-style="none" style:text-line-through-type="none" officeooo:rsid="39191e27"/>
    </style:style>
    <style:style style:name="T815" style:family="text">
      <style:text-properties style:text-line-through-style="none" style:text-line-through-type="none" officeooo:rsid="391abd49"/>
    </style:style>
    <style:style style:name="T816" style:family="text">
      <style:text-properties style:text-line-through-style="none" style:text-line-through-type="none" officeooo:rsid="391ba60f"/>
    </style:style>
    <style:style style:name="T817" style:family="text">
      <style:text-properties style:text-line-through-style="none" style:text-line-through-type="none" officeooo:rsid="391d0300"/>
    </style:style>
    <style:style style:name="T818" style:family="text">
      <style:text-properties style:text-line-through-style="none" style:text-line-through-type="none" officeooo:rsid="391e3cd1"/>
    </style:style>
    <style:style style:name="T819" style:family="text">
      <style:text-properties style:text-line-through-style="none" style:text-line-through-type="none" officeooo:rsid="391f515f"/>
    </style:style>
    <style:style style:name="T820" style:family="text">
      <style:text-properties style:text-line-through-style="none" style:text-line-through-type="none" officeooo:rsid="391f8b34"/>
    </style:style>
    <style:style style:name="T821" style:family="text">
      <style:text-properties style:text-line-through-style="none" style:text-line-through-type="none" officeooo:rsid="3920f449"/>
    </style:style>
    <style:style style:name="T822" style:family="text">
      <style:text-properties style:text-line-through-style="none" style:text-line-through-type="none" officeooo:rsid="3921257f"/>
    </style:style>
    <style:style style:name="T823" style:family="text">
      <style:text-properties style:text-line-through-style="none" style:text-line-through-type="none" officeooo:rsid="3922b787"/>
    </style:style>
    <style:style style:name="T824" style:family="text">
      <style:text-properties style:text-line-through-style="none" style:text-line-through-type="none" officeooo:rsid="392327f7"/>
    </style:style>
    <style:style style:name="T825" style:family="text">
      <style:text-properties style:text-line-through-style="none" style:text-line-through-type="none" officeooo:rsid="392523fb"/>
    </style:style>
    <style:style style:name="T826" style:family="text">
      <style:text-properties style:text-line-through-style="none" style:text-line-through-type="none" officeooo:rsid="39254f6c"/>
    </style:style>
    <style:style style:name="T827" style:family="text">
      <style:text-properties style:text-line-through-style="none" style:text-line-through-type="none" officeooo:rsid="39260585"/>
    </style:style>
    <style:style style:name="T828" style:family="text">
      <style:text-properties style:text-line-through-style="none" style:text-line-through-type="none" officeooo:rsid="3926b18a"/>
    </style:style>
    <style:style style:name="T829" style:family="text">
      <style:text-properties style:text-line-through-style="none" style:text-line-through-type="none" officeooo:rsid="39289813"/>
    </style:style>
    <style:style style:name="T830" style:family="text">
      <style:text-properties style:text-line-through-style="none" style:text-line-through-type="none" officeooo:rsid="39299575"/>
    </style:style>
    <style:style style:name="T831" style:family="text">
      <style:text-properties style:text-line-through-style="none" style:text-line-through-type="none" officeooo:rsid="3929eed7"/>
    </style:style>
    <style:style style:name="T832" style:family="text">
      <style:text-properties style:text-line-through-style="none" style:text-line-through-type="none" officeooo:rsid="392ae17c"/>
    </style:style>
    <style:style style:name="T833" style:family="text">
      <style:text-properties style:text-line-through-style="none" style:text-line-through-type="none" officeooo:rsid="392be7a1"/>
    </style:style>
    <style:style style:name="T834" style:family="text">
      <style:text-properties style:text-line-through-style="none" style:text-line-through-type="none" officeooo:rsid="392ddc21"/>
    </style:style>
    <style:style style:name="T835" style:family="text">
      <style:text-properties style:text-line-through-style="none" style:text-line-through-type="none" officeooo:rsid="392de8b5"/>
    </style:style>
    <style:style style:name="T836" style:family="text">
      <style:text-properties style:text-line-through-style="none" style:text-line-through-type="none" officeooo:rsid="392f902e"/>
    </style:style>
    <style:style style:name="T837" style:family="text">
      <style:text-properties style:text-line-through-style="none" style:text-line-through-type="none" officeooo:rsid="39303467"/>
    </style:style>
    <style:style style:name="T838" style:family="text">
      <style:text-properties style:text-line-through-style="none" style:text-line-through-type="none" officeooo:rsid="3931d79c"/>
    </style:style>
    <style:style style:name="T839" style:family="text">
      <style:text-properties style:text-line-through-style="none" style:text-line-through-type="none" officeooo:rsid="3932930e"/>
    </style:style>
    <style:style style:name="T840" style:family="text">
      <style:text-properties style:text-line-through-style="none" style:text-line-through-type="none" officeooo:rsid="3934e742"/>
    </style:style>
    <style:style style:name="T841" style:family="text">
      <style:text-properties style:text-line-through-style="none" style:text-line-through-type="none" officeooo:rsid="39360a43"/>
    </style:style>
    <style:style style:name="T842" style:family="text">
      <style:text-properties style:text-line-through-style="none" style:text-line-through-type="none" officeooo:rsid="39374a3a"/>
    </style:style>
    <style:style style:name="T843" style:family="text">
      <style:text-properties style:text-line-through-style="none" style:text-line-through-type="none" officeooo:rsid="3938946f"/>
    </style:style>
    <style:style style:name="T844" style:family="text">
      <style:text-properties style:text-line-through-style="none" style:text-line-through-type="none" officeooo:rsid="3938b1bb"/>
    </style:style>
    <style:style style:name="T845" style:family="text">
      <style:text-properties style:text-line-through-style="none" style:text-line-through-type="none" officeooo:rsid="393a9294"/>
    </style:style>
    <style:style style:name="T846" style:family="text">
      <style:text-properties style:text-line-through-style="none" style:text-line-through-type="none" officeooo:rsid="393a9e1f"/>
    </style:style>
    <style:style style:name="T847" style:family="text">
      <style:text-properties style:text-line-through-style="none" style:text-line-through-type="none" officeooo:rsid="393c4b2d"/>
    </style:style>
    <style:style style:name="T848" style:family="text">
      <style:text-properties style:text-line-through-style="none" style:text-line-through-type="none" officeooo:rsid="393e3dc4"/>
    </style:style>
    <style:style style:name="T849" style:family="text">
      <style:text-properties style:text-line-through-style="none" style:text-line-through-type="none" officeooo:rsid="393eba4a"/>
    </style:style>
    <style:style style:name="T850" style:family="text">
      <style:text-properties style:text-line-through-style="none" style:text-line-through-type="none" officeooo:rsid="393f3d55"/>
    </style:style>
    <style:style style:name="T851" style:family="text">
      <style:text-properties style:text-line-through-style="none" style:text-line-through-type="none" officeooo:rsid="393fd04f"/>
    </style:style>
    <style:style style:name="T852" style:family="text">
      <style:text-properties style:text-line-through-style="none" style:text-line-through-type="none" officeooo:rsid="3941b690"/>
    </style:style>
    <style:style style:name="T853" style:family="text">
      <style:text-properties style:text-line-through-style="none" style:text-line-through-type="none" officeooo:rsid="39423d20"/>
    </style:style>
    <style:style style:name="T854" style:family="text">
      <style:text-properties style:text-line-through-style="none" style:text-line-through-type="none" officeooo:rsid="3942d751"/>
    </style:style>
    <style:style style:name="T855" style:family="text">
      <style:text-properties style:text-line-through-style="none" style:text-line-through-type="none" officeooo:rsid="39449ae3"/>
    </style:style>
    <style:style style:name="T856" style:family="text">
      <style:text-properties style:text-line-through-style="none" style:text-line-through-type="none" officeooo:rsid="3945a9c8"/>
    </style:style>
    <style:style style:name="T857" style:family="text">
      <style:text-properties style:text-line-through-style="none" style:text-line-through-type="none" officeooo:rsid="3948d65c"/>
    </style:style>
    <style:style style:name="T858" style:family="text">
      <style:text-properties style:text-line-through-style="none" style:text-line-through-type="none" officeooo:rsid="3949fc4d"/>
    </style:style>
    <style:style style:name="T859" style:family="text">
      <style:text-properties style:text-line-through-style="none" style:text-line-through-type="none" officeooo:rsid="394a132c"/>
    </style:style>
    <style:style style:name="T860" style:family="text">
      <style:text-properties style:text-line-through-style="none" style:text-line-through-type="none" officeooo:rsid="394c0f61"/>
    </style:style>
    <style:style style:name="T861" style:family="text">
      <style:text-properties style:text-line-through-style="none" style:text-line-through-type="none" officeooo:rsid="394cf033"/>
    </style:style>
    <style:style style:name="T862" style:family="text">
      <style:text-properties style:text-line-through-style="none" style:text-line-through-type="none" officeooo:rsid="394d91c2"/>
    </style:style>
    <style:style style:name="T863" style:family="text">
      <style:text-properties style:text-line-through-style="none" style:text-line-through-type="none" officeooo:rsid="394dc23c"/>
    </style:style>
    <style:style style:name="T864" style:family="text">
      <style:text-properties style:text-line-through-style="none" style:text-line-through-type="none" officeooo:rsid="394e3ecb"/>
    </style:style>
    <style:style style:name="T865" style:family="text">
      <style:text-properties style:text-line-through-style="none" style:text-line-through-type="none" officeooo:rsid="395034df"/>
    </style:style>
    <style:style style:name="T866" style:family="text">
      <style:text-properties style:text-line-through-style="none" style:text-line-through-type="none" officeooo:rsid="3950f0a3"/>
    </style:style>
    <style:style style:name="T867" style:family="text">
      <style:text-properties style:text-line-through-style="none" style:text-line-through-type="none" officeooo:rsid="39522eaf"/>
    </style:style>
    <style:style style:name="T868" style:family="text">
      <style:text-properties style:text-line-through-style="none" style:text-line-through-type="none" officeooo:rsid="39541ae2"/>
    </style:style>
    <style:style style:name="T869" style:family="text">
      <style:text-properties style:text-line-through-style="none" style:text-line-through-type="none" officeooo:rsid="3955907e"/>
    </style:style>
    <style:style style:name="T870" style:family="text">
      <style:text-properties style:text-line-through-style="none" style:text-line-through-type="none" officeooo:rsid="3956774c"/>
    </style:style>
    <style:style style:name="T871" style:family="text">
      <style:text-properties style:text-line-through-style="none" style:text-line-through-type="none" officeooo:rsid="395872cf"/>
    </style:style>
    <style:style style:name="T872" style:family="text">
      <style:text-properties style:text-line-through-style="none" style:text-line-through-type="none" officeooo:rsid="395985d8"/>
    </style:style>
    <style:style style:name="T873" style:family="text">
      <style:text-properties style:text-line-through-style="none" style:text-line-through-type="none" officeooo:rsid="395b399b"/>
    </style:style>
    <style:style style:name="T874" style:family="text">
      <style:text-properties style:text-line-through-style="none" style:text-line-through-type="none" officeooo:rsid="395d2953"/>
    </style:style>
    <style:style style:name="T875" style:family="text">
      <style:text-properties style:text-line-through-style="none" style:text-line-through-type="none" officeooo:rsid="395dd94b"/>
    </style:style>
    <style:style style:name="T876" style:family="text">
      <style:text-properties style:text-line-through-style="none" style:text-line-through-type="none" officeooo:rsid="395fc8ac"/>
    </style:style>
    <style:style style:name="T877" style:family="text">
      <style:text-properties style:text-line-through-style="none" style:text-line-through-type="none" officeooo:rsid="39606191"/>
    </style:style>
    <style:style style:name="T878" style:family="text">
      <style:text-properties style:text-line-through-style="none" style:text-line-through-type="none" officeooo:rsid="396198f5"/>
    </style:style>
    <style:style style:name="T879" style:family="text">
      <style:text-properties style:text-line-through-style="none" style:text-line-through-type="none" officeooo:rsid="3962a0e7"/>
    </style:style>
    <style:style style:name="T880" style:family="text">
      <style:text-properties style:text-line-through-style="none" style:text-line-through-type="none" officeooo:rsid="39634830"/>
    </style:style>
    <style:style style:name="T881" style:family="text">
      <style:text-properties style:text-line-through-style="none" style:text-line-through-type="none" officeooo:rsid="39638e51"/>
    </style:style>
    <style:style style:name="T882" style:family="text">
      <style:text-properties style:text-line-through-style="none" style:text-line-through-type="none" officeooo:rsid="3964c6cc"/>
    </style:style>
    <style:style style:name="T883" style:family="text">
      <style:text-properties style:text-line-through-style="none" style:text-line-through-type="none" officeooo:rsid="3964db72"/>
    </style:style>
    <style:style style:name="T884" style:family="text">
      <style:text-properties style:text-line-through-style="none" style:text-line-through-type="none" officeooo:rsid="39664402"/>
    </style:style>
    <style:style style:name="T885" style:family="text">
      <style:text-properties style:text-line-through-style="none" style:text-line-through-type="none" officeooo:rsid="3967c559"/>
    </style:style>
    <style:style style:name="T886" style:family="text">
      <style:text-properties style:text-line-through-style="none" style:text-line-through-type="none" officeooo:rsid="3968f24b"/>
    </style:style>
    <style:style style:name="T887" style:family="text">
      <style:text-properties style:text-line-through-style="none" style:text-line-through-type="none" officeooo:rsid="396965a9"/>
    </style:style>
    <style:style style:name="T888" style:family="text">
      <style:text-properties style:text-line-through-style="none" style:text-line-through-type="none" officeooo:rsid="396b29f0"/>
    </style:style>
    <style:style style:name="T889" style:family="text">
      <style:text-properties officeooo:rsid="31684f58"/>
    </style:style>
    <style:style style:name="T890" style:family="text">
      <style:text-properties fo:font-size="10.5pt" fo:font-style="italic" style:font-size-asian="10.5pt" style:font-style-asian="italic" style:font-size-complex="10.5pt" style:font-style-complex="italic"/>
    </style:style>
    <style:style style:name="T891" style:family="text">
      <style:text-properties officeooo:rsid="316be8e5"/>
    </style:style>
    <style:style style:name="T892" style:family="text">
      <style:text-properties officeooo:rsid="316bef40"/>
    </style:style>
    <style:style style:name="T893" style:family="text">
      <style:text-properties officeooo:rsid="316f20bc"/>
    </style:style>
    <style:style style:name="T894" style:family="text">
      <style:text-properties officeooo:rsid="318a7cb0"/>
    </style:style>
    <style:style style:name="T895" style:family="text">
      <style:text-properties officeooo:rsid="318bfce1"/>
    </style:style>
    <style:style style:name="T896" style:family="text">
      <style:text-properties officeooo:rsid="318cffb1"/>
    </style:style>
    <style:style style:name="T897" style:family="text">
      <style:text-properties officeooo:rsid="318d4712"/>
    </style:style>
    <style:style style:name="T898" style:family="text">
      <style:text-properties officeooo:rsid="318f2991"/>
    </style:style>
    <style:style style:name="T899" style:family="text">
      <style:text-properties officeooo:rsid="31919df8"/>
    </style:style>
    <style:style style:name="T900" style:family="text">
      <style:text-properties officeooo:rsid="3193c432"/>
    </style:style>
    <style:style style:name="T901" style:family="text">
      <style:text-properties officeooo:rsid="3196c633"/>
    </style:style>
    <style:style style:name="T902" style:family="text">
      <style:text-properties officeooo:rsid="319f36fe"/>
    </style:style>
    <style:style style:name="T903" style:family="text">
      <style:text-properties officeooo:rsid="31af1d90"/>
    </style:style>
    <style:style style:name="T904" style:family="text">
      <style:text-properties officeooo:rsid="31c62558"/>
    </style:style>
    <style:style style:name="T905" style:family="text">
      <style:text-properties officeooo:rsid="31e35f11"/>
    </style:style>
    <style:style style:name="T906" style:family="text">
      <style:text-properties officeooo:rsid="31e60c8c"/>
    </style:style>
    <style:style style:name="T907" style:family="text">
      <style:text-properties officeooo:rsid="31f2fbf5"/>
    </style:style>
    <style:style style:name="T908" style:family="text">
      <style:text-properties officeooo:rsid="31f633d9"/>
    </style:style>
    <style:style style:name="T909" style:family="text">
      <style:text-properties officeooo:rsid="31fa2176"/>
    </style:style>
    <style:style style:name="T910" style:family="text">
      <style:text-properties officeooo:rsid="3201acca"/>
    </style:style>
    <style:style style:name="T911" style:family="text">
      <style:text-properties officeooo:rsid="321332ae"/>
    </style:style>
    <style:style style:name="T912" style:family="text">
      <style:text-properties officeooo:rsid="32137843"/>
    </style:style>
    <style:style style:name="T913" style:family="text">
      <style:text-properties officeooo:rsid="3219d819"/>
    </style:style>
    <style:style style:name="T914" style:family="text">
      <style:text-properties officeooo:rsid="322b7bdf"/>
    </style:style>
    <style:style style:name="T915" style:family="text">
      <style:text-properties officeooo:rsid="32392271"/>
    </style:style>
    <style:style style:name="T916" style:family="text">
      <style:text-properties officeooo:rsid="323f0cb8"/>
    </style:style>
    <style:style style:name="T917" style:family="text">
      <style:text-properties officeooo:rsid="32532f42"/>
    </style:style>
    <style:style style:name="T918" style:family="text">
      <style:text-properties officeooo:rsid="326c4d95"/>
    </style:style>
    <style:style style:name="T919" style:family="text">
      <style:text-properties officeooo:rsid="32873dac"/>
    </style:style>
    <style:style style:name="T920" style:family="text">
      <style:text-properties officeooo:rsid="3290291f"/>
    </style:style>
    <style:style style:name="T921" style:family="text">
      <style:text-properties officeooo:rsid="32ad89da"/>
    </style:style>
    <style:style style:name="T922" style:family="text">
      <style:text-properties officeooo:rsid="32b138b5"/>
    </style:style>
    <style:style style:name="T923" style:family="text">
      <style:text-properties officeooo:rsid="32b818a8"/>
    </style:style>
    <style:style style:name="T924" style:family="text">
      <style:text-properties officeooo:rsid="32bb1b12"/>
    </style:style>
    <style:style style:name="T925" style:family="text">
      <style:text-properties officeooo:rsid="32d282c8"/>
    </style:style>
    <style:style style:name="T926" style:family="text">
      <style:text-properties officeooo:rsid="32da8a41"/>
    </style:style>
    <style:style style:name="T927" style:family="text">
      <style:text-properties officeooo:rsid="32df2c0b"/>
    </style:style>
    <style:style style:name="T928" style:family="text">
      <style:text-properties officeooo:rsid="32e8f122"/>
    </style:style>
    <style:style style:name="T929" style:family="text">
      <style:text-properties officeooo:rsid="32f33149"/>
    </style:style>
    <style:style style:name="T930" style:family="text">
      <style:text-properties officeooo:rsid="32f99283"/>
    </style:style>
    <style:style style:name="T931" style:family="text">
      <style:text-properties officeooo:rsid="3305e7a2"/>
    </style:style>
    <style:style style:name="T932" style:family="text">
      <style:text-properties officeooo:rsid="330786ce"/>
    </style:style>
    <style:style style:name="T933" style:family="text">
      <style:text-properties officeooo:rsid="330ce57e"/>
    </style:style>
    <style:style style:name="T934" style:family="text">
      <style:text-properties officeooo:rsid="330e64d3"/>
    </style:style>
    <style:style style:name="T935" style:family="text">
      <style:text-properties officeooo:rsid="33129b45"/>
    </style:style>
    <style:style style:name="T936" style:family="text">
      <style:text-properties officeooo:rsid="331a6fa5"/>
    </style:style>
    <style:style style:name="T937" style:family="text">
      <style:text-properties officeooo:rsid="332d391b"/>
    </style:style>
    <style:style style:name="T938" style:family="text">
      <style:text-properties officeooo:rsid="33408d59"/>
    </style:style>
    <style:style style:name="T939" style:family="text">
      <style:text-properties officeooo:rsid="33445e4b"/>
    </style:style>
    <style:style style:name="T940" style:family="text">
      <style:text-properties officeooo:rsid="33447c10"/>
    </style:style>
    <style:style style:name="T941" style:family="text">
      <style:text-properties officeooo:rsid="334c8210"/>
    </style:style>
    <style:style style:name="T942" style:family="text">
      <style:text-properties officeooo:rsid="335dd225"/>
    </style:style>
    <style:style style:name="T943" style:family="text">
      <style:text-properties officeooo:rsid="336ba53f"/>
    </style:style>
    <style:style style:name="T944" style:family="text">
      <style:text-properties officeooo:rsid="336fe1de"/>
    </style:style>
    <style:style style:name="T945" style:family="text">
      <style:text-properties officeooo:rsid="3377a5ec"/>
    </style:style>
    <style:style style:name="T946" style:family="text">
      <style:text-properties officeooo:rsid="337d230a"/>
    </style:style>
    <style:style style:name="T947" style:family="text">
      <style:text-properties officeooo:rsid="337f54ca"/>
    </style:style>
    <style:style style:name="T948" style:family="text">
      <style:text-properties officeooo:rsid="3382db1d"/>
    </style:style>
    <style:style style:name="T949" style:family="text">
      <style:text-properties officeooo:rsid="338968f3"/>
    </style:style>
    <style:style style:name="T950" style:family="text">
      <style:text-properties officeooo:rsid="338e811b"/>
    </style:style>
    <style:style style:name="T951" style:family="text">
      <style:text-properties officeooo:rsid="3395f97b"/>
    </style:style>
    <style:style style:name="T952" style:family="text">
      <style:text-properties officeooo:rsid="33974b19"/>
    </style:style>
    <style:style style:name="T953" style:family="text">
      <style:text-properties officeooo:rsid="33994964"/>
    </style:style>
    <style:style style:name="T954" style:family="text">
      <style:text-properties officeooo:rsid="33c26bdb"/>
    </style:style>
    <style:style style:name="T955" style:family="text">
      <style:text-properties officeooo:rsid="33c37b66"/>
    </style:style>
    <style:style style:name="T956" style:family="text">
      <style:text-properties officeooo:rsid="33c7fec4"/>
    </style:style>
    <style:style style:name="T957" style:family="text">
      <style:text-properties officeooo:rsid="33c97aca"/>
    </style:style>
    <style:style style:name="T958" style:family="text">
      <style:text-properties officeooo:rsid="33cbc6dd"/>
    </style:style>
    <style:style style:name="T959" style:family="text">
      <style:text-properties officeooo:rsid="33cde1c6"/>
    </style:style>
    <style:style style:name="T960" style:family="text">
      <style:text-properties officeooo:rsid="33d18c0a"/>
    </style:style>
    <style:style style:name="T961" style:family="text">
      <style:text-properties officeooo:rsid="33d29f51"/>
    </style:style>
    <style:style style:name="T962" style:family="text">
      <style:text-properties officeooo:rsid="33d63939"/>
    </style:style>
    <style:style style:name="T963" style:family="text">
      <style:text-properties officeooo:rsid="33e266e3"/>
    </style:style>
    <style:style style:name="T964" style:family="text">
      <style:text-properties officeooo:rsid="341ae5e7"/>
    </style:style>
    <style:style style:name="T965" style:family="text">
      <style:text-properties officeooo:rsid="3420a903"/>
    </style:style>
    <style:style style:name="T966" style:family="text">
      <style:text-properties officeooo:rsid="342684dc"/>
    </style:style>
    <style:style style:name="T967" style:family="text">
      <style:text-properties officeooo:rsid="342b51a4"/>
    </style:style>
    <style:style style:name="T968" style:family="text">
      <style:text-properties officeooo:rsid="342c9af0"/>
    </style:style>
    <style:style style:name="T969" style:family="text">
      <style:text-properties officeooo:rsid="343870f3"/>
    </style:style>
    <style:style style:name="T970" style:family="text">
      <style:text-properties officeooo:rsid="3439c12f"/>
    </style:style>
    <style:style style:name="T971" style:family="text">
      <style:text-properties officeooo:rsid="343afa02"/>
    </style:style>
    <style:style style:name="T972" style:family="text">
      <style:text-properties officeooo:rsid="343c91bf"/>
    </style:style>
    <style:style style:name="T973" style:family="text">
      <style:text-properties officeooo:rsid="343d8288"/>
    </style:style>
    <style:style style:name="T974" style:family="text">
      <style:text-properties officeooo:rsid="3443f25f"/>
    </style:style>
    <style:style style:name="T975" style:family="text">
      <style:text-properties officeooo:rsid="344b9289"/>
    </style:style>
    <style:style style:name="T976" style:family="text">
      <style:text-properties officeooo:rsid="344c2b88"/>
    </style:style>
    <style:style style:name="T977" style:family="text">
      <style:text-properties officeooo:rsid="344d0219"/>
    </style:style>
    <style:style style:name="T978" style:family="text">
      <style:text-properties officeooo:rsid="344da303"/>
    </style:style>
    <style:style style:name="T979" style:family="text">
      <style:text-properties officeooo:rsid="344f47b4"/>
    </style:style>
    <style:style style:name="T980" style:family="text">
      <style:text-properties officeooo:rsid="34505333"/>
    </style:style>
    <style:style style:name="T981" style:family="text">
      <style:text-properties officeooo:rsid="3450df6a"/>
    </style:style>
    <style:style style:name="T982" style:family="text">
      <style:text-properties officeooo:rsid="34531fab"/>
    </style:style>
    <style:style style:name="T983" style:family="text">
      <style:text-properties officeooo:rsid="3454d2e5"/>
    </style:style>
    <style:style style:name="T984" style:family="text">
      <style:text-properties officeooo:rsid="3454f26d"/>
    </style:style>
    <style:style style:name="T985" style:family="text">
      <style:text-properties officeooo:rsid="3456efcd"/>
    </style:style>
    <style:style style:name="T986" style:family="text">
      <style:text-properties officeooo:rsid="346932a3"/>
    </style:style>
    <style:style style:name="T987" style:family="text">
      <style:text-properties officeooo:rsid="347bdba4"/>
    </style:style>
    <style:style style:name="T988" style:family="text">
      <style:text-properties officeooo:rsid="348515ba"/>
    </style:style>
    <style:style style:name="T989" style:family="text">
      <style:text-properties officeooo:rsid="3487c06f"/>
    </style:style>
    <style:style style:name="T990" style:family="text">
      <style:text-properties officeooo:rsid="348bea1a"/>
    </style:style>
    <style:style style:name="T991" style:family="text">
      <style:text-properties officeooo:rsid="348d576b"/>
    </style:style>
    <style:style style:name="T992" style:family="text">
      <style:text-properties officeooo:rsid="3490a013"/>
    </style:style>
    <style:style style:name="T993" style:family="text">
      <style:text-properties officeooo:rsid="34927660"/>
    </style:style>
    <style:style style:name="T994" style:family="text">
      <style:text-properties officeooo:rsid="3493ffcc"/>
    </style:style>
    <style:style style:name="T995" style:family="text">
      <style:text-properties officeooo:rsid="3494d8ce"/>
    </style:style>
    <style:style style:name="T996" style:family="text">
      <style:text-properties officeooo:rsid="3498ad76"/>
    </style:style>
    <style:style style:name="T997" style:family="text">
      <style:text-properties officeooo:rsid="349aa665"/>
    </style:style>
    <style:style style:name="T998" style:family="text">
      <style:text-properties officeooo:rsid="349d7b60"/>
    </style:style>
    <style:style style:name="T999" style:family="text">
      <style:text-properties officeooo:rsid="34a0b665"/>
    </style:style>
    <style:style style:name="T1000" style:family="text">
      <style:text-properties officeooo:rsid="34a3a6c7"/>
    </style:style>
    <style:style style:name="T1001" style:family="text">
      <style:text-properties officeooo:rsid="34a43284"/>
    </style:style>
    <style:style style:name="T1002" style:family="text">
      <style:text-properties officeooo:rsid="34a67833"/>
    </style:style>
    <style:style style:name="T1003" style:family="text">
      <style:text-properties officeooo:rsid="34b05745"/>
    </style:style>
    <style:style style:name="T1004" style:family="text">
      <style:text-properties officeooo:rsid="34b2ee59"/>
    </style:style>
    <style:style style:name="T1005" style:family="text">
      <style:text-properties officeooo:rsid="34b3eefc"/>
    </style:style>
    <style:style style:name="T1006" style:family="text">
      <style:text-properties officeooo:rsid="34b7e30e"/>
    </style:style>
    <style:style style:name="T1007" style:family="text">
      <style:text-properties officeooo:rsid="34c2e031"/>
    </style:style>
    <style:style style:name="T1008" style:family="text">
      <style:text-properties officeooo:rsid="34c4ccc3"/>
    </style:style>
    <style:style style:name="T1009" style:family="text">
      <style:text-properties officeooo:rsid="34c7d667"/>
    </style:style>
    <style:style style:name="T1010" style:family="text">
      <style:text-properties officeooo:rsid="34c8e0ab"/>
    </style:style>
    <style:style style:name="T1011" style:family="text">
      <style:text-properties officeooo:rsid="34ceda48"/>
    </style:style>
    <style:style style:name="T1012" style:family="text">
      <style:text-properties officeooo:rsid="34d04352"/>
    </style:style>
    <style:style style:name="T1013" style:family="text">
      <style:text-properties officeooo:rsid="34d3a6cc"/>
    </style:style>
    <style:style style:name="T1014" style:family="text">
      <style:text-properties officeooo:rsid="34d49480"/>
    </style:style>
    <style:style style:name="T1015" style:family="text">
      <style:text-properties officeooo:rsid="34d4cd3e"/>
    </style:style>
    <style:style style:name="T1016" style:family="text">
      <style:text-properties officeooo:rsid="34d67e4a"/>
    </style:style>
    <style:style style:name="T1017" style:family="text">
      <style:text-properties officeooo:rsid="34d9ab7b"/>
    </style:style>
    <style:style style:name="T1018" style:family="text">
      <style:text-properties officeooo:rsid="34da1123"/>
    </style:style>
    <style:style style:name="T1019" style:family="text">
      <style:text-properties officeooo:rsid="34db35fe"/>
    </style:style>
    <style:style style:name="T1020" style:family="text">
      <style:text-properties officeooo:rsid="34dc1380"/>
    </style:style>
    <style:style style:name="T1021" style:family="text">
      <style:text-properties officeooo:rsid="34ddf7a3"/>
    </style:style>
    <style:style style:name="T1022" style:family="text">
      <style:text-properties officeooo:rsid="34e22f9f"/>
    </style:style>
    <style:style style:name="T1023" style:family="text">
      <style:text-properties officeooo:rsid="34e42bd4"/>
    </style:style>
    <style:style style:name="T1024" style:family="text">
      <style:text-properties officeooo:rsid="34f175c5"/>
    </style:style>
    <style:style style:name="T1025" style:family="text">
      <style:text-properties officeooo:rsid="34f73d0f"/>
    </style:style>
    <style:style style:name="T1026" style:family="text">
      <style:text-properties officeooo:rsid="34f8cac7"/>
    </style:style>
    <style:style style:name="T1027" style:family="text">
      <style:text-properties officeooo:rsid="3500d550"/>
    </style:style>
    <style:style style:name="T1028" style:family="text">
      <style:text-properties officeooo:rsid="350be67e"/>
    </style:style>
    <style:style style:name="T1029" style:family="text">
      <style:text-properties officeooo:rsid="3534b7f9"/>
    </style:style>
    <style:style style:name="T1030" style:family="text">
      <style:text-properties officeooo:rsid="35545717"/>
    </style:style>
    <style:style style:name="T1031" style:family="text">
      <style:text-properties officeooo:rsid="3555f10e"/>
    </style:style>
    <style:style style:name="T1032" style:family="text">
      <style:text-properties officeooo:rsid="355706a3"/>
    </style:style>
    <style:style style:name="T1033" style:family="text">
      <style:text-properties officeooo:rsid="35596259"/>
    </style:style>
    <style:style style:name="T1034" style:family="text">
      <style:text-properties officeooo:rsid="3561a991"/>
    </style:style>
    <style:style style:name="T1035" style:family="text">
      <style:text-properties officeooo:rsid="35758663"/>
    </style:style>
    <style:style style:name="T1036" style:family="text">
      <style:text-properties officeooo:rsid="357942b4"/>
    </style:style>
    <style:style style:name="T1037" style:family="text">
      <style:text-properties officeooo:rsid="357cca4f"/>
    </style:style>
    <style:style style:name="T1038" style:family="text">
      <style:text-properties officeooo:rsid="357dfef7"/>
    </style:style>
    <style:style style:name="T1039" style:family="text">
      <style:text-properties officeooo:rsid="35816725"/>
    </style:style>
    <style:style style:name="T1040" style:family="text">
      <style:text-properties officeooo:rsid="358dfb00"/>
    </style:style>
    <style:style style:name="T1041" style:family="text">
      <style:text-properties officeooo:rsid="358e1e91"/>
    </style:style>
    <style:style style:name="T1042" style:family="text">
      <style:text-properties officeooo:rsid="3590f9dc"/>
    </style:style>
    <style:style style:name="T1043" style:family="text">
      <style:text-properties officeooo:rsid="35925c65"/>
    </style:style>
    <style:style style:name="T1044" style:family="text">
      <style:text-properties officeooo:rsid="3594f2a4"/>
    </style:style>
    <style:style style:name="T1045" style:family="text">
      <style:text-properties officeooo:rsid="359abb53"/>
    </style:style>
    <style:style style:name="T1046" style:family="text">
      <style:text-properties officeooo:rsid="359ca215"/>
    </style:style>
    <style:style style:name="T1047" style:family="text">
      <style:text-properties officeooo:rsid="359e5369"/>
    </style:style>
    <style:style style:name="T1048" style:family="text">
      <style:text-properties officeooo:rsid="35a1837b"/>
    </style:style>
    <style:style style:name="T1049" style:family="text">
      <style:text-properties officeooo:rsid="35a254d9"/>
    </style:style>
    <style:style style:name="T1050" style:family="text">
      <style:text-properties officeooo:rsid="35a82164"/>
    </style:style>
    <style:style style:name="T1051" style:family="text">
      <style:text-properties officeooo:rsid="35bd3a8f"/>
    </style:style>
    <style:style style:name="T1052" style:family="text">
      <style:text-properties officeooo:rsid="35beb1de"/>
    </style:style>
    <style:style style:name="T1053" style:family="text">
      <style:text-properties officeooo:rsid="35c06f26"/>
    </style:style>
    <style:style style:name="T1054" style:family="text">
      <style:text-properties officeooo:rsid="35c34d0a"/>
    </style:style>
    <style:style style:name="T1055" style:family="text">
      <style:text-properties officeooo:rsid="35c3f734"/>
    </style:style>
    <style:style style:name="T1056" style:family="text">
      <style:text-properties officeooo:rsid="35c62b0b"/>
    </style:style>
    <style:style style:name="T1057" style:family="text">
      <style:text-properties officeooo:rsid="35c900a2"/>
    </style:style>
    <style:style style:name="T1058" style:family="text">
      <style:text-properties officeooo:rsid="35d48bc3"/>
    </style:style>
    <style:style style:name="T1059" style:family="text">
      <style:text-properties officeooo:rsid="35de1e07"/>
    </style:style>
    <style:style style:name="T1060" style:family="text">
      <style:text-properties officeooo:rsid="35e26d97"/>
    </style:style>
    <style:style style:name="T1061" style:family="text">
      <style:text-properties officeooo:rsid="35f1e869"/>
    </style:style>
    <style:style style:name="T1062" style:family="text">
      <style:text-properties officeooo:rsid="36321233"/>
    </style:style>
    <style:style style:name="T1063" style:family="text">
      <style:text-properties officeooo:rsid="36322330"/>
    </style:style>
    <style:style style:name="T1064" style:family="text">
      <style:text-properties officeooo:rsid="36426a12"/>
    </style:style>
    <style:style style:name="T1065" style:family="text">
      <style:text-properties officeooo:rsid="3646cabc"/>
    </style:style>
    <style:style style:name="T1066" style:family="text">
      <style:text-properties officeooo:rsid="364c50ee"/>
    </style:style>
    <style:style style:name="T1067" style:family="text">
      <style:text-properties officeooo:rsid="364e495a"/>
    </style:style>
    <style:style style:name="T1068" style:family="text">
      <style:text-properties officeooo:rsid="365e5f5e"/>
    </style:style>
    <style:style style:name="T1069" style:family="text">
      <style:text-properties officeooo:rsid="367317e5"/>
    </style:style>
    <style:style style:name="T1070" style:family="text">
      <style:text-properties officeooo:rsid="36b1390e"/>
    </style:style>
    <style:style style:name="T1071" style:family="text">
      <style:text-properties officeooo:rsid="36b2cee2"/>
    </style:style>
    <style:style style:name="T1072" style:family="text">
      <style:text-properties officeooo:rsid="36ba6b2c"/>
    </style:style>
    <style:style style:name="T1073" style:family="text">
      <style:text-properties officeooo:rsid="36bc3491"/>
    </style:style>
    <style:style style:name="T1074" style:family="text">
      <style:text-properties officeooo:rsid="36bd4c5c"/>
    </style:style>
    <style:style style:name="T1075" style:family="text">
      <style:text-properties officeooo:rsid="36bdef7c"/>
    </style:style>
    <style:style style:name="T1076" style:family="text">
      <style:text-properties officeooo:rsid="36be5211"/>
    </style:style>
    <style:style style:name="T1077" style:family="text">
      <style:text-properties officeooo:rsid="36c0e81a"/>
    </style:style>
    <style:style style:name="T1078" style:family="text">
      <style:text-properties officeooo:rsid="36c209a3"/>
    </style:style>
    <style:style style:name="T1079" style:family="text">
      <style:text-properties fo:font-weight="bold" officeooo:rsid="36e4be55" style:font-weight-asian="bold" style:font-weight-complex="bold"/>
    </style:style>
    <style:style style:name="T1080" style:family="text">
      <style:text-properties officeooo:rsid="36c379ef"/>
    </style:style>
    <style:style style:name="T1081" style:family="text">
      <style:text-properties officeooo:rsid="36c53c1f"/>
    </style:style>
    <style:style style:name="T1082" style:family="text">
      <style:text-properties officeooo:rsid="36c8202f"/>
    </style:style>
    <style:style style:name="T1083" style:family="text">
      <style:text-properties officeooo:rsid="36c8b091"/>
    </style:style>
    <style:style style:name="T1084" style:family="text">
      <style:text-properties officeooo:rsid="36c9a863"/>
    </style:style>
    <style:style style:name="T1085" style:family="text">
      <style:text-properties officeooo:rsid="36cb5caf"/>
    </style:style>
    <style:style style:name="T1086" style:family="text">
      <style:text-properties officeooo:rsid="36cb5def"/>
    </style:style>
    <style:style style:name="T1087" style:family="text">
      <style:text-properties officeooo:rsid="36cbcf1c"/>
    </style:style>
    <style:style style:name="T1088" style:family="text">
      <style:text-properties officeooo:rsid="36cc01d2"/>
    </style:style>
    <style:style style:name="T1089" style:family="text">
      <style:text-properties officeooo:rsid="36cf862b"/>
    </style:style>
    <style:style style:name="T1090" style:family="text">
      <style:text-properties officeooo:rsid="36d0425c"/>
    </style:style>
    <style:style style:name="T1091" style:family="text">
      <style:text-properties officeooo:rsid="36d08c64"/>
    </style:style>
    <style:style style:name="T1092" style:family="text">
      <style:text-properties officeooo:rsid="36d60322"/>
    </style:style>
    <style:style style:name="T1093" style:family="text">
      <style:text-properties officeooo:rsid="36dd24aa"/>
    </style:style>
    <style:style style:name="T1094" style:family="text">
      <style:text-properties officeooo:rsid="36ddbdb5"/>
    </style:style>
    <style:style style:name="T1095" style:family="text">
      <style:text-properties officeooo:rsid="36de23ac"/>
    </style:style>
    <style:style style:name="T1096" style:family="text">
      <style:text-properties officeooo:rsid="36df6a54"/>
    </style:style>
    <style:style style:name="T1097" style:family="text">
      <style:text-properties officeooo:rsid="36e11dae"/>
    </style:style>
    <style:style style:name="T1098" style:family="text">
      <style:text-properties officeooo:rsid="36e4be55"/>
    </style:style>
    <style:style style:name="T1099" style:family="text">
      <style:text-properties officeooo:rsid="36e504ce"/>
    </style:style>
    <style:style style:name="T1100" style:family="text">
      <style:text-properties officeooo:rsid="36e7f1b3"/>
    </style:style>
    <style:style style:name="T1101" style:family="text">
      <style:text-properties officeooo:rsid="36e8088b"/>
    </style:style>
    <style:style style:name="T1102" style:family="text">
      <style:text-properties officeooo:rsid="36ef5e4f"/>
    </style:style>
    <style:style style:name="T1103" style:family="text">
      <style:text-properties officeooo:rsid="36efa288"/>
    </style:style>
    <style:style style:name="T1104" style:family="text">
      <style:text-properties officeooo:rsid="36f21cd0"/>
    </style:style>
    <style:style style:name="T1105" style:family="text">
      <style:text-properties officeooo:rsid="36f45098"/>
    </style:style>
    <style:style style:name="T1106" style:family="text">
      <style:text-properties officeooo:rsid="370a5d96"/>
    </style:style>
    <style:style style:name="T1107" style:family="text">
      <style:text-properties officeooo:rsid="370d9c41"/>
    </style:style>
    <style:style style:name="T1108" style:family="text">
      <style:text-properties officeooo:rsid="370ead04"/>
    </style:style>
    <style:style style:name="T1109" style:family="text">
      <style:text-properties officeooo:rsid="370fd4c2"/>
    </style:style>
    <style:style style:name="T1110" style:family="text">
      <style:text-properties officeooo:rsid="370fd569"/>
    </style:style>
    <style:style style:name="T1111" style:family="text">
      <style:text-properties officeooo:rsid="37122223"/>
    </style:style>
    <style:style style:name="T1112" style:family="text">
      <style:text-properties officeooo:rsid="37174b25"/>
    </style:style>
    <style:style style:name="T1113" style:family="text">
      <style:text-properties officeooo:rsid="3726030b"/>
    </style:style>
    <style:style style:name="T1114" style:family="text">
      <style:text-properties officeooo:rsid="37309eb4"/>
    </style:style>
    <style:style style:name="T1115" style:family="text">
      <style:text-properties officeooo:rsid="3736855f"/>
    </style:style>
    <style:style style:name="T1116" style:family="text">
      <style:text-properties officeooo:rsid="3744ba90"/>
    </style:style>
    <style:style style:name="T1117" style:family="text">
      <style:text-properties officeooo:rsid="374a9871"/>
    </style:style>
    <style:style style:name="T1118" style:family="text">
      <style:text-properties officeooo:rsid="3757d87d"/>
    </style:style>
    <style:style style:name="T1119" style:family="text">
      <style:text-properties officeooo:rsid="3769883b"/>
    </style:style>
    <style:style style:name="T1120" style:family="text">
      <style:text-properties officeooo:rsid="376abf4c"/>
    </style:style>
    <style:style style:name="T1121" style:family="text">
      <style:text-properties officeooo:rsid="376ae12b"/>
    </style:style>
    <style:style style:name="T1122" style:family="text">
      <style:text-properties officeooo:rsid="376c9632"/>
    </style:style>
    <style:style style:name="T1123" style:family="text">
      <style:text-properties officeooo:rsid="376e77e7"/>
    </style:style>
    <style:style style:name="T1124" style:family="text">
      <style:text-properties officeooo:rsid="376fc7ea"/>
    </style:style>
    <style:style style:name="T1125" style:family="text">
      <style:text-properties officeooo:rsid="3776c908"/>
    </style:style>
    <style:style style:name="T1126" style:family="text">
      <style:text-properties officeooo:rsid="3776d9da"/>
    </style:style>
    <style:style style:name="T1127" style:family="text">
      <style:text-properties officeooo:rsid="3777b8d9"/>
    </style:style>
    <style:style style:name="T1128" style:family="text">
      <style:text-properties officeooo:rsid="37a97766"/>
    </style:style>
    <style:style style:name="T1129" style:family="text">
      <style:text-properties officeooo:rsid="37b3529d"/>
    </style:style>
    <style:style style:name="T1130" style:family="text">
      <style:text-properties officeooo:rsid="37b42537"/>
    </style:style>
    <style:style style:name="T1131" style:family="text">
      <style:text-properties officeooo:rsid="37ba717c"/>
    </style:style>
    <style:style style:name="T1132" style:family="text">
      <style:text-properties officeooo:rsid="37be8e37"/>
    </style:style>
    <style:style style:name="T1133" style:family="text">
      <style:text-properties officeooo:rsid="37bfd0a5"/>
    </style:style>
    <style:style style:name="T1134" style:family="text">
      <style:text-properties officeooo:rsid="37d498a6"/>
    </style:style>
    <style:style style:name="T1135" style:family="text">
      <style:text-properties officeooo:rsid="37da0789"/>
    </style:style>
    <style:style style:name="T1136" style:family="text">
      <style:text-properties officeooo:rsid="37e665db"/>
    </style:style>
    <style:style style:name="T1137" style:family="text">
      <style:text-properties officeooo:rsid="3817132b"/>
    </style:style>
    <style:style style:name="T1138" style:family="text">
      <style:text-properties officeooo:rsid="3819d507"/>
    </style:style>
    <style:style style:name="T1139" style:family="text">
      <style:text-properties officeooo:rsid="3823c3ce"/>
    </style:style>
    <style:style style:name="T1140" style:family="text">
      <style:text-properties officeooo:rsid="3839311e"/>
    </style:style>
    <style:style style:name="T1141" style:family="text">
      <style:text-properties officeooo:rsid="3851578b"/>
    </style:style>
    <style:style style:name="T1142" style:family="text">
      <style:text-properties officeooo:rsid="386071e4"/>
    </style:style>
    <style:style style:name="T1143" style:family="text">
      <style:text-properties officeooo:rsid="38776be4"/>
    </style:style>
    <style:style style:name="T1144" style:family="text">
      <style:text-properties officeooo:rsid="387e4148"/>
    </style:style>
    <style:style style:name="T1145" style:family="text">
      <style:text-properties officeooo:rsid="38851be1"/>
    </style:style>
    <style:style style:name="T1146" style:family="text">
      <style:text-properties officeooo:rsid="38941b20"/>
    </style:style>
    <style:style style:name="T1147" style:family="text">
      <style:text-properties officeooo:rsid="38a28049"/>
    </style:style>
    <style:style style:name="T1148" style:family="text">
      <style:text-properties officeooo:rsid="38a74a06"/>
    </style:style>
    <style:style style:name="T1149" style:family="text">
      <style:text-properties officeooo:rsid="38aae7a2"/>
    </style:style>
    <style:style style:name="T1150" style:family="text">
      <style:text-properties officeooo:rsid="38af1df6"/>
    </style:style>
    <style:style style:name="T1151" style:family="text">
      <style:text-properties officeooo:rsid="38da85c3"/>
    </style:style>
    <style:style style:name="T1152" style:family="text">
      <style:text-properties officeooo:rsid="396f17aa"/>
    </style:style>
    <style:style style:name="T1153" style:family="text">
      <style:text-properties officeooo:rsid="399d948e"/>
    </style:style>
    <style:style style:name="T1154" style:family="text">
      <style:text-properties officeooo:rsid="399fcf43"/>
    </style:style>
    <style:style style:name="T1155" style:family="text">
      <style:text-properties officeooo:rsid="39a26e15"/>
    </style:style>
    <style:style style:name="T1156" style:family="text">
      <style:text-properties officeooo:rsid="39a98079"/>
    </style:style>
    <style:style style:name="T1157" style:family="text">
      <style:text-properties officeooo:rsid="39abde63"/>
    </style:style>
    <style:style style:name="T1158" style:family="text">
      <style:text-properties officeooo:rsid="39acdb24"/>
    </style:style>
    <style:style style:name="T1159" style:family="text">
      <style:text-properties officeooo:rsid="39b6acf9"/>
    </style:style>
    <style:style style:name="T1160" style:family="text">
      <style:text-properties officeooo:rsid="39be2e29"/>
    </style:style>
    <style:style style:name="T1161" style:family="text">
      <style:text-properties officeooo:rsid="39bfa3ff"/>
    </style:style>
    <style:style style:name="T1162" style:family="text">
      <style:text-properties officeooo:rsid="39d5663a"/>
    </style:style>
    <style:style style:name="T1163" style:family="text">
      <style:text-properties officeooo:rsid="39d7a3b2"/>
    </style:style>
    <style:style style:name="T1164" style:family="text">
      <style:text-properties officeooo:rsid="39df5455"/>
    </style:style>
    <style:style style:name="T1165" style:family="text">
      <style:text-properties officeooo:rsid="39e1fdba"/>
    </style:style>
    <style:style style:name="T1166" style:family="text">
      <style:text-properties officeooo:rsid="39f33e1c"/>
    </style:style>
    <style:style style:name="T1167" style:family="text">
      <style:text-properties officeooo:rsid="3a036fa3"/>
    </style:style>
    <style:style style:name="T1168" style:family="text">
      <style:text-properties officeooo:rsid="3a0caa52"/>
    </style:style>
    <style:style style:name="T1169" style:family="text">
      <style:text-properties officeooo:rsid="3a0f0553"/>
    </style:style>
    <style:style style:name="T1170" style:family="text">
      <style:text-properties officeooo:rsid="3a13637d"/>
    </style:style>
    <style:style style:name="T1171" style:family="text">
      <style:text-properties officeooo:rsid="3a13bc8f"/>
    </style:style>
    <style:style style:name="T1172" style:family="text">
      <style:text-properties officeooo:rsid="3a187711"/>
    </style:style>
    <style:style style:name="T1173" style:family="text">
      <style:text-properties officeooo:rsid="3a1b53a9"/>
    </style:style>
    <style:style style:name="T1174" style:family="text">
      <style:text-properties officeooo:rsid="3a232a0f"/>
    </style:style>
    <style:style style:name="T1175" style:family="text">
      <style:text-properties officeooo:rsid="3a24780a"/>
    </style:style>
    <style:style style:name="T1176" style:family="text">
      <style:text-properties officeooo:rsid="3a262f77"/>
    </style:style>
    <style:style style:name="T1177" style:family="text">
      <style:text-properties officeooo:rsid="3a279f3c"/>
    </style:style>
    <style:style style:name="T1178" style:family="text">
      <style:text-properties officeooo:rsid="3a2a2e1d"/>
    </style:style>
    <style:style style:name="T1179" style:family="text">
      <style:text-properties officeooo:rsid="3a2a8cfa"/>
    </style:style>
    <style:style style:name="T1180" style:family="text">
      <style:text-properties officeooo:rsid="3a2f394d"/>
    </style:style>
    <style:style style:name="T1181" style:family="text">
      <style:text-properties officeooo:rsid="3a309ac4"/>
    </style:style>
    <style:style style:name="T1182" style:family="text">
      <style:text-properties officeooo:rsid="3a319db0"/>
    </style:style>
    <style:style style:name="T1183" style:family="text">
      <style:text-properties officeooo:rsid="3a34b21d"/>
    </style:style>
    <style:style style:name="T1184" style:family="text">
      <style:text-properties officeooo:rsid="3a373912"/>
    </style:style>
    <style:style style:name="T1185" style:family="text">
      <style:text-properties officeooo:rsid="3a398c21"/>
    </style:style>
    <style:style style:name="T1186" style:family="text">
      <style:text-properties officeooo:rsid="3a445edc"/>
    </style:style>
    <style:style style:name="T1187" style:family="text">
      <style:text-properties officeooo:rsid="3a46678d"/>
    </style:style>
    <style:style style:name="T1188" style:family="text">
      <style:text-properties officeooo:rsid="3a46857f"/>
    </style:style>
    <style:style style:name="T1189" style:family="text">
      <style:text-properties officeooo:rsid="3a47e741"/>
    </style:style>
    <style:style style:name="T1190" style:family="text">
      <style:text-properties officeooo:rsid="3a47efcd"/>
    </style:style>
    <style:style style:name="T1191" style:family="text">
      <style:text-properties officeooo:rsid="3a4911a5"/>
    </style:style>
    <style:style style:name="T1192" style:family="text">
      <style:text-properties officeooo:rsid="3a4afffe"/>
    </style:style>
    <style:style style:name="T1193" style:family="text">
      <style:text-properties officeooo:rsid="3a628a69"/>
    </style:style>
    <style:style style:name="T1194" style:family="text">
      <style:text-properties officeooo:rsid="3a693caf"/>
    </style:style>
    <style:style style:name="T1195" style:family="text">
      <style:text-properties officeooo:rsid="3a6b9387"/>
    </style:style>
    <style:style style:name="T1196" style:family="text">
      <style:text-properties officeooo:rsid="3a6e82ee"/>
    </style:style>
    <style:style style:name="T1197" style:family="text">
      <style:text-properties officeooo:rsid="3a6f8e5a"/>
    </style:style>
    <style:style style:name="T1198" style:family="text">
      <style:text-properties officeooo:rsid="3a712e02"/>
    </style:style>
    <style:style style:name="T1199" style:family="text">
      <style:text-properties officeooo:rsid="3a73298b"/>
    </style:style>
    <style:style style:name="T1200" style:family="text">
      <style:text-properties officeooo:rsid="3a76b26c"/>
    </style:style>
    <style:style style:name="T1201" style:family="text">
      <style:text-properties officeooo:rsid="3a7951e8"/>
    </style:style>
    <style:style style:name="T1202" style:family="text">
      <style:text-properties officeooo:rsid="3a7d32ee"/>
    </style:style>
    <style:style style:name="T1203" style:family="text">
      <style:text-properties officeooo:rsid="3a7fc10c"/>
    </style:style>
    <style:style style:name="T1204" style:family="text">
      <style:text-properties officeooo:rsid="3a806374"/>
    </style:style>
    <style:style style:name="T1205" style:family="text">
      <style:text-properties officeooo:rsid="3a98ddbe"/>
    </style:style>
    <style:style style:name="T1206" style:family="text">
      <style:text-properties officeooo:rsid="3aa0b1d6"/>
    </style:style>
    <style:style style:name="T1207" style:family="text">
      <style:text-properties officeooo:rsid="3aa9dc7d"/>
    </style:style>
    <style:style style:name="T1208" style:family="text">
      <style:text-properties officeooo:rsid="3aaa0d28"/>
    </style:style>
    <style:style style:name="T1209" style:family="text">
      <style:text-properties officeooo:rsid="3ab6944c"/>
    </style:style>
    <style:style style:name="T1210" style:family="text">
      <style:text-properties officeooo:rsid="3acd6c5c"/>
    </style:style>
    <style:style style:name="T1211" style:family="text">
      <style:text-properties officeooo:rsid="3ad7ce5b"/>
    </style:style>
    <style:style style:name="T1212" style:family="text">
      <style:text-properties officeooo:rsid="3ae024c8"/>
    </style:style>
    <style:style style:name="T1213" style:family="text">
      <style:text-properties officeooo:rsid="3aebbcd1"/>
    </style:style>
    <style:style style:name="T1214" style:family="text">
      <style:text-properties officeooo:rsid="3aee71a8"/>
    </style:style>
    <style:style style:name="T1215" style:family="text">
      <style:text-properties officeooo:rsid="3afe9165"/>
    </style:style>
    <style:style style:name="T1216" style:family="text">
      <style:text-properties officeooo:rsid="3aff4084"/>
    </style:style>
    <style:style style:name="T1217" style:family="text">
      <style:text-properties officeooo:rsid="3b4ff5a7"/>
    </style:style>
    <style:style style:name="T1218" style:family="text">
      <style:text-properties officeooo:rsid="3b5ea860"/>
    </style:style>
    <style:style style:name="T1219" style:family="text">
      <style:text-properties officeooo:rsid="3b63f6de"/>
    </style:style>
    <style:style style:name="T1220" style:family="text">
      <style:text-properties officeooo:rsid="3b65820d"/>
    </style:style>
    <style:style style:name="T1221" style:family="text">
      <style:text-properties officeooo:rsid="3b733304"/>
    </style:style>
    <style:style style:name="T1222" style:family="text">
      <style:text-properties officeooo:rsid="3b7516bf"/>
    </style:style>
    <style:style style:name="T1223" style:family="text">
      <style:text-properties officeooo:rsid="3b7da46c"/>
    </style:style>
    <style:style style:name="T1224" style:family="text">
      <style:text-properties officeooo:rsid="3b7fa2f7"/>
    </style:style>
    <style:style style:name="T1225" style:family="text">
      <style:text-properties officeooo:rsid="3b93ed9f"/>
    </style:style>
    <style:style style:name="T1226" style:family="text">
      <style:text-properties officeooo:rsid="3ba245ab"/>
    </style:style>
    <style:style style:name="T1227" style:family="text">
      <style:text-properties officeooo:rsid="3ba46896"/>
    </style:style>
    <style:style style:name="T1228" style:family="text">
      <style:text-properties officeooo:rsid="3ba9efab"/>
    </style:style>
    <style:style style:name="T1229" style:family="text">
      <style:text-properties officeooo:rsid="3bac74bd"/>
    </style:style>
    <style:style style:name="T1230" style:family="text">
      <style:text-properties officeooo:rsid="3bacfbaa"/>
    </style:style>
    <style:style style:name="T1231" style:family="text">
      <style:text-properties officeooo:rsid="3bb09dbb"/>
    </style:style>
    <style:style style:name="T1232" style:family="text">
      <style:text-properties officeooo:rsid="3bea0f6b"/>
    </style:style>
    <style:style style:name="T1233" style:family="text">
      <style:text-properties officeooo:rsid="3bec06c4"/>
    </style:style>
    <style:style style:name="T1234" style:family="text">
      <style:text-properties officeooo:rsid="3bf13138"/>
    </style:style>
    <style:style style:name="T1235" style:family="text">
      <style:text-properties officeooo:rsid="3bf4675d"/>
    </style:style>
    <style:style style:name="T1236" style:family="text">
      <style:text-properties officeooo:rsid="3bf861b7"/>
    </style:style>
    <style:style style:name="T1237" style:family="text">
      <style:text-properties officeooo:rsid="3c0b2cc2"/>
    </style:style>
    <style:style style:name="T1238" style:family="text">
      <style:text-properties officeooo:rsid="3c17c497"/>
    </style:style>
    <style:style style:name="T1239" style:family="text">
      <style:text-properties officeooo:rsid="3c19b556"/>
    </style:style>
    <style:style style:name="T1240" style:family="text">
      <style:text-properties officeooo:rsid="3c3cccb7"/>
    </style:style>
    <style:style style:name="T1241" style:family="text">
      <style:text-properties officeooo:rsid="3c439652"/>
    </style:style>
    <style:style style:name="T1242" style:family="text">
      <style:text-properties officeooo:rsid="3c4ed2bc"/>
    </style:style>
    <style:style style:name="T1243" style:family="text">
      <style:text-properties officeooo:rsid="3c53ce45"/>
    </style:style>
    <style:style style:name="T1244" style:family="text">
      <style:text-properties officeooo:rsid="3c54e3d8"/>
    </style:style>
    <style:style style:name="T1245" style:family="text">
      <style:text-properties officeooo:rsid="3c5968eb"/>
    </style:style>
    <style:style style:name="T1246" style:family="text">
      <style:text-properties officeooo:rsid="3c5d80fa"/>
    </style:style>
    <style:style style:name="T1247" style:family="text">
      <style:text-properties officeooo:rsid="3c5f62d4"/>
    </style:style>
    <style:style style:name="T1248" style:family="text">
      <style:text-properties officeooo:rsid="3c715a22"/>
    </style:style>
    <style:style style:name="T1249" style:family="text">
      <style:text-properties officeooo:rsid="3c85b222"/>
    </style:style>
    <style:style style:name="T1250" style:family="text">
      <style:text-properties officeooo:rsid="3ca31384"/>
    </style:style>
    <style:style style:name="T1251" style:family="text">
      <style:text-properties officeooo:rsid="3cb20e1d"/>
    </style:style>
    <style:style style:name="T1252" style:family="text">
      <style:text-properties officeooo:rsid="3cd24895"/>
    </style:style>
    <style:style style:name="T1253" style:family="text">
      <style:text-properties officeooo:rsid="3cd6a508"/>
    </style:style>
    <style:style style:name="T1254" style:family="text">
      <style:text-properties officeooo:rsid="3cdd4fd0"/>
    </style:style>
    <style:style style:name="T1255" style:family="text">
      <style:text-properties officeooo:rsid="3cdefbbf"/>
    </style:style>
    <style:style style:name="T1256" style:family="text">
      <style:text-properties officeooo:rsid="3cea64cc"/>
    </style:style>
    <style:style style:name="T1257" style:family="text">
      <style:text-properties officeooo:rsid="3cece4c8"/>
    </style:style>
    <style:style style:name="T1258" style:family="text">
      <style:text-properties officeooo:rsid="3d074b93"/>
    </style:style>
    <style:style style:name="T1259" style:family="text">
      <style:text-properties officeooo:rsid="3d2f9d57"/>
    </style:style>
    <style:style style:name="T1260" style:family="text">
      <style:text-properties officeooo:rsid="3d34fcb9"/>
    </style:style>
    <style:style style:name="T1261" style:family="text">
      <style:text-properties officeooo:rsid="3d3e5352"/>
    </style:style>
    <style:style style:name="T1262" style:family="text">
      <style:text-properties officeooo:rsid="3d46aab0"/>
    </style:style>
    <style:style style:name="T1263" style:family="text">
      <style:text-properties officeooo:rsid="3d57045a"/>
    </style:style>
    <style:style style:name="T1264" style:family="text">
      <style:text-properties officeooo:rsid="3d5a539d"/>
    </style:style>
    <style:style style:name="T1265" style:family="text">
      <style:text-properties officeooo:rsid="3d5a5f79"/>
    </style:style>
    <style:style style:name="T1266" style:family="text">
      <style:text-properties officeooo:rsid="3d5c08b4"/>
    </style:style>
    <style:style style:name="T1267" style:family="text">
      <style:text-properties officeooo:rsid="3d5c78bc"/>
    </style:style>
    <style:style style:name="T1268" style:family="text">
      <style:text-properties officeooo:rsid="3d6d5fc9"/>
    </style:style>
    <style:style style:name="T1269" style:family="text">
      <style:text-properties officeooo:rsid="3d862115"/>
    </style:style>
    <style:style style:name="T1270" style:family="text">
      <style:text-properties officeooo:rsid="3d8e10fb"/>
    </style:style>
    <style:style style:name="T1271" style:family="text">
      <style:text-properties officeooo:rsid="3d906dc1"/>
    </style:style>
    <style:style style:name="T1272" style:family="text">
      <style:text-properties officeooo:rsid="3d98d99b"/>
    </style:style>
    <style:style style:name="T1273" style:family="text">
      <style:text-properties officeooo:rsid="3da0f0c1"/>
    </style:style>
    <style:style style:name="T1274" style:family="text">
      <style:text-properties officeooo:rsid="3daa142d"/>
    </style:style>
    <style:style style:name="T1275" style:family="text">
      <style:text-properties officeooo:rsid="3db3a3ea"/>
    </style:style>
    <style:style style:name="T1276" style:family="text">
      <style:text-properties officeooo:rsid="3dcb5371"/>
    </style:style>
    <style:style style:name="T1277" style:family="text">
      <style:text-properties officeooo:rsid="3dde4bb0"/>
    </style:style>
    <style:style style:name="T1278" style:family="text">
      <style:text-properties officeooo:rsid="3df477be"/>
    </style:style>
    <style:style style:name="T1279" style:family="text">
      <style:text-properties officeooo:rsid="3dfd61b6"/>
    </style:style>
    <style:style style:name="T1280" style:family="text">
      <style:text-properties officeooo:rsid="3e04665c"/>
    </style:style>
    <style:style style:name="T1281" style:family="text">
      <style:text-properties officeooo:rsid="3e0b74c0"/>
    </style:style>
    <style:style style:name="T1282" style:family="text">
      <style:text-properties officeooo:rsid="3e10e846"/>
    </style:style>
    <style:style style:name="T1283" style:family="text">
      <style:text-properties officeooo:rsid="3e16a25b"/>
    </style:style>
    <style:style style:name="T1284" style:family="text">
      <style:text-properties officeooo:rsid="3e1f7b5b"/>
    </style:style>
    <style:style style:name="T1285" style:family="text">
      <style:text-properties officeooo:rsid="3e35f999"/>
    </style:style>
    <style:style style:name="T1286" style:family="text">
      <style:text-properties officeooo:rsid="3e3c4e3c"/>
    </style:style>
    <style:style style:name="T1287" style:family="text">
      <style:text-properties officeooo:rsid="3e3c6ace"/>
    </style:style>
    <style:style style:name="T1288" style:family="text">
      <style:text-properties officeooo:rsid="3e430e91"/>
    </style:style>
    <style:style style:name="T1289" style:family="text">
      <style:text-properties officeooo:rsid="3e4c6b68"/>
    </style:style>
    <style:style style:name="T1290" style:family="text">
      <style:text-properties officeooo:rsid="3e4fa2cc"/>
    </style:style>
    <style:style style:name="T1291" style:family="text">
      <style:text-properties officeooo:rsid="3e50ce3f"/>
    </style:style>
    <style:style style:name="T1292" style:family="text">
      <style:text-properties officeooo:rsid="3e5de945"/>
    </style:style>
    <style:style style:name="T1293" style:family="text">
      <style:text-properties officeooo:rsid="3e5e2f4d"/>
    </style:style>
    <style:style style:name="T1294" style:family="text">
      <style:text-properties officeooo:rsid="3e628564"/>
    </style:style>
    <style:style style:name="T1295" style:family="text">
      <style:text-properties officeooo:rsid="3e630a7e"/>
    </style:style>
    <style:style style:name="T1296" style:family="text">
      <style:text-properties officeooo:rsid="3e634d91"/>
    </style:style>
    <style:style style:name="T1297" style:family="text">
      <style:text-properties officeooo:rsid="3e63c36d"/>
    </style:style>
    <style:style style:name="T1298" style:family="text">
      <style:text-properties officeooo:rsid="3e65981a"/>
    </style:style>
    <style:style style:name="T1299" style:family="text">
      <style:text-properties officeooo:rsid="3e678daf"/>
    </style:style>
    <style:style style:name="T1300" style:family="text">
      <style:text-properties officeooo:rsid="3e67d5e4"/>
    </style:style>
    <style:style style:name="T1301" style:family="text">
      <style:text-properties officeooo:rsid="3e6e609e"/>
    </style:style>
    <style:style style:name="T1302" style:family="text">
      <style:text-properties officeooo:rsid="3e790150"/>
    </style:style>
    <style:style style:name="T1303" style:family="text">
      <style:text-properties officeooo:rsid="3e84efbe"/>
    </style:style>
    <style:style style:name="T1304" style:family="text">
      <style:text-properties officeooo:rsid="3e8816af"/>
    </style:style>
    <style:style style:name="T1305" style:family="text">
      <style:text-properties officeooo:rsid="3e9370d7"/>
    </style:style>
    <style:style style:name="T1306" style:family="text">
      <style:text-properties officeooo:rsid="3e9a6184"/>
    </style:style>
    <style:style style:name="T1307" style:family="text">
      <style:text-properties officeooo:rsid="3e9ff73d"/>
    </style:style>
    <style:style style:name="T1308" style:family="text">
      <style:text-properties officeooo:rsid="3ea729b7"/>
    </style:style>
    <style:style style:name="T1309" style:family="text">
      <style:text-properties officeooo:rsid="3eb0a6f0"/>
    </style:style>
    <style:style style:name="T1310" style:family="text">
      <style:text-properties officeooo:rsid="3eb71f73"/>
    </style:style>
    <style:style style:name="T1311" style:family="text">
      <style:text-properties officeooo:rsid="3ec37b17"/>
    </style:style>
    <style:style style:name="T1312" style:family="text">
      <style:text-properties officeooo:rsid="3ec51f68"/>
    </style:style>
    <style:style style:name="T1313" style:family="text">
      <style:text-properties officeooo:rsid="3ec70176"/>
    </style:style>
    <style:style style:name="T1314" style:family="text">
      <style:text-properties officeooo:rsid="3ecfc703"/>
    </style:style>
    <style:style style:name="T1315" style:family="text">
      <style:text-properties officeooo:rsid="3ed12025"/>
    </style:style>
    <style:style style:name="T1316" style:family="text">
      <style:text-properties officeooo:rsid="3ed2e971"/>
    </style:style>
    <style:style style:name="T1317" style:family="text">
      <style:text-properties officeooo:rsid="3ed2f616"/>
    </style:style>
    <style:style style:name="T1318" style:family="text">
      <style:text-properties officeooo:rsid="3ed38965"/>
    </style:style>
    <style:style style:name="T1319" style:family="text">
      <style:text-properties officeooo:rsid="3edb1634"/>
    </style:style>
    <style:style style:name="T1320" style:family="text">
      <style:text-properties officeooo:rsid="3edfd8cd"/>
    </style:style>
    <style:style style:name="T1321" style:family="text">
      <style:text-properties officeooo:rsid="3ee643e5"/>
    </style:style>
    <style:style style:name="T1322" style:family="text">
      <style:text-properties officeooo:rsid="3ef82b7b"/>
    </style:style>
    <style:style style:name="T1323" style:family="text">
      <style:text-properties officeooo:rsid="3efb473e"/>
    </style:style>
    <style:style style:name="T1324" style:family="text">
      <style:text-properties officeooo:rsid="3efbfc3e"/>
    </style:style>
    <style:style style:name="T1325" style:family="text">
      <style:text-properties officeooo:rsid="3f00b5f7"/>
    </style:style>
    <style:style style:name="T1326" style:family="text">
      <style:text-properties officeooo:rsid="3f027ce4"/>
    </style:style>
    <style:style style:name="T1327" style:family="text">
      <style:text-properties officeooo:rsid="3f0589e2"/>
    </style:style>
    <style:style style:name="T1328" style:family="text">
      <style:text-properties officeooo:rsid="3f062ac2"/>
    </style:style>
    <style:style style:name="T1329" style:family="text">
      <style:text-properties officeooo:rsid="3f065641"/>
    </style:style>
    <style:style style:name="T1330" style:family="text">
      <style:text-properties officeooo:rsid="3f122832"/>
    </style:style>
    <style:style style:name="T1331" style:family="text">
      <style:text-properties officeooo:rsid="3f1792c6"/>
    </style:style>
    <style:style style:name="T1332" style:family="text">
      <style:text-properties officeooo:rsid="3f27ca6e"/>
    </style:style>
    <style:style style:name="T1333" style:family="text">
      <style:text-properties officeooo:rsid="3f2dd865"/>
    </style:style>
    <style:style style:name="T1334" style:family="text">
      <style:text-properties officeooo:rsid="3f36441a"/>
    </style:style>
    <style:style style:name="T1335" style:family="text">
      <style:text-properties officeooo:rsid="3f43aad4"/>
    </style:style>
    <style:style style:name="T1336" style:family="text">
      <style:text-properties officeooo:rsid="3f5bb2c1"/>
    </style:style>
    <style:style style:name="T1337" style:family="text">
      <style:text-properties officeooo:rsid="3f5e0d4b"/>
    </style:style>
    <style:style style:name="T1338" style:family="text">
      <style:text-properties officeooo:rsid="3f712ba1"/>
    </style:style>
    <style:style style:name="T1339" style:family="text">
      <style:text-properties officeooo:rsid="3f73a9d8"/>
    </style:style>
    <style:style style:name="T1340" style:family="text">
      <style:text-properties officeooo:rsid="3fa38191"/>
    </style:style>
    <style:style style:name="T1341" style:family="text">
      <style:text-properties officeooo:rsid="3fb731d3"/>
    </style:style>
    <style:style style:name="T1342" style:family="text">
      <style:text-properties officeooo:rsid="3fba65e3"/>
    </style:style>
    <style:style style:name="T1343" style:family="text">
      <style:text-properties officeooo:rsid="3fbf9e81"/>
    </style:style>
    <style:style style:name="T1344" style:family="text">
      <style:text-properties officeooo:rsid="3fd54fd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5"/>
      <text:p text:style-name="P104"><text:span text:style-name="T579">Б</text:span><text:span text:style-name="T439">елый Анубис, уплыл к спасению. </text:span><text:span text:style-name="T580">А тут позади, за кормой, остались отвергнутые, плывут и тонут, </text:span><text:span text:style-name="T581">в трясине и на тверди, несчастные пассажиры на закате, что заблудились </text:span><text:span text:style-name="T582">бродя наобум в отбросах других, в очистках, в тоскливом барахле воспоминаний—</text:span><text:span text:style-name="T583">всё за что они вынуждены держаться—барахтаясь, путаясь, подымаясь, падая. </text:span><text:span text:style-name="T584">Люди за бортом и наши общие обломки….</text:span></text:p>
      <text:p text:style-name="P105"><text:span text:style-name="T585">Танац остаётся дрожать и злиться в хорошо разошедшемся дожде под аркадой из известняка. </text:span><text:span text:style-name="T586">Я должен был плыть дальше, хочет он заорать, </text:span><text:span text:style-name="T587">а вскоре так и делает. «</text:span><text:span text:style-name="T588">Мне не полагалось </text:span><text:span text:style-name="T589">быть оставленным с вами отходами….» </text:span><text:span text:style-name="T590">Где апелляционный суд</text:span><text:span text:style-name="T581">, </text:span><text:span text:style-name="T590">что выслушал бы его печальную историю? <text:s/>«</text:span><text:span text:style-name="T591">Я поскользнулся!» </text:span><text:span text:style-name="T592">Какой-то кок скопытился в луже элит</text:span><text:span text:style-name="T593">н</text:span><text:span text:style-name="T592">ой блевотины и разлил целый </text:span><text:span text:style-name="T593">оцинкованный </text:span><text:span text:style-name="T592">ба</text:span><text:span text:style-name="T593">к кремово-жёлтой куриной тошнотины у правого борта открытой палубы, Танац не увидел, он искал М</text:span><text:span text:style-name="T594">а</text:span><text:span text:style-name="T593">ргрету…. </text:span><text:span text:style-name="T594">Очень жаль, </text:span><text:span text:style-name="T656">les jeux sont faits</text:span><text:span text:style-name="T594">, никто не слушает, а </text:span><text:span text:style-name="T656">Анубис</text:span><text:span text:style-name="T594"> скрылся. </text:span><text:span text:style-name="T595">Лучше тут в плавучих обломках, Танац, </text:span><text:span text:style-name="T596">не угадать кака может попасть золотая рыбка, </text:span><text:span text:style-name="T597">спроси Оберста Енцина, </text:span><text:span text:style-name="T598">он знает (есть некий ключ, среди пустошей Мира… </text:span><text:span text:style-name="T599">и его не найти на бело</text:span><text:span text:style-name="T601">м</text:span><text:span text:style-name="T599"> </text:span><text:span text:style-name="T657">Анубис</text:span><text:span text:style-name="T658">е,</text:span><text:span text:style-name="T599"> </text:span><text:span text:style-name="T600">потому что всё ценное они </text:span><text:span text:style-name="T601">бросают за </text:span><text:span text:style-name="T599">борт</text:span><text:span text:style-name="T601">)</text:span><text:span text:style-name="T579">.</text:span></text:p>
      <text:p text:style-name="P106"><text:span text:style-name="T579">И</text:span><text:span text:style-name="T439">так</text:span><text:span text:style-name="T447">—</text:span><text:span text:style-name="T439">Танац на газовой фабрике, перед осмоленной стеной, </text:span><text:span text:style-name="T602">макрельные глазищи вылупились из мокрой шерсти воротниковой тени, всё чёрно-белое, испуган по полной, </text:span><text:span text:style-name="T603">дыхание дымится из уголков его рта, когда </text:span><text:span text:style-name="T604">зелень рассвета занимается там среди </text:span><text:span text:style-name="T659">gassen</text:span><text:span text:style-name="T604">.</text:span><text:span text:style-name="T659"> </text:span><text:span text:style-name="T660">Его тут не будет, он просто мёртв</text:span><text:span text:style-name="T605"> просто мёртв? </text:span><text:span text:style-name="T606">Чем тут не «интерфейс»? сообщающаяся <text:s/>поверхность </text:span><text:span text:style-name="T607">для </text:span><text:span text:style-name="T606">двух миров… </text:span><text:span text:style-name="T608">конечно, но </text:span><text:span text:style-name="T661">которых двух</text:span><text:span text:style-name="T608">? </text:span><text:span text:style-name="T609">И не приходится рассчитывать ни на какой позитивизм, </text:span><text:span text:style-name="T610">не спасёт, он не срабатывал даже ещё в Берлине, </text:span><text:span text:style-name="T611">до Войны, на посиделках у Петера Сачсы… </text:span><text:span text:style-name="T612">он только мешал, раздражал остальных… </text:span><text:span text:style-name="T613">ширма из слов между ним и сверхъестественным всегда была лишь тактическим ходом… </text:span><text:span text:style-name="T614">никогда не давала чувствовать себя свободн</text:span><text:span text:style-name="T615">ее</text:span><text:span text:style-name="T614"> от… </text:span><text:span text:style-name="T616">А теперь в этом даже ещё меньше смысла. Он знает, что Блисеро есть.</text:span></text:p>
      <text:p text:style-name="P107"><text:span text:style-name="T616">Э</text:span><text:span text:style-name="T439">то не было сном. </text:span><text:span text:style-name="T617">Тебе же хочется чтоб было. </text:span><text:span text:style-name="T618">Ещё одна горячка, что рано или поздно пройдёт, </text:span><text:span text:style-name="T619">отпуская тебя в холодную реальность комнаты… </text:span><text:span text:style-name="T620">ты не обязан исполнять то долгое запутанное задание, </text:span><text:span text:style-name="T621">вовсе нет, </text:span><text:span text:style-name="T622">пойми, это только горячка… </text:span><text:span text:style-name="T623">это не наяву….</text:span></text:p>
      <text:p text:style-name="P108"><text:span text:style-name="T623">Н</text:span><text:span text:style-name="T439">а этот раз наяву, Блисеро, живой или мёртвый, реален. </text:span><text:span text:style-name="T624">Танац, сейчас малость чокнутый от страха, </text:span><text:span text:style-name="T625">хочет спровоцировать его, он больше не в силах ждать, </text:span><text:span text:style-name="T626">он хочет знать что призовёт Блисеро через интерфейс. </text:span><text:span text:style-name="T627">Какой визг, какое виляние покорной жопы может привлечь его обратно….</text:span></text:p>
      <text:p text:style-name="P109"><text:span text:style-name="T627">Н</text:span><text:span text:style-name="T439">о это привлекло лишь Русскую п</text:span><text:span text:style-name="T628">о</text:span><text:span text:style-name="T439">лицию. </text:span><text:span text:style-name="T628">Имеется рабочее соглашение </text:span><text:span text:style-name="T629">о невыходе за <text:s/>пределы 175-Штадта, </text:span><text:span text:style-name="T630">о котором конечно же никто не сказал Танацу. </text:span><text:span text:style-name="T631">Газовая фабрика пользовалась дурной славой места шумных сходняков пока Русские не провели серию массовых облав. </text:span><text:span text:style-name="T632">Последний гаснущий отголосок Хорала 175-Штадта скачет прочь по дороге распевая некий жуткий салют педерастии, типа,</text:span></text:p>
      <text:p text:style-name="P224"/>
      <text:p text:style-name="P574">Ямси-намси ути-вути <text:s text:c="2"/>лёли-лёли йе</text:p>
      <text:p text:style-name="P554"><text:span text:style-name="T632">У</text:span><text:span text:style-name="T439">ж если </text:span><text:span text:style-name="T633">я</text:span><text:span text:style-name="T439"> дегенерат, то </text:span><text:span text:style-name="T633">ты</text:span><text:span text:style-name="T439"> тем более….</text:span></text:p>
      <text:p text:style-name="P216"/>
      <text:p text:style-name="P217">– <text:span text:style-name="T694">Теперь тут попадаетесь только вы туристы,</text:span>– <text:span text:style-name="T695">грит лощёный гражданский с белым платочком в его нагрудном кармане, хмыкая в тени полей своей шляпы.</text:span>– <text:span text:style-name="T696">И, когда-никогда, шпион, конечно.</text:span></text:p>
      <text:p text:style-name="P218">– <text:span text:style-name="T697">Это не я,</text:span>– <text:span text:style-name="T697">грит Танац.</text:span></text:p>
      <text:p text:style-name="P218">– <text:span text:style-name="T697">Не ты, да? А ну-ка расскажи подробнее.</text:span></text:p>
      <text:p text:style-name="P220">Такое вот попадалово по полной. Меньше чем за полдня, Танац перешёл от можно не беспокоиться, ни даже <text:span text:style-name="T83">думать</text:span> о Блисеро, к постоянной необходимости иметь под рукой какое-то о нём пояснение для любого приблудного лягаша. Это стало одним из его ранних уроков <text:span text:style-name="T698">каково</text:span> быт<text:span text:style-name="T698">ь</text:span> отвергнутым: <text:span text:style-name="T698">ему не избежать последствий того, что сам себе подставит, разве что по случайности.</text:span></text:p>
      <text:p text:style-name="P221"><text:soft-page-break/>Например, на окраине Штеттина, случайно, группа Польских партизан, только что вернувшись из Лондона, <text:span text:style-name="T700">по ошибке </text:span>прин<text:span text:style-name="T700">имают</text:span> полицейскую машину за ту, что перевозила <text:span text:style-name="T699">одного анти-Люблинского журналиста в тюрьму, строчат по шинам, врываются, убивают водителя, ранят следователя в цивильном, и скрываются таща Танаца как мешок картошки.</text:span></text:p>
      <text:p text:style-name="P219">– <text:span text:style-name="T700">Не я,</text:span>– <text:s/><text:span text:style-name="T700">грит Танац.</text:span></text:p>
      <text:p text:style-name="P219">– <text:span text:style-name="T700">Блядь. Он прав.</text:span></text:p>
      <text:p text:style-name="P222">Они выкатывают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P225">Неделями он едет на товарняках, вися по очереди снаружи назначенного <text:s/>вагона, <text:span text:style-name="T701">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задремав валятся с поезда на всём ходу, и иногда смешно смотреть, но слишком часто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text:span text:style-name="T87">Soldbuch</text:span><text:span text:style-name="T701">,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раскалённое дыхание ему под яйца. В Мекленбурге Танац крадёт окурок сигарет у спящего однорукого ветерана и его полчаса бьют и пинают люди, языка которых он в жизни не слыхал, чьих лиц он так и не увидел. Жуки ползают по нему слегка раздажаясь, что путается под ногами. <text:s/>Его дневную пайку хлеба забирает ПеэЛ меньше него, но с </text:span><text:span text:style-name="T87">видом</text:span><text:span text:style-name="T701"> имеющего полное право, Танац такой вид может лишь изображать—так что он боится наброситься на маленькую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про Бианку, кусать хлебно-мякушные ляжки <text:s/>дёргать длиные волосы выгибая горло Бианка заставить стонать метаться головой как она любит это)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раву Славянина потребовать ег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Анубисе, откровенность, которую не может избежать, не может отмахнуться… наконец-то, наконец он вынужден встретить лицом к лицу, буквально собственным настоящим </text:span><text:span text:style-name="T87">лицом</text:span><text:span text:style-name="T701">, прозрачность, </text:span><text:span text:style-name="T87">истинный свет того</text:span><text:span text:style-name="T701">….</text:span></text:p>
      <text:p text:style-name="P227">Мало-помалу, его припоминание того ракетного запуска в Хите становится отчётливей. <text:span text:style-name="T702">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 закрытые ставни в бурю… в небе радужки одно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text:span><text:soft-page-break/><text:span text:style-name="T702">изливом наружу, наружу брюхатым изгибом к нам. <text:s/>И странно (не затем, чтоб оборвать живописную сцену, но) довольно странно, как дойдёт, ведь <text:s text:c="2"/>никаких ветряных мельниц нет в Люнебург Хите! Танац даже проверил, глянул по сторонам мгновенно, просто убедиться, нету, никаких тут мельниц, и близко, тогда, с чего глаз Блисеро, глядя на Хит отражает мельницу, а? Ну, честно говоря, </text:span><text:span text:style-name="T88">сейчас</text:span><text:span text:style-name="T702"> там мельница не отражается, в нём отражена бутылка джина. Никакой бутылки джина тут в Хите тоже нет. <text:s/>Но ведь ветряк </text:span><text:span text:style-name="T88">отражался</text:span><text:span text:style-name="T702">. Как же так? Возможно ли что глаза Блисеро, в которых Грета Ердман видела карты его Царства, для Танаца отражают прошлое? </text:span><text:span text:style-name="T88">Такое и впрямь</text:span><text:span text:style-name="T702"> странно. Что бы ни происходило на тех глазных яблоках, когда туда не смотришь, просто утратится. Тебе останутся лишь фрагменты, оттуда-отсюда. Катье оглдывается через плечо на свежие рубцы от хлыста. Готфрид на утреннем построении, тело обмякшее как у </text:span><text:span text:style-name="T88">Wandervogel</text:span><text:span text:style-name="T702">,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 видно… но присмотревшись можешь различить выступы костей и места жира начинают возикать сейчас, матово белая стрижка, маска в руке, поверх теней в порожнем колпаке—два лица оглядываются разом, и Танац, ты хочешь тут рассуди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весело нечто настолько беспомощное и невинное? Поднявшее к тебе глаза в последнюю возможную минуту, с доверием к тебе, с улыбками, тянется губами поцеловать, </text:span><text:span text:style-name="T88">как раз когда удар обрушивается</text:span><text:span text:style-name="T702"> ему на череп… что может быть лучше этого? Плач, что прорывается в твоей груди </text:span><text:span text:style-name="T88">затем</text:span><text:span text:style-name="T702">,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text:s/>лицо змия—раскинуть руки и ноги, и позволить пройти <text:s/>в тебя, в твоё истинное лицо </text:span><text:span text:style-name="T88">это убьёт тебя если</text:span><text:span text:style-name="T702">—)</text:span></text:p>
      <text:p text:style-name="P228">Он рассказывает об этом <text:span text:style-name="T83">Schwarzkommando</text:span> сейчас, об этом и многом другом. <text:span text:style-name="T703">Спустя неделю ора <text:s/>я знаю, выкриков я видел </text:span><text:span text:style-name="T89">Schwarzgerät</text:span><text:span text:style-name="T703">, как только чёрное лицо мелькало позади потока проволоки оград, у ан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благосклонно с его лица—и перевезён дрожащий, забран стонущий на юг в </text:span><text:span text:style-name="T89">Erdschweinhöhle, </text:span><text:span text:style-name="T704">где теперь они сидят вокруг костра, жуют и курят, глаза прикованы к синему Танацу, который болтал семь часов без остановки. Только он привилегирован, некоторым образом, поведать столько, он тот тютя, кто проиграл, чмошник,</text:span></text:p>
      <text:p text:style-name="P228"/>
      <text:p text:style-name="P575">Просто лох-что-ни-разу-не-выиграл, в любви,</text:p>
      <text:p text:style-name="P576">Хоть-играет, <text:span text:style-name="T705">почти-каж’,ду ночь...</text:span></text:p>
      <text:p text:style-name="P577">Баран-для-стрижки-Тем, Наверху,</text:p>
      <text:p text:style-name="P578">Кто карты-сдаёт, что можно, что нет….</text:p>
      <text:p text:style-name="P579">О лох никогда не-поставит-всё, <text:span text:style-name="T706">и-он никогда-не-играет ва-банк,</text:span></text:p>
      <text:p text:style-name="P580">Он знает хоть-раз-<text:span text:style-name="T707">не-вышло</text:span>, <text:span text:style-name="T707">то можешь все-гда проиграть-опять!</text:span></text:p>
      <text:p text:style-name="P581">Прото овца в игре, в любви…</text:p>
      <text:p text:style-name="P582">Ночь за ночью остаётся <text:span text:style-name="T708">о-о-о-дин!</text:span></text:p>
      <text:p text:style-name="P229"/>
      <text:p text:style-name="P230">Он проиграл Готфрида, проиграл Бианку, и ему только-только начинает доходить, так запоздало, что они тот же самый проигрыш, тому же самому кто в выигрыше. <text:span text:style-name="T709">На этот момент он забыл в какой последовательности. <text:s/>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вы ж понимаете, </text:span><text:soft-page-break/><text:span text:style-name="T709">он замечает, что не может долго держаться за эту мысль: скоро он нова барахтается на открытой воде. Но он будет помнить, что недолго удерживался за неё, видел её фактуру и цвет, чувствовал её своей щекой, когда пробудился ото сна вблизи неё—что эти двое детей, Готфрид и Бианка, </text:span><text:span text:style-name="T90">одно и то же</text:span><text:span text:style-name="T709">….</text:span></text:p>
      <text:p text:style-name="P231">Он проиграл Блисеро, но это было уже не совсем реальным. <text:span text:style-name="T710">После последнего пуска, забытые ночные часы пути в Гамбург, перелёт из Гамбурга в Бидгошч на краденом Р-51 Мустанге, было таким Прокаловски-средь-ясного-неба-из-машины, что Танацу стало представляться будто он избавился от Блисеро всё тем же весьма условным, металлическим способом. И какие сомнения, что метал поддался плоти, поту и долгой говорильне в нежданных ночных встречах, Блисеро, скрестив ноги, заикается себе в пах, я п-п-п-п— <text:s/>«Пришёл», Блисеро? «Поставил»? «Прошу»? «Постараюсь»? Блисеро в ту ночь открывал все свои орудия, выкладывал все карты своих заграждений и лабиринтов. </text:span></text:p>
      <text:p text:style-name="P232">Танац <text:span text:style-name="T711">в самом деле</text:span> задавался вопросом: <text:span text:style-name="T711">когда смертные лица проходят мимо, уверенные, самодостаточные и никогда не видящие меня, они настоящие? <text:s/>Они одушевлённые, на самом деле? или <text:s/>просто приятная скульптура, залитые солнцем лица облаков?</text:span></text:p>
      <text:p text:style-name="P233">И: «Да как мне любить их?»</text:p>
      <text:p text:style-name="P234">Но ответа нет от Блисеро. <text:span text:style-name="T712">Его глаза продолжают рассыпать руны с силуэтами ветряных мельниц. Несколько пожертвованных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и соединения для спец-атак с рёвом проносятся над головой, Зиро уносят товарищей прочь, наконец, как опавший вишнёвый цвет—этот излюбленный образ Камикадзе—по весне… От Греты Эрдман, мир под поверхностью Земли или грязи—он расползается как грязь, но плачет как Земля, с запрессованными в слоя поколениями притяжений и потерями к ним—потерями, провалами, последними мигами, а следом пустоты напрягающаяся вернуться, серии герметичных пещер пойманных удушенными слоями, теми утерянными навсегда… от 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лишь один лоб и скула в тени, повёрнуты так, теперь её ресницы, которые ты молил подняться… увидит ли тебя? приостановлено навечно на краю сомнения, <text:s/>этого нескончаемого сомнения в её любви—</text:span></text:p>
      <text:p text:style-name="P235">Они помогут ему разобраться. <text:span text:style-name="T83">Erdschweinhöhlers </text:span>будут сидеть всю ночь <text:span text:style-name="T713">с этим безостановочным <text:s/>инфо-брифингом.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text:span text:style-name="T91">что-то</text:span><text:span text:style-name="T713">—к Ракете. Это то самое «что-то», которое сейчас проясняет Ангел Танац, каждому по своему, для всех слушающих.</text:span></text:p>
      <text:p text:style-name="P236">Ко времени когда он умолкнет, <text:span text:style-name="T714">они будут все знать чем был </text:span><text:span text:style-name="T92">Schwarzgerät</text:span><text:span text:style-name="T714">,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text:span text:style-name="T92">Erdschweinhöhle</text:span><text:span text:style-name="T714"> соперик, Пустой Джозеф Омбинди, хватает его за предплечье— «Если мы чем-то можем...» Енцин кивает: «Продумай для нас план плотной охраны, ’куранде». Он не называл </text:span><text:span text:style-name="T92">так</text:span><text:span text:style-name="T714"> Омбинди уже довольно давно. И это немалая уступка дать Пустым составление списков охраны, по крайней мере в продолжении этого странствия…</text:span></text:p>
      <text:p text:style-name="P237">… <text:span text:style-name="T715">которое уже началось, на полутора уровнях глубже, мужчины и женщины заняты блоками, стропами, и пакуют каждую из секций ракеты на её каталку. Ещё больше </text:span><text:span text:style-name="T93">Schwarzkommando</text:span><text:span text:style-name="T715"> ожидают в коже и комбинезонах среди автомобилей у пандусов ведущих наружу, вдоль нынешних и последующих векторов натяжения по дереву настилов и жолобов, Пустые, </text:span><text:soft-page-break/><text:span text:style-name="T715">Нейтральные и Зелёные, сейчас все вместе, ждут или тянут, или следят,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сблизить их (</text:span><text:span text:style-name="T93">я</text:span><text:span text:style-name="T715"> не смог, думает Енцин и содрогается перед тем, что случится, когда это закончится—но может такое продлится лишь для заполнения своей частицы дня, а почему бы и не хватит? <text:s/>постарайся чтоб этого было достаточно…).</text:span></text:p>
      <text:p text:style-name="P239">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ийа, ’куранде! когда, <text:s/>в какой-то миг две ладони таки проскальзывают слегка, таки касаются, и этого прикосновения и доверия достаточно, пока что….</text:p>
      <text:p text:style-name="P238"><draw:frame draw:style-name="fr1" draw:name="Image7" text:anchor-type="paragraph" svg:width="6.9252in" svg:height="0.3661in" draw:z-index="0"><draw:image xlink:href="Pictures/1000000000000B720000009B428C9716555D8079.png" xlink:type="simple" xlink:show="embed" xlink:actuate="onLoad" loext:mime-type="image/png"/></draw:frame></text:p>
      <text:p text:style-name="P240">Нежданно-негаданно, эта <text:span text:style-name="T718">страна</text:span> приятн<text:span text:style-name="T718">ой</text:span>, да, когда втянешься, вполне приятная вообще-то. <text:span text:style-name="T716">Даже хотя тут есть есть и негодяй, опасный как смерть. Это типичный для Американского подростка собственный </text:span><text:span text:style-name="T94">Отец</text:span><text:span text:style-name="T716">,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так и должен избегать. </text:span></text:p>
      <text:p text:style-name="P241">Он весёлый и достаточно <text:span text:style-name="T717">смелый парнишка, и ничего такого не держит против отца в частности. <text:s/>Тот старый Бродерик просто убийственный дурак, чёрт побери что он ещё затеет. </text:span></text:p>
      <text:p text:style-name="P242">Тут это гигантский завод-государство, Город Будущего полный предсказанных в 1930-е покатых фасадов и опоясанных балконами небоскрёбов, <text:span text:style-name="T719">стройных хромовых кариатид в короткой стрижке, классных летательных кораблей всяческих видов снующих сквозь гул и тишь городских ущелий, золотистые красотки загорают <text:s/>на крышах-садах <text:s/>и оборачиваются помахать, когда проходишь. Это Ракетен-Штадт.</text:span>. </text:p>
      <text:p text:style-name="P243">Далеко внизу тысячи детей бегают по дворам полным ветра <text:span text:style-name="T720">и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 потерян! Похоже старик Папаша опять со своими </text:span><text:span text:style-name="T96">фокусами</text:span><text:span text:style-name="T720">!) так что ходу в толчею коридоров, где полно резвящихся собак, велосипедов, симпатичных девчонок секретарш на роликовых коньках, лотки с колёсиками, бини вечным водоворотом под лампами, дуэли пистонными или водными пистолетами на каждом углу, ребятишки укрываются за искрящимися фонтанами ПОСТОЙ </text:span><text:span text:style-name="T95">это настоящий пистолет</text:span><text:span text:style-name="T720">, это настоящая пуля зинннггг! Неплохая попытка Папаша, но ты не такой резкий как Парень сегодня!</text:span></text:p>
      <text:p text:style-name="P244">Вперед на спасение Светлой Минутки, которого выдернули из суточных 24 коллеги Отца, <text:span text:style-name="T721">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задача не Король—тут нет Короля—а цели на данный момент, такие как Светлая Минутка. </text:span></text:p>
      <text:p text:style-name="P245">Бинг вскакивает пацан в ве<text:span text:style-name="T723">р</text:span>тящейся бини, вручает Слотропу ещё сообщение и уматывает прочь. «<text:span text:style-name="T722">Светлую Минутку держат в плену, если хочешь увидеть её на показе всем заинтересованным клиентам, явись по этому адресу в 11:30.»—в небе как раз проплывает белый циферблат, хмм </text:span><text:soft-page-break/><text:span text:style-name="T722">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стоячий квадрат причёска «каре» и тонюсенькие усики выныривают тут с его работы «для вида», изысканный менеджер Клуба Угабуга где аристократия с Бикон-Стрит трётся плечами кажд’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text:s/>комнату вкруговую, все тут теперь кроме того </text:span><text:span text:style-name="T97">Мар-селя</text:span><text:span text:style-name="T722">, <text:s/>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text:s/>что начинаются резко через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является с его приве’-ка’-ту’-без-м’ня в дверях крутит воздух на пальце видит метал-эбонит-и-пласмассового юного Марселя, что сидит тут и говорит: «Хей, мэн, да’ мне чуток </text:span><text:span text:style-name="T97">кожи</text:span><text:span text:style-name="T722">, мэн!» ну так Марсель не только задолбал его по полной насчёт кожи, кожи во </text:span><text:span text:style-name="T97">всех</text:span><text:span text:style-name="T722"> её смыслах, о нет это лишь поверхностно, </text:span><text:span text:style-name="T97">затем</text:span><text:span text:style-name="T722"> нам достаётся протяжённый трактат относительно понятия «давать», и он не скоро кончился, и после он начинает выдавать на тему «Мэн». С исчерпывающим подходом. Фактически Марсель ещё и близко её не закончил.) Всё же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text:s/>Четвёрке во многих, очень многих раундах с Отеческой Угрозой. </text:span></text:p>
      <text:p text:style-name="P246">Но где внутри Марселя карлик Гроссмейстер, <text:span text:style-name="T724">крохотный Иоган Алгайер? Где пантограф и магниты? Нигде. Марсель на самом деле механический шахматист. Ни малейшей внутренней подделки придать ему хоть какой-то штрих 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потеряла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друзья её, такие как Мэри Чудо или Чудо Женщина постоянно приглашают её на вечеринки встречать подходящих мужчин, Мёртл знает что это без толку… Что до Максимилиана, у него природное чувство ритма, что означает </text:span><text:span text:style-name="T98">всех</text:span><text:span text:style-name="T724"> ритмов,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имся к нему поближе, быть там где он насколько можем—однако <text:s/>Максимилиану суждено не <text:s/>подвергаться опасности выходящей за рамки опрятности, за первый холодок бегущий по коже….</text:span></text:p>
      <text:p text:style-name="P247">Такая вот отличная команда готов<text:span text:style-name="T727">ятся</text:span> выступить за Светлой<text:span text:style-name="T724">—</text:span>что говоришь? какой у Слотропа особый дар и Фатальный Недостаток? О, <text:span text:style-name="T83">д</text:span><text:span text:style-name="T99">’</text:span><text:span text:style-name="T83"> брось</text:span><text:span text:style-name="T724">—</text:span>э, <text:span text:style-name="T726">за Светлой Минуткой, собирают своё снаряжение, Мёртл мечется туда-сюда, материализует то да сё:</text:span></text:p>
      <text:p text:style-name="P248">Мост Золотые Ворота («Ну, как, подойдёт?»<text:span text:style-name="T328">– «</text:span>Э, давай посмотрим тот, опять, а? С теми, знаешь э...»<text:span text:style-name="T328">– «</text:span>Бруклинский?»<text:span text:style-name="T328">– </text:span>что-то вроде старомодного переглядывания,<text:span text:style-name="T328">– «</text:span>Бруклинский Мост?»<text:span text:style-name="T328">– «</text:span>Да, тот самый, с такими торчащими… как там их...»)</text:p>
      <text:p text:style-name="P249"><text:soft-page-break/>Бруклинский Мост («Понимаешь, для сцены погони, Мёртл, <text:span text:style-name="T728">нам следует соблюдать пропорции...»– «Да, расскажи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человечнее...»)</text:span></text:p>
      <text:p text:style-name="P250">Пара изысканно элегантных Рол-Ройсов <text:span text:style-name="T729">(«Хватит дурачиться, Мёртл, мы уже договорились, правда же? Никаких автомобилей...»)</text:span></text:p>
      <text:p text:style-name="P251">Пластмассовый самокатик для малышей («О хорошо, я знаю, что ты не уважаешь меня как лидера, но послушай, может будем посерьёзнее...»)</text:p>
      <text:p text:style-name="P252">Чему тут удивляться, что трудно быть уверенным в этих идиотах как они каждый день выходят против Пагубного Папаши? <text:span text:style-name="T730">Тут никакого прямого подчинения, ни линий власти ни сотрудничества. Решения никогда по сути </text:span><text:span text:style-name="T100">не принимаются</text:span><text:span text:style-name="T730">—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сматривает свою коалицию с надеждами на успех и надеждами на провал примерно равной высоты (и нет, это не переходит в наплевательскую апатию—это создаёт режущий диссонанс, что топорщится в тебе как острые ножи). Его и впрямь достало, что он может быть таким несобранным, таким абсолютно неспособным принять одну сторону или другую. Тем, кого старинные Пуританские проповеди обличали как «ни нашим, ни вашим, но полны замечаний», тащатся трудным путём, лишь потому что ты не понимаешь не значит, что это не так! Энергия внутри настолько же реальна, так же неотступна и неизбежна как и вырвавшаяся энергия. Когда ты в последний раз чувствовал себя </text:span><text:span text:style-name="T100">безудержно вялым</text:span><text:span text:style-name="T730">? а? Ни вашим-ни нашим такие же люди как герои и злодеи. Почему бы тебе, прямо сейчас, где бы ты ни был, городские проныры и деревенщина, нежишься ли в постели или трясёшься в автобусе, просто повернись к соседнему Ни вашим-Ни нашим, хотя бы даже к собственному отражению в зеркале и… просто… запой,</text:span></text:p>
      <text:p text:style-name="P252"/>
      <text:p text:style-name="P583">Как ты приятель, как ты сосед?</text:p>
      <text:p text:style-name="P583">Трудно же<text:span text:style-name="T328">—</text:span>признайся, дай честный ответ<text:span text:style-name="T328">—</text:span></text:p>
      <text:p text:style-name="P583">Жить день-за-днём и молчать</text:p>
      <text:p text:style-name="P583">Ни улыбнуться кому-то, ни слова поддержки сказать?</text:p>
      <text:p text:style-name="P583">Скажу тебе прямо, друг</text:p>
      <text:p text:style-name="P583">Всё может рухнуть вокруг<text:span text:style-name="T328">—</text:span></text:p>
      <text:p text:style-name="P583">Пока мы рядом в пути, </text:p>
      <text:p text:style-name="P583">Поможем друг другу идти</text:p>
      <text:p text:style-name="P584">И может станет светлее!</text:p>
      <text:p text:style-name="P584">Ну, так вс<text:span text:style-name="T725">’</text:span> вместе!</text:p>
      <text:p text:style-name="P226"/>
      <text:p text:style-name="P253">Пока 4 снаряжается, голоса продолжают петь <text:span text:style-name="T731">какое-то время, в зависимости от того кому насколько не пофиг в этот момент—Мёртл выставляет щедрый обзор изящной ножки, а Максимилиан заглядывает по юбки тараторящей цыпочки, вызывая своими замечаниями смущённое хихиканье Марселя, который возможно чуть угнетён.</text:span></text:p>
      <text:p text:style-name="P254"><text:span text:style-name="T731"><text:s/>– Теперь,– Слотроп <text:s/>дурацкой, хочу-быть-приятным улыбкой,– время для Паузы Освежиться!– и он уже в холодильнике, прежде чем эхо от «О, Иисусе» Мёртл <text:s/>успело отзвучать… свет холодной крохотной лампочки оборачивает его лицо в летне-синий, теневое дитя Бродерика и Наллин, их неисповедимый, их чудовищный сын,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 неспокойное лицо только </text:span><text:soft-page-break/><text:span text:style-name="T731">что было, в те 1</text:span><text:span text:style-name="T335">½ </text:span><text:span text:style-name="T336">секунды мерцания старого общительного холодильника, что гундит на Рефрижераторно-Бостонском диалекте, «</text:span><text:span text:style-name="T337">Да-давай, Тайран, заваливай, тута харашо и уютна в маём живате, стока вкусняшак, как та Мавкси али та Бэби Рат….», </text:span><text:span text:style-name="T338">бродит теперь среди головокружительно глубинных полок и продуктовых гор или продуктовых городов Хладолэнда </text:span><text:span text:style-name="T339">(но осторожней, может </text:span><text:span text:style-name="T340">приключиться</text:span><text:span text:style-name="T339"> и </text:span><text:span text:style-name="T340">явно </text:span><text:span text:style-name="T339">Фашистское</text:span><text:span text:style-name="T338"> <text:s/></text:span><text:span text:style-name="T339">тут, </text:span><text:span text:style-name="T340">за расцвечено конфетной массой термодинамический элитизм в своей чистейшей форме</text:span><text:span text:style-name="T341">—</text:span><text:span text:style-name="T342">лампочки могут смениться свечами, а радиоприёмники у</text:span><text:span text:style-name="T343">м</text:span><text:span text:style-name="T342">олкнуть</text:span><text:span text:style-name="T340">, </text:span><text:span text:style-name="T343">но основная футкци Сети в данной Системе холодильничная: замораживать обратно беспорядочные циклы дня, </text:span><text:span text:style-name="T344">чтобы хранить этот мирок без запаха, </text:span><text:span text:style-name="T345">этот куб неизменности), </text:span><text:span text:style-name="T346">взбирается на кряжи петрушки, где стакашки из сыра высятся лоснясь на средней удалённости, </text:span><text:span text:style-name="T347">поскальзывается на блюде с маслом, вжирается в арбуз до кожуры, </text:span><text:span text:style-name="T348">чувствует себя жёлтым и ярким, пока ты чуть не задел бананы, заглядевшись вниз на </text:span><text:span text:style-name="T349">проступившую прозелень плесени </text:span><text:span text:style-name="T350">в покрытой коркой территории старой уже </text:span><text:span text:style-name="T351">больше </text:span><text:span text:style-name="T350">не опозн</text:span><text:span text:style-name="T351">а</text:span><text:span text:style-name="T350">ваемой кастрюли</text:span><text:span text:style-name="T341">—</text:span><text:span text:style-name="T353">бананы</text:span><text:span text:style-name="T351">! </text:span><text:span text:style-name="T352">кт-кто <text:s/>положил бананы</text:span><text:span text:style-name="T341">—</text:span></text:p>
      <text:p text:style-name="P226"/>
      <text:p text:style-name="P585">В-мор о зил-ку!</text:p>
      <text:p text:style-name="P585">О нет-нет-нет, нет-нет-нет!</text:p>
      <text:p text:style-name="P95"/>
      <text:p text:style-name="P110">Чиквити Банана грит так нельзя! <text:span text:style-name="T732">Случится что-то страшное! Кто мог это сделать? Не может быть что Мама, и Хоган </text:span><text:span text:style-name="T101">влюблён</text:span><text:span text:style-name="T732"> в Чиквиту Банану, Тайрон не раз входя в комнату заставал своего брата с банановой наклейкой прилепленной на его вздроченный хуй для сверки с рекламой, заблудившись в мастурбационных <text:s/>грёзах где он пялит эту привлекательную хоть и староватую Латинскую дамочку</text:span><text:span text:style-name="T101"> пока на ней её шляпа</text:span><text:span text:style-name="T732">, громадная фруктово-рыночная <text:s/>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пропадает как-то)… если я не переложил по невнимательности (глянь назад, что-то поскрипывает на петлях) и может это значит, что я схожу с ума (с чего так разгорается лампочка, что за—) ШАРАХ ну кто бы то ни был, что так нагло пренебрегает Юнайтед Фрутовской радиорекламой, он к тому же только что запер Тайрона в холодильнике и теперь ему приходится рассчитывать лишь на выручку Мёртл. Вот же стыдобище.</text:span></text:p>
      <text:p text:style-name="P29">– <text:span text:style-name="T733">Хорошо удумал, босс.</text:span></text:p>
      <text:p text:style-name="P29">– <text:span text:style-name="T733">Салют, Мёртл, сам не знаю что случилось…</text:span></text:p>
      <text:p text:style-name="P30">– <text:span text:style-name="T734">А когда ты знал? Хватайся за мою накидку.</text:span></text:p>
      <text:p text:style-name="P111">Вжиик<text:span text:style-name="T328">—</text:span></text:p>
      <text:p text:style-name="P31">– <text:span text:style-name="T735">Уфф. Ладно, грит Слотроп,</text:span>– <text:span text:style-name="T736">э, так мы всё…</text:span></text:p>
      <text:p text:style-name="P32">– <text:span text:style-name="T736">Та Светлая Минутка возможно уже за несколько световых лет отсюда,</text:span>– <text:span text:style-name="T736">грит Мёрт,</text:span>– <text:span text:style-name="T736">а у тебя сопля висит сосулькой </text:span><text:span text:style-name="T10">и́</text:span><text:span text:style-name="T736">з носу.</text:span>– <text:span text:style-name="T737">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тайного процесса среди заведующих разрешениями, тот процесс одно из предстоящих поручений 4-ке раскрыть и оповестить мир.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у Индейца любил после этого вытирать свой орган Флагом и так далее</text:span>—«<text:span text:style-name="T738">Блядь!»</text:span>– <text:span text:style-name="T738">вопит Максимилиан <text:s/>Слотропу,</text:span>– «<text:span text:style-name="T738">Медленное Переползание, Загородное </text:span><text:span text:style-name="T102">Напра</text:span><text:span text:style-name="T738">вление! Чё за хуйня, нам </text:span><text:span text:style-name="T102">плыть</text:span><text:span text:style-name="T738"> теперя или блядь как?»</text:span></text:p>
      <text:p text:style-name="P33">– <text:span text:style-name="T739">Ээ, Мёртл,</text:span>– <text:span text:style-name="T739">Слотроп подкатывает к МЧ в её золотом ободке малость заискивающе,</text:span>– <text:span text:style-name="T740">э, как ты считаешь, ты могла бы...</text:span>–<text:span text:style-name="T740">Исусе, у них всякий раз прогон одной и той этой рутины—как же Мёртл охота, чтоб Слотроп заткнул это пустое сюсюканье <text:s/>и был </text:span><text:span text:style-name="T103">мужчиной</text:span><text:span text:style-name="T740"> хоть раз! Она </text:span><text:soft-page-break/><text:span text:style-name="T740">закуривает сигарету, даёт ей свесится из уголка рта, подбоченивается в бедро с другого бока и вздыхает: «Да ясно»,</text:span>– <text:span text:style-name="T741">просто зла уже не хватает с этим мудилой</text:span>—</text:p>
      <text:p text:style-name="P112">И <text:span text:style-name="T83">Los!</text:span> чудо сотворилось, они теперь мчатся по коридоро-улицам Ракетен-Штадта подобно длинношеему морскому чудовищу. <text:span text:style-name="T742">Малышня копошатся как мурашки на паутинных виадуках в вышине ниспадающего камня, город словно Испанский мох окаменевший на полпути, малыши перескакивают ажурные перила и на дружескую спину </text:span><text:s/><text:span text:style-name="T743">лоснящегося чудовища в круизе по городу. Они вскарабкиваются с окна на окно, слишком полные ловкой грации, чтоб когда-то упасть.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без удержу как только здание пришло в движение и сейчас выдаёт нескончаемое обличение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span></text:p>
      <text:p text:style-name="P113">В первый раз сейчас становится ясно, что 4 и Отеческий заговор не полностью заполняют свой мир. <text:span text:style-name="T744">Их борьба не единственная, и даже не окончательная. Действительно, здесь не только много </text:span><text:span text:style-name="T104">других</text:span><text:span text:style-name="T744"> борьб, но здесь имеются также и </text:span><text:span text:style-name="T104">зрители</text:span><text:span text:style-name="T744">, следящие, как и всякие зрители, сотни тысяч их тут, сидящих вокруг в этом сомнительном жёлтом амфитеатре, сиденье за сиденьем ныряющим вниз рядами, ярусами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полу-полные зелёной и оранжевой сладостью, костры в закоулочках от ветра, где сиденья были вырублены прочь, мелкие углубления в камне и слой вишнёвых угольев, на которых старухи готовят месива из подобранных огрызков и крошек и хрящеватых кусков пищи, разогревая на сером бульканье маслянистой воды, покуда лица детей собираются кругом дожидаться еды, а на ветру тёмный молодчик, молодой нож, который подкарауливает твою девушкку за железными воротами по Воскресеньям, который увозит её в парк, авто чужака и вид любви, что ты никогда и представить не сможешь, стоит сейчас с волосами растрёпанными ветром, голова отвёрнута от костра, чувствует холод, горный холод, на его висках и высоко под челюстью… пока у других костов женщины болтают, кто-нибудь одна время от времени наклоняется взглянуть за мили вниз на сцену, не начался ли там ещё новый эпизод—толпы студентов сбегаются тёмные как в</text:span><text:span text:style-name="T11">о́</text:span><text:span text:style-name="T744">роны, в наброшенных на плечи пиджаках, назад в сумеречный сектор сидений, куда традиционно не заходят никогда (зарезервированы для Предков), их голоса стихают, но всё же очень напряжены, драматичны, стараются про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обратно, слышишь? Конечно сигаретным автоматом оказался Марсель, кто же ещё, в одном из его маскировочных механических прикидов, а в одной <text:s/>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text:span></text:p>
      <text:p text:style-name="P114">Это ещё что? <text:span text:style-name="T745">Что тут антогонисты делают—просачиваются среди своих же зрителей? Ну, вовсе нет, вообще-то. Это чьи-то ещё зрители на данный момент, и эти ежевечерние спектакли </text:span><text:span text:style-name="T105">значительная</text:span><text:span text:style-name="T745"> часть жизни часов тёмной стороны в Ракетен-Штадте. Возможности каких-то парадоксов тут, правда же, меньше, чем вам кажется.</text:span></text:p>
      <text:p text:style-name="P115">Максимилиан далеко внизу на дне оркестровой ямы прикидывается музыкантом на альт-саксафоне, <text:span text:style-name="T746">укомплектован Книгой Интеллектуальной Уборной, </text:span><text:span text:style-name="T106">Мудрость Великих Лётчиков-Камикадзе</text:span><text:span text:style-name="T746">, с иллюстрациями от Волт Дисней—визжащие, волосо-носые, передние зубы белым двуграником, раскосые глаза (продлённой, тщательно </text:span><text:span text:style-name="T106">заокругленной</text:span><text:span text:style-name="T746"> формы), круглые чёрно-лакричные собачьи носы </text:span><text:span text:style-name="T106">Япошек</text:span><text:span text:style-name="T746">, взыкают чер’з кажд’ страницу! и всякий раз как у него пауза в </text:span><text:soft-page-break/><text:span text:style-name="T746">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управляется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на ходу среди загородок, унитазов и писсуаров (ты должен смотреться сучарой, но не </text:span><text:span text:style-name="T106">той</text:span><text:span text:style-name="T746"> сучарой и ещё не вздумай козырять пушкой на </text:span><text:span text:style-name="T106">собирушках</text:span><text:span text:style-name="T746">, больше чем на десять марок никто не спустит, а единственный бонус от неё такой: пускать кровь с первой попытки, <text:s/>за что накинут ещё 20—) думает дошло ли сообщеие в пачке сигарет и явятся ли они лично или Папаша подошлёт убийцу в попытке нокаута в первом же раунде.</text:span></text:p>
      <text:p text:style-name="P116">Ну, в этом-то вся сердцевина: <text:span text:style-name="T747">монументально жёлтое строение, там в трущобно-пригородной ночи, неусыпимая фильтрация жизни и предприимчивости сквозь его скорлупу, Показ и Нутро взаимопронизываются друг другом слишком скоро, слишком тонко залабиринчены для каждой из двух категорий чересчур уже гегемониться. Безостановочное ревю пересекает свою сцену, уплотняясь и редея, изумляя и вызывая слёзу на глазах в бесконечной протяжке:</text:span></text:p>
      <text:p text:style-name="P116"/>
      <text:p text:style-name="P466">Прослушка на Низких Частотах</text:p>
      <text:p text:style-name="P117">Германские подводные лодки выходили а связь на волне в 28 000 метров, что округляется примерно в 10 килоциклов. <text:span text:style-name="T748">Антенна для половины такой волны дажжна быть <text:s/>9 км высотой, или в длину, и даже если её перегнуть тут и там всё равно это ещё та антенна. Она размещена в Магдебурге, и там же штаб-квартира Германского филиала Свидетелей Иеговы. Так что, какое-то время, Слотроп во всю пытается связаться с подлодкой анархистов из Аргентины, находившейся тогда в неизвестных водах. Зачем оно надо неясно уже и самому. Возможно его каким-то образом посетил Сквалидози, или он однажды наткнулся на Сквалидози <text:s/>случайно, либо же нашёл при невнимательном перетряхивании своих карманов, тряпок или постели, записку переданную ему, ещё на зелёной опушке Ариеса в Café l’Éclipse, давным-давно в Женеве. Он знает только одно, что отыскать Сквалидози, немедленно, нужно ему по зарез. </text:span></text:p>
      <text:p text:style-name="P118">Смотрителем Антенны служит Свидетель Иеговы по фамилии Рохр. Он только что из лагеря Равенсбрюк, пробыв та с 36-го (или 37-го, он уже не помнит). <text:span text:style-name="T749">С таким лагерным сроком он политически достаточно благонадёжен для местных представителей Большой 5-ки, чтобы приставить его, по ночам, для присмотра за эфиров самой длинной радиоволны в Зоне. Хотя это могло быть случайностью, вероятнее всего, что какая-то эксцентричная справедливость с некоторых пор начала действовать тут, в чём Слотропу надлежало бы разобраться. Ходят слухе о Трибунале Военных Преступлений проводящемся в Нюрнберге. Ни один из про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span></text:p>
      <text:p text:style-name="P123">Однако, единственными кто—если таковые найдутся—способны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text:s/>неперековавшиеся Ницисты, всё ещё бродящие в неучтённых субмаринах и устраивающие свои трибуналы над врагами Рейха. Так что ближайшее подобие в Зоне раннему Христианину приставлен к прослушиванию новостей о самовольных распинаниях.</text:p>
      <text:p text:style-name="P34">– <text:span text:style-name="T750">Прошлой ночью кто-то опять умирал,</text:span>– <text:span text:style-name="T750">рассказывает Рохр Слотропу,</text:span>– <text:span text:style-name="T750">не знаю, в Зоне он был или в море. Он просил священника. Может мне стоило включиться и сказать ему про священников? Принесло бы ему утешение это? Порой всё так болезненно. Мы же стараемся быть Христианами….</text:span></text:p>
      <text:p text:style-name="P35"><text:soft-page-break/>– <text:span text:style-name="T751">Мои старики были конгрегационалисты,</text:span>– <text:span text:style-name="T751">вставляет Слотроп, так думаю.</text:span>– <text:span text:style-name="T752">Становится всё труднее вспомнить кого-либо из них двоих, Бродерик преображается в Пагубного Папашу, а Наллин в шшшхххгххх… (в кого? Что за слово-то было? Уж что бы там ни было, чем он больше старается, тем скорее оно ускользает).</text:span></text:p>
      <text:p text:style-name="P35"/>
      <text:p text:style-name="P467">Письмо Мамы Слотропа Послу Кеннеди</text:p>
      <text:p text:style-name="P119">Ну <text:span text:style-name="T83">приветули</text:span> Джо <text:span text:style-name="T753">как ты там. Слушай: Джу-зепе—мы запереживались про нашего младшего опять. Мог бы ты побеспокоить тех старых Лондонских знакомцев просто </text:span><text:span text:style-name="T107">ещё разок</text:span><text:span text:style-name="T753">?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text:span></text:p>
      <text:p text:style-name="P120">О, и Хозей (ой-ой, не обращайте внимание, перо просто поскользнулось, как видите! Капризная Наллин на своём <text:span text:style-name="T83">третьем</text:span> мартини, позволим вам заметить). <text:span text:style-name="T754">Папаня и я слушали твою замечательную речь на заводе ДжЭл на прошлой неделе. Ты в ударе, Мистер К! До чего верно! Мы </text:span><text:span text:style-name="T108">должны</text:span><text:span text:style-name="T754"> модернизировать в Массачусетсе, или будет всё хуже и хуже. У них голосование о забастовке </text:span><text:span text:style-name="T108">тут</text:span><text:span text:style-name="T754"> на следующей неделе. Разве ВКТ создали не затем чтобы </text:span><text:span text:style-name="T108">не допускать</text:span><text:span text:style-name="T754">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что 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text:span><text:span text:style-name="T108">кажется</text:span><text:span text:style-name="T754">, что всё против нас, и хотя <text:s/>потом <text:s/>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text:span><text:span text:style-name="T108">пока</text:span><text:span text:style-name="T754"> оно ещё случается, у меня в сердце держится этот ужасный страх, такая пустота, и очень трудно в такие времена верить в План где все начертания больше, чем я могу видеть….</text:span></text:p>
      <text:p text:style-name="P121">О, ладно. Прочь ворчливые старые мысли! Пошли вон! <text:span text:style-name="T755">Мартини Номер Четыре на подходе!</text:span></text:p>
      <text:p text:style-name="P122">Джек, хороший мальчик. <text:span text:style-name="T756">Правда, я люблю Джека как Хогана и Тайрона, просто как сына, моего собственного сына. Я даже люблю его как </text:span><text:span text:style-name="T109">не</text:span><text:span text:style-name="T756"> люблю своих сыновей, ха-ха! (она квохчет) но я ведь нехорошая старая бэби, сам знаешь. Такие как я безнадёжны….</text:span></text:p>
      <text:p text:style-name="P122"/>
      <text:p text:style-name="P468">О Фразе «Назад Жопой»</text:p>
      <text:p text:style-name="P36">– <text:span text:style-name="T757">Кое-что я никогда не понимал в вашем языке, Янки хряк.</text:span>– <text:span text:style-name="T758">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но верёвчатые сгустки множества цветов <text:s/>с мраморными прожилками</text:span>—<text:span text:style-name="T759">зелёный, например, зелень старой статуи в лиственных сумерках.</text:span></text:p>
      <text:p text:style-name="P37">– <text:span text:style-name="T760">Канешша,</text:span>– <text:span text:style-name="T760">отвечает Слотроп,</text:span>– <text:span text:style-name="T760">те ахота учить Аглиски, моя учить тя Аглиски. Спрашуй шо хошь, капустник.</text:span>– <text:span text:style-name="T761">Это в точности тот вид широкого предложения услуг, из-за которого Слотроп вечно попадает впросак.</text:span></text:p>
      <text:p text:style-name="P38">– <text:span text:style-name="T762">Почему вы говорите про какой-нибудь облом</text:span>—<text:span text:style-name="T762">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text:span></text:p>
      <text:p text:style-name="P39">– <text:span text:style-name="T763">Ух,</text:span>– <text:span text:style-name="T763">грит Слотроп.</text:span></text:p>
      <text:p text:style-name="P40">– <text:span text:style-name="T764">Это одна из многих Американских Загадок,</text:span>– <text:span text:style-name="T764">вздыхает Кислота,</text:span>– <text:span text:style-name="T765">я хотел бы, чтоб мне разъяснили. Не ты, как видно.</text:span></text:p>
      <text:p text:style-name="P124">У Кислоты до хрена жёлчи придираться к языку других людей вот так вот. Однажды ночью, ещё когда он был форточником, <text:span text:style-name="T766">ему невероятно пофартило вломиться в богатенькое гнёздышко </text:span><text:soft-page-break/><text:span text:style-name="T766">Минны Хлэтш, астролога Гамбургской школы, которая, похоже из-за конгенитальности, не могла <text:s/>произносить, воспринимать даже, умлауты над гласными. В эту ночь она как раз доходила от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text:s/>хорошего неочищенного <text:s/>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уловила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text:span text:style-name="T110">Hübsch Räuber! Hübsch Räuber</text:span><text:span text:style-name="T766">!»» что означает «Красавчик грабитель! Красавчик грабитель!» ноона не может выговорить тех умлаутов. Так что получается «</text:span><text:span text:style-name="T110">Hubschrauber! Hubschrauber!</text:span><text:span text:style-name="T766">», а это уже «Вертолёт! Вертолёт!», ну, это 1920-е, и никто в пределах звукодосягаемости даже понятия не имеет что это слово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text:span text:style-name="T110">Deutschland, </text:span><text:span text:style-name="T83">Deutschland Über Alles</text:span>» <text:span text:style-name="T767">вот уже четыре часа кряду, раз за разом пропускает ноты, заёбывается с ритмом, с дыханием…</text:span><text:span text:style-name="T111"> ü . . . berall... es... indie... ie…</text:span><text:span text:style-name="T767"> потом долгаядолгая пауза, ну давай уже падла, найди её, ты можешь—</text:span><text:span text:style-name="T111">Welt</text:span><text:span text:style-name="T767">, фальшиво, ах, сразу поправил… через всё это до него доносится крик </text:span><text:span text:style-name="T111">Hubschrauber</text:span><text:span text:style-name="T767">,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text:span><text:span text:style-name="T111">мы видим тебя сверху бежать некуда это твой последний закоулок твоё последнее убежище от торнадо</text:span><text:span text:style-name="T112">) </text:span><text:span text:style-name="T768">сидеть у себя и не вмешиваться? Он остаётся у себя и не вмешивается. Впоследствии он станет «Шпёри» из исповеди Ахтфадена перед </text:span><text:span text:style-name="T112">Schwarzkommando</text:span><text:span text:style-name="T768">.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о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text:span text:style-name="T112">Liebchen</text:span><text:span text:style-name="T768">,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обратно как надо.</text:span></text:p>
      <text:p text:style-name="P41">– «<text:span text:style-name="T769">Жопа» просто для усиления,</text:span>– <text:span text:style-name="T769">предлагает теперь Моряк Бодвайн,</text:span>– <text:span text:style-name="T770">говорят же «пьяный в жопу», «тупой в жопу»—ну, когда что-то очень не так, по аналогии говоришь «назад жопой».</text:span></text:p>
      <text:p text:style-name="P42">– <text:span text:style-name="T771">Но «назад жопой» с усилением становится «назад жопой в жопу»,</text:span>– <text:span text:style-name="T771">возражает Кислота.</text:span></text:p>
      <text:p text:style-name="P43">– <text:span text:style-name="T772">Но зато не делает «жопой наперёд»,</text:span>– <text:span text:style-name="T772">моргает Бодайн с неподдельно дрогнувшим голосом, как будто <text:s/>кто-то хочет его ударить</text:span>—<text:span text:style-name="T773">вообще-то это малость для личной потехи <text:s/>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ть Артура Кеннеди-в-роли-младшего-брата-Кегни, каково, а? И или Сэма Джаффе, верного Индийского носильщика воды для Кери Гранта. Он безукоризненно <text:s/>служит во флоте жизни и это распространяется на имитацию поддельных фильмо-жизней чужаков.</text:span></text:p>
      <text:p text:style-name="P125">Кислота тем временем погрузился <text:span text:style-name="T774">во что-то как у тех исполнителей-солистов на каком-то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op. рosth.), и вместе с тем доводит весб дом до безумия. Однажды утром Труди просто топнула ногой и ушла под групповой прыжок 82-й </text:span><text:soft-page-break/><text:span text:style-name="T774">Десантной над завоёванным городом, миллион пушистых парашютов в небе, падали медленно как белый пепел позади вокруг силуэта её прощального топанья. «Он из меня чокнутую делает!» –«Привет, Труди, ты куда?» –«Да говорю же—чокнутую!»,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text:span text:style-name="T113">просто ещё </text:span><text:span text:style-name="T114">только </text:span><text:span text:style-name="T113">раз</text:span><text:span text:style-name="T774">, пишет он на каждом косяке на сон грядущий, </text:span><text:span text:style-name="T113">и всё я больше не попрошу, буду стараться сдерживаться, ты меня знаешь, не суди слишком строго, пожалуйста…</text:span><text:span text:style-name="T774"> но сколько таких взбрыков может ещё <text:s/>быть? </text:span><text:span text:style-name="T113">Один</text:span><text:span text:style-name="T774"> из них станет последним. <text:s/>Всё так же продолжает он <text:s/>ии-ии-оо-оо-вить с Россини, лучась своим гнусным, тощим, живущим-на </text:span><text:span text:style-name="T776">самом-</text:span><text:span text:style-name="T777">краю улично-долголетием, </text:span><text:span text:style-name="T778">нет он не может похоже остановиться, </text:span><text:span text:style-name="T779">это привычка старика, он ненавидит себя, </text:span><text:span text:style-name="T780">но это просто на него находит, сколько бы не пытался </text:span><text:span text:style-name="T781">уделять</text:span><text:span text:style-name="T780"> внимани</text:span><text:span text:style-name="T781">я этой проблеме, </text:span><text:span text:style-name="T782">он не может не срываться обратно в чарующую каденцию…. </text:span><text:span text:style-name="T783">Моряк Бодвайн понимает, и </text:span><text:span text:style-name="T784">он пытается</text:span><text:span text:style-name="T783"> помочь. </text:span><text:span text:style-name="T785">Для вызывания пригодной помехи он скомпоновал свою собственную </text:span><text:span text:style-name="T787">контр</text:span><text:span text:style-name="T785">-каденцию, </text:span><text:span text:style-name="T786">на манер тех других поп мелодий </text:span><text:span text:style-name="T790">с классически крутыми названиями 1945-го («Моя прелюдия к Поцелую», «Симфония многоэтажки»)</text:span><text:span text:style-name="T791">—</text:span><text:span text:style-name="T790">при каждом удобном случае, Бодвайн станет напевать её еженедельным новосёлам, Лалли только что </text:span><text:span text:style-name="T793">явившийся </text:span><text:span text:style-name="T790">из Любека, </text:span><text:span text:style-name="T792"><text:s/></text:span><text:span text:style-name="T790">Сандра убежавшая с Кляйнбургерштрассе, </text:span><text:span text:style-name="T793">и тут как тут </text:span><text:span text:style-name="T794">негодник </text:span><text:span text:style-name="T793">Бодайн </text:span><text:span text:style-name="T794">со своей гитарой </text:span><text:span text:style-name="T793">выписывает следом вихляя </text:span><text:span text:style-name="T794">тазовою костью</text:span><text:span text:style-name="T793"> </text:span><text:span text:style-name="T795">по коридору </text:span><text:span text:style-name="T793">за </text:span><text:span text:style-name="T794">каждым непослушным уклонистом, </text:span><text:span text:style-name="T795">каждому представлена небольшая сексопреступная фантазия ао плоти, поёт и выдаёт переборы трогательного исполнения каденции:</text:span></text:p>
      <text:p text:style-name="P502"/>
      <text:p text:style-name="P469"><text:span text:style-name="T795">М</text:span><text:span text:style-name="T775">оя Каденция Торчка</text:span></text:p>
      <text:p text:style-name="P126">Если слышишь, что «коробка» звенит,</text:p>
      <text:p text:style-name="P126">Каждая струна о страсти говорит,</text:p>
      <text:p text:style-name="P127">Знай это МОЯ КАДЕНЦИЯ ТОРЧКА-А-А-А-А!</text:p>
      <text:p text:style-name="P127"/>
      <text:p text:style-name="P555">Мелодия крутая такая,</text:p>
      <text:p text:style-name="P555">Откуда берётся, я не знаю</text:p>
      <text:p text:style-name="P555">(х-ха!) Это просто МОЯ КАДЕНЦИЯ ТОРЧКА(А)-А-А-А-А!</text:p>
      <text:p text:style-name="P42"/>
      <table:table table:name="Table1" table:style-name="Table1">
        <table:table-column table:style-name="Table1.A"/>
        <table:table-column table:style-name="Table1.B"/>
        <table:table-row>
          <table:table-cell table:style-name="Table1.A1" office:value-type="string">
            <text:p text:style-name="P600">Это “каденционная” часть</text:p>
          </table:table-cell>
          <table:table-cell table:style-name="Table1.A1" office:value-type="string">
            <text:p text:style-name="P595">Хоть нету в ней изысканности старика Россини</text:p>
            <text:p text:style-name="P596"><text:span text:style-name="T890">[звучит вставка из La Gazza Ladra тут]</text:span><text:span text:style-name="T83">,</text:span> <text:s text:c="19"/></text:p>
            <text:p text:style-name="P595">Не так возвышена как Бах, Брамс и<text:span text:style-name="T892">ль</text:span> Бетховен</text:p>
            <text:p text:style-name="P603">(бу-бу-буб-бу[уу] уу [пропето <text:span text:style-name="T889">на вступление </text:span></text:p>
            <text:p text:style-name="P603"><text:span text:style-name="T889">5-й симфонии Бетховена в исполнении полного оркестра</text:span>]</text:p>
            <text:p text:style-name="P602">Но я отдал бы славу сотни Гарри Джеймс</text:p>
            <text:p text:style-name="P602">...погоди-ка, славу? сотня <text:span text:style-name="T83">Джеймс</text:span>? Джеймсов…</text:p>
            <text:p text:style-name="P602">...э… сотню слав? Хмм...</text:p>
          </table:table-cell>
        </table:table-row>
        <table:table-row>
          <table:table-cell table:style-name="Table1.A1" office:value-type="string">
            <text:p text:style-name="P601">[скерццозо]</text:p>
          </table:table-cell>
          <table:table-cell table:style-name="Table1.A1" office:value-type="string">
            <text:p text:style-name="P597">И-и-и-е сли песен-ка тебя-в-мои объятья приве-дёт</text:p>
            <text:p text:style-name="P598">Дум де дум, д<text:span text:style-name="T891">е</text:span>-<text:span text:style-name="T891">дум де ди,</text:span></text:p>
            <text:p text:style-name="P599">Счастье ждёт нас впереди,</text:p>
            <text:p text:style-name="P599">Тому порукою <text:s/><text:span text:style-name="T256">МОЯ КАДЕНЦИЯ ТОРЧКА</text:span><text:span text:style-name="T255">ААА!</text:span></text:p>
          </table:table-cell>
        </table:table-row>
      </table:table>
      <text:p text:style-name="P95"/>
      <text:p text:style-name="P128">Сейчас этот жилой комплекс называют <text:span text:style-name="T83">Der Platz</text:span>, и он заселён полностью, аж до цен<text:span text:style-name="T893">т</text:span>рального двора, <text:span text:style-name="T893">дружками Кислоты. Вссё неожиданно переменилось—намного больше растительной жизни вроде стало произрастать в грязи комплекса, хитроумная система обструганных вручную </text:span><text:soft-page-break/><text:span text:style-name="T893">светопроводом и зеркал день-деньской пересылают свет солнца, впервые тут вообще, вниз в эти задние дворы, открывая цвета невиданные прежде… имеется также поливочная структура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ь найти заначки армейской наркоты любого вида, от подвалов до мансард <text:s/>этажи усеяны проволочными колечками и пластиковыми крышечками от одноразовых сиретт на </text:span><text:span text:style-name="T356">½</text:span><text:span text:style-name="T666"> </text:span><text:span text:style-name="T667">грана тартрата морфина, тюбики выдавленны</text:span><text:span text:style-name="T668">е</text:span><text:span text:style-name="T667"> насухо, </text:span><text:span text:style-name="T668">разбитые ампулы амилнитрита от комплектов противогазных масок, защитного цвета <text:s/>жестянки из-под бензедрина… </text:span><text:span text:style-name="T669">ведутся работы по сооружению противо-полицейского водного рва вокруг всего комплекса: </text:span><text:span text:style-name="T670">чтобы не привлекать внимания этот ров </text:span><text:span text:style-name="T671">является первым в истории, который копают изнутри наружу, </text:span><text:span text:style-name="T672">пространство непосредственно под Якобиштрассе </text:span><text:span text:style-name="T673">медленно, параноидально, выпоражнивается, вылепливается, подкрепляется под тонкой корой улицы, чтобы случайный трамвай не пошёл на непредвиденное расписанием погружение—хотя подобный случай известен, </text:span><text:span text:style-name="T674">посреди ночи с внутренним освещением под потолком тепловатого цвета как порожний бульон</text:span><text:span text:style-name="T673">, </text:span><text:span text:style-name="T675">меж отдалённых окраинных остановок, долгие проезды вдоль неосвещённого парка или поющих ограждений длинных складов, вдруг словно </text:span><text:span text:style-name="T676">рот раскрытый сказать «ёбтвою» асфальт </text:span><text:span text:style-name="T680">распахивается</text:span><text:span text:style-name="T676"> и ты </text:span><text:span text:style-name="T677">внизу в каком-то протекающем параноидном рву, ночная смена уставились огромно-круглыми глазами </text:span><text:span text:style-name="T678">коренных граждан подзелья, занятые не так </text:span><text:span text:style-name="T664">тобою</text:span><text:span text:style-name="T678">, как жгучей проблемой </text:span><text:span text:style-name="T680">принять </text:span><text:span text:style-name="T679">реш</text:span><text:span text:style-name="T680">ение</text:span><text:span text:style-name="T679"> настоящий ли это автобус, или эти «пассажиры» </text:span><text:span text:style-name="T663">переодетые лягаши</text:span><text:span text:style-name="T679">, </text:span><text:span text:style-name="T680">в общем, это деликатное дело, весьма даже. <text:s/></text:span></text:p>
      <text:p text:style-name="P129"><text:span text:style-name="T430">Где-то в </text:span><text:span text:style-name="T662">Der Platz</text:span><text:span text:style-name="T430"> сейчас, ранним утром, чей-то двухлеток, малыш упитанный как поросёнок-сосунок, только что научился слову </text:span><text:span text:style-name="T662">Sonnenschein</text:span><text:span text:style-name="T430">.</text:span></text:p>
      <text:p text:style-name="P44"><text:span text:style-name="T430">– </text:span><text:span text:style-name="T681">Сонцесвет,</text:span><text:span text:style-name="T430">– </text:span><text:span text:style-name="T681">грит кроха и показывает.</text:span><text:span text:style-name="T430">– </text:span><text:span text:style-name="T665">Сонцесвет</text:span><text:span text:style-name="T682">,</text:span><text:span text:style-name="T430">–</text:span><text:span text:style-name="T682"> </text:span><text:span text:style-name="T683">бежит в соседнюю комнату.</text:span></text:p>
      <text:p text:style-name="P44"><text:span text:style-name="T683">– Сонцесвет,</text:span><text:span text:style-name="T430">– </text:span><text:span text:style-name="T683">каркает спросонья чей-то взрослый голос.</text:span></text:p>
      <text:p text:style-name="P44"><text:span text:style-name="T683">– Сонцесвет!</text:span><text:span text:style-name="T430">– </text:span><text:span text:style-name="T683">кричит малышонок топоча прочь.</text:span></text:p>
      <text:p text:style-name="P44">– <text:span text:style-name="T894">Сонцесвет,</text:span>– <text:span text:style-name="T894">звучит улыбчиво-девичий голос, может его мамы.</text:span></text:p>
      <text:p text:style-name="P45">– <text:span text:style-name="T115">Сонцесвет</text:span><text:span text:style-name="T894">!</text:span>– <text:span text:style-name="T895">ребёнок у окна, показывает ей, показывает любому другому кто посмотрит, </text:span><text:span text:style-name="T116">хорошенько</text:span><text:span text:style-name="T895">.</text:span></text:p>
      <text:p text:style-name="P95"/>
      <text:p text:style-name="P470">S<text:span text:style-name="T896">hit</text:span> ’<text:span text:style-name="T896">n</text:span>’ S<text:span text:style-name="T896">hinola</text:span></text:p>
      <text:p text:style-name="P46">– <text:span text:style-name="T896">Ну-ка,</text:span>– <text:s/><text:span text:style-name="T896">грит Кислота,</text:span>– <text:span text:style-name="T896">вы мне растолкуйте Американское выражение Shit от Shinola.</text:span></text:p>
      <text:p text:style-name="P47">– <text:s/><text:span text:style-name="T897">Это ещё что,</text:span>– <text:s/><text:span text:style-name="T897">орёт Моряк Бодвайн,</text:span>– <text:span text:style-name="T117">задания</text:span><text:span text:style-name="T898"> мне давать надумал? Это какое-то </text:span><text:span text:style-name="T117">Продлённое Изучение</text:span><text:span text:style-name="T898"> Американского Сленга или ещё какой-то </text:span><text:span text:style-name="T117">shit</text:span><text:span text:style-name="T898">? Отвечай мне, старый дурак,</text:span>– <text:span text:style-name="T899">схватив Кислоту за горло и за лацкан трясёт ассиметрично,</text:span>– <text:span text:style-name="T899">ты тоже один из Них, верно? Говори,</text:span>– <text:span text:style-name="T900">старик Тряпичный Энди у него в руках, плохое утро с наплывом подозрений у обычно сдержанного Бодайна. «Стой. Стой,»</text:span>– <text:span text:style-name="T901">хнычет изумлённый Кислота, изумление сменяется, то есть, хнычущим убеждением, что волосатый Американский мореход рехнулся….</text:span></text:p>
      <text:p text:style-name="P130">Ну. Тебе приходилось слышать выражение <text:s/><text:span text:style-name="T896">Shit от Shinola. </text:span>Типа там: «А, да ты не отличишь <text:span text:style-name="T896">Shit от Shinola </text:span>в этом деле». <text:span text:style-name="T902">Или: «Матрос—ты не отличаешь Shit от Shinola!»– и тебя посылают драить гальюн, или ещё похуже. Одно из предположений, что <text:s/>Shit и Shinola относятся к дико разным категориям. Тебе представится—наверное просто потому, что они пахнут так по разному—что <text:s/>Shit и Shinola никак не могут сосуществовать. Просто невозможно. Какой-нибудь посторонний в Англи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с улыбкой применить: «Shit, Герр Баммер»,– и он выходит из твоей камеры, лощёный ублюдок, навсегда… </text:span><text:soft-page-break/><text:span text:style-name="T902">или же </text:span><text:span text:style-name="T118">Scchhit</text:span><text:span text:style-name="T902">! хряснула в карикатуре гильотина какого-то чёрного-с-белым политика, голова катит подгору, чёрточки показывают забавные сферично круговоротные узорчики, пока ты думаешь да, так тебе и надо, да отчикнули, одним грызуном меньше, </text:span><text:span text:style-name="T118">schitt ja! </text:span><text:span text:style-name="T903">А насчёт <text:s/>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text:s/>углу, крылья вскинуты вперёд, укрывая под каждой крыло-тенью <text:s/>затаённое Германское лицо… при взгляде снаружи, Аудитория золотиста, белое золото в точности как у одного ландышевого лепестка под солнцем в 4 часа <text:s/>пополудни, безмятежна, на вершине небольшого, искусственно насыпанного холма. В ней есть талант, в этой С-виду-Аудитории, к возвышенному размещению привлекательных профилей, перед благородными толпами, к внушению основательности, через повторы возвращения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планетарий. Никто внутри не знает куда надо смотреть. Начнётся над нами? </text:span><text:span text:style-name="T119">Там</text:span><text:span text:style-name="T903"> внизу? Позади нас? </text:span><text:span text:style-name="T119">Посреди воздуха?</text:span><text:span text:style-name="T903"> и когда уже….</text:span></text:p>
      <text:p text:style-name="P131">Ну есть таки место где <text:s/><text:span text:style-name="T902">Shit и Shinola </text:span>сходятся вместе <text:span text:style-name="T904">и это в мужском туалете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text:s/>Shit, в общем, того цвета, что белый народ боится больше всего. Shit это присутствие смерти, не какого-то абстракт-арт персонажа с косой, но околелого и гниющего трупа внутри тёплой и личной собственной жопы белого человека, что становится крайне интимно.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Мальколм наяривает <text:s/>Shinola отрабатывая кару белого человека за грех быть рождённым такого же цвета как <text:s/>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Красный <text:s/>свою яростную бархотку на какой-то микрон бита, на достаточную щёлку в том муаре, чтобы белый Джек увидел сквозь, не сквозь неё, а через неё </text:span><text:span text:style-name="T120">сквозь</text:span><text:span text:style-name="T904"> блеск туфлей своего однокурсника Тайрона Слотропа? Составлялись ли эти трое когда-то 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text:span></text:p>
      <text:p text:style-name="P95"/>
      <text:p text:style-name="P471">Происшествие в Туалете Трансвеститов</text:p>
      <text:p text:style-name="P132">Небольш<text:span text:style-name="T906">ой</text:span> обезьян или орангутанг, <text:span text:style-name="T905">держа что-то за спиной, заходит </text:span>бочком <text:span text:style-name="T905">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зажатого желания нарваться на содомию, невообразимо, от чёрного <text:s/>гориллы великана, но также из спортивной невинности к Фэй, о которой он никогда не говорил, разве что показывал пальцем и шептал: «О, глянь...»—какая-то честность, отвага, чистота самого наряда, его широченные рукава, так что где ни пройдёшь видно где проходил…). </text:span></text:p>
      <text:p text:style-name="P95"/>
      <text:p text:style-name="P556"><text:soft-page-break/>В тот первый миг, <text:span text:style-name="T907">задолго до полёта:</text:span></text:p>
      <text:p text:style-name="P557">Ущелье, динозавр (летающие кони</text:p>
      <text:p text:style-name="P557">И челюсти разбиты вдрызг) шипящий змей,</text:p>
      <text:p text:style-name="P557">Что на тебя напал в твоей пещере,</text:p>
      <text:p text:style-name="P557">Птеродактиль или паденье, нет—пронесло…</text:p>
      <text:p text:style-name="P558">Пока я там висела, ночь с лесом вместе слились,</text:p>
      <text:p text:style-name="P558">И полыхали факелы на стенах,</text:p>
      <text:p text:style-name="P558">Висела в ожидании Явления из ночи,</text:p>
      <text:p text:style-name="P561">Я тогда молилась не за Джека мешкавшего глупо </text:p>
      <text:p text:style-name="P562">На палубе—о, нет. Я думала о Денхаме,</text:p>
      <text:p text:style-name="P562">Лишь он, вооружённый камерой и пистолетом,</text:p>
      <text:p text:style-name="P563">Пробирался с мудростью бродяги</text:p>
      <text:p text:style-name="P563">По Земле Темнейшей, снимая всё подряд,</text:p>
      <text:p text:style-name="P564">То камерой, то из пистолета—</text:p>
      <text:p text:style-name="P565">Карл Денхам, режиссёр мой, мой незабвенный</text:p>
      <text:p text:style-name="P559"><text:span text:style-name="T121">Карл</text:span><text:span text:style-name="T908">…</text:span></text:p>
      <text:p text:style-name="P565">Ах, укажи куда смотреть, шепни мне реплику….</text:p>
      <text:p text:style-name="P133"/>
      <text:p text:style-name="P134">Мы видели их под тысячью имён… «<text:span text:style-name="T909">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text:span></text:p>
      <text:p text:style-name="P135">Примат приблизился к Слотропу, передаёт ему в руки <text:span text:style-name="T910">то, что нёс йааггхх это круглый чёрный шар анархистской бомбы, вот это что такое, и бикфордов шнур уже </text:span><text:span text:style-name="T122">горит</text:span><text:span text:style-name="T910">…. Обезьяна скачками бросается прочь. Слотроп всё так же просто стоит там, в скользких сырых залах, его макияж начинает оплывать, оцепенение в его глазах несомненно как полированный мрамор, а губы стиснулись в пчелиный укус ну-и-что-на-хрен-мне-</text:span><text:span text:style-name="T122">теперь</text:span><text:span text:style-name="T910">-делать? Он не может </text:span><text:span text:style-name="T122">сказать</text:span><text:span text:style-name="T910"> ни слова, связной всё ещё не явился, а голос его выдаст его маскировку…. Шнур горит становясь всё короче. Слотроп озирается. Все писсуары заняты. Может просто сунуть шнур перед чьим-нибудь хуем, в в струю мочи… уф, но если подумают, что я заигрываю или ещё чего-то? Блин, иногда хочется, чтоб я не был таким нерешительным… м-может если я выберу кого-то </text:span><text:span text:style-name="T122">слабее</text:span><text:span text:style-name="T910"> себя… но с другой стороны у недоростков рефлексы резче, не забывай—</text:span></text:p>
      <text:p text:style-name="P136">Его <text:span text:style-name="T911">избавил от нерешительности высокий, толстый, несколько Восточного вида, трансвестит,</text:span> <text:span text:style-name="T912">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носит плюхнуть её в унитаз и спустить воду, возвращается к Слотропу и остальным с выражением гражданского долга <text:s/>исполненного как следует когда вдруг—</text:span></text:p>
      <text:p text:style-name="P137">КРАППАЛУУМА <text:span text:style-name="T913">гремит грандиозный взрыв: вода взмётывается изумлённым зелёно-синим языком (когда-нибудь видел туалет орущий «Ой!»?) из всех и каждого покрытой крышкой унитаза, трубы сорвались и визжат, стены и пол содрогаются, штукатурка начинает осыпаться полумесяцами и пыльными полотнищами а все болтающие трансвеститы смолкают, тянутся притронуться к кому-нибудь рядом жестом приготовления к Голосу из Репродуктора, огласившего:</text:span></text:p>
      <text:p text:style-name="P138"><text:span text:style-name="T328">– Это была натриевая бомба. Натрий взрываетсся при контакте с водой.– Значит шнур был уловкой, грязная крыса…. – Вы были свидетелями кто бросил её в унитаз. Это опасный маньяк. Схвативший его, получит большое вознаграждение. Ваш клозет </text:span><text:span text:style-name="T84">мог бы</text:span><text:span text:style-name="T328"> превратить вид Нормы Ширер в корзину для мусора из подвала глазной клиники Гимбела.</text:span></text:p>
      <text:p text:style-name="P139">Тут <text:span text:style-name="T914">они </text:span>все они набросились на <text:span text:style-name="T914">бедного протестующего фаната Маргарет О’Брайен, покуда Слотроп, <text:s/>которому унижение и (раз прибытие полиции всё больше и больше запаздывает) сексуальные издевательства и пытки всерьёз грозили (Ну, ты мне ответишь, Папочка!), </text:span><text:soft-page-break/><text:span text:style-name="T914">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text:span></text:p>
      <text:p text:style-name="P139"/>
      <text:p text:style-name="P472">Момент Забавы с Такеши и Ичизо, Комичными Камикадзе</text:p>
      <text:p text:style-name="P140">Такеши высокий и толстый (но волосы не заплетает в косы как Маргарет <text:s/><text:span text:style-name="T914">О’Брайен</text:span>), Ичизо невысокий и худой. <text:span text:style-name="T915">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пришлось заниматься в Школе Камикадзе три недели, на Формозе. Ичико пришлоь учиться в Охка школе </text:span><text:span text:style-name="T123">шесть месяцев</text:span><text:span text:style-name="T915"> в Токио. Они так же несхожи как арахисовое масло и варенье. Нечестно спрашивать кто из них кто.</text:span></text:p>
      <text:p text:style-name="P141">Их всего лишь двое Камикадзе <text:span text:style-name="T916">на этой авиабазе, которая довольно удалённая на самом деле, на острове, который мало кого, действительно </text:span><text:span text:style-name="T125">заботит</text:span><text:span text:style-name="T916">, уже. Сражения ведутся на Лейте… потом на Айто Джива, продвигаясь к Окинаве, но всегда слишком далеко, чтоб долететь до боя </text:span><text:span text:style-name="T124">отсюда</text:span><text:span text:style-name="T916">.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text:s/>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одежду и брызжут друг на друга Остракодным светом, бегают и хохоут под пальмовыми деревьями.</text:span></text:p>
      <text:p text:style-name="P142">Каждое утро, иногда и вечером, Бесшабашные Друзья-Самоубийцы отправляются к покрытому листьями сарайчику с локатором <text:span text:style-name="T917">узнать не появились ли Американские цели, стоящие чтоб в них вреза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из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text:span></text:p>
      <text:p text:style-name="P142"/>
      <text:p text:style-name="P560">Любовник прыгает в вулкан!</text:p>
      <text:p text:style-name="P560">Там метра три,</text:p>
      <text:p text:style-name="P560">И он потухший<text:span text:style-name="T328">—</text:span></text:p>
      <text:p text:style-name="P142"/>
      <text:p text:style-name="P143">пока два пилота кривляются, хихикают и скачут вокруг, <text:span text:style-name="T918">стараясь избежать брыканий седого старого лакаторщика—</text:span><text:span text:style-name="T126">что</text:span><text:span text:style-name="T918">? Тебе не понравилось хайку. Прозвучало не слишком </text:span><text:span text:style-name="T126">воздушно</text:span><text:span text:style-name="T918">? Не Японисто вовсе? <text:s/>Фактически, смахивает на что-то </text:span><text:span text:style-name="T126">прямиком из Голливуда</text:span><text:span text:style-name="T918">? Ну, Капитан—да, вы Морской пехоты Капитан Эсберг из Пасадены—в</text:span><text:span text:style-name="T126">ы</text:span><text:span text:style-name="T918"> только что Магически Угадали! (ахи-охи и предварительные аплодисменты) и потому </text:span><text:span text:style-name="T126">вы</text:span><text:span text:style-name="T918">—становитесь нашим </text:span><text:span text:style-name="T126">Параноиком… Дня</text:span><text:span text:style-name="T918">! (оркестр начинает «Застегни своё пальто» или другой подходяще паранойный бодрящий марш, пока изумлённый участник конкурса буквально вздёрнут на ноги и вытащен в проход этим Врачом из </text:span><text:soft-page-break/><text:span text:style-name="T918">Комиссии с раскраснелым лицом и ходуном ходящей челюстью) Да, </text:span><text:span text:style-name="T126">это</text:span><text:span text:style-name="T918"> кино! Ещё одна комедия положений Второй Мировой Войны и вам повезло узнать каково оно на самом деле, потому что вы—</text:span><text:span text:style-name="T126">выиграли</text:span><text:span text:style-name="T918"> (барабанная дробь, ещё ахи с охами, аплодисменты усиливаются прорезаемые свистами) бесплатное путешествие, в оди, конец на одного, на реальное место съёмок, экзотический Пуки-хуки-луки-и </text:span><text:span text:style-name="T126">Остров</text:span><text:span text:style-name="T918">!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авоглийю) в гигантском ТВА Созвездии! Вы станете там коротать ночи изгоняя москитов из вашего собственного </text:span><text:span text:style-name="T126">горла</text:span><text:span text:style-name="T918">! Напрочь </text:span><text:span text:style-name="T126">слепнуть</text:span><text:span text:style-name="T918"> в потоках <text:s/>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амление с Камикадзевым Зиро, который и будете <text:s/>пилотировать! Все рычаги и кнопки управления отсоединены, вам достаточно знать лишь где предохранитель бомбы! Аа-ии </text:span><text:span text:style-name="T126">конечно же</text:span><text:span text:style-name="T918">, держитесь подальше от этих двух Несмышлёных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text:span></text:p>
      <text:p text:style-name="P143"/>
      <text:p text:style-name="P473">Улицы</text:p>
      <text:p text:style-name="P144">Куски изоляции свисают в утреннем тумане, <text:span text:style-name="T919">вслед за ночью когда луна словно сама собой то прибавляла свет, то тускнела, потому что плывущий туман был таким ровным, таким трудноразличимым. <text:s/>Теперь, когда поднялся ветер, жёлтые искры рассыпаются с треском гремучей змеи, с чёрных изношенных проводов на фоне неба серого как шляпа. Изоляторы зелёного стекла туманятся и слепнут днём. Деревянные столбы клонятся и пахнут преклонным возрастом: тридцать-с-чем-то-летняя древесина. <text:s/>Заляпанные дёгтем трансформаторы гудят вверху. Похоже днём и вправду будет полно дел. Поодаль тополя начинают проступать из дымки.</text:span></text:p>
      <text:p text:style-name="P144"><text:span text:style-name="T920">Наверно это была Земловер-Штрассе <text:s/>в Штралзунде. У окон одинаково растерзанный вид: нутро всех комнат выпотрошено до черноты. Возможно появилась бомба, которая может взрывать только внутренности строений… нет... это было в Грайсвальде. <text:s/>По ту сторону мокрых рельсов железнодорожной ветки, высились краны, надстройки, снасти, запах канала… Хафенштрассе в Грайсвальде, на свою спину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з фронтонов, резные флюгера на самых маковках… почему он смотрел </text:span><text:span text:style-name="T127">вверх</text:span><text:span text:style-name="T920">?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 сигарет. В гарнизонных церквях эхо скворцов. Приходить в северный город Зоны это заход в незнакомую гавань, с моря, в туманный день. </text:span></text:p>
      <text:p text:style-name="P145">Но в каждой из этих улиц какой-то остаток человечности, Земли,непременно бывает. Неважно что было сделано с ней, <text:span text:style-name="T921">неважно для чего использовалась….</text:span></text:p>
      <text:p text:style-name="P146">Были люди, которые назывались «армейскими капелланами». <text:span text:style-name="T922">Они проповедовали внутри каких-то из этих зданий. Были к тому же солдаты, теперь уже мёртвые, которые сидели или стояли, и слушали. Держались за то, за что могли. Потом они выходили и некоторые из них умирали прежде, чем попадали в гарнизонную церковь снова. Церковники, работавшие на армию,</text:span> <text:span text:style-name="T923">стояли и говорили с людьми, которым идти на смерть, про Бога, смерть, небытие, искупление, спасение. <text:s/>Такое вправду происходило. Это было вполне обычным.</text:span></text:p>
      <text:p text:style-name="P147">Даже на улице использованной для такого, иногда случался <text:span text:style-name="T924">один </text:span>раз, <text:span text:style-name="T924">один раскрашенный день</text:span> <text:span text:style-name="T924">(невозможная угольная смола, оранжево-коричневая, чистая насквозь, илиодин дождливый день, что расчищался под вечер, а во дворе одна мальва, колыхалась кругами под ветром, свежая от дождя, кремовая хоть жуй… одинокое лицо у длинной стены из песчаника и хромая поступь </text:span><text:soft-page-break/><text:span text:style-name="T924">всех обречённых лошадей по другую сторону, часть гривы брошена в синюю тень поворотом её головы—один автобус лиц проездом среди ночи, ни одного неспящего на тихой площади кроме водителя, постовой Ortsschutz в какой-то коричневой, официального вида униформе, старый Маузер ухваченный за дуло, снятся не враги в болотах или <text:s/>тенях <text:s/>снаружи, а дом и постель, теперь прогуливается с гражданским другом, который не на дежурстве, не может уснуть,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вших , страшащихся, не завтрашнего дня, пока ещё нет, а этой остановки в их ночном проезде, того как легко будет утратить, и до чего больно станет….</text:span></text:p>
      <text:p text:style-name="P148">Хотя бы один миг проезда, один, который больно будет потерять, <text:span text:style-name="T925">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text:span></text:p>
      <text:p text:style-name="P149">В одной из этих улиц, <text:span text:style-name="T926">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text:s/>белого лобкового куста. Буквы </text:span></text:p>
      <text:p text:style-name="P146"/>
      <text:p text:style-name="P150">МБА <text:s text:c="2"/>БРО</text:p>
      <text:p text:style-name="P150">РОСИ</text:p>
      <text:p text:style-name="P151">набраны вверху вместе с лого како<text:span text:style-name="T927">й</text:span>-то оккупационной газеты, <text:span text:style-name="T927">усмешливая гламурная девуля уселась верхом на дуло танка, стальной член с прорезями в головке змея, гусеницы и треугольник 3-й Бронетанковой бугрятся поперёк её титек. Белая картинка несёт ту же связность, то же эй-сюда-глянь самодовольство, что и Крест. Это не толькоо нежданное вторжение гениталий в небо—это ещё возможно, Дерево….</text:span></text:p>
      <text:p text:style-name="P152">Слотроп сидит на бордюре вглядываясь в него, <text:span text:style-name="T928">и в буквы, и в девушку со стальным хуем что машет привет парень, и туман белеет в утро, <text:s/>в фигуры с тележками, или в собак, или в велосипеды, чтоб прокатиться мимо коричнево-серыми контурами, похрипывая, кратко приветствуя туманом-сдавленными голосами, минуя. Он не помнит, что сидел так долго на бордюре уставясь на ту картинку. О так и было.</text:span></text:p>
      <text:p text:style-name="P153">В момент, когда это произошло, бледная Дева поднималась а востоке, <text:span text:style-name="T929">голова, плечи, груди, 17</text:span><text:span text:style-name="T357">°</text:span><text:span text:style-name="T684"> 36</text:span><text:span text:style-name="T685">’ </text:span><text:span text:style-name="T686">до её целки на горизонте. </text:span><text:span text:style-name="T687">Несколько </text:span><text:span text:style-name="T688">из о</text:span><text:span text:style-name="T687">бречённых Японцев знали её как Западн</text:span><text:span text:style-name="T688">ое</text:span><text:span text:style-name="T687"> бо</text:span><text:span text:style-name="T688">жество</text:span><text:span text:style-name="T687">. </text:span><text:span text:style-name="T689">Она поднималась в восточном небе, </text:span><text:span text:style-name="T690">глядя вниз на город приносимый в жертву. Солнце находилось у Льва. Испепеляющий взрыв явился ревя и царственно….</text:span></text:p>
      <text:p text:style-name="P255"/>
      <text:p text:style-name="P474"><text:span text:style-name="T690">В</text:span><text:span text:style-name="T430">ыслушивая Унитаз</text:span></text:p>
      <text:p text:style-name="P154">Основная идея, что Они явятся и перекроют воду сперва. Криптозой обитающих вокруг счётчика будет парализован громадным приливом света сверху… <text:span text:style-name="T930">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воли: Их небрежность твоя свобода. Но когда они принимаются всерьёз, это как публичный концерт Апполона заигравшего на своей лире</text:span></text:p>
      <text:p text:style-name="P155">БРЗДЫЫ<text:span text:style-name="T931">Н</text:span>НЬ</text:p>
      <text:p text:style-name="P156">Всё застывает. <text:span text:style-name="T932">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text:span text:style-name="T128">вполовину</text:span><text:span text:style-name="T932"> не всё, не дождёшься...» </text:span></text:p>
      <text:p text:style-name="P157">Так что всегда <text:span text:style-name="T933">правильный подход держать</text:span> <text:span text:style-name="T934">унитазный </text:span>клапан чуть надтреснут<text:span text:style-name="T933">ым для создания постоянного стока в унитазе и, когда течение </text:span><text:span text:style-name="T129">останавливается</text:span><text:span text:style-name="T933">, у тебя ещё есть дополнительная </text:span><text:soft-page-break/><text:span text:style-name="T933">минута или две. А это уже не обыкновен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text:span></text:p>
      <text:p text:style-name="P158">Представьте эту весьма тонкую научную ложь: <text:span text:style-name="T935">что звуки не могут распространяться в открытом пространстве. Ну, а предположим, что </text:span><text:span text:style-name="T130">могут</text:span><text:span text:style-name="T935">. <text:s/>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text:span></text:p>
      <text:p text:style-name="P159">Если не считать что иногда по ночам, в некоторых частях затемнённого полушария, из-за вихрей в Звуконосном Эфире, <text:span text:style-name="T936">будет случаться очень недолгий промежуток отсутствия звука. На пару секуд, в определённом месте, почти каждую ночь где-то в Мире, звуковая энергия из внешнего пространства отключается. Рёв солнца </text:span><text:span text:style-name="T131">замирает</text:span><text:span text:style-name="T936">.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text:s/>индивида в рабочей столовой, которую <text:s/>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text:span></text:p>
      <text:p text:style-name="P160">И в тот же момент, без предупреждения, <text:span text:style-name="T937">поднимающи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дувает назад вылепляющий о-дым-отечества ветер в львиныую гриву, его отёчное пористое старое лицо полируемое ветром, песчанисто в этом свете, <text:s/>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text:span></text:p>
      <text:p text:style-name="P161"><text:span text:style-name="T939">А вот и</text:span> <text:span text:style-name="T83">не угадал</text:span>, дорогуша—<text:span text:style-name="T938">это всё города расположенные на границе часовых поясов, всего-навсего. Ха, ха! Застукал тебя с рукой запущенной в портки! А ну-ка покажи нам </text:span><text:span text:style-name="T132">всем</text:span><text:span text:style-name="T938"> чем ты там занимался или покинь помещение, нам ни к чему тут такие как ты. Нет ничего отвратней сентиментального сюрреалиста.</text:span></text:p>
      <text:p text:style-name="P48">– <text:span text:style-name="T940">Итак, <text:s/>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text:span><text:span text:style-name="T133">том</text:span><text:span text:style-name="T940"> интерфейсе к Горному...</text:span></text:p>
      <text:p text:style-name="P162">Вот и всё, что наш Сентиментальный Сюрреалист, покидая помещение, <text:s/>успевает разобрать. <text:span text:style-name="T941">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text:span text:style-name="T134">всё</text:span><text:span text:style-name="T941">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text:span><text:soft-page-break/><text:span text:style-name="T941">облицованную белым кафелем за полчаса до её шлангования. Он сидит с чашкой кофе наполовину полной, гуща сахара и сливок, крошки ананасного Датского <text:s/>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text:span></text:p>
      <text:p text:style-name="P163">звуко-тень опускается на него,</text:p>
      <text:p text:style-name="P164"><text:span text:style-name="T942">замирает вокруг</text:span> стол<text:span text:style-name="T942">а</text:span> <text:span text:style-name="T942">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голосов из далей над морем </text:span><text:span text:style-name="T135">заходим на позицию два семь градусов два семь минут северной</text:span><text:span text:style-name="T942">, женский крик на каком-то языке с высокими тонами, волны океана в штормовых ветрах, голос декламирующий на Японском</text:span></text:p>
      <text:p text:style-name="P157"/>
      <text:p text:style-name="P566">Hi wa Ri ni katazu,</text:p>
      <text:p text:style-name="P566"><text:tab/>Ri wa Ho ni katazu,</text:p>
      <text:p text:style-name="P567"><text:tab/><text:tab/>Ho wa Ken ni katazu,</text:p>
      <text:p text:style-name="P567"><text:tab/><text:tab/><text:tab/>Ken wa Ten ni katazu,</text:p>
      <text:p text:style-name="P165"/>
      <text:p text:style-name="P165">что является лозунгом соединения Камикадзе, подразделения Охка<text:span text:style-name="T328">—</text:span>и означает</text:p>
      <text:p text:style-name="P157"/>
      <text:p text:style-name="P568">Несправедливость не в силах одолеть Принцип,</text:p>
      <text:p text:style-name="P568">Принцип не в силах одолеть Закон,</text:p>
      <text:p text:style-name="P568">Закон не в силах одолеть Власть,</text:p>
      <text:p text:style-name="P568">Власть не в силах одолеть Небо,</text:p>
      <text:p text:style-name="P157"/>
      <text:p text:style-name="P157">Hi, Ri, Ho, Ken, Ten <text:span text:style-name="T943">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 барабан его сердца.</text:span></text:p>
      <text:p text:style-name="P166">Зайди под сияние лампочки и сядь рядом с ним, с незнакомцем за маленьким общественным столом. <text:span text:style-name="T944">Вот-вот начнётся промывка шлангом. Посмотри получится ли <text:s/>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text:span></text:p>
      <text:p text:style-name="P167">Что если нет никакого Вакуума? <text:span text:style-name="T945">А если и есть—что если Они </text:span><text:span text:style-name="T136">применяют</text:span><text:span text:style-name="T945"> его на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в Их интересах заставить тебя верить в это?</text:span></text:p>
      <text:p text:style-name="P49">– <text:span text:style-name="T946">Отдохнём от него немного,</text:span>– <text:span text:style-name="T946">говорят Они друг другу.</text:span>– <text:span text:style-name="T946">Я только что спровадил его на Тёмную Грёзу.</text:span>– <text:span text:style-name="T947">Они выпивают вместе, колются очень-преочень синтетической наркотой подкожно и в кровь, вгоняют сигналы невероятных форм в Их черепа, прямиком в мозговой ствол, и подпихивают друг друга, игриво, прихохатывают</text:span>—<text:span text:style-name="T137">сам знаешь, </text:span><text:span text:style-name="T138">а</text:span><text:span text:style-name="T948"> <text:s/>в тех лишённых возраста глазах… Они говорят как взяли Того-то-и-Того-то и «спровадили его на Грёзу». Они используют это выражение и применительно друг к другу тоже, со стерильной нежностью, когда разносится печальное известие, на ежегодных Жарк</text:span><text:span text:style-name="T12">и́</text:span><text:span text:style-name="T948">х, когда бесконечное умство-игрище застукает коллегу врасплох</text:span>—«<text:span text:style-name="T949">Эге, таки спровадили мы его к Грёзе». </text:span><text:span text:style-name="T139">Сам</text:span><text:span text:style-name="T949"> знаешь, а?</text:span></text:p>
      <text:p text:style-name="P157"/>
      <text:p text:style-name="P475">Остроумная Отповедь</text:p>
      <text:p text:style-name="P168">Ичизо выходит из хижины, видит Такеши в бочке под какими-то пальмовыми листьями принимает ванну и поёт «Ду-ду-ду, <text:span text:style-name="T950">ду-ду», какую-то мелодию като выдаёт через нос—Ичико взвизгивает, бежит обратно, возвращается <text:s/>Японским пулемётом Хочкис, Модель 92, начинает </text:span><text:soft-page-break/><text:span text:style-name="T950">устанавливать его пуча глаза и кряхча как в джиу-джитсу. И вот когда он вставил ленту пулемёта, готовый изрешетить Такеши в корыте,</text:span></text:p>
      <text:p text:style-name="P169">ТАКЕШИ:<text:span text:style-name="T951">Погоди, погоди! Что это всё?</text:span></text:p>
      <text:p text:style-name="P169">ИЧИЗО: <text:span text:style-name="T952">О, это </text:span><text:span text:style-name="T140">ты</text:span><text:span text:style-name="T952">! </text:span><text:span text:style-name="T140">Я</text:span><text:span text:style-name="T952"> <text:s/>думал это Генерал Макартур в своей шлюпке.</text:span></text:p>
      <text:p text:style-name="P170">Интересное оружие, Хочкис этот. Появляется у многих национальностей и умудряется этнически вписываться повсюду. <text:span text:style-name="T953">Американские Хочкисы это те, что косили безоружных Индейцев у Вундед-Ни. С другой стороны пикантные 8 мм ФранцузскиЙ Хочкис когда строчит выдаёт хо-хо-хо-хо, немного в нос и <text:s/>галантностью кинозвезды. Что до нашего кузена Джона Буля, множество Британских Хочкисов тяжеловесов были либо частным образом проданы после Первой М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сексуальные особенности оказывающиеся на виду публики в самые неподходящие моменты (голый член болтающийся из мусорного ящика одним лезвие-чистым промытым дождём утром, в переулке на заводской окраине куда вот-вот нахлынет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отдёргиваются от холодных отбросов, выбирает стальные занозы, что колют <text:s/>так изысканно, глаза страстные и чёрные как и его губы, но о боже это что, о какая неловкость вот они выворачивают из-за угла, он чует чернь даже отсюда, тогда как они не знают как быть с Порфирио—колонна останавливается в замешательстве пока эти самые недоделанные революционеры затевают спор может это явление отвлекающая падлянка подброшенная Управлением, или же он вправду Декадентн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которые не были расплавлены, но скуплены пулемётными дельцами и перепроданы незначительным правительствам по всему миру). Возможно, э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так далёк от всего такого….</text:span></text:p>
      <text:p text:style-name="P170"/>
      <text:p text:style-name="P476"><text:span text:style-name="T954">Начистоту</text:span>, <text:span text:style-name="T954">Мужчина-с-Мужчиной</text:span></text:p>
      <text:p text:style-name="P50">—<text:span text:style-name="T954">Сынок, вот всё думаю про эти, э, <text:s/>«болтики-винтики», что вы, ребятня, так увлеклись. Это типа как, колоться электричеством в голову, ха-ха?</text:span></text:p>
      <text:p text:style-name="P50">—<text:span text:style-name="T141">Волны</text:span><text:span text:style-name="T954">, Пап. Не просто прям </text:span><text:span text:style-name="T141">электричество</text:span><text:span text:style-name="T954">. Оно для тупых.</text:span></text:p>
      <text:p text:style-name="P51">—<text:span text:style-name="T955">Да, э, волны. «Волны с помехами», верно? Ха-ха. А скажи мне, сынок, на что оно похоже? Я был типа как нарокоман ’сю сво’ жизнь, а и</text:span>—</text:p>
      <text:p text:style-name="P14">—<text:span text:style-name="T956">О Пап. Блин. Это не как </text:span><text:span text:style-name="T142">наркотик</text:span><text:span text:style-name="T956"> вовсе!</text:span></text:p>
      <text:p text:style-name="P15">—<text:span text:style-name="T957">Ну мы отправлялись в очень классные «улёты в отпуск» как мы их тогда называли, в здорово «крученные» места они нас доставляли, фактически</text:span>—</text:p>
      <text:p text:style-name="P15">—<text:span text:style-name="T958">Но вы всегда возвращались, нет?</text:span></text:p>
      <text:p text:style-name="P15">—<text:span text:style-name="T958">Что?</text:span></text:p>
      <text:p text:style-name="P15">—<text:span text:style-name="T958">Имею ввиду, всегда знали что это будет тут, когда вернётесь, всё так же, в точности такое же, верно?</text:span></text:p>
      <text:p text:style-name="P16">—<text:span text:style-name="T959">Ну ха-ха угадай почему мы называли их «улёты в отпуск», сынок! Потому что ты всегда прилетал обратно в старый Реалленд, не так ли. <text:s/></text:span></text:p>
      <text:p text:style-name="P17">—<text:span text:style-name="T143">Ты</text:span><text:span text:style-name="T960"> точно </text:span><text:span text:style-name="T143">возвращался</text:span><text:span text:style-name="T960">.</text:span></text:p>
      <text:p text:style-name="P18"><text:soft-page-break/>—<text:span text:style-name="T961">Послушай, Тайрон, ты не знаешь какая это опасная херня. Допустим однажды ты просто втыкаешь и отправляешься и тебе уже никогда не вернуться? А?</text:span></text:p>
      <text:p text:style-name="P19">—<text:span text:style-name="T962">Хо, хо! Хотел бы я! О чём по-твоему каждый электросдвинутый мечтает? Ты такой отсталый! А и кто грит это только мечта, а? А м-может </text:span><text:span text:style-name="T144">она существует</text:span><text:span text:style-name="T962">. Может есть такая Машина, что заберёт нас, заберёт полностью, высосет нас через электроды из черепа и прям в Машину и живи там вечно с другими душами, что она набрала. Она </text:span><text:span text:style-name="T144">могла</text:span><text:span text:style-name="T962"> бы решать кого высосать, а и когда. Наркотик никогда не давал </text:span><text:span text:style-name="T144">тебе</text:span><text:span text:style-name="T962"> бессмертие. </text:span><text:span text:style-name="T144">Ты</text:span><text:span text:style-name="T962"> долж’ был возвращаться, каждый раз, в умирающий кусок вонючего </text:span><text:span text:style-name="T144">мяса</text:span><text:span text:style-name="T962">! Но Мы можем жить всегда в чистом, честном, освобождённом Электромире</text:span>—</text:p>
      <text:p text:style-name="P19">—<text:span text:style-name="T963">Блядь, дождался я сыночка двойную Деву….</text:span></text:p>
      <text:p text:style-name="P19"/>
      <text:p text:style-name="P481">Некоторые Характеристики Imipolex G </text:p>
      <text:p text:style-name="P477">I<text:span text:style-name="T1">mipolex</text:span> G <text:span text:style-name="T15">является первым пластиком <text:s/>действительно </text:span><text:span text:style-name="T16">способным к </text:span><text:span text:style-name="T3">эректильности</text:span><text:span text:style-name="T16">. <text:s/></text:span><text:span text:style-name="T17">При </text:span><text:span text:style-name="T18">с</text:span><text:span text:style-name="T17">оответствующем стимулировании, </text:span><text:span text:style-name="T18">цепочки отращивают перекрёстные связи, </text:span><text:span text:style-name="T19">при которых молекула твердеет </text:span><text:span text:style-name="T20">с повышением межмолекулярного притяжения </text:span><text:span text:style-name="T21">так что этот Особый Полимер </text:span><text:span text:style-name="T22">выходит далеко за фазовые диаграммы, </text:span><text:span text:style-name="T23">от вялой резиновой аморфности до </text:span><text:span text:style-name="T24">удивительно совершенной тесселяции, твёрдости, </text:span><text:span text:style-name="T25">блестящей прозрачности, </text:span><text:span text:style-name="T26">высокой устойчивости </text:span><text:span text:style-name="T27">к изменениям температуры, погоды, </text:span><text:span text:style-name="T28">к </text:span><text:span text:style-name="T27">вакууму, любым сотрясениям</text:span><text:span text:style-name="T26"> </text:span><text:span text:style-name="T28">(медленно мерцает в Пустоте. <text:s/></text:span><text:span text:style-name="T29">Серебро и чернота. </text:span><text:span text:style-name="T30">Искривленные отражения звёзд проплывают поперёк, </text:span><text:span text:style-name="T31">во всю длину, </text:span><text:span text:style-name="T32">круг за кругом по меридианам </text:span><text:span text:style-name="T33">столь же чётким, как меридианы иглоукалывания. </text:span><text:span text:style-name="T34">Да и что такое звёзды, если </text:span><text:span text:style-name="T35">не точки в теле Богу, куда мы вонзаем оздоравливающие иглы </text:span><text:span text:style-name="T36">нашего ужаса и страстного желания? </text:span><text:span text:style-name="T37">Тени костей и протоков создания</text:span><text:span text:style-name="T1">—</text:span><text:span text:style-name="T37">истекающего, раненого, облучённо белого</text:span><text:span text:style-name="T1">—</text:span><text:span text:style-name="T38">примешиваясь со своим. </text:span><text:span text:style-name="T4">Он</text:span><text:span text:style-name="T39"> перемешан с костями и протоками, </text:span><text:span text:style-name="T40">его собственную форму определяет то как Эрекция Пластика должна продолжиться: где-то быстрее, а где-то медленнее, где-то болезненно, а где-то скользко-прохладно… </text:span><text:span text:style-name="T41">следует ли зонам обмениваться характеристиками твёрдости и блистания, следует ли позволить некоторым зонам </text:span><text:span text:style-name="T42">протекать по поверхности с тем, чтобы движение </text:span><text:span text:style-name="T43">было</text:span><text:span text:style-name="T42"> лаской</text:span><text:span text:style-name="T40">, </text:span><text:span text:style-name="T44">а где-то оркестровать неожиданные прерывистости</text:span><text:span text:style-name="T1">—</text:span><text:span text:style-name="T44">удары, выкручивания</text:span><text:span text:style-name="T1">—</text:span><text:span text:style-name="T44">посреди этих более ласкающих моментов).</text:span></text:p>
      <text:p text:style-name="P478"><text:span text:style-name="T45">Очевидно стимулу следует быть электронным. </text:span><text:span text:style-name="T46">Альтернативы подачи сигналов пластиковой поверхности оказались ограниченными:</text:span></text:p>
      <text:p text:style-name="P478"><text:span text:style-name="T46">(а) тонкая матрица проводов, </text:span><text:span text:style-name="T47">образующая довольно плотную систему координат </text:span><text:span text:style-name="T48">на Imipolectic Поверхности, посредством которой </text:span><text:span text:style-name="T49">эрективность и другие команды могутбыть посланы в зоны довольно специфические, скажем </text:span><text:span text:style-name="T50">до </text:span><text:span text:style-name="T51">½</text:span><text:span text:style-name="T52"> см</text:span><text:span text:style-name="T53">2</text:span><text:span text:style-name="T50">;</text:span></text:p>
      <text:p text:style-name="P479"><text:span text:style-name="T50">(b) </text:span><text:span text:style-name="T54">лучевая сканирующая система</text:span><text:span text:style-name="T1">—</text:span><text:span text:style-name="T55">или несколько</text:span><text:span text:style-name="T1">—</text:span><text:span text:style-name="T55">аналогичная хорошо известному видео электронному потоку, </text:span><text:span text:style-name="T56">модулируемая сетками и отклоняющими платами</text:span><text:span text:style-name="T57">расположенными по мере необходимости на Поверхности </text:span><text:span text:style-name="T58">(или даже под внешним слоем Imipolex</text:span><text:span text:style-name="T59">’</text:span><text:span text:style-name="T58">а, и до самого интерфейса с </text:span><text:span text:style-name="T61">т</text:span><text:span text:style-name="T58">ем, </text:span><text:span text:style-name="T61">Ч</text:span><text:span text:style-name="T60">то находитс</text:span><text:span text:style-name="T61">я</text:span><text:span text:style-name="T60"> в самом низу» </text:span><text:span text:style-name="T62">Что было введено </text:span><text:span text:style-name="T63">или Что фактически </text:span><text:span text:style-name="T5">нарастило себе покров из Imipolex G, </text:span><text:span text:style-name="T64">в зависимости какой ереси вы придерживаетесь. </text:span><text:span text:style-name="T65">Нам нет нужды долго останавливаться на Первичной Проблеме, </text:span><text:span text:style-name="T66">а именно что всё под плёнкой пластика <text:s/>пребыва</text:span><text:span text:style-name="T67">ет </text:span><text:span text:style-name="T68">в Области Неопределённости, </text:span><text:span text:style-name="T69">разве что подчеркнуть для начинающих студентов, </text:span><text:span text:style-name="T70">которые могут быть склонны к </text:span><text:span text:style-name="T6">Schwärmerei</text:span><text:span text:style-name="T70">, что термины относящиеся к Под-</text:span><text:span text:style-name="T63">Imipolex</text:span><text:span text:style-name="T70">ности, такие как «Сердцевина» или «Центр Внутренней Энергии» имеет, за пределами теоретическими, <text:s/>не больше реальности как «Сверхзвуковая Область» или «Центр Притяжения» в других областях Науки ).</text:span></text:p>
      <text:p text:style-name="P480"><text:span text:style-name="T1">(с) </text:span><text:span text:style-name="T71">альтернативно, проекция, на Поверхность, </text:span><text:span text:style-name="T72">какого-то электронного «образа», </text:span><text:span text:style-name="T73">аналогично кинематографии. </text:span><text:span text:style-name="T74">Это потребует как минимум три проектора, а </text:span><text:span text:style-name="T75">в</text:span><text:span text:style-name="T74">озможно больше. </text:span><text:span text:style-name="T75">С точностью сказать как много окутано иным порядком неопределённости: </text:span><text:span text:style-name="T76">так называем</text:span><text:span text:style-name="T77">ое Отношение Недетерминированности</text:span><text:span text:style-name="T76"> </text:span><text:span text:style-name="T77">Отйийумбу </text:span><text:span text:style-name="T75"><text:s/></text:span><text:span text:style-name="T77">(«Вероятное функциональное </text:span><text:span text:style-name="T81">деранжирование</text:span><text:span text:style-name="T77"> γ</text:span><text:span text:style-name="T79">R <text:s/></text:span><text:span text:style-name="T77">производное</text:span><text:span text:style-name="T78"> </text:span><text:span text:style-name="T77">от физической модификации φ</text:span><text:span text:style-name="T79">R</text:span><text:span text:style-name="T77"> (x,y,z) прямо пропорционально наибольшей </text:span><text:soft-page-break/><text:span text:style-name="T77">степени </text:span><text:span text:style-name="T7">p</text:span><text:span text:style-name="T77"> </text:span><text:span text:style-name="T81">от под-imipolectic деранжирования γ</text:span><text:span text:style-name="T80">Б</text:span><text:span text:style-name="T81"> , </text:span><text:span text:style-name="T8">р</text:span><text:span text:style-name="T82"> не обязательно должно является целым числом и определяется эмпирически»), где нижний индекс R стоит за Rakete, и Б за Блисеро.</text:span></text:p>
      <text:p text:style-name="P500"><draw:frame draw:style-name="fr1" draw:name="Image8" text:anchor-type="paragraph" svg:width="6.9252in" svg:height="0.3661in" draw:z-index="1"><draw:image xlink:href="Pictures/1000000000000B720000009B428C9716555D8079.png" xlink:type="simple" xlink:show="embed" xlink:actuate="onLoad" loext:mime-type="image/png"/></draw:frame></text:p>
      <text:p text:style-name="P498">Тем временем, Чичерин счёл нужным бросить доводящую до с<text:span text:style-name="T965">м</text:span>егмы слежку за Аргентинскими анархистами. <text:span text:style-name="T964">Лягавый, он же Николай Рипов из Комиссариата Шпионской Деятельности, нагрянул и по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 Служб, выдавая себя за Френка Синатру. Является в город, находит кабак и заводится петь <text:s/>на тротуаре, не успеешь моргнуть <text:s/>собирается толпа, подростковые красотки, каждая не дешевле $65 и того стоят, валятся в эпилепсиобразных припадках беззаветными кучами из вязаных жгутов, вискозных складок и аппликациями рождественской ёлки. Годится. Всегда раскручивается на бесплатную выпивку, до упаду, хлыщут Фудер и Фас в шумных сельских процессиях по песчаным улицам, куда только закатятся Трое Выпивох. Никому не приходит в голову спросить <text:s/>чего это Френк Синатра подпирается парой отпетых алкашей. Никто и на минуту не усомниться, <text:s/>что это и </text:span><text:span text:style-name="T145">есть</text:span><text:span text:style-name="T964"> Синатра. Местные знатоки обычно принимают остальных двух за команду комиков. </text:span></text:p>
      <text:p text:style-name="P499">Покуда благородные плачут в своих ночных цепях, оруженосцы распевают. <text:span text:style-name="T966">Ужасная политика Грааля их никогда не касается. Песня волшебная накидка.</text:span></text:p>
      <text:p text:style-name="P171">Чичерин понимает, что теперь он окончательно один. <text:span text:style-name="T967">Что бы его ни ожидало, оно найдёт его один на один. </text:span></text:p>
      <text:p text:style-name="P172">Он чувствует что нужно быть на ходу, но ехать ему некуда. <text:span text:style-name="T968">Теперь, слишкм поздно, воспоминания о Вимпе, давнишнем V-человеке в IG Farben, находят его. Не отстают, уговаривают скрыться. Чичерин надеется завести собаку. Собака была бы идеальным,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span></text:p>
      <text:p text:style-name="P173">Молодой Чичерин стал тем, кто затронул политические наркотики. Опиум для народа.</text:p>
      <text:p text:style-name="P174">Вимпе улыбнулся в ответ. <text:span text:style-name="T969">Старая-престарая улыбка, способная заморозить огонь даже в ядре Земли: «Марксистская диалектика? Это же </text:span><text:span text:style-name="T146">не</text:span><text:span text:style-name="T969"> опиум, а?»</text:span></text:p>
      <text:p text:style-name="P52">– <text:span text:style-name="T970">Это противоядие</text:span></text:p>
      <text:p text:style-name="P53">– <text:span text:style-name="T971">Нет.</text:span>– <text:span text:style-name="T971">Одно из двух. Торговец наркотиками может знать всё, что случится с Чичериным и решить, что не стоит оно того</text:span>—<text:span text:style-name="T972">или же, в порыве величия, взять и выложить всё молодому дурню.</text:span></text:p>
      <text:p text:style-name="P54">– <text:span text:style-name="T973">Основная проблема,</text:span>–<text:span text:style-name="T973"> предлагает он,</text:span>– <text:span text:style-name="T973">всегда была в том, чтобы заставить других людей умират за тебя. Ради чего человек отдавал бы свою жизнь? Тут религия всегда имела фору, столетиями. Религия всегда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text:span text:style-name="T147">natürlich</text:span><text:span text:style-name="T973">, но кто ты такой, чтоб осуждать? Неплохой был приём пока срабатывал. Но с тех пор как стало невозможным умирать во имя смерти, у нас имеется светская версия</text:span>—<text:span text:style-name="T974">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text:span><text:span text:style-name="T148">неизбежны</text:span><text:span text:style-name="T974">, то почему бы </text:span><text:span text:style-name="T148">не</text:span><text:span text:style-name="T974"> умирать? Вацлав? Если всё равно случится, то какая разница?</text:span></text:p>
      <text:p text:style-name="P55">– <text:span text:style-name="T975">Но у тебя никогда не было выбора, так ведь.</text:span></text:p>
      <text:p text:style-name="P56">– <text:span text:style-name="T976">Если б у меня был, то можешь не сомневаться</text:span>—</text:p>
      <text:p text:style-name="P56">–<text:span text:style-name="T976">Этого не знаешь. Пока не там, Вимпе. Не можешь сказать.</text:span></text:p>
      <text:p text:style-name="P57">– <text:span text:style-name="T977">Звучит не слишком по диалектике.</text:span></text:p>
      <text:p text:style-name="P58"><text:soft-page-break/>– <text:span text:style-name="T978">Не знаю что это такое.</text:span></text:p>
      <text:p text:style-name="P59">– <text:span text:style-name="T979">Тогда, до самого мига решения,</text:span>– <text:span text:style-name="T980">Вимпе любопытен, но осторожен,</text:span>– <text:span text:style-name="T981">человек может быть совершенно чист…</text:span></text:p>
      <text:p text:style-name="P59">– <text:span text:style-name="T981">Он может быть каким угодно. Мне без разницы. Но он настоящ лишь в точках решения. Время в промежутках значения не имеет.</text:span></text:p>
      <text:p text:style-name="P60">– <text:span text:style-name="T982">Настоящий как Марксист.</text:span></text:p>
      <text:p text:style-name="P61">– <text:span text:style-name="T983">Нет. Настоящий перед собой.</text:span></text:p>
      <text:p text:style-name="P175">Вимпе по виду засомневался.</text:p>
      <text:p text:style-name="P62">– <text:span text:style-name="T984">Мне приходилось. Тебе нет.</text:span></text:p>
      <text:p text:style-name="P9"><text:span text:style-name="T247">Тсс, тсс. </text:span><text:span text:style-name="T248">Шприц, игла номер 26. Крови душно в гостиничном номере коричневого дерева. Преследовать или шевелить этот спор значит становиться врагами на словах, ни один из них не хочет этого. </text:span>Онейрин теофосфат <text:span text:style-name="T985">один из способов обойти эту проблему. (Чичерин: «Ты имеешь ввиду </text:span><text:span text:style-name="T149">тио</text:span><text:span text:style-name="T985">фосфат?» Думая, </text:span><text:span text:style-name="T149">означает присутствие серы…</text:span><text:span text:style-name="T985"> Вимпе: «Я имею ввиду </text:span><text:span text:style-name="T149">тео</text:span><text:span text:style-name="T985">фосфат». Думая, </text:span><text:span text:style-name="T149">означает присутствие </text:span><text:span text:style-name="T150">Б</text:span><text:span text:style-name="T149">ога</text:span><text:span text:style-name="T985">.) Они укалываются: Вимпе уставился на водяной кран нервно, вспоминает Чайковского, сальмонеллу, скорое поппури из подходящих к насвистыванию мелодий из </text:span><text:span text:style-name="T149">Патетической</text:span><text:span text:style-name="T985">. Но глаза Чичерина только на игле, её Германская точность, её мелкая 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сшивать и вбивать патентованную сталь в его страждущую плоть. И вытаскивать что вошло в неё насильно электромагнитным аппаратом, купленым между войнами у Шумана, Дюссельдорф, с лампочкой и регулируемым рефлектором, 2-осными крепящимися ручками и полным набором дико выглядящих Polschuhen, кусков железа, что меняют магнитное поле… но там в России, в ту ночь с Вимпе, было его первым вкушением—его посвящением в брательство стали… никак не выйдет отделить это от теофосфата, отделить сосуды стали от безбожного безумного бурления….</text:span></text:p>
      <text:p text:style-name="P10">15 минут они вдвоём бегают с криками но номеру, спотыкаясь в кругах расположенным по диагоналям комнаты. <text:span text:style-name="T986">Так проявляется особый завиток в прославленной молекуле Ласло Джамфа, так называемая <text:s/>«особенность Пёклера», появляющий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text:span text:style-name="T151">Жур. Онейр. Пси. Фарм., XXIII, стр.-стр. 406–453</text:span><text:span text:style-name="T986">). Поскольку аналогии с призрачно жизнью прослеживаются, этот феномен повторяемости известен, на жаргоне, <text:s/>как «посещение». Ели прочие виды галлюцинаций имеют тенденцию уплывать, взаимосвязанные глубинным образом недоступным обычному наркоману, данные Онейриновые посещения демонстрируют определённую нарративную продлённость, так же ясно, как скажем, средней длины статья из </text:span><text:span text:style-name="T151">Читательского Дайджеста</text:span><text:span text:style-name="T986">. Зачастую они настолько обыденные, настолько стандартны—Яахк называет их «скучнейшими из галлюцинаций известных психофармакологии»—что они распознаются как посещения через какую-нибудь радикальную хоть и правдоподобную ломку возможности: присутствие мертвеца, поездки одним и тем же маршрутом и теми же средствами передвижения, в которых какое-то лицо выезжает позже, но прибывает раньше, отпечатанная диаграмма, которую при наличии любого количества света невозможно прочесть…. Распозна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часто успокоительное </text:span><text:soft-page-break/><text:span text:style-name="T986">(0.6 мг атропин подкожн.) явится необходимым, пусть даже Онейрин классифицируется как депрессант ЦНС.</text:span></text:p>
      <text:p text:style-name="P11">Что до паранойи часто отмечаемой после препарата, <text:span text:style-name="T987">в ней ничего необычного. Как и у прочих видов паранойи, это ничего менее как начальный натиск, острый клин, открытия что </text:span><text:span text:style-name="T152">всё взаимосвязано</text:span><text:span text:style-name="T987">, всё в Творении, вторичное озарение—не ослепляющее Оно, но по крайней мере связано, и возможно некий путь Внутрь для подобных Чичерину, которых удерживают скраю….</text:span></text:p>
      <text:p text:style-name="P11"/>
      <text:p text:style-name="P497">Чичеринское Посещение</text:p>
      <text:p text:style-name="P176">Тот ли это или нет Николай Рипов: прибывает он именно так, как поговаривают о Рипове: тяжко и неизбежно. <text:span text:style-name="T988">Он хочет поговорить, только лишь поговорить. Но каким-то образом, по ходу их продвижения, во внутренние коридоры-сумятицы слов, он снова и снова заманит Чичерина в провозглашение ереси, к приговору самому себе. </text:span></text:p>
      <text:p text:style-name="P63">– <text:s/><text:span text:style-name="T989">Я здесь чтобы помочь тебе яснее видеть. Елси у тебя есть сомнения, нам нужно их развеять, честно, как мужчина с мужчиной. Никаких последствий. Чёрт, думаешь у меня не бывает сомнений? Даже у </text:span><text:span text:style-name="T153">Сталина</text:span><text:span text:style-name="T989"> они бывают. У всех у нас.</text:span></text:p>
      <text:p text:style-name="P64">– <text:span text:style-name="T990">С этим порядок. Ничего такого, что яне справился бы.</text:span></text:p>
      <text:p text:style-name="P65">– <text:span text:style-name="T991">Да вот </text:span><text:span text:style-name="T154">не</text:span><text:span text:style-name="T991"> справляешься, а то бы меня сюда не прислали. Думаешь они не знают, когда у кого-то нужного есть проблемы?</text:span></text:p>
      <text:p text:style-name="P177">Чичерин не хочет спрашивать. <text:span text:style-name="T992">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text:span></text:p>
      <text:p text:style-name="P66">– <text:span text:style-name="T993">Когда, Вацлав?</text:span></text:p>
      <text:p text:style-name="P66">– <text:span text:style-name="T993">На Войне.</text:span></text:p>
      <text:p text:style-name="P66">– <text:span text:style-name="T993">О, Вацлав.</text:span></text:p>
      <text:p text:style-name="P67">– <text:span text:style-name="T994">Ты же спрашивал что меня тревожит.</text:span></text:p>
      <text:p text:style-name="P68">– <text:span text:style-name="T995">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text:span>—</text:p>
      <text:p text:style-name="P68">– <text:span text:style-name="T996">Я никого не обвиняю… пожалуйста, не начинай… Мне просто нужно знать должен ли я был погибнуть за них.</text:span></text:p>
      <text:p text:style-name="P69">– <text:span text:style-name="T997">Никто не хочет, чтобы ты погиб.</text:span>– <text:span text:style-name="T997">Успокаивает,</text:span>– <text:span text:style-name="T997">С чего ты взял?</text:span></text:p>
      <text:p text:style-name="P178">Так выманиваются из него терпеливым эмиссаром, скулящие, <text:span text:style-name="T998">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text:span></text:p>
      <text:p text:style-name="P70">– <text:span text:style-name="T999">Но в этом и есть самая сердцевина Истории,</text:span>– <text:span text:style-name="T999">мягкий голос говорит сквозь сумерки, ни один из них не поднимался включить свет.</text:span>– <text:span text:style-name="T1000">Сердце сердец. Как может всё, что ты знаешь, всё что видел, к чему прикасался в нём, питаться ложью?</text:span></text:p>
      <text:p text:style-name="P71">– <text:span text:style-name="T1001">Но жизнь после смерти…</text:span></text:p>
      <text:p text:style-name="P71">– <text:span text:style-name="T1001">Нет никакой жизни после смерти.</text:span></text:p>
      <text:p text:style-name="P179">Чичерин имеет ввиду, что ему пришлось биться, чтобы поверить в свою смертность. <text:span text:style-name="T1002">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text:s/>удар, вот когда обратился он к Теории Истории—из всех патетически холодных утешений—попытаться придать этому какой-то смысл. </text:span></text:p>
      <text:p text:style-name="P72">– <text:span text:style-name="T1003">Американцы говорят: «В окопах не бывает атеистов». Ты никогда не был верующим, Вацлав. Ты обратился на смертном одре, из страха.</text:span></text:p>
      <text:p text:style-name="P73"><text:soft-page-break/>– <text:span text:style-name="T1004">Из-за этого вам теперь надо, чтобы я погиб?</text:span></text:p>
      <text:p text:style-name="P74">– <text:span text:style-name="T1005">Не погиб. От мёртвого тебя пользы мало.</text:span>– <text:s/><text:span text:style-name="T1005">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text:span>—</text:p>
      <text:p text:style-name="P182">Радикальная-хоть-и-правдоподобная-ломка-реальности—</text:p>
      <text:p text:style-name="P180">Все трое улыбаются ему теперь.<text:span text:style-name="T83"> Это не ломка.</text:span></text:p>
      <text:p text:style-name="P181">Это вскрик, но он выходит рёвом. <text:span text:style-name="T1006">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text:s/>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text:span></text:p>
      <text:p text:style-name="P75">– <text:span text:style-name="T1007">Ты пацан, Вацлав. Лишь прикидываешься будто понимаешь идеи , которые тебе не постичь. Придётся ам говорить с тобой проще.</text:span></text:p>
      <text:p text:style-name="P183">В Центральной Азии ему рассказывали об обязанностях Мусульманских ангелов. <text:span text:style-name="T1008">Одни из них проверять недавно умерших. Когда уходит последний из участвовавших в похоронах, ангелы приходят в могилу и устраивают мертвецу допрос о его вере….</text:span></text:p>
      <text:p text:style-name="P184">Показывается ещё одна фигура теперь, на краю комнаты. Она того же возраста, что и Чичерин, одета в форму. <text:span text:style-name="T1009">Её глаза ничего не хотят сказать ЧичеринуОна лишь только наблюдает. Не слышно никакой музыки, никаких летних вылазок… ни одной лошади не видать в степи в угасающем свете дня….</text:span></text:p>
      <text:p text:style-name="P185">Он не узнаёт её. Впрочем, значения это не имеет. <text:span text:style-name="T1010">Для данного положения вещей, нет. Но это Галина, вернулась в города, из молчаний всё же, снова в <text:s/>области звеньев-цепей Слова, сияющего, уверенно льющегося и всегда достаточно близко, всегда ощутимо….</text:span></text:p>
      <text:p text:style-name="P76">– <text:span text:style-name="T1011">Почему ты охотился за своим чёрным братом?</text:span>– <text:span text:style-name="T1011">Рипову удаётся озвучить вопрос вежливо.</text:span></text:p>
      <text:p text:style-name="P186">О. Спасибо что спросил, Рипов. Я <text:span text:style-name="T83">охотился</text:span> в прошедшем времени. «<text:span text:style-name="T1012">Когда это началось… уже очень давно—сначала… Я думал, что я наказан. Обойдён. Внил его в этом».</text:span></text:p>
      <text:p text:style-name="P77">– <text:span text:style-name="T1013">А теперь?</text:span></text:p>
      <text:p text:style-name="P77">– <text:span text:style-name="T1013">Не знаю.</text:span></text:p>
      <text:p text:style-name="P78">– <text:span text:style-name="T1014">Что заставляло тебя думать будто он </text:span><text:span text:style-name="T155">твоя</text:span><text:span text:style-name="T1014"> мишень?</text:span></text:p>
      <text:p text:style-name="P79">– <text:span text:style-name="T1015">А чья же ещё?</text:span></text:p>
      <text:p text:style-name="P80">– <text:span text:style-name="T1016">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text:span></text:p>
      <text:p text:style-name="P187">Ладно. Ладно. «<text:span text:style-name="T1017">Да. Озможно. Ну и что?»</text:span></text:p>
      <text:p text:style-name="P81">– <text:span text:style-name="T156">Он не твоя мишень</text:span><text:span text:style-name="T1018">. Его хотят другие.</text:span></text:p>
      <text:p text:style-name="P82">– <text:span text:style-name="T1019">Выходит, вы мне позволяли</text:span>—</text:p>
      <text:p text:style-name="P82">– <text:span text:style-name="T1020">До сих пор. Да.</text:span></text:p>
      <text:p text:style-name="P188">Джабаев мог бы тебе растолковать. <text:span text:style-name="T1021">Тот непросыхающий Азиат прежде и после всего остаётся рядовым. </text:span><text:span text:style-name="T157">Он</text:span><text:span text:style-name="T1021"> знал. Офицеры. Ёбаный офицерский менталитет. Ты выполняешь всю работу, потом приходят они, подгребают, слава достаётся им. </text:span></text:p>
      <text:p text:style-name="P83">– <text:span text:style-name="T1022">Вы перехватываете у меня.</text:span></text:p>
      <text:p text:style-name="P83">– <text:span text:style-name="T1022">Поедешь домой.</text:span></text:p>
      <text:p text:style-name="P189">Чичерин присматривался к двум остальным. <text:span text:style-name="T1023">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text:s/>дней отпуска уцелевшего. Ты уцелел, Вацлав. По приезду в Москву, доложишь о своём прибытии в ЦАГИ, вот и всё. Будет другое задание. Мы переводим </text:span><text:soft-page-break/><text:span text:style-name="T1023">персонал по Германской ракете в пустыню. В Центральную Азию. Полагаю, им понадобится Центрально-Азиатский <text:s/>старожил».</text:span></text:p>
      <text:p text:style-name="P190">Чичерин понимает, что по его диалектике, в развитии его жизни, возвращение в Центральную Азию есть, по сути, смертью.</text:p>
      <text:p text:style-name="P190">Они ушли. <text:span text:style-name="T1024">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расплавлены, свислают вниз разноцветными усиками, щетинки указывают в каждую чёрную плоскость и угол и ослеплённое сажей окно.</text:span></text:p>
      <text:p text:style-name="P256"><draw:frame draw:style-name="fr1" draw:name="Image9" text:anchor-type="paragraph" svg:width="6.9252in" svg:height="0.3661in" draw:z-index="2"><draw:image xlink:href="Pictures/1000000000000B720000009B428C9716555D8079.png" xlink:type="simple" xlink:show="embed" xlink:actuate="onLoad" loext:mime-type="image/png"/></draw:frame></text:p>
      <text:p text:style-name="P257">Самая родная на<text:span text:style-name="T1025">ц</text:span>иональность та, что не <text:span text:style-name="T1025">протянет дольше нас с тобой, общее движение по милости смерти и времени: неподготовленное приключение.</text:span></text:p>
      <text:p text:style-name="P604"><text:span text:style-name="T328">—</text:span>Из Резолюций <text:span text:style-name="T1029">Здоровенно</text:span> Сосунковой Конференции</text:p>
      <text:p text:style-name="P183"/>
      <text:p text:style-name="P191">На север? Каких искателей когда-либо направляли на <text:span text:style-name="T83">север</text:span>? <text:span text:style-name="T1026">То, что тебе положено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text:span></text:p>
      <text:p text:style-name="P192">Маршрут побега <text:span text:style-name="T83">Анубиса</text:span>.</text:p>
      <text:p text:style-name="P192">Кыргызский Свет.</text:p>
      <text:p text:style-name="P193">Страна смерти Иреро.</text:p>
      <text:p text:style-name="P194">Мичман Моритури, Карол Эвентир, Томас Гвендхидви, <text:span text:style-name="T1027">и Роджер Мехико сидят за столом на красно-кирпичной террасе Der Grob Säugling, гостиницы на краю маленького синего озера 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вечает эхом с легчайшим звяком, а гуси гогочут или шипят. Четвёрка распивают разбавленное водой Мозельское и говорят о мандалах.</text:span></text:p>
      <text:p text:style-name="P195">Ракету запускали на юг, запад и восток. <text:span text:style-name="T1028">Пускали на юг, по Антверпену, азимут составлял примерно 173</text:span><text:span text:style-name="T358">°</text:span><text:span text:style-name="T691">, </text:span><text:span text:style-name="T692">на восток, во время испытаний в Пенемюнде, </text:span><text:span text:style-name="T693">072</text:span><text:span text:style-name="T358">°. </text:span><text:span text:style-name="T359">Запускали на запад, по Лондону, </text:span><text:span text:style-name="T360">около 260</text:span><text:span text:style-name="T358">°. </text:span><text:span text:style-name="T361">Прикинув с параллельными линейками, недостающ</text:span><text:span text:style-name="T362">ий</text:span><text:span text:style-name="T361"> (или, если хотите, «ис</text:span><text:span text:style-name="T362">к</text:span><text:span text:style-name="T361">ом</text:span><text:span text:style-name="T362">ый</text:span><text:span text:style-name="T361">») </text:span><text:span text:style-name="T362">азимут выхоит где-то 354</text:span><text:span text:style-name="T358">°. </text:span><text:span text:style-name="T363">Это направление выведено из всех прочих, </text:span><text:span text:style-name="T364">пуск-призрак</text:span><text:span text:style-name="T362">, </text:span><text:span text:style-name="T364">который, по логике мандал, </text:span><text:span text:style-name="T365">либо уже состоялся, совершенно секретно, или случится.</text:span></text:p>
      <text:p text:style-name="P196"><text:span text:style-name="T365">Т</text:span><text:span text:style-name="T332">ак что совещающиеся на Конференции в </text:span><text:span text:style-name="T392">Здоровенном</text:span><text:span text:style-name="T332"> Сосунке, как её начнут именовать в последствии, </text:span><text:span text:style-name="T366">сидят вокруг карты со своими инструментами, сигаретами и соображениями. </text:span><text:span text:style-name="T367">Не хмыкайте. Это один из веичайших дедуктивных моментов в послевоенной разведке. </text:span><text:span text:style-name="T368">Мехико придерживается взвешенной системы, </text:span><text:span text:style-name="T369">чтобы сделать длину векторов пропорциональной действительному количеству запусков вдоль каждого из их. </text:span><text:span text:style-name="T370">Томас </text:span><text:span text:style-name="T371">Г</text:span><text:span text:style-name="T370">вендхидви, </text:span><text:span text:style-name="T371">всегда придирчивый к событиям в географическом </text:span><text:span text:style-name="T372">п</text:span><text:span text:style-name="T371">ространстве, </text:span><text:span text:style-name="T372">хочет <text:s/>запуск 1944 в Ближну </text:span><text:span text:style-name="T373">(тоже восточное направление) </text:span><text:span text:style-name="T372"><text:s/>принять в расчёт, </text:span><text:span text:style-name="T374">что сдвинет стрелку с 354</text:span><text:span text:style-name="T358">°—</text:span><text:span text:style-name="T375">и даже ближе к </text:span><text:span text:style-name="T376">истиному северу, если запуски </text:span><text:span text:style-name="T377">на Лондон и Норвич из </text:span><text:span text:style-name="T378">Валхерен и Сталверен </text:span><text:span text:style-name="T379">также учитывать.</text:span></text:p>
      <text:p text:style-name="P197"><text:span text:style-name="T380">Данные и интуиция—</text:span><text:span text:style-name="T381">и возможно осадок нецивилизованного ужаса, что сидит в нас, каждый— указывает</text:span><text:span text:style-name="T376"> </text:span><text:span text:style-name="T382">на 00</text:span><text:span text:style-name="T358">°: </text:span><text:span text:style-name="T382">истинный Север. </text:span><text:span text:style-name="T383">Что может быть лучшим направлением для запуска 00000?</text:span></text:p>
      <text:p text:style-name="P198"><text:span text:style-name="T383">Д</text:span><text:span text:style-name="T332">а вот беда, какой толк в азимуте, </text:span><text:span text:style-name="T384">даже в мифично-симметричном азимуте, </text:span><text:span text:style-name="T385">не зная откуда Ракета запускалась, для начала. </text:span><text:span text:style-name="T386">У тебя </text:span><text:span text:style-name="T387">имеется режущая бритва, </text:span><text:span text:style-name="T388">280 км длиной, </text:span><text:span text:style-name="T389">проносится на восток/запад по исковырянному лицу Зоны, </text:span><text:span text:style-name="T390">бесконечно несётся, как в наваждении, </text:span><text:span text:style-name="T386"><text:s/></text:span><text:span text:style-name="T390">колеблясь, поблескивая, невыносимо, безостановочно….</text:span></text:p>
      <text:p text:style-name="P199"><text:span text:style-name="T390">Н</text:span><text:span text:style-name="T332">у, Под Знаком Здоровенного Сосунка. Покачивающаяся разноцветная картина противно жирного слюнявого мла</text:span><text:span text:style-name="T391">д</text:span><text:span text:style-name="T332">енца. </text:span><text:span text:style-name="T391">В одном пудингоподобном кулаке Здоровенный Сосунок </text:span><text:soft-page-break/><text:span text:style-name="T393">стискивает капающую голяшку (простите, свиньи, ничего личного), </text:span><text:span text:style-name="T394">другой рукой тянется к Материнскому Соску, </text:span><text:span text:style-name="T395">который вдвигается в картину от левого края, взгляд его остановился на приближающейся титьке, </text:span><text:span text:style-name="T396">рот раскрыт—радостный вид, </text:span><text:span text:style-name="T397">зубы нацелены и чешутся, </text:span><text:span text:style-name="T398">застывшее выражение ЕДАмняммнячдаковтьммм в его глазах. </text:span><text:span text:style-name="T399">Здоровенный Сосунок 23-я карта </text:span><text:span text:style-name="T400">Козырном Майоре Зоны….</text:span></text:p>
      <text:p text:style-name="P200"><text:span text:style-name="T400">Р</text:span><text:span text:style-name="T332">оджеру нравится представлять это снимком Джереми в детстве. </text:span><text:span text:style-name="T401">Джереми, который Знает Всё, </text:span><text:span text:style-name="T402">простил Джессике её время с Роджером. </text:span><text:span text:style-name="T403">У него у самого был пикничок или два, он может понять, </text:span><text:span text:style-name="T404">у него либеральный склад ума, Война в конце концов сняла определённые барьеры, мож</text:span><text:span text:style-name="T405">ешь </text:span><text:span text:style-name="T404">сказать Викторианизмы </text:span><text:span text:style-name="T405">(побаска от тех же хохмачей, </text:span><text:span text:style-name="T406">которые изобрели знаменитый Поливинил Хлоридный Плащ)… </text:span><text:span text:style-name="T407">и что за дела, Роджер, он хочет </text:span><text:span text:style-name="T354">впечатлить</text:span><text:span text:style-name="T407"> тебя? </text:span><text:span text:style-name="T408">Веки глаз вскинуты, дружелюбными полумесяцами, как склоняется </text:span><text:span text:style-name="T409">вперёд (более мелкий парень, чем Роджер думал) </text:span><text:span text:style-name="T410">стискивая свой бокал, посасывая самую безвкусную Трубку что Роджер вообще вид</text:span><text:span text:style-name="T411">а</text:span><text:span text:style-name="T410">л, </text:span><text:span text:style-name="T413">репродукция в курительной трубке</text:span><text:span text:style-name="T412"> </text:span><text:span text:style-name="T355">головы</text:span><text:span text:style-name="T412"> Винстона Черчиля </text:span><text:span text:style-name="T413">для чаши</text:span><text:span text:style-name="T412">, не упущена <text:s/>ни одна деталь, </text:span><text:span text:style-name="T414">даже сигара во рту головы с просверлённой дырочкой, так что чуточка <text:s/>дыма и впрямь высачивается из конца… </text:span><text:span text:style-name="T415">тут это паб для военнослужащих в Каксэвене, </text:span><text:span text:style-name="T416">где прежде был двор портового склада, так что одинокие солдаты сидят в мечтах и за выпивкой </text:span><text:span text:style-name="T417">среди всего этого морскогоо хлама не на одном уровне, </text:span><text:span text:style-name="T418">как у кого-нибудь в обычном кафе на воздухе, </text:span><text:span text:style-name="T419">нет, кто-то повыше на скошенных настилах к дверям </text:span><text:span text:style-name="T420">и воротам, </text:span><text:span text:style-name="T421">или на подвесках для окраски бортов, </text:span><text:span text:style-name="T422">в бочках </text:span><text:span text:style-name="T423">вперёдсмотрящего</text:span><text:span text:style-name="T422">, сидя над горьким среди </text:span><text:span text:style-name="T423">цепей, </text:span><text:span text:style-name="T424">оснастки, кабелей, арматуры чёрного железа. </text:span><text:span text:style-name="T425">Уже ночь. Фонари вынесены на столы. </text:span><text:span text:style-name="T426">Мягкие мелкие ночные волны </text:span><text:span text:style-name="T427">стихают</text:span><text:span text:style-name="T426"> по гальке. </text:span><text:span text:style-name="T428">Запоздалая водоплавающая птица кричит над озером.</text:span></text:p>
      <text:p text:style-name="P258">– <text:span text:style-name="T1030">Но не достанет ли это нас, Джереми, <text:s text:c="2"/>меня и тебя, вот <text:s/>чём вопрос….</text:span>– <text:s/><text:span text:style-name="T1030">Мехико произносит эти свои ораульские</text:span>—<text:span text:style-name="T1030">часто, как сегодня в Клубе за ланчем, такая неловкость</text:span>—<text:span text:style-name="T1030">фразы с тех пор как появился.</text:span></text:p>
      <text:p text:style-name="P258">– <text:span text:style-name="T1030">Э, </text:span><text:span text:style-name="T158">что</text:span><text:span text:style-name="T1030"> достанет меня, дружище?</text:span>– <text:span text:style-name="T1030">Сегодня весь ень «дружище».</text:span></text:p>
      <text:p text:style-name="P259">– <text:span text:style-name="T1031">Ни’гда не чу’ст’ал, будто что-то хочет </text:span><text:span text:style-name="T159">достать</text:span><text:span text:style-name="T1031"> тебя, Джереми?</text:span></text:p>
      <text:p text:style-name="P260">– <text:span text:style-name="T1032">Достать меня.</text:span>– <text:s/><text:span text:style-name="T1032">Он пьяный, он чокнутый. Мне явно нельзя допускать его к Джессике у этих математиков как и у музыкантов на гобое повреждаются мозги или типа того….</text:span></text:p>
      <text:p text:style-name="P320">Ага, <text:span text:style-name="T83">но,</text:span> раз в месяц Джереми, даже Джереми видит сны: <text:span text:style-name="T1033">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text:span></text:p>
      <text:p text:style-name="P321">Хорошо, хорошо. <text:span text:style-name="T1034">Другой верняковый тест подгонки уже стал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заявляется) переплюнули даже концерты АРНС. Отличный источник сбора мелочи—толпы собираются на окраинах этих северных Германских деревень смотреть как 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Бывает много смеха.</text:span></text:p>
      <text:p text:style-name="P327">Похоже людям можно напомнить о Титанах и Отцах будут смеяться. Не такая умора как тортом в морду, но по крайней мере настолько же чисто.</text:p>
      <text:p text:style-name="P328">Да, гигантские резиновые хуи по-прежнему часть арсенала….</text:p>
      <text:p text:style-name="P329">А Джессика—волосы намного короче, рот темнее, других очертаний, больше помады, её пишущая машинка в одной фаланге с кипами писем, разделяющей их—сказала: «Мы женимся. Мы очень стараемся завести ребёнка».</text:p>
      <text:p text:style-name="P322"><text:soft-page-break/>И сразу же не осталось ничего кроме его жопы между Гравитацией и Роджером. «<text:span text:style-name="T1035">Мне всё равно. Роай его ребёнка. Я буду любить вас обоих—только идём со мной, Джессика. Ты нужна мне….</text:span></text:p>
      <text:p text:style-name="P323">Она щёлкает красным рычажком на своём интер<text:span text:style-name="T1036">к</text:span>оме. <text:span text:style-name="T1036">Где-то вдалеке включается зуммер. «Охрана». Её голос совершенно твёрд, отзвук слова всё ещё в воздухе, когда в сетчатую дверь <text:s/>ангара-офиса с запахом приливных низин являются мордовороты. Охрана. Её заветное слово, заговорное, против демонов. </text:span></text:p>
      <text:p text:style-name="P261">– <text:span text:style-name="T1037">Джес</text:span>— <text:span text:style-name="T1038">блядь, он хочет расплакаться? Чувствует как подкатывает, словно оргазм</text:span>—</text:p>
      <text:p text:style-name="P324">И кто же его спас<text:span text:style-name="T1039">ает (прерывает оргазм)? Надо же</text:span>, Джереми <text:span text:style-name="T1039">собственной персоной. Старый Бобёр появляется и кивком отсылает держиморд, угрюмо блеснувших клыками, назад мастурбировать в комиксы </text:span><text:span text:style-name="T160">Преступления не Окупаются</text:span><text:span text:style-name="T1039">, дремотно глазеть на пришпиленные в караулке фото Эдгара Гувера или чем уж они там занимались, и романтический треугольник вдруг все соберутся на </text:span><text:span text:style-name="T160">ланч</text:span><text:span text:style-name="T1039"> в </text:span><text:span text:style-name="T160">Клубе</text:span><text:span text:style-name="T1039">. Совместный </text:span><text:span text:style-name="T160">ланч</text:span><text:span text:style-name="T1039">?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умную приватную солодушку для него с нею. Так что она оставляет приятелей наедине, резво обсуждать Операцию Ответный Огонь, которая есть Британской программой собрать какие-никакие А4 и выпустить их по Северному морю. А о чём ещё им разговаривать?</text:span></text:p>
      <text:p text:style-name="P262">– <text:span text:style-name="T1040">Зачем?</text:span>– <text:span text:style-name="T1040">не перестаёт спрашивать Роджер, чтобы разозлить Джереми.</text:span>– <text:span text:style-name="T1040">Зачем вы хотите собрать их и запустить?</text:span></text:p>
      <text:p text:style-name="P263">– <text:span text:style-name="T1041">Мы же их захватили, не так ли? Что ещё </text:span><text:span text:style-name="T161">делать</text:span><text:span text:style-name="T1041"> с ракетой?</text:span></text:p>
      <text:p text:style-name="P264">– <text:span text:style-name="T1042">Но зачем?</text:span></text:p>
      <text:p text:style-name="P265">– <text:span text:style-name="T1043">Зачем? Чёрт, </text:span><text:span text:style-name="T162">посмотреть</text:span><text:span text:style-name="T1043">, ясное дело. Джесика говорит ты—э—</text:span><text:span text:style-name="T162">по части математики</text:span><text:span text:style-name="T1043">?</text:span></text:p>
      <text:p text:style-name="P266">– <text:span text:style-name="T1044">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text:span></text:p>
      <text:p text:style-name="P267">– <text:span text:style-name="T1045">Боже милостивый.</text:span>– <text:span text:style-name="T1045">Смеётся: оглядывает комнату.</text:span></text:p>
      <text:p text:style-name="P268">– <text:span text:style-name="T1046">Это старинная поговорка среди таких как я.</text:span></text:p>
      <text:p text:style-name="P325">Джереми знает как разобраться с <text:span text:style-name="T83">этим</text:span>. <text:span text:style-name="T1047">Роджер приглашён на вечеринку, неформальный <text:s/>интимный обед в доме Стефена Утгарталоки, бывшего члена правления завода Круппа тут в Каксэвене. «Ты можешь привести <text:s/>какого-то ещё гостя, конечно же,– вгрызается усердный Бобёр,– <text:s/>тут масса смазливых ФАВСЗовок, </text:span><text:span text:style-name="T163">ты</text:span><text:span text:style-name="T1047"> запросто—</text:span></text:p>
      <text:p text:style-name="P269">– <text:span text:style-name="T1048">Неформальный значит в костюме свободного кроя,</text:span>– <text:span text:style-name="T1049">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text:span><text:span text:style-name="T164">на самом деле</text:span><text:span text:style-name="T1049">!</text:span></text:p>
      <text:p text:style-name="P326">И он приводит таки гостя: Моряка Бодвайна, который по своим связям заказал передать ему из зоны Панамского Канала <text:span text:style-name="T1050">(где докеры осят их как униформу в изумительных тропичекм-попугайных сочетаниях жёлтого, зелёного, лавандового, алого) костюмзут небывалых пропорций—углы лацканов приходится </text:span><text:span text:style-name="T165">закреплять вешалками-плечиками</text:span><text:span text:style-name="T1050">, настолько они выдаются за пределы остального костюма—под своей лиловой-по-пурпуру рубахой пижонистый матрос носит корсет, стиснув свою талию до сильфидного метра в обхвате, чтобы резко сошёлся пиджак, который затем спадает <text:s/>до колен Бодайна </text:span><text:span text:style-name="T165"><text:s/>пятикратно-разделённый</text:span><text:span text:style-name="T1050"> на ярды складок, как у кильта, что уходят за спину покрыть его зад. Штаны на ремне подмышками, внизу сходятся настолько, что он вынужден пользоваться потайными зипперами, чтобы просунуть ноги. Весь костюм синий, не костюмно-синий, нет—настоящий СИНИЙ: </text:span><text:span text:style-name="T165">нитрокрасочно</text:span><text:span text:style-name="T1050">-синий . Он моментально бросается в глаза куда бы ни пришёл. На собирушках он мозолит </text:span><text:soft-page-break/><text:span text:style-name="T1050">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ая одёжка, по полной. </text:span></text:p>
      <text:p text:style-name="P270">– <text:span text:style-name="T1051">Только ты и я, кореш?</text:span>– <text:span text:style-name="T1051">грит Бодайн.</text:span>– <text:span text:style-name="T1051">Чё так типа стеснительно?</text:span></text:p>
      <text:p text:style-name="P271">– <text:span text:style-name="T1051">Послушай,</text:span>– <text:span text:style-name="T1051">Роджер издаёт нездоровый смешок на то, что только что пришло ему в голову,</text:span>– <text:span text:style-name="T1052">мы даже не можем прихватить с собой те большие резиновые хуи. Сёдня придётся полагаться на нашу </text:span><text:span text:style-name="T166">смекалку</text:span><text:span text:style-name="T1052">!</text:span></text:p>
      <text:p text:style-name="P272">– <text:span text:style-name="T1053">Тогда так, пошлю мотоцикл к Пуци пригнать нам взвод клоунов и</text:span>—</text:p>
      <text:p text:style-name="P272">– <text:span text:style-name="T1053">Знаешь что? Ты утратил свой дух любителя приключений. Ага. Раньше ты таким не был, знаешь ли.</text:span></text:p>
      <text:p text:style-name="P273">– <text:span text:style-name="T1054">Слышь, братиш,</text:span>– <text:span text:style-name="T1055">произнося на Флотском Диалекте: брат</text:span><text:span text:style-name="T167">иишь</text:span><text:span text:style-name="T1055">,</text:span>– <text:span text:style-name="T1055">брось, брат</text:span><text:span text:style-name="T167">иишь.</text:span><text:span text:style-name="T1055"> Поставь себя на моё место.</text:span></text:p>
      <text:p text:style-name="P273">– <text:span text:style-name="T1055">Я б и не против, но… утону ж в таком-то.</text:span></text:p>
      <text:p text:style-name="P274">– <text:span text:style-name="T1056">Простой скромный парень,</text:span>– <text:span text:style-name="T1056">смуглый морепроходец глубин чешет свой пах за увёртливым крабом мозолистым пальцем, пуская волны в отдувающихся складках и ткани своих брюк,</text:span>– <text:span text:style-name="T1057">простой веснушчатый пацан из Альберт Ли, Миннесота, там на шоссе 69, где ограничение 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text:span><text:span text:style-name="T168">иишь</text:span><text:span text:style-name="T1057">. Радуйся, что ты всё ещё так охуенно наивен, Родж, подожди как увидишь первую разборку Европейского гангстера, они любят делать три контрольных: в голову, желудок и сердце. Ты врубился, что </text:span><text:span text:style-name="T168">желудок</text:span><text:span text:style-name="T1057">? В этих краях желудок не считается вторым классом и это хорошая осенняя мысля помозговать на досуге.</text:span></text:p>
      <text:p text:style-name="P275">– <text:s/><text:span text:style-name="T1058">Бодайн, разве ты не дезертировал? Но за это смертная казнь, правда?</text:span></text:p>
      <text:p text:style-name="P276">– <text:s/><text:span text:style-name="T1058">Блядь, </text:span><text:span text:style-name="T169">это</text:span><text:span text:style-name="T1058"> я могу уладить. Но я всего лишь винтик. Не начинай думать будто я во всём разбираюсь. Всё я знаю только о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столькоо температуры из твоего тела ,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text:span>— <text:span text:style-name="T1059">Так что Роджер потащил его с собой, с его монологом, в его зут костюме, на Круппное увеселение.</text:span></text:p>
      <text:p text:style-name="P330">Ещё в дверях, первое, что отмечает Бодан, так это тот струнный квартет <text:span text:style-name="T1060">что играет сегодня. Второй скрипкой оказывается Густав Шабоне, частый непрошенный партнёр Кислоты Бамера насчёт приторчать, «Капитан Ужас», как его ласково, но не без оснований, кличут в Der Platz—а на виолончели ученик-подмастерье Густава насчёт внушать самоубийственную депрессию любому оказавшемуся в радиусе 100 метров (кто там стучит и подхихикивает у </text:span><text:span text:style-name="T170">тебя</text:span><text:span text:style-name="T1060"> под дверью, Фред и Филис?), Андрэ Омнопон, с пушистыми усами Рильке и татуировкой Хрюнделя на животе (что становится «крутяком» <text:s/>последнее время, даже в глубинке Зоны Американский молодняк думают это улётно). Густав и Андрэ в этот вечер Внутрение Голоса. Что особенно странно, потому что в программе редко исполняемый квартет Гайдна Оп. 75, так называемый «Казу» Квартет в Соль-Бемоль Миноре, который получил своё имя из части </text:span><text:span text:style-name="T170">Largo, cantabile e mesto, </text:span><text:span text:style-name="T1061">в которой Внутренним Голосам надо играть на казу вместо обычных своих инструментов, создавая проблемы динамики для виолончели и первой скрипки, столь уникальные в музыкальной литературе. «Вам действительно приходится переходить местами со спикатто на деташе»,–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меньше смычка, повыше вы ж понимаете, смягчить—к тому же там около тысячи ppp-к-fff взрывов, но только один, знаменитый Один, идёт в обратную….» Действительно, одна из причин редкого исполнения произведения в этом подрывном </text:span><text:soft-page-break/><text:span text:style-name="T1061">использовании <text:s/>fff стихающего до <text:s/>ppp. Тут штрих бродячей звуко-тени, Brennschluss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катят в мелодии что звучит как песня из кинофильма <text:s/></text:span><text:span text:style-name="T171">Доктор Джекил и Мистер Хайд</text:span><text:span text:style-name="T1061"> «Ты б Видел Как Пляшу Я Польку», когда вдруг посреди нечётного такта казу просто останавливаются полностью, и Внешние Голоса начинают выдавать не-мелодию, которая, как грит традиция, представляет двух Деревенских Кретинов 18-го столетия блямкающих на своих нижних губах. Друг на друга. Так продолжается 20, 40 тактов, это пицикатто <text:s/>расслабленных, Крупписты среднего звена скрипят кривыми ножками бархатных стульев, блимбубублимбубу, это не звучит как </text:span><text:span text:style-name="T171">Гайдн</text:span><text:span text:style-name="T1061">, Mutti! Лица от ICI и GE сгибают шеи пытаясь прочитать в свете свечей программку с любовью выписанную от руки спутником Утгарталоки по жизни, </text:span><text:span text:style-name="T171">Frau <text:s/></text:span><text:span text:style-name="T1061">Утгарталоки, никто точно не уверен какое её первое имя (что очень даже на руку Стефену, потому что это их всех держит <text:s/>к ней настороженно). Она блондинистая копия твоей покойной матери: если когда-нибудь видел её обряженной в сусальное золото, щёки обвисли, деформированы, брови слишком тёмные, белки чересчур белые, какое-то нулевое безразличие, которое под конец становится вправду злорадным, что Они так исказили её лицо: Наллин Слотроп до приёма своего первого мартини тут как тут, духом, на этой Крупп-пирушке. Точно так же и сын её Тайрон, но лишь потому, что сейчас—ранняя пора Девы—он стал типа ощипанным альбатросом. Ощипан, чёрт—</text:span><text:span text:style-name="T171">догола</text:span><text:span text:style-name="T1061">. Рассеян по всей Зоне. Сомнительно, что его когда-либо найдут снова, в привычном смысле «определённо опознан и задержан». Одни только перья… избыточные и регенерируемые органы, «которые нам так соблазнительно классифицировать в раздел «Hydra-Phänomen» не отличайся они полным отсутствием какой-либо враждебности…..»— Наташа Раум, «Регионы Неопределённости в Анатомии Альбатросов», </text:span><text:span text:style-name="T171">Записки Международного Общества Сознавшихся в Энтузиазме к Носологии Альбатросов</text:span><text:span text:style-name="T1061">, Зима 1936, великолепный небольшой журнал, они даже послали корреспондента в </text:span><text:span text:style-name="T171">Испанию</text:span><text:span text:style-name="T1061"> в ту зиму, для освещения, что, некоторые номера целиком посвящены анализу мировой экономики, всё явно взаимосвязано с проблемами Носологии Альбатросов—входит ли так называемый «Ночной Червь» к Прсевдо-Голдсрасской группе, или правильнее его полагать—показания почти идентичные—более коварной формой Хебдомериасзиса Моппа?</text:span></text:p>
      <text:p text:style-name="P331">В общем, если бы участники П<text:span text:style-name="T1062">р</text:span>отиводействия лучше знали что стоит за этими категориями, <text:span text:style-name="T1063">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text:s/>у любого из нас, и это неоспоримая истина. У Человека имеется филиал в мозгах каждого из нас, его корпоративная эмблема белый альбатрос, и каждый местный представитель известен под личиной Эго, и их миссия в этом мире Дерьмо Поганое. Мы точно знаем что происходит, и позволяем этому твориться. <text:s/>Лишь бы только мы могли смотреть на них, глазеть на них, на тех купающихся в деньгах, хоть иногда. У нас это потребность. И до чего же они знают это—как часто, при каких условиях…. Ам нужно рассматривать репортаж популярного журнала про Ночь когда Родж и Бобёр Дрались Из-за Джессики Пока Она Плакала в Объятиях Круппа , и исходить слюной над каждым расплывчатым фото—</text:span></text:p>
      <text:p text:style-name="P332">Роджеру должно быть примерещились тут на минуту <text:span text:style-name="T1064">вспотевшие</text:span> вечера Термидора: <text:span text:style-name="T1064">неудавшееся Противодействие, прославленные бывшие бунтари, наполовину под подозрением, но всё ещё под официальным иммунитетом и украдкой любимые, стоящие щёлкатья камер где бы ни появились… обречённые ручные чудаки.</text:span></text:p>
      <text:p text:style-name="P333">Они воспользуются нами. <text:span text:style-name="T1065">Мы поможем им узакониться, хотя Им не так уж это и нужно, для Них это ещё один дивидент, однако не решающий….</text:span></text:p>
      <text:p text:style-name="P334">О да, разве не <text:span text:style-name="T83">в точности</text:span> <text:span text:style-name="T1066">так</text:span> Они и сделают. <text:span text:style-name="T1067">Вернёмся теперь к Роджеру, в менее чем подходящее время и место оказавшемуся в рядах Оппозиции, пока первая в его жизни настоящая </text:span><text:soft-page-break/><text:span text:style-name="T1067">любовь изнывает лишь бы уйти домой и получить очередной комок спермы Джереми, чтобы выполнить их дневную норму—посреди всего этого ему ж ещё и надо уткнуться (</text:span><text:span text:style-name="T172">уй</text:span><text:span text:style-name="T1067">-ёбтвою) прямиком в интересный вопрос, который ещё хуже: жизнь в роли Их ручной зверушки, или смерть? Это не такой вопрос что он когда-либо мог представить встанет перед ним всерьёз. Он пришёл нежданно, но теперь уже не отмахнуться, он действительно должен решить, причём довольно скоро, приемлемо скоро, чувствуя холодок жути в кишках. Жуть от которой он не может отгородиться. Он должен выбрать между своей жизнью и своей смертью. Позволить этому немного отстояться не станет компромиссом, но решением жить на их условиях….</text:span></text:p>
      <text:p text:style-name="P335">Виолончель призрачна, смазанно-коричнева, прозрачна, вздыхает туда-сюда средь прочих Голосов. <text:span text:style-name="T1068">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text:s/>игрой с Густавом и Андрэ, но вскоре слушатель и впрямь начинает замечать паузы вместо нот—его ухо сманено как твой глаз долго вглядывавшийся в фото аэрофотосъёмки пока воронки от бомб не вывернулись, превратившись в тесто булочек подошедших в <text:s/>формах, или в складки кряжа у долин, море и суша мелькают между ртутных краёв—так же и тишина вытанцовывает в этом квартете. А и подожди пока вступят те </text:span><text:span text:style-name="T173">казу</text:span><text:span text:style-name="T1068">!</text:span></text:p>
      <text:p text:style-name="P12"><text:span text:style-name="T257">Это музыкальный фон к тому, что готовится произойти. </text:span><text:span text:style-name="T258">Заговор против Роджера составлялся с подрагивающим и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text:span>релеве, пуассон, антреме. «<text:span text:style-name="T1069">Что это тут за </text:span><text:span text:style-name="T259">‘</text:span><text:span text:style-name="T250">Überraschungbraten</text:span><text:span text:style-name="T259">’?»</text:span><text:span text:style-name="T246">– </text:span><text:span text:style-name="T249">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span></text:p>
      <text:p text:style-name="P2"><text:span text:style-name="T249">– </text:span><text:span text:style-name="T260">Да просто </text:span><text:span text:style-name="T262">так и значит</text:span><text:span text:style-name="T260">, Матросик,</text:span><text:span text:style-name="T245">– </text:span><text:span text:style-name="T260">отвечает «Конни Командос»,</text:span><text:span text:style-name="T245">– </text:span><text:span text:style-name="T260">на Немецком </text:span><text:span text:style-name="T262">это</text:span><text:span text:style-name="T260"> «</text:span><text:span text:style-name="T261">сюрпризное жаркое».</text:span></text:p>
      <text:p text:style-name="P3"><text:span text:style-name="T298">– </text:span><text:span text:style-name="T263">По моей части, грит Бодайн. </text:span><text:span text:style-name="T264">Она же</text:span><text:span text:style-name="T245">—</text:span><text:span text:style-name="T264">возможно ненароком</text:span><text:span text:style-name="T245">—</text:span><text:span text:style-name="T264">просигналила глазами</text:span><text:span text:style-name="T245">—</text:span><text:span text:style-name="T265">вероятно, Пойнтсмен, существует такая вещь как рефлекс доброты </text:span><text:span text:style-name="T266">(сколько молодых мужчин навидалась она </text:span><text:span text:style-name="T267">приконченными с </text:span><text:span text:style-name="T259">’</text:span><text:span text:style-name="T267">42?) который кое-где, также и вне Зоны, уцелел от вымирания…. </text:span><text:span text:style-name="T268">Бодайн смотрит вдоль стола, мимо корпоративных зубов и полированных ногтей, </text:span><text:span text:style-name="T269">мимо инструментов для еды с увесистыми монограммами, </text:span><text:span text:style-name="T270">и в первый раз замечает облицованн</text:span><text:span text:style-name="T276">ое</text:span><text:span text:style-name="T270"> камнем уг</text:span><text:span text:style-name="T276">лубление</text:span><text:span text:style-name="T270"> для барбекю с двумя вертелами чёрного железа для прокрутки вручную. </text:span><text:span text:style-name="T271">Слуги в довоенных ливреях хлопочут, подкладывают макулатуру (старые директивы ШВКОС/ШОКСС в основном), растопку, расчетверённые сосновые поленья, </text:span><text:span text:style-name="T272">и </text:span><text:span text:style-name="T271">уголь, </text:span><text:span text:style-name="T272">соблазнительные, с кулак, вороньего крыла куски, из тех что когда-то оставляли трупы </text:span><text:span text:style-name="T273">вдоль берегов каналов, когда-то, в Инфляцию, </text:span><text:span text:style-name="T274">когда </text:span><text:span text:style-name="T275">его действительно удерживали </text:span><text:span text:style-name="T274"><text:s/>настолько смертельно дорогим, </text:span><text:span text:style-name="T275">представьте… </text:span><text:span text:style-name="T277">На краю углубления, где Юстус уже зажигает свечу, </text:span><text:span text:style-name="T278">пок</text:span><text:span text:style-name="T277">а Гретхен </text:span><text:span text:style-name="T279">обрызгивает топливо войсковым растворителем, из доков в порту, </text:span><text:span text:style-name="T280">М</text:span><text:span text:style-name="T279">оряк Бодвайн узрел голову Роджера, </text:span><text:span text:style-name="T280">которую две или три пары рук удерживают кверх</text:span><text:span text:style-name="T279"> </text:span><text:span text:style-name="T280">ногами, </text:span><text:span text:style-name="T281">губы отодраны от зубов и обнажённые дёсна </text:span><text:span text:style-name="T282">уже обесчвеченно</text:span><text:span text:style-name="T281"> белеют словно череп, </text:span><text:span text:style-name="T282">покуда одна из служанок, классическая атлас-с-кружевом, вредная, полапатьбыбельная девка, </text:span><text:span text:style-name="T283">чистит зубы Американской зубной пастой, </text:span><text:span text:style-name="T284">старательно соскабливая никотинные пятна и винный камень. </text:span><text:span text:style-name="T251">Глаза у Роджера такие обиженные и умоляющие</text:span><text:span text:style-name="T285">…. </text:span><text:span text:style-name="T286">Со всех сторон, гости перешёптываются. « </text:span><text:span text:style-name="T287">Как </text:span><text:span text:style-name="T288">эксцентрично, </text:span><text:span text:style-name="T289">Стефен придумал даже голову сыра!»</text:span><text:span text:style-name="T245">–</text:span><text:span text:style-name="T289"> «</text:span><text:span text:style-name="T290">Нет уж, </text:span><text:span text:style-name="T252">я </text:span><text:span text:style-name="T290">дождусь </text:span><text:span text:style-name="T252">другую часть</text:span><text:span text:style-name="T290">, чтоб откусить...»</text:span><text:span text:style-name="T245">– </text:span><text:span text:style-name="T291">хиханьки, возбуждённое дыхание, </text:span><text:span text:style-name="T292">а что это за очень синие штаны такие </text:span><text:span text:style-name="T293">все в складках… </text:span><text:span text:style-name="T294">и чем измазан пиджак, </text:span><text:span text:style-name="T295">а что на вертеле, краснее до хрусткой жирной корочки, </text:span><text:span text:style-name="T296">поворачивается, </text:span><text:span text:style-name="T297">чьё лицо сейчас обернётся, ба! так это же</text:span><text:span text:style-name="T245">—</text:span></text:p>
      <text:p text:style-name="P4"><text:soft-page-break/><text:span text:style-name="T245">– </text:span><text:span text:style-name="T299">Кетчупа нет, кетчупа нет,</text:span><text:span text:style-name="T245">– </text:span><text:span text:style-name="T300">мохнач </text:span><text:span text:style-name="T301">синепиджачный резко роется среди уксусниц и </text:span><text:span text:style-name="T302">подносов,</text:span><text:span text:style-name="T245">– </text:span><text:span text:style-name="T303">похоже </text:span><text:span text:style-name="T319">вовсе</text:span><text:span text:style-name="T303"> нет… </text:span><text:span text:style-name="T304">что за ёбанная тут забегаловка, Родж,</text:span><text:span text:style-name="T245">– </text:span><text:span text:style-name="T304"><text:s/></text:span><text:span text:style-name="T305">кричит</text:span><text:span text:style-name="T304"> </text:span><text:span text:style-name="T306">вдоль стола наискосок через семь вражеских лиц,</text:span><text:span text:style-name="T245">– <text:s/></text:span><text:span text:style-name="T307">эй, брат</text:span><text:span text:style-name="T253">иишь</text:span><text:span text:style-name="T307">, возле тебя там кетчупа не видать?</text:span></text:p>
      <text:p text:style-name="P7"><text:span text:style-name="T307">К</text:span><text:span text:style-name="T245">етчуп сигнальное слово, </text:span><text:span text:style-name="T319">ясное дело</text:span><text:span text:style-name="T308">—</text:span></text:p>
      <text:p text:style-name="P5"><text:span text:style-name="T245">– </text:span><text:span text:style-name="T309">Странно,</text:span><text:span text:style-name="T245">– </text:span><text:span text:style-name="T309">отвечает Роджер, который явно видел точно ту же картину в углублении,</text:span><text:span text:style-name="T245">– </text:span><text:span text:style-name="T310">я как раз собирался спросить <text:s/>у </text:span><text:span text:style-name="T254">тебя</text:span><text:span text:style-name="T310"> то же самое</text:span><text:span text:style-name="T309">!</text:span></text:p>
      <text:p text:style-name="P8"><text:span text:style-name="T245">Они ухмыляются друг другу как два клоуна. </text:span><text:span text:style-name="T311">Ауры обоих, для протокола, зелёные. Не пиздю. Ни разу с зимы </text:span><text:span text:style-name="T259">’</text:span><text:span text:style-name="T311">42 в морск</text:span><text:span text:style-name="T313">о</text:span><text:span text:style-name="T311">м караване посреди шторма в Северной Атлантике, </text:span><text:span text:style-name="T312">с оборвавшимися тоннами 5-дюймовых боеприпасов, что катались по всему судну, </text:span><text:span text:style-name="T313">Германская волчья стая невидимо из-под воды сшибает соседние корабли направо и налево, </text:span><text:span text:style-name="T314">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text:span><text:span text:style-name="T315">задыхались от хохота—</text:span><text:span text:style-name="T316">ни разу с того дня </text:span><text:span text:style-name="T317">Моряк Бодайн не чув</text:span><text:span text:style-name="T318">с</text:span><text:span text:style-name="T317">твовал такого кайфа </text:span><text:span text:style-name="T318">при хороших шансах погибнуть</text:span><text:span text:style-name="T320">.</text:span></text:p>
      <text:p text:style-name="P84">– <text:span text:style-name="T1070">Ничего себе сервировка, а?</text:span>– <text:span text:style-name="T1070">восклицает он.</text:span>– <text:span text:style-name="T1071">Еда называется!</text:span>– <text:span text:style-name="T1071">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могли бы сейчас определить присутствие Бригадного Генерала Падинга. Он теперь член Противодействия, благодаря 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рот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text:span></text:p>
      <text:p text:style-name="P85">– <text:span text:style-name="T1072">Даже не знаю,</text:span>– <text:s/><text:span text:style-name="T1072">Роджер тщательно небрежен,</text:span>– <text:span text:style-name="T1072">я как-то не нахожу </text:span><text:span text:style-name="T174">суп из соплей</text:span><text:span text:style-name="T1072"> в меню.</text:span></text:p>
      <text:p text:style-name="P86">– <text:span text:style-name="T1073">Ага, и я бы сам не отказался от </text:span><text:span text:style-name="T175">гнойного пудинга</text:span><text:span text:style-name="T1073">. Думаешь у них найдётся?</text:span></text:p>
      <text:p text:style-name="P87">– <text:span text:style-name="T1074">Нет, но может оказаться суфле с молофьёй!</text:span>– <text:span text:style-name="T1075">вскрикивает Роджер,</text:span>– <text:span text:style-name="T1076">с добавкой из </text:span><text:span text:style-name="T176">менструального мармелада</text:span><text:span text:style-name="T1076">!</text:span></text:p>
      <text:p text:style-name="P88">– <text:span text:style-name="T1077">А ещё бы не прочь от наваристого жаркого со смегмой!</text:span>–<text:span text:style-name="T1077"> предлагает Бодайн,</text:span>– <text:span text:style-name="T1078">или как начёт </text:span><text:span text:style-name="T177">кастрюльки тромбов</text:span><text:span text:style-name="T1078">?</text:span></text:p>
      <text:p text:style-name="P89">– <text:span text:style-name="T1080">Мы бы составили обед получше этого,</text:span>– <text:span text:style-name="T1080">Роджер помахивает меню в руке.</text:span>– <text:span text:style-name="T1081">Для начала плацентные аппетитные закуски, возможно какие-то </text:span><text:span text:style-name="T178">сэндвичи со струпьями</text:span><text:span text:style-name="T1081">, хорошо расчёсанными, конечно… и или </text:span><text:span text:style-name="T178">к</text:span><text:span text:style-name="T180">литор</text:span><text:span text:style-name="T178">ные клёцки</text:span><text:span text:style-name="T1081">! Ммм, объеденье, сдобренные </text:span><text:span text:style-name="T178">майонезом из мукуса.</text:span></text:p>
      <text:p text:style-name="P90">– <text:span text:style-name="T1082">О, мне дошло,</text:span>– <text:span text:style-name="T1082">грит Конни Командос,</text:span>– <text:span text:style-name="T1083">тут должна быть аллитерация. Как насчёт… э… </text:span><text:span text:style-name="T179">пожёванных пельмешков</text:span><text:span text:style-name="T1083">?</text:span></text:p>
      <text:p text:style-name="P91">– <text:span text:style-name="T1084">Мы составляем суповые блюда, крошка,</text:span>– <text:span text:style-name="T1085">грит с прохладцей <text:s/>Моряк Бодвайн,</text:span>– <text:span text:style-name="T1086">так что позволь мне просто предложить козявочное консоме, или заблёванный бульон.</text:span></text:p>
      <text:p text:style-name="P92">– <text:span text:style-name="T1087">Рвотный рататуй,</text:span>– <text:span text:style-name="T1088">грит Конни.</text:span></text:p>
      <text:p text:style-name="P92">– <text:span text:style-name="T1088">Ты врубилась.</text:span></text:p>
      <text:p text:style-name="P93">– <text:span text:style-name="T1090">Салат из салями с глистами,</text:span>– <text:s/><text:span text:style-name="T1089">продолжает Роджер.</text:span>– <text:span text:style-name="T1090">с нарезкой из абортированных абрикосов и присыпкой перхоти.</text:span></text:p>
      <text:p text:style-name="P201">Раздаётся звук благовоспитанного сдерживания, <text:span text:style-name="T1091">и региональный менеджер продаж <text:s/>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text:span></text:p>
      <text:p text:style-name="P202">Так и шло, <text:span text:style-name="T1092">через фондю с флюсом (ломтики анальных ананасов поверх сливок со слизью, прелесть), заслюненное заливное, блёваные блинчики, Обдристанные Овощи <text:s/>под сифилисным соусом….</text:span></text:p>
      <text:p text:style-name="P203">Одно из казу прекращает играть. «Затруханная запеканка!»<text:span text:style-name="T328">– </text:span>верезжит Густав</text:p>
      <text:p text:style-name="P94"><text:soft-page-break/>– <text:span text:style-name="T1093">Обосанные оладьи, с сычужным сиропом,</text:span>– <text:span text:style-name="T1094">добавляет Андрэ Омнопон, когда Густав возобновляет игру, Внешние Голоса тем временем сбились в замешательстве.</text:span></text:p>
      <text:p text:style-name="P94">– <text:span text:style-name="T1095">И посыпаны эксттратом экскрементов,</text:span>– <text:span text:style-name="T1095">бормочет виолончелист, который не ставит себя выше невинных забав.</text:span></text:p>
      <text:p text:style-name="P94">– <text:span text:style-name="T1095">Геморроидные гренки,</text:span>– <text:span text:style-name="T1095">Конни с восторгом лупит ложкой,</text:span>– <text:span text:style-name="T181">поносные пирожки</text:span><text:span text:style-name="T1096">!</text:span></text:p>
      <text:p text:style-name="P336">Фрау Утгарталоки вскакивает на ноги, <text:span text:style-name="T1097">перевернув поднос болячек бламанже—</text:span><text:span text:style-name="T182">иззвиняюсь</text:span><text:span text:style-name="T1097">, то были поданы яйца с начинкой—и выбегает из комнаты с трагическим взрыдами. Её галантный 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text:span></text:p>
      <text:p text:style-name="P277">– <text:span text:style-name="T1098">Отборный</text:span><text:span text:style-name="T1079"> </text:span><text:span text:style-name="T1098">гангренозный гуляш, или восхитительная кремово-белая <text:s/>порция проказы,</text:span>–<text:span text:style-name="T1099">Бодвайн слегка нараспев «порция [и на терцию ниже] проказы», игриво травит сдерживающих напор, д’вай-д’вай, засранчики, поблюйте для милого зутника….</text:span></text:p>
      <text:p text:style-name="P278">– <text:span text:style-name="T1100">Фунгусное фрикасе!</text:span>– <text:span text:style-name="T1101">вопит Роджер Разгильдяй. Джессика в слезах опёрлась на руку Джереми её джентльмена, что сопровождает её, с негнущимися руками, качающего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спагетти со спермой надо подавать жирными и дымящимися, сливочную слякоть и кашу из какашек раздавать черпаком в миски хныкающего поколения будущих директоров, выкатывать трипперный трайфл с белым шоколадом на террасу с окостеневшим холокостным <text:s/>небом или околевающим к осени.</text:span></text:p>
      <text:p text:style-name="P279">– <text:span text:style-name="T1102">Карбункульные котлеты!</text:span></text:p>
      <text:p text:style-name="P280">– <text:span text:style-name="T1103">С </text:span><text:span text:style-name="T183">паховой подливой</text:span><text:span text:style-name="T1103">!</text:span></text:p>
      <text:p text:style-name="P281">– <text:span text:style-name="T1104">Корейка с кольцевывми червями!</text:span></text:p>
      <text:p text:style-name="P337"><text:span text:style-name="T1104">У </text:span>леди Мнемосин Глуб какой-то припадок, настолько сильный, что ожерелье её рвётся и жемчужины раскатываются по шёлку скатерти. <text:span text:style-name="T1105">Царит общая утрата аппетита, не говоря уже про тошноту. Пламя под жарким угасает. Не капает жир подкормить его в этот вечер. Сэр Ганнибал Грант-Гобинет грозится, между спазмами жёлтой желчи пенящейся из его носа, поднять этот вопрос в Парламенте. «Я вас обоих доведу до тюрьмы, если меня убьёт это!» Ну….</text:span></text:p>
      <text:p text:style-name="P346">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Мокротные моти! Вонючие вагаси!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text:p>
      <text:p text:style-name="P337"/>
      <text:p text:style-name="P586">У, дайте отех прыщиков à-la-улю,</text:p>
      <text:p text:style-name="P586">Налопаюся до усрачки!</text:p>
      <text:p text:style-name="P586">Скажи, брат<text:span text:style-name="T83">иишь</text:span>, как ты глядишь</text:p>
      <text:p text:style-name="P586">На тему Палубных Десертов после качки?</text:p>
      <text:p text:style-name="P338"/>
      <text:p text:style-name="P282">– <text:span text:style-name="T1106">Я должен вам признаться,</text:span>– <text:span text:style-name="T1106">торопливо шепчет Густав.</text:span>– <text:span text:style-name="T1106">Мне ужасно неловко, но наверное вам не нужны такие как я. Понимаете… Я был Штурмовиком. Очень давно. Знаете, как Хорст Вессель.</text:span></text:p>
      <text:p text:style-name="P283">– <text:span text:style-name="T1107">Ну и что?</text:span>– <text:span text:style-name="T1107">смеётся Бодайн,</text:span>– <text:span text:style-name="T1108">может я был стрелком у Мелвина Пёрвиса.</text:span></text:p>
      <text:p text:style-name="P284">– <text:span text:style-name="T1109">Кем?</text:span></text:p>
      <text:p text:style-name="P284">– <text:span text:style-name="T1109">За Пост Тостис.</text:span></text:p>
      <text:p text:style-name="P285">– <text:span text:style-name="T1109">За кого?</text:span>– <text:span text:style-name="T1110">Немец вообще-то думает, что Пост Тостис это имя какого-то Американского Фюрера, что ссмутно смахивает на Тома Микса или какого-то другого такого длинногубого ковбоя с лошадиной челюстью.</text:span></text:p>
      <text:p text:style-name="P339"><text:soft-page-break/>Последний чёрный дворецкий отпирет последнюю дверь наружу, <text:span text:style-name="T1111">и к побегу. Сбегите сегодня. «Тифозный торт с коклюшным кремом, джентльмены,– кивает он. И с той стороны рассвета можешь различить улыбку. </text:span></text:p>
      <text:p text:style-name="P339"><draw:frame draw:style-name="fr1" draw:name="Image10" text:anchor-type="paragraph" svg:width="6.9252in" svg:height="0.3661in" draw:z-index="3"><draw:image xlink:href="Pictures/1000000000000B720000009B428C9716555D8079.png" xlink:type="simple" xlink:show="embed" xlink:actuate="onLoad" loext:mime-type="image/png"/></draw:frame></text:p>
      <text:p text:style-name="P340">В своём рюкзаке Гели Трипинг несёт несколько ногтевых обрезков с пальцев ног Чичерина, <text:span text:style-name="T1112">седеющую волосинку, кусочек простыни со следом его спермы, всё увязаноо в белый шёлковый платок, рядом с куском корня Адама и Евы и буханкой хлеба испечённого <text:s/>из пшеницы, что она прикатила голой и смолола против солнца. Она перестала пасти своих жаб на ведьмовских склонах и передала свой белый посох другой ученице. Она отправилась найти своего храброго Атиллу. Теперь найдётся добрая пара сот молодых женщин в Зоне сохнущих от любви к Чичерину, все они ушлые как лисы, но ни одной такой же упрямой как Гели—и ни одной ведьмы.</text:span></text:p>
      <text:p text:style-name="P341">В полдень она приходит <text:span text:style-name="T1113">в деревенский дом с полом из синих и белых плиток на кухне, изысканный китайский фарфор в старинных тарелках развешанных как картиры на стенах, и кресло-качалка. «У тебя его фото с собой?»– старуха протягивает ей жестяную армейскую миску <text:s/>с объедками её утреннего Bauernfrühstuck.– «Я могу передать тебе заклятия».</text:span></text:p>
      <text:p text:style-name="P347">– Иногда я могу вызывать его лицо в чашке с чаем. Но травы надо собирать очень внимательно. Я ещё не очень хороша в этом.</text:p>
      <text:p text:style-name="P348">– Но ты влюблена. Технические приёмы всего лишь подмена этому когда стареешь.</text:p>
      <text:p text:style-name="P349">– Зачем не оставаться влюблённой всегда?</text:p>
      <text:p text:style-name="P342">Две женщины наблюдают друг друга через солнечную кухню. <text:span text:style-name="T1114">Шкафчики со стеклянными дверцами сияют со стен. Жужжанье пчёл за окнами. Гели выходит накачать воды из колодца, и они заваривают земляничный чай. Но лицо Чичерина не появляется.</text:span></text:p>
      <text:p text:style-name="P343">В ночь, когда чёрные выступили в свой великий переход, <text:span text:style-name="T1115">Норхаузен чувствовался как мифический город, под угрозой какого-то особенного разрушения—поглощение кристаллическим озером, лава с неба… на один вечер, ощущение сохранённости утратилось. Чёрные, подобно ракетам в Миттельверке, давали Нородзаузену преемственность. Теперь чёрные ушли: Гели знает, что они на курсе лобового столкновения с Чичериным. Она не хочет дуэлей. Пусть университетские парнишки дерутся на дуэлях. Она хочет своего седеющего стального варвара живым. Ей невыносима мысль, что может быть она уже прикоснулась, ощутила его иссечённые шрамами и историями руки, в последний раз.</text:span></text:p>
      <text:p text:style-name="P344">Позади, подталкивая её, <text:span text:style-name="T1117">дремотность</text:span> города, <text:span text:style-name="T1116">а ночью—странными канареечными ночами Гарца (где барыги канарейками колят птичек самочек мужскими гормонами, чтоб они пели достаточно долго пока их продадут лохам, которые оккупируют Зону)—тут слишком всё наполнено заклятьями, соперничеством ведьм, политикой их шабашей… она знает, что волшебство не в этом. Ведьмо-Штадт, с его святыми горами со скошенными кругами по всем их зелёным лицам рядом с козочками на привязи, превратился просто в <text:s/>ещё одну столицу, занятую одним только администрированием—такое же чувство как наверху музыкальных профсоюзов— никакой музыки, лишь стеклянно-кирпичные перегородки, плевательницы, домашние растения—не осталось </text:span><text:span text:style-name="T184">практикующих</text:span><text:span text:style-name="T1116"> ведьм. Ты либо приходишь на Студию Звукозаписи держа бюрократическую карьеру на уме, либо избираешь мир. Есть два различных вида ведьм, и Гели относится к Миро-избирающим.</text:span></text:p>
      <text:p text:style-name="P345"><text:span text:style-name="T1118">Вот он Мир. На ней серые мужские штаны закатанные до коленок, полощутся вокруг её ляжек, когда она проходит вдоль полей ржи… идёт, опустив голову, отводя волосы с глаз, часто. Иногда мимо едут солдаты, подвозят её. Она прислушивается к новостям про Чичерина, о переходе </text:span><text:span text:style-name="T185">Schwarzkommando</text:span><text:span text:style-name="T1118">. Если чувствует, что можно, она даже спросит про Чичерина. Разнообразие слухов изумляет её. </text:span><text:span text:style-name="T185">Я не единственная кто его любит</text:span><text:span text:style-name="T1118">… хотя </text:span><text:span text:style-name="T185">их</text:span><text:span text:style-name="T1118"> любовь конечно дружеская, </text:span><text:soft-page-break/><text:span text:style-name="T1118">восхищающаяся, несексуальная. Гели одна на всю Зону, кто любит его полностью. Чичерин, известный в некоторых кругах как «Красный Наркоман», вот вот будет подвергнут чистке: прислан никто другой как правая рука самого Берии, зловещий Н. Рипов лично.</text:span></text:p>
      <text:p text:style-name="P350">Брехня, Чичерин давно мёрт<text:span text:style-name="T1119">в</text:span>, <text:span text:style-name="T1119">ты что не слышал, уже несколько месяцев как убит…</text:span></text:p>
      <text:p text:style-name="P350">…<text:span text:style-name="T1120">его кем-то подменили пока арестуют остальных из его Блока…</text:span></text:p>
      <text:p text:style-name="P350">...<text:span text:style-name="T1121">нет, он приезжал в Люнеберг неделю назад, мой приятель его раньше видел, точно он…</text:span></text:p>
      <text:p text:style-name="P350">...<text:span text:style-name="T1122">он здорово похудел и выходит только с усиленной охраной. Не меньше двенадцати. В основном Азиаты…</text:span></text:p>
      <text:p text:style-name="P350">...<text:span text:style-name="T1122">и там же Иуда Искариот, как пить дать. Но верится с трудом. Двенадцать? Откуда найти столько людей, что он мог бы доверять? Особенно когда он ходит по краю…</text:span></text:p>
      <text:p text:style-name="P286">– <text:span text:style-name="T1123">По какому краю?</text:span>– <text:span text:style-name="T1124">Они трясутся в кузове 2</text:span><text:span text:style-name="T429">½-тонного</text:span><text:span text:style-name="T1124"> грузовика по очень зелёной волнистой местности… гроза раздувается немым пурпуром, с жёлтыми прожилками, позади них. Гели распивала вино с этим подразделением цинготных солдатиков, взвод подрывников, что целый день расчищали каналы. Они пахнут креозотом, болотной тиной, аммиаком от динамита.</text:span></text:p>
      <text:p text:style-name="P287">– <text:span text:style-name="T1125">Ну, </text:span><text:span text:style-name="T186">ты</text:span><text:span text:style-name="T1125"> знаешь какое у него задание.</text:span></text:p>
      <text:p text:style-name="P287">– <text:span text:style-name="T1125">Ракеты?</text:span></text:p>
      <text:p text:style-name="P288">– <text:span text:style-name="T1126">Не хотел бы я оказаться на его месте, вот и всё.</text:span></text:p>
      <text:p text:style-name="P351">На гребне холма геодезическая партия восстанавливают разбитую дорогу. <text:span text:style-name="T1127">Один силуэт склонился глядя в теодолит, другой держит рейку. Чуть в стороне от теодолитчика ещё один инженер стоит раскинув руки в стороны, его голова поворачивается взглянуть вдоль каждой, затем руки сходятся вместе… если закроешь глаза, а руки натренированы двигаться сами по себе, твои пальцы установятся под совершенно прямым углом из своей прежней позиции… Гели наблюдает это небольшое действо: оно благочестиво, грациозно, и она </text:span><text:span text:style-name="T187">чувствует крест</text:span><text:span text:style-name="T1127">, который человек сделал в своём кругу зрения видимой земли… бессознательно мандала… это знак ей. Он указывает куда ей дальше. Уже вечером она видит коршуна летящего над болотами в том же направлении. Вечер золотисто-тёмен, уже ночь почти. Вокруг ни души и Пан очень близко. Гели участвовала в достаточно многих Шабашах, чтобы справиться—так она думает. Но что синему укусу дьявола за зад до вопля рвущегося в каменное эхо, где нет ни добра ни зла, в светящихся пространствах куда Пан утащит её? Готова ли она к чему-то настолько реальному? Луна взошла. Она сидит сейчас на том месте, с которого увидала коршуна, в ожидании, ждёт чего-то что придёт забрать её. Ты когда-нибудь ждал </text:span><text:span text:style-name="T187">этого</text:span><text:span text:style-name="T1127">? Не зная извне оно придёт или изнутри? Окончательно отбросив бесполезное гаданье что может случиться… время от времени стираю всё в мозгу, чтобы держать его чистым для Посещения… да разве не так это было? Вспомни разве не ушёл ты украдкой из лагеря на минуту остаться с Тем, что чувствовал шевелящимся в земле вокруг… было равноденствие… зелёные равные ночи весны… ущелья раскрываются, на дне исходят паром фумаролы, пар тропической жизни там словно зелень в горшке, резкая, нарко-пахучая, накидка запаха… людское сознание, эта несчастная калека, деформированное, обречённое нечто <text:s/>вот-вот родится. Это просто Мир до появления человека. Слишком яростно натянуты жилы живые в непрестанном потоке, чтобы люди когда-либо смогли разглядеть напрямую. Они видны лишь мёртвыми, в недвижных слоях, трансокаменелыми в нефть или уголь. Живым, это было угрозой: было Титаном, зашкаливанием жизни настолько гремящей и безумной, такой зелёной короной вокруг тела Земли, что <text:s/></text:span><text:span text:style-name="T187">потребовалось</text:span><text:span text:style-name="T1127"> внести какой-то прерыватель потока прежде, чем Созданное взорвётся на куски. Тогда мы, увечные надсмотрщики, были посланы размножаться, господствовать. Божьи прерыватели, Мы. Контрреволюционеры. </text:span><text:span text:style-name="T187">Наша миссия в том, чтоб поддерживать смерть</text:span><text:span text:style-name="T1127">. То как мы убиваем то как мы умираем, наша уникальность среди Созданий. Вот чем должны мы были заниматься, исторически, лично. Строить с нуля до нынешнего статуса, как реакцию, почти такую же сильную как жизнь, подавляя зелёное восстание. Но сильная лишь почти.</text:span></text:p>
      <text:p text:style-name="P352"><text:soft-page-break/>Только лишь почти, из-за уровня дезертирства. <text:span text:style-name="T1128">Какая-то часть продолжает перемётываться к Титанам каждый день, в их жажде к подтворению (как может плоть быть столь изменчивой и спотыкливой, не становясь вовеки менее прекрасной?), в покои Смерти из народных песен (пустые каменные коморы), прочь, через, и вниз под сеть, вниз вниз в ряды восстания.</text:span></text:p>
      <text:p text:style-name="P353"><text:span text:style-name="T1130">Среди</text:span> эх<text:span text:style-name="T1130">а</text:span> с колкими краями, Титан ворочается <text:span text:style-name="T1129">глубоко </text:span>внизу. <text:span text:style-name="T1130">Это присутствия, которых нам не положено видеть—бога ветров, бога холмов, бога закатов—от которых мы тренируем себя держаться подальше, не вглядываться, хотя немало из нас делают, оставить Их поразительные голоса за спиной в сумерках на краю города и двигаться в постоянно расстёгнутом плаще своей ночной прогулки пока</text:span></text:p>
      <text:p text:style-name="P354">Вдруг Пан<text:span text:style-name="T328">—</text:span>прыжком<text:span text:style-name="T328">—</text:span>с лицом невыносимой красоты, <text:span text:style-name="T1131">прекрасный Змий, кольца его сплетают радугу небес—в несомненные кости страха—</text:span></text:p>
      <text:p text:style-name="P355">Не иди домой средь ночи по пуст<text:span text:style-name="T1132">ы</text:span>м пол<text:span text:style-name="T1132">ям</text:span>. <text:span text:style-name="T1133">Не заходи в лес в неверном свете, слишком поздно даже и днём—он ухватит тебя. Не сиди возле такого дерева, прижавшись щекой к его коре. Невозможно в этом лунном свете видеть мужского или женского ты пола сейчас. Твои волосы рассыпаются, серебряно белые. Твоё тело под серой тканью так явственно хрупко, осуждено на унижения снова и снова. Что если он проснётся, а тебя нет. Он теперь всегда одинаков, бодрствующим или спящим—он никогда не покидает одного единственного сна, где больше нет разницы между мирами. Танац и Маргрет возможно были его последней связью с прежним. Может поэтому они оставались так долго, <text:s/>своём отчаянии, он хотел продержаться, он нуждался в них… но взгядывая на них теперь, он больше не видит их так часто. Они тоже теряют свою реальность, что привносили сюда, как Готфрид утратил всю свою давно отдав Блисеро. Теперь юноша продвигается от образа к образу, из комнаты в комнату, иногда вне действия, порой часть его… что <text:s/>должен, он делает. <text:s/>У дня своя логика свои потребности, ему никак не изменить этого, <text:s/>не уйти, не жить вне его пределов. Он беспомощен, он укрыт надёжно.</text:span></text:p>
      <text:p text:style-name="P356">Это вопрос нескольких недель, <text:span text:style-name="T1134">и всё кончится, Германия проиграет Войну. Покуда что рутины неизменны. Юноша не может представить что-либо за последней капитуляцией. Если он и Блисеро разлучатся, что станет с течением дней?</text:span></text:p>
      <text:p text:style-name="P357">Умрёт ли Блисеро,<text:span text:style-name="T83"> нет пожалуйста не дай ему умереть</text:span>…. <text:span text:style-name="T1135">(Но он умрёт). «Ты переживёшь меня»,– шепчет он. Готфрид стоит на коленях у его ног, в собачьем ошейнике. Оба одеты в армейскую форму. Уже давно ни один из них не одевался женщиной. В эту ночь важно, чтобы они оба были мужчинами. «Ах, ты такой задавака, подлец эдакий….»</text:span></text:p>
      <text:p text:style-name="P358">Это ещё какая-то игра, <text:s/>наверное, ещё один повод для порки? <text:span text:style-name="T1136">Готфрид помалкивает. Когда Блисеро хочет услышать ответ, он так и говорит. Часто случается, что он просто хочет выговориться, и это может продолжаться часами. Никто вообще не разговаривал с Готфридом раньше, вот так вот. Его отец лишь отдавал команды, оглашал приговоры, пустые суждения. Мать была эмоциональной, великий поток любви, разочарования, и тайного ужаса передался ему от неё, но они в сущности никогда не разговаривали. Это такое небывалое… он чувствует, что должен держать каждое слово, ни одно не должно быть утеряно. Он понимает, что Блисеро хочет отдать, не ожидая ничего взамен, отдать то, что любит. Он верит что существует дл я Блисеро, даже если все остальные перестали уже, что в новом царстве по которому они теперь продвигались, он был вторым <text:s/>из них двоих его обитателей. Этого ли он ожидал, что возьмёт его, примет. Семя Блисеро выплёскивается в отравленный навоз его кишечника… это пустая трата, да, бесполезность… но… как мужчина и женщина, совокупясь, сотрясаются до зубов своим приближением к вратам жизни, не чувствовал ли он нечто большее, более достойное поклонения, чем эти предуготовления для вхождения, стилизация, одежды для побоев без страстности, обычный трикотаж бренный как шкурка змеи, привычные наручники и цепи взамен подвластности, которую он чувствует в своём сердце… всё становится театром, когда он приблизился к воротам того Другого Царства, ощутил гигантские белые сопла где-то внутри, невыразимые зверюги, замороженные добела, толкающие его прочь, гул мантии и коры тайны за </text:span><text:soft-page-break/><text:span text:style-name="T1136">пределами его убогой слышимости… должны быть эти тоже, любовники чьи гениталии </text:span><text:span text:style-name="T188">посвящены</text:span><text:span text:style-name="T1136"> дерьму, концовкам, к отчаянным ночам на улицах, когда связь выходит из-под личного контроля, продолжается или не удаётся, сборище падших—в акте смерти столько же, как и в акте жизни—или приговор оставаться в одиночестве ещё одну ночь... Неужто они не будут допущены, отвергнуты все?</text:span></text:p>
      <text:p text:style-name="P359">Со своим приближением к этому, взятый внутрь снова и снова, Готфрид может лишь держаться открытым, расслабить сфинктер своей души….</text:p>
      <text:p text:style-name="P360"><text:span text:style-name="T328">– </text:span>А иногда я мечтаю об открытии края Света. Обнаружить что край <text:span text:style-name="T83">есть</text:span>. <text:span text:style-name="T1137">Моя горная горечавка знала всегда. Но мне это обошлось так дорого.</text:span></text:p>
      <text:p text:style-name="P361">Америка <text:span text:style-name="T83">была</text:span> краем свет<text:span text:style-name="T1138">а. Посланием Европе, величиной с континент, не пропустить. Европа нашла место для своего Царства Смерти, той особой Смерти изобретённой Западом. У дикарей были свои опустошённые регионы, Калахари, озёра такие <text:s/>туманные, что не различить другого берега. Но Европа пошла глубже—в одержимость, зависимость, прочь от всех дикарских невинностей. Америка была даром от невидимых сил, путь возвращения. Но Европа отвергла его. Это не было Изначальным Грехом Европы—последнее из его наименований Современный Анализ—вот только Следующий Грех труднее замолить.</text:span></text:p>
      <text:p text:style-name="P362">В Азию, Африку, Америндию, Океанию Европа явилась Европа и установила <text:span text:style-name="T1139">свою </text:span>власть <text:span text:style-name="T1139">Анализа и Смерти. А что не могла использовать убивала или переделывала. Со временем смерто-колонии набрались достаточно сил, чтобы вырваться. Но побуждение к империи, миссия к распространению смерти, структура её, сохранились. Теперь мы в заключительной фазе. Американская смерть явилась оккупировать Европу. Она научилась имперскому владычеству от своих прежних метрополий. Но теперь нам осталась </text:span><text:span text:style-name="T189">одна лишь</text:span><text:span text:style-name="T1139"> структура, никаких грандиозно радужных оперений, никаких заклёпок из золота, никаких эпических переходов через моря щелочи. Дикари других континентов, испорченные, но всё ещё оказывающие сопротивление во имя жизни, продолжили несмотря ни на что… тогда как Смерть и Европа разделены как и прежде, их любовь не увенчалась браком. Смерть всего лишь правит тут. Она никогда, по любви, не не стала </text:span><text:span text:style-name="T189">единой с</text:span><text:span text:style-name="T1139">….</text:span></text:p>
      <text:p text:style-name="P363">Закончился ли один цикл и теперь готов начаться новый? <text:span text:style-name="T1140">Найдётся ли наш новый Край, наше новое Смертоцарство, на Луне? Мне снится громадная стеклянная сфера, порожняя, высоченная и очень далеко… колонисты научились обходиться без воздуха, сплошь вакуум, внутри и снаружи...подразумевается, что люди никогда не вернуться… они все мужчины. Есть способы вернуться, но до того усложнённые, настолько зависящие от милости языка, что присутствие обратно на Земле лишь временное, и никогда «реальное»… переходы оттуда опасны, шансы на неудачу столь блестящи и глубоки…. Весь путь к холодной сфере во власти Гравитации, там </text:span><text:span text:style-name="T190">постоянный риск упасть</text:span><text:span text:style-name="T1140">. <text:s/>Внутри колонии, десятой мужчин заиндевелой внешности, едва ли твёрдые, не более живые, чем воспоминания, ничего не потрогать… только их приблизительные образы, чёрно-белые фильмо-образы, зернистые, прерывистые год за обледенелым годом в белых широтах, в порожней колонии, с нечастыми визитами случайных, как и я….</text:span></text:p>
      <text:p text:style-name="P364">Хотел бы я обрести всё это. <text:span text:style-name="T1141">Те люди однажды прошли через трагичный день—взмыв, огонь, отказ, кровь. События того дня, давно минувшего, сделали их изгнанниками навсегда… нет, они не были действительно астронавтами. Ещё здесь, они хотели нырнуть между мирами, в падение, поворот, достижение и лёт в путешествиях изогнутых сквозь блеск, сквозь зимние ночи пространства—они мечтали о месте встречи, о номере на трапеции исполненном в одиночку, в стерильной грации, с явным знанием, что никто никогда не увидит, что их любимые утрачены навеки….</text:span></text:p>
      <text:p text:style-name="P365">Связи на которые они рассчитывали <text:span text:style-name="T1142">всегда будут мимо на триллионы тёмных миль, на годы замёрзшего молчания. Но я хотел принести к тебе обратно историю. Я помню твой убаюкивающий шёпот с историями, что однажды мы будем жить на Луне… или тебе уже не до этого? Ты уже намного старше. Чувствуешь ли ты своим телом как сильно я тебя заразил своим </text:span><text:soft-page-break/><text:span text:style-name="T1142">умиранием? Мне полагалось так: когда приходит определённое время, думаю всем нам полагается. Отцы носители вируса смерти, и сыновья заражены… и, чтобы инфекция была неизлечимой, Смерть в своём коварстве подстроила так, чтобы отец и сын были прекрасными друг для друга, как мужчина и женщина… о, Готфрид, да, конечно ты прекрасен для меня, но я умираю… я хочу пройти через это настолько честно как только могу, а твоё бессмертие разрывает мне сердце—неужто ты не видишь почему я хочу разрушить <text:s/>это, о эту</text:span><text:span text:style-name="T191"> глупую чистоту</text:span><text:span text:style-name="T1142"> в твоих глазах… когда я вижу тебя на утренних и вечерних построениях, таким открытым, таким готовым вобрать мою болезнь и дать приют ей, приютить внутри твоей ни о чём не ведающей любви….</text:span></text:p>
      <text:p text:style-name="P289">– <text:span text:style-name="T1143">Твоей любви,</text:span>– <text:span text:style-name="T1143">он несколько раз кивает. Но глаза его слишком опасно расставлены между словами, безвозвратно остолбенелые вдали от настоящего Готфрида, вдали от слабого, от неудачных реальных запахов дыхания, за барьерами неподатливыми и ясными как лёд, и безнадёжными как бесповоротное течение Европейского времени….</text:span></text:p>
      <text:p text:style-name="P290">– <text:span text:style-name="T1144">Я хочу вырваться</text:span>—<text:span text:style-name="T1144">разорвать этот цикл заражения и смерти, я хочу быть принятым в любовь: принятым так что ты и я, и смерть, и жизнь, соберутся неразрывно, в сиянии которым мы стали бы….</text:span></text:p>
      <text:p text:style-name="P366">Готфрид стоит на коленях, немо, в ожидании. <text:span text:style-name="T192">Блисеро смотрит на него</text:span><text:span text:style-name="T1145">. Глубоко: лицо белее, чем юноша когда-либо видел его. Сырой весенний ветер бьёт по брезенту их палатки. Близится закат. Через минуту Блисеро выходить для принятия вечерних докладов. Его руки рядом с горкой сигаретных окурков в подносе из столовой. Ео близорукие ведьмацкие глаза, сквозь толстые линзы, возможно смотрят в Готфридовы в самый первый раз. Готфрид не может отвести взгляд. Он знает, как-то, не до конца, что должен принять решение… что Блисеро ждёт чего-то от него… но Блисеро всегда принимал решения. </text:span><text:span text:style-name="T192">Почему он вдруг спрашивает</text:span><text:span text:style-name="T1145">….</text:span></text:p>
      <text:p text:style-name="P367">На этом-то всё и держится. Коридоры рутины, <text:span text:style-name="T1146">всё ещё достаточно обоснованной, всё ещё гонящей на стадом через время… железные ракеты ждут снаружи… родильный вскрик последней весны сорвался через залитые дождём мили Саксонии, обочины шоссе усеяны последними конвертами, разобранными запчастями, заклинившими подшипниками, гниющими носками и кальсонами отдающие уже грибком и грязью. Если здесь остаётся ещё надежда для Готфрида, в этот хлещущий ветром момент, значит где-то ещё есть надежда. Сама по себе, сцена должна читаться как гадальная карта: что будет. Что бы ни случилось с тех пор с фигурами в ней обозначенными (начерно обрисованными заеложенно белым, армейским серым, сдержанно как набросок на разрушенной стене) она сохранилась, хотя без названия и, как и Шут, не имеет общепризнанного значения в колоде.</text:span></text:p>
      <text:p text:style-name="P367"><draw:frame draw:style-name="fr1" draw:name="Image11" text:anchor-type="paragraph" svg:width="6.9252in" svg:height="0.3661in" draw:z-index="4"><draw:image xlink:href="Pictures/1000000000000B720000009B428C9716555D8079.png" xlink:type="simple" xlink:show="embed" xlink:actuate="onLoad" loext:mime-type="image/png"/></draw:frame></text:p>
      <text:p text:style-name="P368">Вот <text:span text:style-name="T1150">он</text:span> Енцин, гонит свою новенькую ракету сквозь ночь. <text:span text:style-name="T1147">Когда идёт дождь, когда туман сгустится, прежде чем охрана успеет как надо укрыть брезентом, лоснящаяся кожа ракеты с виду явно <text:s/>становится цвета тёмного шифера. Наверно, всё таки, перед самым пуском её покрасят чёрным. </text:span></text:p>
      <text:p text:style-name="P369">Это 00001, <text:span text:style-name="T1148">вторая в своей серии.</text:span></text:p>
      <text:p text:style-name="P371">Русские репродукторы через Эльбу обращались к тебе. <text:span text:style-name="T1149">Американские слухи приходили потрепаться у костров и вызывали, на фоне твоих надежд, жёлтые Американские пустыни, Красных Индейцев, синее небо, зелёные кактусы. Как относился к старушке Ракете? Не сейчас, когда она обеспечивает тебя надёжной работой, а тогда давно—ты хоть помнишь каково это было выкатывать их вручную, дюжина вас в то утро, почётный караул в простом приложении ваших тел к её инерции… все ваши лица тонут в одинаковом самозабвенном выражении—муары личности всё мягче, мягче, каждая волна прибоя чуть не в фокусе покуда все превратились в неуловимые градации облака—вся ненависть, вся любовь, смыты <text:s/>на краткое </text:span><text:soft-page-break/><text:span text:style-name="T1149">расстояние, что вы должны протолкать её по зимнему уступу над водами, стареющие мужчины вс полами пальто хлещущими о голенища ваших сапог, дыхания белыми струйками разбиваются <text:s/>в клубы как волны у вас за спиной…. Куда все вы уйдёте? В какие империи, какие пустыни? Вы ласкали её тело, звериное, морозящее сквозь ваши перчатки, тут все вместе без стыда или скрытности вы двенадцать боролись, в любви, на этом Балтийском берегу—не Пенемюнде возможно, не официальное Пенемюнде… но однажды, годы тому назад… юноши в белых рубашках, тёмных жилетах и шапках… на каком-то пляже, детского курорта, когда вы были моложе… на Испытательной Платформе VII снимок, наконец, вы не могли оставить—ветер пах солью и умиранием, звук зимнего прибоя, предчувствие дождя что ощущали вы затылками, шевелилось в остриженных волосах … На Испытательной Платформе VII, на святом месте.</text:span></text:p>
      <text:p text:style-name="P374">Но молодые люди все постарели и мало осталось цвета в этой сцене… <text:span text:style-name="T1151">они выталкивают на солнце, слепящий свет застал их жмурящимися в ухмылках, яркий тут как утренняя смена на заводе Сименс с кентаврами в схватке высоко на стене, часы без цифр, поскрипывание велосипедов, ведёрки с обедами, сумки с обедами и опущенные лица натруженных послушных долгу потоков мужчин и женщин к тёмным входам… это напоминает Дагерротип заснятый в раннем Ракетен-Штадте забытым фотографом в 1856: тот снимок, что фактически, убил его—он умер неделю спустя от отравления ртутью надышавшись парами нагретого металла в своей студии… ну, у него была привычка к парам ртути в умеренных дозах, он чувствовал это как-то идёт на пользу его мозгам, и это могло стать основанием для фотографий подобных «Der Raketen-Stadt»: она представляет, с высоты топографически невозможной в Германии, церемониальный Город, в четырёхкратной симметрии, как и ожидалось, сверхъестественная чёткость всех линий и оттенков архитектурных и людских, построенный в мандальной форме как деревня Иреро, над головой великолепнейшее небо, мрамор доведённый до буйства белой лавины и свечения… похоже строительство, или разрушение, проводится в различных частях Города, потому что ничто не остаётся одинаковым, мы можем различить капельки пота на тёмных шеях рабочих проталкивающихся вниз в погреба с асфальтовой отмосткой… мешок цемента лопнул и его отдельные крупицы зависли на свету… Город будет постоянно меняться, новые отпечатки шин в пыли, новые обёртки сигарет в мусоре… инженерные изменения в Ракете создают новые пути обеспечения, новые упорядочивания жизни, отражающиеся в густоте дорожного движения рассматриваемого с этой необычайной высоты—и врпямь существуют таблицы Функций, что увязывают такие Градо-</text:span><text:span text:style-name="T796">перемены с Ракето-</text:span><text:span text:style-name="T797">модификациями: </text:span><text:span text:style-name="T798">не более чем производные, вообще-то, </text:span><text:span text:style-name="T799">от приёмов, с помощью которых </text:span><text:span text:style-name="T800">Констанс Бабингтон-Смит и </text:span><text:span text:style-name="T801">её коллега Р.А.Ф. Медменхэм </text:span><text:span text:style-name="T802">раскрыли Ракету по развед-аэроснимкам <text:s/>1943-</text:span><text:span text:style-name="T803">го над Пенемюнде. </text:span></text:p>
      <text:p text:style-name="P375"><text:span text:style-name="T803">Н</text:span><text:span text:style-name="T775">о вспомни, любили </text:span><text:span text:style-name="T804">ли вы </text:span><text:span text:style-name="T775">это. </text:span><text:span text:style-name="T804">Если да, </text:span><text:span text:style-name="T805">то </text:span><text:span text:style-name="T804">как вы это любили. </text:span><text:span text:style-name="T805">И насколько—</text:span><text:span text:style-name="T806">ведь вы привыкли спрашивать «насколько», </text:span><text:span text:style-name="T807">привыкли измерять, сравнивать замеры, </text:span><text:span text:style-name="T808">вставлять их в формулы для определения <text:s/>сколько бол</text:span><text:span text:style-name="T809">ь</text:span><text:span text:style-name="T808">ше</text:span><text:span text:style-name="T806">, <text:s/></text:span><text:span text:style-name="T809">сколько чего, сколько когда… </text:span><text:span text:style-name="T810">а здесь в вашем общем движении к морю </text:span><text:span text:style-name="T811">чувствуй сколько хочешь </text:span><text:span text:style-name="T812">ту тёмную двусмысленную любовь, которая ещё и стыд, </text:span><text:span text:style-name="T813">бравада, инженерская геополитика—«</text:span><text:span text:style-name="T814">сферы влияния» св</text:span><text:span text:style-name="T815">е</text:span><text:span text:style-name="T814">дённые к </text:span><text:span text:style-name="T815">торусам радиуса действия Ракеты, </text:span><text:span text:style-name="T816">что параболичны в сечении…</text:span></text:p>
      <text:p text:style-name="P376"><text:span text:style-name="T817">...не, как могло бы нам представляться, ограничены снизу линией Земли «</text:span><text:span text:style-name="T818">с которой поднимается» и Земли «в которую ударяет» </text:span><text:span text:style-name="T819">Но Ведь Ты В Самом Деле Не Думал Что Так Правда Же </text:span><text:span text:style-name="T820">Конечно Она Начинается Неизмеримо Под Землёй </text:span><text:span text:style-name="T821">И Уходит Неизмеримо Обратно В Землю </text:span><text:span text:style-name="T822">нам позволено видеть всего лишь пик, отрыв от </text:span><text:span text:style-name="T823">поверхности, из другого молчащего мира, </text:span><text:span text:style-name="T824">резко (реактивный самолёт срывающийся в сверхзвуковую скорость, через сколько-то лет космический крпаль срывающийся в сверхсветовую) </text:span><text:span text:style-name="T825">Помни Пароль В Зоне На Этой Неделе </text:span><text:span text:style-name="T826">Б</text:span><text:span text:style-name="T825">ЫСТРЕЕ</text:span><text:span text:style-name="T791">—</text:span><text:span text:style-name="T826">Ч</text:span><text:span text:style-name="T825">ЕМ </text:span><text:span text:style-name="T826">С</text:span><text:span text:style-name="T825">ВЕРХСВЕТОВАЯ По Ходу Голос Ускоряется В Разы</text:span><text:span text:style-name="T791">—</text:span><text:span text:style-name="T826">Линейные Исключения Лишь Для Случаев Жалоб На Верхние Дыхательные, </text:span><text:span text:style-name="T827">на каждом из «концов», пойми, </text:span><text:span text:style-name="T828">огромная передача энергии: </text:span><text:span text:style-name="T829">прорыв вверх в этот мир, </text:span><text:span text:style-name="T830">в контролируемое горение</text:span><text:span text:style-name="T791">—</text:span><text:span text:style-name="T831">прорыв вниз снова, </text:span><text:span text:style-name="T832">неконтролируемый взрыв… </text:span><text:span text:style-name="T833">это отсутствие симметрии ведё</text:span><text:span text:style-name="T836">т</text:span><text:span text:style-name="T833"> к </text:span><text:soft-page-break/><text:span text:style-name="T833">предположению </text:span><text:span text:style-name="T834">о наличии, подобно Эфиру, </text:span><text:span text:style-name="T835">потоков во времени, подобных потокам Эфира в прост</text:span><text:span text:style-name="T836">р</text:span><text:span text:style-name="T835">анстве. </text:span><text:span text:style-name="T837">Предположение Вакуума во времени вело к обособлению нас друг от друга. </text:span><text:span text:style-name="T838">Но море Эфира несущее нас из-мира-в-мир может вернуть нас к неразрывности, </text:span><text:span text:style-name="T839">открыть нам более благоприятную вселенную, более вольную….</text:span></text:p>
      <text:p text:style-name="P377"><text:span text:style-name="T839">Т</text:span><text:span text:style-name="T775">ак что да да, тут покатила схоластика, космология состояний Ракеты… </text:span><text:span text:style-name="T840">это Ракета уводит на такой путь</text:span><text:span text:style-name="T791">—</text:span><text:span text:style-name="T841">из всех прочих</text:span><text:span text:style-name="T791">—</text:span><text:span text:style-name="T842">мимо этих видимых извивов змея, что </text:span><text:span text:style-name="T843">всхлёстываются </text:span><text:span text:style-name="T844">над поверхностью Земли радужным светом, </text:span><text:span text:style-name="T845">в стальных судорогах… </text:span><text:span text:style-name="T846">эти шторма, это всё в недрах Земли о чём нам никогда не говорилось… </text:span><text:span text:style-name="T847">мимо них, через стремительность, </text:span><text:span text:style-name="T848">в исчисляемый космос, </text:span><text:span text:style-name="T849">причудливый обшитый панелями коричневого дерева, Викторианский </text:span><text:span text:style-name="T850">вид Войны Мозгов, как между кватернионами и векторным анализом в 1880-е</text:span><text:span text:style-name="T791">—</text:span><text:span text:style-name="T851">ностальгия по Эфиру, серебряным, маятниковым, </text:span><text:span text:style-name="T842"><text:s/></text:span><text:span text:style-name="T852">камне-основанным, </text:span><text:span text:style-name="T853">исчечено-латунным, филигранным, элегантно функциональным </text:span><text:span text:style-name="T854">формам наших дедушек. </text:span><text:span text:style-name="T855">Со всеми оттенками сепии, разумеется. </text:span><text:span text:style-name="T856">Но Ракета должна быть множеством всего, </text:span><text:span text:style-name="T857">должна </text:span><text:span text:style-name="T858">с</text:span><text:span text:style-name="T857">оответствовать </text:span><text:span text:style-name="T858">всевозможным формам в снах тех, кто входил в контакт с нею</text:span><text:span text:style-name="T791">—</text:span><text:span text:style-name="T859">в бою, в туннеле, на бумаге</text:span><text:span text:style-name="T791">—</text:span><text:span text:style-name="T860">она должна выстоять перед ересями сияющей, не сбиваемой с толку… </text:span><text:span text:style-name="T861">а еретики непременно будут: </text:span><text:span text:style-name="T862">Гностики </text:span><text:span text:style-name="T863">притянутые порывом ветра и огня в палаты Ракето-трона… </text:span><text:span text:style-name="T864">Каббалисты, что изучают Ракету словно Тору, </text:span><text:span text:style-name="T865">букву за буквой</text:span><text:span text:style-name="T791">—</text:span><text:span text:style-name="T866">заклёпк</text:span><text:span text:style-name="T867">и</text:span><text:span text:style-name="T866">, чаша горел</text:span><text:span text:style-name="T867">ки и латунная роза</text:span><text:span text:style-name="T866">, </text:span><text:span text:style-name="T868">её текст для их перестановок и изыскания новых откровений, </text:span><text:span text:style-name="T869">непрестанно раскрывающихся всё дальше и дальше… </text:span><text:span text:style-name="T870">Манихейцы, различающие две Ракеты, добра и зла, </text:span><text:span text:style-name="T871">что говорят вместе священной идиолалией</text:span><text:span text:style-name="T866"> </text:span><text:span text:style-name="T871">Первобытных Близнецов </text:span><text:span text:style-name="T872">(некоторые утверждают что их имена Енцин и Блисеро) </text:span><text:span text:style-name="T873">про добрую Ракету, что </text:span><text:span text:style-name="T874">понесёт</text:span><text:span text:style-name="T873"> нас </text:span><text:span text:style-name="T874">к звёздам, и про злую Ракету для самоубийства Мира, </text:span><text:span text:style-name="T875">обе в вечной борьбе.</text:span></text:p>
      <text:p text:style-name="P378"><text:span text:style-name="T875">Н</text:span><text:span text:style-name="T775">о еретики эти будут отыскиваться и </text:span><text:span text:style-name="T876">владычество молчания расти с падением каждого из них… </text:span><text:span text:style-name="T877">их </text:span><text:span text:style-name="T788">всех</text:span><text:span text:style-name="T877"> отыщут. </text:span><text:span text:style-name="T878">Для каждого будет его персональная Ракета. </text:span><text:span text:style-name="T879">В её программу отыскания цели буд</text:span><text:span text:style-name="T880">у</text:span><text:span text:style-name="T879">т загружен</text:span><text:span text:style-name="T880">ы</text:span><text:span text:style-name="T879"> его </text:span><text:span text:style-name="T880">ЭЭГ, </text:span><text:span text:style-name="T881">всплески и шумы его </text:span><text:span text:style-name="T882">пульса, призрачные </text:span><text:span text:style-name="T883">цветы личного инфракрасного, </text:span><text:span text:style-name="T884">каждая Ракета будет знать своего предназначенного и охотиться за ним, </text:span><text:span text:style-name="T885">преследовать его зелёно-лакированная и молчаливая охотничья собака, </text:span><text:span text:style-name="T886">по нашему Миру, </text:span><text:span text:style-name="T887">блестящая и заострённая в небе за его спиной, </text:span><text:span text:style-name="T888">его хранитель-палач мчащий следом, мчащий </text:span><text:span text:style-name="T789">всё ближе….</text:span></text:p>
      <text:p text:style-name="P503">Задачи таковы. <text:span text:style-name="T1152">Проехать по железной дороге, чьи рельсы могут внезапно оборваться на речном берегу или в сожжённом депо, по дорогам, чьи даже грунтовые альтернативы патрулируются теперь Русскими, Британскими и Американскими войсками в ужесточающейся оккупации, страх зимы обесцвечивает людей в растущий формализм, в сбрую Бдительности, которую они игнорировали во время лета, в неуклонное следование бумажным требованиям теперь, когда цвета деревьев и кустов начинают меняться, когда пурпур выстирывается из долгих миль вереска, а ночи наступают раньше. Приходится попадать в дожди начальной Девы: дети которые украдкой примкнули к переходу несмотря на все приказы, теперь слегли с кашлями и температурой, сопят по ночам, хриплые голоски из слишком просторных кителей формы. Заваривать им чай из укропа, буковицы, шиповника, подсолнухов, листьев просвирика—воровать сульфамидные препараты и пенициллин. Стараться не поднять пыли, когда солнце просушит колеи и кроны к полудню опять. <text:s/>Ночевать в полях. Прятать секции ракеты в стогах сена, за единственной уцелевшей стеной железнодорожного склада, среди мокрых ив вдоль русла реки. Рассыпаться при малейшей тревоге, а часто и так, просто для тренировки—течь словно сеть, вниз из Гарца, вверх по оврагам, спать в сухо остекленелых местах брошенных курортов (официальная боль, официальная смерть смотрит всю ночь из фарфоровых глаз статуй) окапываться в периметрах ночлега, в запахах сосновой хвои растёртой сапогами и лопатами…. Не разувериться, что это не переход в данном случае, и не борьба, но вправду Судьба, что 00001 вскальзывает как смазанный болт в принимающую систему железной дороги подготовленной в минувшую весну, коммуникации разрушены лишь с виду, всё тщательно подготовлено Войной, </text:span><text:soft-page-break/><text:span text:style-name="T1152">специальными приёмами бомбардировки, чтобы принять эту самую машинизированную технику, Ракету—Ракету, этот самый уажсный потенциал бомбардировки…</text:span></text:p>
      <text:p text:style-name="P504">00001 перевозится разобранной, <text:s/>секциям<text:span text:style-name="T1153">и—боеголовка, управление, баки горючего и окислителя, хвостовая секция. Если смогут доставить к месту пуска, придётся собирать там. </text:span></text:p>
      <text:p text:style-name="P505">– <text:span text:style-name="T1154">Покажи мне общество, что ни разу не говорило «я создано среди людей»,</text:span>– <text:s/><text:span text:style-name="T1154">Кристиан шагает с Енциным в полях повыше привала,</text:span>– «<text:span text:style-name="T1154">чтобы защитить каждого из вас от насилия, дать убежище в час катастрофы», но Енцин, какая там защита? Что может защитить нас от этого?</text:span>– <text:span text:style-name="T1155">указывает в долину на жёлто-серые сети маскировки, рентгеноглазые для единственно этого путешествия, видят насквозь….</text:span></text:p>
      <text:p text:style-name="P532">Енцин и молодой человек как-то втянулись в эти затяжные прогулки. Никакого умысла ни с одной стороны. Так и возникает преемственность? Каждый начеку. Но уже нет прежних неловких молчаний. Никакого соперничества.</text:p>
      <text:p text:style-name="P506">– <text:span text:style-name="T1156">Это приходит как Откровение. Показывает, что никакое общество не может защитить, никогда не могло</text:span>—<text:span text:style-name="T1157">такая же глупость как щиты из бумаги….</text:span>— <text:span text:style-name="T1158">Он должен пересказать Кристиану всё, что знает, всё о чём подозревает или мечтал. Не выдавая ничего за истину. Но он не должен ничего сохранить для себя. <text:s/>Нет ничего своего для хранения. «Они лгали нам. Им не под силу не дать нам умереть, значит они лгали про смерь. Взаимодействующая система вранья. Что хоть когда-нибудь Они дали нам взамен веры, любви</text:span>—<text:span text:style-name="T1159">Они лишь говорят «любовь»</text:span>—<text:span text:style-name="T1159">и за это мы должники Их? Разве могут Они уберечь нас хотя бы от простуды? От вшей, от одиночества? Хот от </text:span><text:span text:style-name="T193">чего-нибудь</text:span><text:span text:style-name="T1159">? До Ракеты мы верили, потому что этого хотели. Но Ракета может грянуть, с неба, в любую заданную точку. Не осталось безопасных мест. Мы не можем верить Им больше. Нет, если мы ещё в своём уме и любим истину.</text:span></text:p>
      <text:p text:style-name="P507">– <text:span text:style-name="T1160">Сходится,</text:span>–<text:span text:style-name="T1160"> кивает Кристиан.</text:span>– <text:span text:style-name="T1160">Это про нас.</text:span>– <text:span text:style-name="T1160">Он не взглядывает на Енцина для подтверждения, при этом.</text:span></text:p>
      <text:p text:style-name="P507">– <text:span text:style-name="T1160">Да.</text:span></text:p>
      <text:p text:style-name="P507">– <text:span text:style-name="T1160">Тогда… в отсутствие веры…</text:span></text:p>
      <text:p text:style-name="P529">В одну из ночей, под дождём, их лагерь-корраль остановился на ночёвку в брошенном исследовательском центре, <text:span text:style-name="T1161">где Немцы, под конец войны, разрабатывали звуко-смерть. Высокие параболоиды из бетона расставлены, белые и монолитные, на равнине. Идея в том, чтобы устраивать взрыв перед параболоидом в точке фокуса. Бетонное зеркало отразит затем взрывную волну уничтожить всё на своём пути. Тысячи морских свинок, собак и коров были экспериментально взорваны тут насмерть—кипы данных о кривой смертности собраны. Но проект оказался дохлым номером. <text:s/>Хорош лишь на близком расстоянии, и ты быстро достигаешь точки спада, где количество необходимой взрывчатки можно применить и по другому. Туман, ветер, едва заметные складки или выступы в местности, что угодно отклоняющееся от идеальных условий, могло разрушить смертоносную форму взрывной волны. Однако, Енцин может представить войну, место их применения,– пустыня. Замани врага в пустыню. Калахари. Дождись когда не будет ветра».</text:span></text:p>
      <text:p text:style-name="P508">– <text:span text:style-name="T1162">Кто станет воевать за пустыню?</text:span>– <text:span text:style-name="T1162">хочет знать Катье. На ней зелёный дождевик с капюшоном, по виду был бы велик даже Енцину.</text:span></text:p>
      <text:p text:style-name="P530">Кристиан сидит на корточках глядя вверх на <text:span text:style-name="T1163">бледную дугу рефлектора, у основания которого они собрались, в дождь, курят вместе, на минуту отделившись от перехода,– «не за. Он говорит ‘в’»</text:span></text:p>
      <text:p text:style-name="P531">Впоследствие меньше хлопот, если исправляешь Тексты <text:span text:style-name="T1164">как только они <text:s/>произнесены. «Спасибо»,– <text:s/>грит Оберст Енцин.</text:span></text:p>
      <text:p text:style-name="P533">Метров за сто дальше, ссутулившись в другом параболоиде, за ними наблюдает <text:span text:style-name="T1165">толстый ребёнок в серой куртке танкиста. Из его кармана выглядывают пара залохмаченных ярких глазка. Это толстый Людвиг и его пропажа, лемминг Урсула—он нашёл её наконец, всё таки, и не смотря ни на что. Около недели они тащились за переходом, чуть за пределами видимости, следуя за </text:span><text:soft-page-break/><text:span text:style-name="T1165">Африканцами день ото дня… среди деревьев поверх привалов, у края костров по ночам, Людвиг тут, смотрит… накапливает данные, или условия уравнения… мальчуган и его лемминг, гуляют осмотреться в Зоне. В основном насмотрелся много жевательной резинки, и много иностранного хуя. А как её перебиться беззаботному ребёнку посреди Зоне в эти дни? Урсула сбереглась. Людвиг угодил в судьбину горше <text:s/>смерти и нашёл, что можно договариваться. Так что не вссе лемминги бросаются со скалы, и не все детишки уберегаются от того, чтобы свернуться калачиком в доходном грехе. Ожидать чего-то большего, или меньшего, от Зоны, значит переть против условий Сотворения.</text:span></text:p>
      <text:p text:style-name="P534">Когда Енцин <text:span text:style-name="T1166">едет </text:span>в передней машине <text:span text:style-name="T1166">у него привычка уноситься в мечты, неважно болтает водитель или нет. Ночью, фары не включены, туман достаточно крупный чтобы моросить, или время от времени тереться как мокрый шёлковый шарф об лицо, внутри и снаружи одна и та же температура и темень, похожие балансы позволяют ему дрейфовать на грани пробуждения. Руки-ноги упираются как у перевёрнутого жука в резиново-стеклянистую поверхность-натяжение между обоими уровнями, увязая в ней, в ласке сна кисти и ступн становятся сверхчувствительными, хорошая, по-домашнему, дрёма без горизонтальности. Мотор краденного грузовика приглушён старыми матрасами увязанными на капот. Генрик Заяц, за рулём, держит опытный глаз на датчике температуры. Его зовут «Зайцем», потому что он никогда не понимает порученного как надо, как в старинной истории Иреро. Так вымирает почтительность. </text:span></text:p>
      <text:p text:style-name="P535"><text:span text:style-name="T1167">Фигура возникает на дороге, фонарь кружит медленно. Енцин отстёгивает слюдяное окошко, свешивается в тяжкий туман и восклицает «быстрей, чем скорость света». <text:s/>Фигура машет проезжать. Но на последнем краю взгляда обернувшегося назад Енцина, в отсвете фонаря </text:span><text:span text:style-name="T194">изморось облепляет чёрное лицо крупными каплищами, </text:span><text:span text:style-name="T1168">так вода пристаёт к чёрному гриму, но не <text:s/>к Иреро коже—</text:span></text:p>
      <text:p text:style-name="P509">– <text:span text:style-name="T1169">Получится тут развернуться?</text:span>– <text:span text:style-name="T1169">Откосы обочин коварны, и они оба знают это. Позади, со стороны лагеря линия плавно-волнистой равнины полыхнула гулкой абрикосовой вспышкой.</text:span></text:p>
      <text:p text:style-name="P510">– <text:span text:style-name="T1170">Блядь,</text:span>– <text:span text:style-name="T1171">Генрик Заяц врубает заднюю, ожидая приказов Енцина, пока они медленно едут задом-напрёд. Тот с фонарём мог быть просто разведчиком, возможно вражеских скоплений нет на мили вокруг. Но</text:span>—</text:p>
      <text:p text:style-name="P511">– <text:span text:style-name="T1172">Тут.</text:span>– <text:span text:style-name="T1172">Возле дороги тело навзничь. Это Мечислав Омузире с тяжёлым ранением головы.</text:span>– <text:span text:style-name="T1173">Заберём его, давай.</text:span>– <text:span text:style-name="T1173">Они поднимают его в кузов фырчащего грузовика, пиркрывают до половины. Нет времени проверять насколько он плох. Чернолицый часовой исчез вовсе. Со стороны куда они едут на задней скорости доносится сухой треск автоматных очередей.</text:span></text:p>
      <text:p text:style-name="P512">– <text:span text:style-name="T1174">Там так и ехать туда </text:span><text:span text:style-name="T195">задом</text:span><text:span text:style-name="T1174">?</text:span></text:p>
      <text:p text:style-name="P513">– <text:span text:style-name="T1175">Миномётный огонь был?</text:span></text:p>
      <text:p text:style-name="P513">– <text:s/><text:span text:style-name="T1175">После стрельбы? Нет.</text:span></text:p>
      <text:p text:style-name="P514">– <text:span text:style-name="T1176">Андреас, значит справился.</text:span></text:p>
      <text:p text:style-name="P515">– <text:s/><text:span text:style-name="T1177">О, с ними всё будет в порядке, Нгуарореруе. Я беспокоюсь про </text:span><text:span text:style-name="T196">нас</text:span><text:span text:style-name="T1177">.</text:span></text:p>
      <text:p text:style-name="P536">Орут<text:span text:style-name="T1195">й</text:span>ене убит. Окандио, Екори, Омузире ранены, <text:span text:style-name="T1180">состояние Екори критическое. Нападали белые.</text:span></text:p>
      <text:p text:style-name="P516">– <text:span text:style-name="T1178">Сколько.</text:span></text:p>
      <text:p text:style-name="P517">– <text:span text:style-name="T1179">С дюжину, наверное.</text:span></text:p>
      <text:p text:style-name="P518">– <text:span text:style-name="T1180">Мы не можем рассчитывать на безопасный периметр,</text:span>– <text:span text:style-name="T1181">сине-белый фонарик разливает эллипс-в-параболу по вздрагивающей карте,</text:span>– <text:span text:style-name="T1182">до Брауншвига. Если он ещё там.</text:span>– Дождь<text:span text:style-name="T1183"> бьёт по карте громкими шлепками.</text:span></text:p>
      <text:p text:style-name="P519">– <text:span text:style-name="T1184">Где железная дорога?</text:span>– <text:span text:style-name="T1184">вставляет Кристиан. Ему достаётся заинтересованный взгляд от Андреаса. Это у всех. Тут повальный интерес в последнее время. Железная дорога в 6 или 7 милях к северо-западу.</text:span></text:p>
      <text:p text:style-name="P537"><text:soft-page-break/>Люди подходят свалить свои пожитки рядом с тягачом-подъёмником ракеты. <text:span text:style-name="T1185">Валят молодые деревца, каждый удар громок и гулок… сооружается каркас, скатки одежды, кастрюли и чайники подкладываются тут и там под длинный брезент между гнуто-деревцовыми ребро-обручами, симулируя части ракеты. Андреас командует: «Все кто кто пойдёт с макетом собраться у прицепа с кухней»,– роется по карманам за своим списком. Отвлекающий переход направится к северу, не слишком крутая перемена курса—остальные свернут на восток, обратно кв сторону Русской Армии. Если они хорошо приблизятся, Американским и Британским войскам придётя осторожничать. Возможно получится пройти вдоль интерфейса, как в скольжении по краю грозового фронта… до конца между армиями Востока и Запада.</text:span></text:p>
      <text:p text:style-name="P537"><text:span text:style-name="T1186">Андреас сидит болтая ногами и бьёт в задний борт </text:span><text:span text:style-name="T197">бам… бам</text:span><text:span text:style-name="T1186">… сигнал к выступлению. Енцин вопросительно смотрит вверх. Андреас хочет сказать что-то. Наконец: «Кристиан идёт с тобой, значит?»</text:span></text:p>
      <text:p text:style-name="P520">– <text:span text:style-name="T1187">И что?</text:span>– <text:span text:style-name="T1187">Помаргивает из-под бровей в капельках дождя.</text:span>– <text:span text:style-name="T1187">О, ради Бога, Андреас.</text:span></text:p>
      <text:p text:style-name="P520">– <text:span text:style-name="T1187">А? Отводящим тоже ведь надо прорваться, верно?</text:span></text:p>
      <text:p text:style-name="P521">– <text:span text:style-name="T1188">Слушай, бери его с собой, если хочешь.</text:span></text:p>
      <text:p text:style-name="P522">– <text:span text:style-name="T1189">Я просто хотел узнать,</text:span>– <text:span text:style-name="T1189">Андреас пожимает плечами,</text:span>– <text:span text:style-name="T1190">на чём остановились.</text:span></text:p>
      <text:p text:style-name="P523">– <text:span text:style-name="T1191">Мог бы меня спросить. Ни на чём не «останавливались».</text:span></text:p>
      <text:p text:style-name="P538">Енцин опускается на колени и начинает поднимать увесистое железо заднего борта. <text:span text:style-name="T1192">Он <text:s/>знает до чего фальшиво это смотрится. Кто поверит, что он всем сердцем хочет быть одним из них, множественного Смирения, лишённого сна, открытого смерти, боли по всей Зоне? <text:s/>Отвергнутые, которых он любит, зная, что никогда не сможет стать одним из них…. Цепи тарахтят над ним. Когда край борта вровень с его подбородком, он взглядывает вверх в глаза Андреаса. Руки напряжены. Боль в локтях. Это жертвоприношение. Он хочет спросить, Сколько ещё остальных списали меня? Есть ещё судьба к которой только меня держали слепым? Но привычки не сдаются, в их жизни. Он с трудом поднимается на ноги, молча, подтягивая мёртвый <text:s/>груз, захлопывая на место. Вместе, они продвигают болты в каждом углу. «Там встретимся»,– Енцин машет, и отворачивается. Он глотает Германский дезоксиэфедрин, затем забрасывает в рот плитку жевательной резинки. Скорость заставляет зубы пробуксовывать, резинка жуётся буксующими зубами, жевание резинки это техника разработанная женщинами за время минувшей войны, чтобы сдерживать плач. Не то, что ему хочется плакать от расставания. Ему хочется заплакать по самому себе: о <text:s/>том, что должно, как все они верят, случиться с ним. Чем больше они в это верят, тем больше шансов, что так и будет. Его народ хочет его уничтожить, если получится….</text:span></text:p>
      <text:p text:style-name="P539">Чвак, чвак, ммм, добрый вечер дамы, красиво получилось это плетение Любика, как голова Мечислава, <text:span text:style-name="T1193">могу поспорить они ошалели, как увидали, что пули </text:span><text:span text:style-name="T199">рекошет</text:span><text:span text:style-name="T200">ят</text:span><text:span text:style-name="T199"> </text:span><text:span text:style-name="T198">от неё</text:span><text:span text:style-name="T1193">! хех-хех, чвак, чвак, привет «Искры» (Озохаде), что-нибудь слышно из Гамбурга про жидкий кислород, чёртов Оуруру, что он молчит-то, пусть бы поторопился, не то заморимся прятаться пока он—о, блядь, а </text:span><text:span text:style-name="T198">это</text:span><text:span text:style-name="T1193"> тут кто— </text:span></text:p>
      <text:p text:style-name="P540">Это Джозеф Омбигди, вот кто, <text:span text:style-name="T1194">предводитель Пустых. Но пока он перестал улыбаться, целых пару секунд, Енцин думал это дух Орутйене. «Говорят ребёнок Окандио тоже убит».</text:span></text:p>
      <text:p text:style-name="P524">– <text:span text:style-name="T1196">Зря говорят.</text:span>– <text:span text:style-name="T1196">Чвак.</text:span></text:p>
      <text:p text:style-name="P524">– <text:span text:style-name="T1196">Она была моей первой попыткой не допустить рождения.</text:span></text:p>
      <text:p text:style-name="P525">– <text:span text:style-name="T1196">Тогда ты до смерти заинтересованное лицо,</text:span>– <text:span text:style-name="T1197">чвак, чввак. О знает, что это не так, но <text:s/>этот человек его раздражает.</text:span></text:p>
      <text:p text:style-name="P526">– <text:span text:style-name="T1198">Самоубийство это свобода доступная даже самым приниженным. Но ты отказал бы в этой свободе людям.</text:span></text:p>
      <text:p text:style-name="P527">– <text:span text:style-name="T1199">Хватит идеологии. Скажи-ка лучше, когда твой друг Оуруру собирается выкатить генератор ЖК. Или меня ждёт милый сюрприз в Гамбурге.</text:span></text:p>
      <text:p text:style-name="P528"><text:soft-page-break/>– <text:span text:style-name="T1200">Хорошо, хватит идеологии. Ты бы отказал своему народу в свободе, которая <text:s/></text:span><text:span text:style-name="T201">тебя</text:span><text:span text:style-name="T1200"> даже есть, Оберст Нгуарореруе.</text:span>– <text:span text:style-name="T1201">Опять улыбается как призрак человека погибшего этой ночью. Выискивает место, прощупывает что? Что? Хочет сказать этим </text:span><text:span text:style-name="T202">что,</text:span><text:span text:style-name="T1201"> Оберст? Пока не видит усталость в лице Енцина и понимает, что это не подвох. </text:span>– <text:span text:style-name="T1202">Свобода, которую ты скоро можешь получить. Я слышу как душа твоя говорит во сне. Я знаю тебя как никто.</text:span></text:p>
      <text:p text:style-name="P541">Чвак, чвак, о я должен дать ему список <text:span text:style-name="T1203">вахт</text:span>, не так ли. <text:span text:style-name="T1204">О, ну и дурак же я. Да он может выбрать ночную…. «Ты галлюцинация, Омбинди»,– вкладывает столько паники в свой голос, что есл даже не сработает всё равно будет достаточно оскорбительным.– «Я составляю <text:s/>список моих собственных пожеланий смерти, а выходит она на тебя похоже. Уродливей, чем мне даже <text:s/>снилось».– Уделяет ему Улыбку Космонавта на целых 30 секунд, через 10 из которых Омбинди уже отвёл глаза, вспотел, стянул губы, глянул в землю, отвернулся в сторону, посмотрел назад, но Енцин всё длит её, никакой милости сегодня, народ мой, Улыбка Космонавта обращает всё в радиусе мили в цвета обледенелого мороженого ТЕПЕРЬ раз мы все в настроении, почему бы не <text:s/>закрыть батареи крышками, Джуро? Так и есть, рентгеновское зрение, увидел сквозь брезент, запиши это как ещё одно чудо… а ты Власта заступишь на следующую радиовахту, забудь что там стоит в списке, в Гамбург готовились не больше, чем рутинные сообщения, и я хочу знать почему, хочу знать что </text:span><text:span text:style-name="T203">передаётся</text:span><text:span text:style-name="T1204">, когда на вахте люди Омбинди… связь на частоте командования переходом ведётся морзянкой, точками и тире—не выдать и одного голоса. Но радисты клянуться, что могут распознать руку передающего по почерку. Власта одна из лучших его радисток, и она умеет хоошо подделывать почерк большинства людей Омбинди. Так натренирована на всякий случай.</text:span></text:p>
      <text:p text:style-name="P542">Остальные, кто всю дорогу думали <text:span text:style-name="T1205">пойдёт ли Енцин </text:span><text:span text:style-name="T204">вообще</text:span><text:span text:style-name="T1205"> на Омбинди, теперь получили ответ из выражения на его лице и по походке—Так что, не более чем прикосновениями к козырьку своей фуражки, что сигналят План Такой-то-и-Такой-то, люди Омбинди, по тихому, без насилия, освободены от всех дежурств на сегодня, хотя оружие и боеприпасы при них. Никто и не забирал. Нет причин. Енцин не более уязвим сейчас, чем когда-либо, что случалось не раз. </text:span></text:p>
      <text:p text:style-name="P543">Толстый малыш Людвиг белый светлячок в тумане. <text:span text:style-name="T1206">Игра в том, что он лазутчик большой белой армии, всегда на его фланге, готовы спуститься с холмов по слову от Людвига и размазать чёрных по земле. Но он никогда не позовёт их вниз. Лучше он будет идти с переходом, невидимо. Тут в долинах его не обижают. Их путешествие не включает его. Им есть куда идти. Он чувствует, что должен идти с ними, но отдельно, чужой, не больше или меньше на милости Зоны….</text:span></text:p>
      <text:p text:style-name="P543"><draw:frame draw:style-name="fr1" draw:name="Image12" text:anchor-type="paragraph" svg:width="6.9252in" svg:height="0.3661in" draw:z-index="5"><draw:image xlink:href="Pictures/1000000000000B720000009B428C9716555D8079.png" xlink:type="simple" xlink:show="embed" xlink:actuate="onLoad" loext:mime-type="image/png"/></draw:frame></text:p>
      <text:p text:style-name="P544">Это мост над потоком. Очень редко кто-нибудь проезжает <text:span text:style-name="T1207">над головой</text:span>. <text:span text:style-name="T1208">Когда смотришь вверх, то видно целый склон деревьев с шишками возносящихся прочь вдоль одной стороны дороги. Деревья скрипят горестно от раны построенной через их местность, их территорию или земной покров. Коричневая форель промелькивает быстро в потоке. Под мостом другие ютившиеся оставили письмена <text:s/>на влажной арке стены. </text:span><text:span text:style-name="T205">Забери меня, Хромоногая, чего тянешь? Ничего хуже, чем эти дни. Ты будешь как тихий сон. Разве это не просто сон? Пожалуйста. Приходи скорей—Рядовой Рудольф Эфиг, 12.IV.45</text:span><text:span text:style-name="T1209">. Рисунок, чёрным гримом Командосов, Мужчина вглядывается в цветок. На расстоянии, или поменьше, кажется женщина, подходит. Или что-то типа эльфа, или ещё там что-то. Мужчина не смотрит на неё (или него). На среднем удалении стога сена. Цветок в форме пизды молодой <text:s/>девушки. Есть светило смотрящее с неба вниз, лицо в нём совершенно упокоено, как у Будды. Пониже, кто-то ещё написал, по-английски: </text:span><text:span text:style-name="T206">Хороший рисунок! Закончи!</text:span><text:span text:style-name="T1209"> А под этим, другим почерком, </text:span><text:span text:style-name="T206">Он ЗАКОНЧЕН, ты, придурок. И ты тоже.</text:span><text:span text:style-name="T1209"> Рядом, на Немецком, </text:span><text:span text:style-name="T206">Я любил тебя Лизель всем своим сердцем</text:span><text:span text:style-name="T1209">—никакого имени, звания, подразделения или серийного номера… Инициалы, крестики-нолики игранные, сразу видно, в </text:span><text:soft-page-break/><text:span text:style-name="T1209">одиночку, игра в висельника, где предложенное слово так до конца и не разгадано: GE_ </text:span><text:span text:style-name="T206">RAT</text:span><text:span text:style-name="T1209"> _ а повешенное тело виднеется аж под другим краем моста, даже так спозаранку, потому что это узкая дорога без особо нависающей тени. Велосипед не полостью скрыт в траве у обочины дороги. Поздняя бабочка бледная как веко глаза помаргивает бесцельно над копнами нового сена. Высоко на склоне, кто-то вгоняет топор в живое дерево… и это именно тут и когда юная ведьма находит Вацлава Чичерина наконец. </text:span></text:p>
      <text:p text:style-name="P545">Он сидит над потоком, не удручённый, не упокоенный, просто ждёт. <text:span text:style-name="T1210">Пассивный соленоид в ожидании подключения. На её шаг, олова его подымается и он видит её. Она первое существо с пролой ночи на кого он взглянул и увидел. Так сделано ею. Заклинание, что она произнесла при этом, повязав шёлковой бубну вырванную из её лучших трусиков на глаза куклы, </text:span><text:span text:style-name="T207">его</text:span><text:span text:style-name="T1210"> глаза, Восточные и плывучие, хотя они были всего лишь прочерчены по глине её длинным ногтем, было таким:</text:span></text:p>
      <text:p text:style-name="P546">Пусть он будет слеп теперь ко всем кроме меня. <text:span text:style-name="T1211">Пусть обжигающее солнце любви сияет в его глазах всегда. Пуст это, моя собственная тьма, укроет его. Всеми святыми именами Бога, Ангелами Мелкхидаелом, Йахоелом, Анафилем, и великим Метатроном, я заклинаю тебя и всех, кто с тобой, пойти и исполнить мою волю.</text:span></text:p>
      <text:p text:style-name="P547">Секрет в сосредоточенности. <text:span text:style-name="T1212">Она отрешает всё прочее: луну, ветер в можжевельниках, диких псов, что бродят посреди ночи. Она прикипает к воспоминанию Чичерина и его уклончивым глазам, и даёт нарастать этому, соразмеряя её оргазм с ритмом заклинания, так что под конец, выкликая последние Имена Сил, она визжит, кончает без участия её пальцев, которые подняты к небу. </text:span></text:p>
      <text:p text:style-name="P548">Позже она разламывает кусок волшебного хлеба пополам и съедает одну часть. Другая для Чичерина. </text:p>
      <text:p text:style-name="P549">Он принимает сейчас этот хлеб. Поток течёт. <text:span text:style-name="T1213">Щ</text:span>ебеч<text:span text:style-name="T1213">е</text:span>т <text:span text:style-name="T1213">птица</text:span>. <text:s/></text:p>
      <text:p text:style-name="P550">Ближе к ночи , <text:span text:style-name="T1214">л</text:span>юбовники лежат голыми <text:span text:style-name="T1214">на холодной траве берега, слышат шум колонны приближающейся по узкой дороге. Чичерин натягивает штаны и подымается наверх посмотреть получится ли выпросить еды и сигарет. Чёрные лица минуют его, мба-кайере, некоторые взглядывают с любопытством, другие слишком заняты своей усталостью, или внмательо охраняют прицеп с секцией боеголовки от 00001. Енцин на своём мотоцикле останавливаетсся на минутку, мба-кайере, перемолвиться с небритым белым в шрамах. Они на середине моста. Говорят на ломаном Немецком. Чичерину удаётся выцыганить полпачки Америганских сигарет и три сырых картофелины. Двое мужчин кивают, не слишком формально, не слишком улыбаясь, Енцин даёт ход своему мотоциклу, держит путь дальше. Чичерин закуривает сигарету, глядя им вслед, дрожит в сумерках. Потом он идёт обратно к молодой девушке возле потока. Они должны раздобыть топлива для костра прежде чем совсем стемнеет. <text:s/></text:span></text:p>
      <text:p text:style-name="P551">Это магия. <text:span text:style-name="T1215">Несомненно—но не обязательно фантазия. Конечно же не впервые человек проходит мимо своего брата, на краю вечера, часто навсегда, не зная об этом.</text:span></text:p>
      <text:p text:style-name="P551"><draw:frame draw:style-name="fr1" draw:name="Image13" text:anchor-type="paragraph" svg:width="6.9252in" svg:height="0.3661in" draw:z-index="6"><draw:image xlink:href="Pictures/1000000000000B720000009B428C9716555D8079.png" xlink:type="simple" xlink:show="embed" xlink:actuate="onLoad" loext:mime-type="image/png"/></draw:frame></text:p>
      <text:p text:style-name="P552">Нынче ород до того вырос в высоту, что лифты оснащены для долгого пути, <text:span text:style-name="T1216">с залами внутри: набивные кресла и скамьи, бары лёгкой закуски, газетные киоски, где моешь пролистать целый номер журнала </text:span><text:span text:style-name="T208">Life</text:span><text:span text:style-name="T1216"> между остановками. Для малодушных, которые войдя начинают отыскивать Серитфикат об Испытаниях на стене лифта, имеются молодые женщины в зелёных заморских шапочках, зелёных бархатных басках и сужающихся брюках в жёлтую полоску—эффект женственного зута—которые хорошо обучены всем видам лифтового знания, и чья работа расслабить вас. «В начальную эпоху»,– выдаёт Минди Блот из Карбон-Сити, Иллинойс, отсутствующе улыбаясь в профиль, вблизи латунного муара алмазных бликов пролетающий, пролетающих вертикальными тысячами—её взрослеющее лицо, мечтательное и практичное как </text:span><text:soft-page-break/><text:span text:style-name="T1216">у Королевы Кубков, никогда не оборачивается к вам полностью, всегда преломлено прочь под определённым углом в коричнево-золотистом пространстве между вами… сейчас утро и цветочик в конце лифта, на пару ступенек ниже, за небольшим фонтаном, принёс <text:s/>сирень с ирисами свежие и ранние—«до Вертикального Решения весь транспорт был, фактически, двумерным—ах, я догадываюсь о чём вы хотите спросить»—пока улыбка, знакомая и непреломленная для этого давнего лифтного завсегдатая, проходит между девушкой и мудозвоном—«‘Как же насчёт полётов на аэропланах, а?’ Вот что вы хотели спросить, правда же!» на самом деле, он собирался спросить про Ракету и всем известно это, однако на теме табу, любопытно с чего бы, и вежливая Минди дала сейчас возможность действительного нарушения, нарушение подавления—обесцвеченное утреннее небо Сентября напротив восхода, и трущий край утреннего ветра—в этот интимно кубический интерьер движущийся так гладко вверх в пространстве (пузырёк подымающийся в Кастильском мыле где всё вокруг озарено зелёным <text:s/>неспешной подсветки), через уровни уже спеша с головами бурлящими ярче, чем сперма и яйца в море, мимо некоторых уровней без освещения, без отопления, как-то запретных, что смотрятся странно опустошёнными, уровни где никто не бывал с Войны аааааа-</text:span><text:span text:style-name="T208">аххх</text:span><text:span text:style-name="T1216">! С воем проносятся мимо, «обычный аэродинамический эффект»,– объясняет терпеливая Минди,– «включающий наш собственный ограничительный слой и форму отверстия, где мы проходим—» «О, выходит пока не войдём»,– заводится ещё один приставала,– «</text:span><text:span text:style-name="T208">форма</text:span><text:span text:style-name="T1216"> другая?» «Ага, и после как пройдём тоже, Мак».– Минди отшивает его, широко изображает то же самое своим ртом, надуть-расслабить-улыбнуться—эти рваные провалы воют, воют заброшенно и сдавленно, уже этажи ушли ниже подошв твоих туфель, вой гнётся ниже, как нота гармоники—но почему ни один из </text:span><text:span text:style-name="T208">занятых</text:span><text:span text:style-name="T1216"> этажей не производит звука пролетая мимо? Где огни тепло сияют как на рождественских вечеринках, этажи что манят тебя в гущу стеклянных граней или занавесей, добродушных кофейников ворчание, да чёрт побери, ещё день наступает, привет Мари, куда вы дамочки запрятали чертежи SG-1 . . . что значит </text:span><text:span text:style-name="T208">Полевая Служба</text:span><text:span text:style-name="T1216"> забрала их… опять? Разве Инженерный Дизайн совсем прав не имеет, всё равно что смотреть как убегает твой ребёнок, видеть часть оборудования отправляется в Поле (</text:span><text:span text:style-name="T208">Der Veld</text:span><text:span text:style-name="T1216">). В точности. Разбитое сердце, материнская молитва…. Медленно, голоса Клуба Веселья Гитлеровской Молодёжи Любека стихают позади (нынче парни поют в офицерских клубах по всей Зоне под их дорожным именем, «Кожештанники». Они одеты соответственно и поют—когда публике охота—их спины обёрнуты к слушателям, их хитрые личика обёрнуты через плечи флиртовать с вояками:</text:span></text:p>
      <text:p text:style-name="P553"/>
      <text:p text:style-name="P594">Но горше, чем Мамины слёзы,</text:p>
      <text:p text:style-name="P594">Порка от Мамки моей...</text:p>
      <text:p text:style-name="P370"/>
      <text:p text:style-name="P379">с прекрасно скоординированным покручиванием затем каждой парой половинок зада <text:span text:style-name="T1217">лоснящихся сквозь кожу тесную настолько, что всякий напряг ягодичных мускулов отчётливо заметен, и можешь биться об заклад не было хуя в помещении, что не дрогнул бы при виде, и вряд ли хоть единый <text:s/>глаз остался без галлюцинации той материнской розги впивающейся в каждый голый зад, прелестные красные полосы, строгое и прекрасное женское лицо, в улыбке книзу сквозь приспущенные ресницы, лишь блик света из каждого глаза—когда ты впервые учиться ползать, её икры и ступни видел ты больше всего—они заменили её груди как источник сил, когда ты узнал запах её кожаных туфель, и суверенный запах поднимался насколько у тебя хватало глаз—до её колен, возможно—в зависимости от моды в том году—до её ляжек. Ты был младенцем в присутствии ног из кожи, кожаных ступней…).</text:span></text:p>
      <text:p text:style-name="P291">– <text:span text:style-name="T1218">Невозможно разве,</text:span>– <text:span text:style-name="T1218">шепчет Танац,</text:span>– <text:span text:style-name="T1218">что все мы научились той классической фантазии у маминых колен? Что где-то меж страниц плюшевого альбома мозга всегда найдётся кроха в одёжках <text:s/>Фонтлероя, милая француженка-служанка умоляющая, чтобы её высекли?</text:span></text:p>
      <text:p text:style-name="P380"><text:soft-page-break/>Людвиг отводит свой довольно жирный зад под рукой Танаца. У обоих имеются периметры, которые им не положено пересекать. <text:span text:style-name="T1219">Но они отползли как-то прочь, на клочок интерфейса, холодные заросли, где они утоптали место по середине, чтобы лечь. «Людвиг, немножко Садо-Маза никогда никому не повредит».</text:span></text:p>
      <text:p text:style-name="P292">– <text:span text:style-name="T1220">Кто это сказал?</text:span></text:p>
      <text:p text:style-name="P293">– <text:span text:style-name="T1220">Зигмунд Фрейд. Откуда я знаю? Но почему нас приучили чувствовать рефлексивный стыд, как только затронута эта тема? Почему Структура позволяет любой другой вид сексуально поведения помимо </text:span><text:span text:style-name="T209">такого</text:span><text:span text:style-name="T1220">? Потому что покорность и владычество те ресурсы, что обеспечивают само её существование. Их нельзя растрачивать на приватный секс. На секс </text:span><text:span text:style-name="T209">любого</text:span><text:span text:style-name="T1220"> вида. Ей нужна наша покорность, чтобы она оставалась у власти. Ей требуется наша похоть к владычеству, чтобы она смогла включить нас в свою собственную игру власти. В ней нет радости, только власть. Я тебе говорю, если бы Садо-Маз можно было ввести повсеместно, на семейном уровне, Государство усохло бы.</text:span></text:p>
      <text:p text:style-name="P381">Это Садо-анархизм, <text:span text:style-name="T1221">и Танац его ведущий теоретик в Зоне в наши дни. </text:span></text:p>
      <text:p text:style-name="P382">Вот и Люнебург Хит, наконец. <text:span text:style-name="T1222">Встречи состоялись прошлой ночью с группами доставляющими баки топлива и окислителя. Группа хвостовой секции всё утро выходила на радиосвязь, стараясь определить местоположение, если только небо расчистится. Так что сборка 00001 производится географически, Диаспора устремляется вспять, семена изгнания летят внутрь в скромном предварительном просмотре гравитационного обвала, Месианского сбора среди рассыпанных искр….</text:span></text:p>
      <text:p text:style-name="P383">Помнишь историю про малыша, который терпеть не мо<text:span text:style-name="T1223">жет</text:span> креплах? <text:span text:style-name="T1224">Ненавидит и боится это блюдо, покрывается этой жуткой зелёной сыпью, что переходит в рельефные карты по всему телу, от одного лишь вида креплаха. Мать ребёнка ведёт его к психиатру. «Страх неизвестности»,– ставит диагноз эта серая знаменитость,– «пусть он увидит, как вы </text:span><text:span text:style-name="T210">готовите</text:span><text:span text:style-name="T1224"> креплах, чтоб перестал бояться». Дома, к Матери на кухню «Сейчас»,– грит Мать, «приготовлю нам вкусненький сюрприз». «Ух-ты!,– кричит малыш,– «класно, Мамуля!» «Смотри, я просеиваю мукку и соль в миленькую кучку». «А это что, Мам, гамбургер?» «Гамбургер и лук. Я всё обжариваю на этой сковороде». «О-йой, не могу дождаться! Как здорово! А что ты теперь делаешь?» «Делая маленький вулканчик ткт в муке и разбиваю туда яйца». «Можно я помогу тебе месить? Ух-ты!» «Теперь, я буду раскатывать тесто, видишь? в хорошенький плоский лист, вот нарезаю квадратиками—». «Здоровски, Мам!» «Теперь я ложечкой немного гамбургера в этот квадратик, сворачиваю треу—» «ГААХХХХ!»– визжит малыш в абсолютном ужасе,– «</text:span><text:span text:style-name="T210">креплах</text:span><text:span text:style-name="T1224">!»</text:span></text:p>
      <text:p text:style-name="P384">Подобно тому, как некоторые тайны были даны Цыганам на сохранение от центробежной Истории, а какие-то каббалистам, Храмовникам, Розокрестцам, с тем чтобы этот Секрет Ужасной Сборки, и другие, просочились бы в неувядающие пространства того или иного Этнического Анекдота. <text:span text:style-name="T1225">Есть также история про Тайрона Слотропа, который был послан в Зону присутствовать на его собственной сборке—наверное, тяжко параноидные голоса шепчут, </text:span><text:span text:style-name="T211">на сборке его времени</text:span><text:span text:style-name="T1225">—и тут полагается концовка с сюрпризом, но её нет. План сорвался. Он вместо этого разбился на части и рассеялся. Его карты были разложены, в Кельтском стиле, в порядке предложенном мистером А. Е. Вэйтом, разложены и прочитаны, но это карты пропойцы и слабака: они указывают лишь на долгое и шаркающее будущее, на бездарность (не только в его жизни, но и, хех, хех, его хроникёров тоже, да да ничего подобного перевёрнутые 3 из Пентакла покрывают сигнификатора при второй попытке и отправляют тебя к телеку смотреть седьмой повтор Шоу Такеши и Ичизо, закури сигарету и забудь всё это дело)—никакого бесспорного счастья или искупительного катаклизма. Все сулящие ему надежду карты вверх ногами, самое неудачное Повешенный, который должен бы висеть головой вниз вообще-то, рассказывая о его тайных надеждах и страхах….</text:span></text:p>
      <text:p text:style-name="P294"><text:soft-page-break/>– <text:span text:style-name="T1226">Никогда не было никакого Д-ра Джамфа,</text:span>– <text:span text:style-name="T1226">выразил своё мнение всемирно известный аналитик Мики Вакстри-Вакстри,</text:span>– <text:span text:style-name="T1227">Джамф был всего лишь фикцией, чтобы помочь ему объяснить что он чувствовал так жутко, так непосредственно в своих гениталиях из-за тех ракет всякий раз, как начинали взрываться в небе… помочь ему отвергнуть с чем никак не мог согласиться: что он возможно влюблён, сексуально влюблён в его, и его расы, смерть.</text:span></text:p>
      <text:p text:style-name="P295">– <text:span text:style-name="T1228">Эти ранние Американцы, по своему, были захватывающей комбинацией незрелого поэта и психического калеки….</text:span></text:p>
      <text:p text:style-name="P296">– <text:span text:style-name="T1229">Нас никогда не интересовал Слотроп </text:span><text:span text:style-name="T212">qua</text:span><text:span text:style-name="T1229"> Слотроп,</text:span>– <text:span text:style-name="T1230">представитель Противодействия признал едавно в интервью для </text:span><text:span text:style-name="T213">Журнал Уолл-Стрит</text:span><text:span text:style-name="T1230">.</text:span></text:p>
      <text:p text:style-name="P385">Интервьюер: Вы имеете ввиду, стало быть, что он был скорее точкой объединения.</text:p>
      <text:p text:style-name="P386">Представитель: Нет, даже и не это. <text:span text:style-name="T1231">Мнение даже в самом начале разделилось. Это <text:s/>было одной из наших фатальных слабостей. [Я уверен вам хочется услышать про наши фатальные слабости.] Некоторые называли его «поводом». Другие чувствовали, что он являлся истинным, один-к-одному, микрокосмом. Микрокосмисты, как вам должно быть известно из стандартных пересказов, сорвались в преждевременный старт. А мы—это была очень странная форма преследования еретиков, честное слово. Через Нижние Страны, летом. Оно шло в полях ветряных мельниц, в болотах где было слишком темно, чтобы хорошенько прицелится. Вспоминаю случай: когда Кристиан нашёл старый будильник, и мы ободрали радий, чтобы покрыть цепочки спуска воды. Они светились в сумерках. Вы видели такие запирающие пробки, руки характерно собраны в паху. Тёмная фигурка с люминисцирующей струёй, что падает на землю метров за пятьдесят… «Явление, ссущее», это стало дежурной шуткой среди обучающихся. Заеложена до блеска по всему Ракетен-Штадту, можно сказать…. [Да. Круто сказано. Я выдаю их всех… самое худшее, мне известно что ужно вашим редакторам, что <text:s/></text:span><text:span text:style-name="T214">в точности</text:span><text:span text:style-name="T1231"> им нужно. Я предатель. Ношу это в себе. Ваш вирус. Распространяемый вашими неутомимыми Тифозными Мэри, что шатаются по маркетам и станциям. Нам таки удалось поймать в засаду некоторых <text:s/>из них. Однажды мы поймали нескольких в Подземке. Это было ужасно. Моя первая кровь, моё посвящение. Мы гнались за ними в туннелях. Просто ощущали их страх. На развилках туннелей мы могли полагаться лишь на обманчивую акустику Подземки для выбора. Можно было легко заблудиться. Освещения почти никакого. Рельсы отблескивали, как с ними бывает на поверхности дождливыми ночами. И тот шёпот </text:span><text:span text:style-name="T214">тогда</text:span><text:span text:style-name="T1231">—тени, что дожидались, крючась углами на станциях ремонтников, лежали вдоль стен туннелей, следили за погоней. «Конец лишком далеко»,– шептали они,– «Вернись. На этой ветке нет остановок. Поезда пробегают и пассажиры проезжают мили глухих горчичных стен, но остановок нет. Это затяжной проезд в половину дня…. Двое из них скрылись, но мы взяли остальных. Между двух станционных отметок, жёлтым мелом через года смазки и проездов, 1966 и 1971, я вкусил свою первую кровь. Вы хотите и это вставить?] Мы пили кровь наших врагов. Поэтому Гностики такие с виду истощённые. Таинство Евхаристии на самом деле в том, чтобы пить кровь врагов. Грааль, Санграаль, кровавый двигатель. С чего ещё его скрывали бы так свято? Зачем чёрный почётный караул проедет полконтинента в щепы разнесённой Империи, каменный день за зимней ночью, только лишь приложиться к сладкому краю убогой кружки? Нет, они несли смертный грех: поглотить врага, вниз в скользкие соковыделения, чтобы разошлось по всем клеткам. Вами официально определённый «смертный грех», вот зачем. Грех против вас. Раздел в вашем уголовном кодексе, всего-навсего. [На самом деле грех на вас: запретить такое единение. Провести ту черту. Объявить нас худшими, чем враги, которые вообще-то увязли в тех же областях дерьма—сделать нас чужаками.</text:span></text:p>
      <text:p text:style-name="P396">Мы пили кровь наших врагов. Кровь наших друзей мы лелеяли.]</text:p>
      <text:p text:style-name="P386"/>
      <text:p text:style-name="P587">Экспонат Т-1706.31, Фрагмент Нижней Рубахи, Принадлежность Флота США, <text:span text:style-name="T1232">с коричневым пятном, предположительно крови, от низа слева к верху справа.</text:span></text:p>
      <text:p text:style-name="P370"><text:soft-page-break/></text:p>
      <text:p text:style-name="P387">Не включён в Книгу Памятных Вещей в данном примечании. Кусок ткани был дан Слотропу Моряком Бодвайном, однажды ночью в Баре Чикаго. <text:span text:style-name="T1233">По своему, тот вечер явился повторением их первой встречи. Бодвай, дымящийся толстый косяк засунут под струны на грифе гитары, горестно поёт песню отчасти Родждера Мехико, отчасти некоего безымянного моряка, что застрял в Сан Диего военной поры. </text:span></text:p>
      <text:p text:style-name="P387"/>
      <text:p text:style-name="P588">На прошлой неделе я бросил тортом в чью-то Маму,</text:p>
      <text:p text:style-name="P588">На прошлой недели устроил гулянку себе по уму,</text:p>
      <text:p text:style-name="P588">Последнее, что помню, <text:span text:style-name="T1234">6:02 верезжал над моей головой,</text:span></text:p>
      <text:p text:style-name="P589">А мож<text:span text:style-name="T725">’ </text:span>то был<text:span text:style-name="T725">’ </text:span>уж<text:span text:style-name="T725">’ </text:span>11:59…</text:p>
      <text:p text:style-name="P589"/>
      <text:p text:style-name="P590">[Припев]:</text:p>
      <text:p text:style-name="P590"/>
      <text:p text:style-name="P590">Слишком много закрытых на цепь оград вечерами,</text:p>
      <text:p text:style-name="P590">Слишком много людей дрожат по<text:span text:style-name="T1235">д</text:span> дождём,</text:p>
      <text:p text:style-name="P591">Мне сказали, ты всё же заводишь ребёнка,</text:p>
      <text:p text:style-name="P592">И вряд ли когда я останусь с тобою вдвоём.</text:p>
      <text:p text:style-name="P592">Иногда мне охота обратно на север,</text:p>
      <text:p text:style-name="P592">Иногда на восток мне охота проведать родню…</text:p>
      <text:p text:style-name="P593">Порой я уверен, что мог бы почти быть счастливым</text:p>
      <text:p text:style-name="P593">Если б знал, ты меня вспоминаешь, хоть раз на дню….</text:p>
      <text:p text:style-name="P370"/>
      <text:p text:style-name="P388">У Бодвайна есть пищик-сирена, типа тех ради которых ребятишки отправляют крышки от коробок с кашей, ловко вставленный в его жопу, <text:span text:style-name="T1236">так что он может запускать его всякий раз пёрднув с определённой магнитудой. Он здорово наловчился перемежать свою музыку этими выперднутыми УУИИИИииии, теперь занят тем, чтобы они звучали в правильной тональности, новейшая рефлективная дуга, ухо-мозг-руки-жопа, и возвращение в невинность тоже. Купцы в эту ночь все торгуются малость замедлено. Сентиментальный Бодайн думает это потому, что они слушают его песню. Может и слушают. Вязанки свежих листьев Коки, только что из Анд, превращают заведение в какой-то гулкий Латинский склад, накануне революции, которая никогда не наступит ближе, чем дым грязнящий небо над тростниками, иногда, в долгие кружевные послеполудни у окна….</text:span></text:p>
      <text:p text:style-name="P389">Уличные пострелята заняты Рутиной Работящего Эльфа, <text:span text:style-name="T1237">оборачивают каждый листок вокруг бетельного орешка в аккуратный пакетик для жевания. Их покрасневшие пальцы живые уголья в тени. Моряк Бодайн поднимает взгляд вдруг, умудрённое, небритое лицо ужалено всем дымом и невниманием в комнате. Он смотрит прямо на Слотропа (будучи одним из немногих, кто ещё в состоянии видеть Слотропа как целостное существо по прежнему. Большинство остальных давно забросили попытки удерживать его воедино, хотя бы даже как понятие—«это стало слишком отдалённым»,– <text:s/>всё что они обычно говорят.) Почувствовал ли сейчас Бодайн, что его собственная сила однажды вскоре может оказаться недостаточной: что скоро, как все остальные, <text:s/>он должен будет отпустить? </text:span><text:span text:style-name="T215">Но кто-то же должен держать, не может же это случиться со всеми нами—нет, это было бы уже чересчур...Ракетмэн, Ракетмэн. Бедный ты долбоёб.</text:span></text:p>
      <text:p text:style-name="P297">– <text:span text:style-name="T1238">Слушай сюда. Я хочу чтоб ты взял это. Понимаешь? Это тебе.</text:span></text:p>
      <text:p text:style-name="P390">А он вообще может слышать? Может видеть эту тряпку, это пятно?</text:p>
      <text:p text:style-name="P298">– <text:span text:style-name="T1239">Слушай, я был там в Чикаго, когда они устроили засаду на него. Я был там в ту ночь, чуть дальше от Биографа, я слышал стрельбу, всё. Блядь, я был просто салага, я подумал на то и свобода, вот я и сорвался бежать. Я и пол-Чикаго. Из баров, туалетов, аллей, дамы вздёргивали свои юбки повыше, чтобы шибче бежать, мисус Кродобли, которая пила без продыху всё </text:span><text:soft-page-break/><text:span text:style-name="T1239">Большую Депрессию, дожидаясь когда пробьётся луч солнца, и кто бы подумал, половина моего выпускного класса на Великих Озёрах, в синих парадках с такими же отпечатками краватных пружин как у меня, а там заслуженные проститутки и педики в оспинах с дыханием вонючим как нутро у рукавицы машиниста, старушки с Задворков, девчушки только что из кино со всё ещё холодным потом на их ляжках, корифан, <text:s/></text:span><text:span text:style-name="T216">все</text:span><text:span text:style-name="T1239"> были там. Они сдёргивали одежду, вырывали чеки из чековых книжек, отрывали куски у газет друг друга, лишь было бы им чем промакнуть кровь Джона Дилинджера. Мы обезумели. Агенты нас не останавливали. Просто стояли, а дым ещё курился из их стволов покуда люди все набросились на ту кровь на улице. Наверно я поддался не раздумывая. Но в этом было </text:span><text:span text:style-name="T216">что-то ещё</text:span><text:span text:style-name="T1239">. Что-то <text:s/>должно быть мне нужное… поэтому я отдаю это тебе. Окей? Это кровь Дилинджера тут. Была ещё тёплой когда я собирал. Они не хотели бы, чтоб ты <text:s/>считал чем-то кроме как «обычным преступником»—но голова у Них слишком высоко над Их жопой—он всё же сделал то, что сделал. Пошёл и отмутузил Их прямо в туалетной уединённости Их банков. Какая разница о чём он </text:span><text:span text:style-name="T216">думал</text:span><text:span text:style-name="T1239">, раз это ему не мешало? А и не важно почему мы это делаем, тоже. Роки? Да не нужны нам резонные основания, а просто лишь та </text:span><text:span text:style-name="T216">милость</text:span><text:span text:style-name="T1239">. Физическая милость чтоб всё срабатывало. Храбрость, мозги, конечно, Окей, но без той милости? Забудь и думать. Ты когда-нибудь</text:span>—<text:span text:style-name="T1240">пожалуйста, ты слушаешь? Эта вот штука работает. Правда-правда. Дл меня срабатывала, но я уже миновал стадию Дамбо, я могу летать и без неё. Но ты. Роки. Ты….</text:span></text:p>
      <text:p text:style-name="P391">Это не стало последней их встречей, но впоследствии рядом всегда <text:span text:style-name="T1241">был кто-то ещё, кризисы с наркотой, возмущение из-за палева, настоящего или нависшего, а потом, как и боялся, Бодайн стал начинать, беспомощно, со стыдом, отпускать Слотропа. В определённых запарках теперь, когда он видит белую сеть разброшенную по всем направлениям, он толкует её как эмблему боли или смерти. Он начал проводить боьше своего времени с Труди. Их подругу Магду повязали за мелкое правонарушение первой степени и увезли в Леверкузен, в заросшие задворки где электролинии плюются над головой, пыльные кирпичи разводят сорняки из трещин, ставни постоянно заперты, трава и сорняки превращаются в горчайший осенний пол. По определённым дням ветер приносит <text:s/>пыль аспирина с завода Байер. Люди вдыхают её и становятся <text:s/>присмиревшими.</text:span></text:p>
      <text:p text:style-name="P392">Они оба чувствуют её отсутствие. <text:span text:style-name="T1242">Бодайн вскоре обнаруживает, что его характерно наглый смех, </text:span><text:span text:style-name="T217">хйех, хйех,</text:span><text:span text:style-name="T1242"> стал более Немецким, </text:span><text:span text:style-name="T217">тйахц, тйахц</text:span><text:span text:style-name="T1242">. Он также принимает неоторые из давних обликов Магды. Добродушные и удобные для вхождения облики, как на балу маскараде. Это трансвестизм заботливости и в первый раз в жизни случается с ним. Хотя никто не спрашивает, слишком заняты делами, он считает, что это нормально. <text:s text:c="2"/></text:span></text:p>
      <text:p text:style-name="P393">Свет в небе натянутый и чистый, в точности ириска после двух первых вытяжек. </text:p>
      <text:p text:style-name="P299">– <text:span text:style-name="T1243">Умереть странной смертью,</text:span>– <text:span text:style-name="T1244">Гость Слотропа мог к тому времени нацарапать строки углём на стене, голосами в трубе, людскими созданиями на дороге,</text:span>– <text:span text:style-name="T1245">цель жизни в том, чтобы умереть странной смертью. Сделать так, что </text:span><text:span text:style-name="T218">как бы она ни нашла тебя</text:span><text:span text:style-name="T1245">, нашла бы тебя при очень странных обстоятельствах. Такою жить жизнью….</text:span></text:p>
      <text:p text:style-name="P370"/>
      <text:p text:style-name="P394">Экспонат Т-1729.06, Бутылка содержащая 7 кс Майского вина. Анализ <text:span text:style-name="T1246">показывает наличие сушёного ясменника, лимонной и апельсиновой кожуры.</text:span></text:p>
      <text:p text:style-name="P394"/>
      <text:p text:style-name="P395">Веточки ясменника, известного также как Хозяин Лесов, носили ранние воины Тевтоны. Он даёт успех в битве. <text:span text:style-name="T1247">По-видимому какая-то часть Слотропа влетела в самовольщика Джабаева однажды ночью в сердце центральной части Нидершаумдорфа. (Некоторые полагают, что фрагменты Слотропа разрослись в полноценные отдельные личности. Если так, то невозможно определить какие из нынешнего населения Зоны являются отпрысками его изначального рассеивания. Предположительно его последнее фото было на единственном альбоме когда-либо <text:s/>записанном Дураком, Английской рок-группой—семеро музыкантов позируют, в нахальном </text:span><text:soft-page-break/><text:span text:style-name="T1247">стиле ранних Стоунз, возле давней воонки ракеты-бомбы, в Ист-Энде, или к Юг от Реки. Вокруг весна и Французский тимьян цветёт изумительным белым кружевом по накидке зелени, которая теперь прячет и смягчает истинный вид старого бута. Невозможно определить которое из лиц является Слотропом: единственное приложимое к нему печатное упоминание «Гармоника, казу—друг». Однако зная его Таро, нам следовало бы ожидать его в Смиренности, среди серых и отринутых душ, искать его дрейфующим во враждебном свете неба, во тьме моря….)</text:span></text:p>
      <text:p text:style-name="P397">Теперь тут только лишь <text:span text:style-name="T1248">раскосый кошачий глаз заката <text:s/></text:span>остался <text:span text:style-name="T1248">на равнине в этот вечер, ярко серый напротив пурпурного потолка облаков, с радужкой из серого потемнее. Он более виден над, чем смотрит на, эту собирушку Джабаева и его друзей. Внутри города, проводится странный сход. Деревенские идиоты из деревень по всей Германии стекаются сюда (течёт изо рта тоже, оставить позади яркий след цвета, чтоб людям было на что указывать в их отсутствии). Ожидается, что они примут резолюцию сегодня с просьбой к Великобритании о предоставлении <text:s/>статуса члена Содружества и возможно даже подадут заявку на членство в НАТО. Детей в приходских школах опросили молиться за их успех. Может 13 лет скрытного сотрдничества Ватикана прояснил разницу между тем, что свято, а что нет? Ещё одно Государство формируется в ночи, не без театральности и увеселений. Так что в эту ночь преобладает </text:span><text:span text:style-name="T219">Maitrinke</text:span><text:span text:style-name="T1248">, которого Джабаев раздобыл несколько литров. Пусть деревенские идиоты празднуют. Пусть святость изливается от них в рябь интерференции покуда не застит свет фонарей в зале собрания.</text:span></text:p>
      <text:p text:style-name="P398">Пусть шеренга <text:span text:style-name="T1249">х</text:span>ора выступит героически: <text:span text:style-name="T1249">16 оборванных выпучивших глаза старожилов, что бесцельно шаркают по сцене, сдрачивают в унисон, вертят членами в пародии на упражнения с пиками, размахивают попарно и потройно своими зелёно-лиственными древками, выставляют изумляющие шанкры и повреждения, кончают фонтанами спермы с пронизью крови что плещут на заскорузлые складки штанов, пиджаки цвета грязи с карманами обвисшими как 60-летние груди, щиколотки без носков постоянно извоженные пылью маленких площадей и обезлюженных улиц. Пусть уракают и колотят по спинкам сидений, пусть течёт слюна по-братски. В этот вечер кружок Джабаева добыл, через плохо скоординированный вломись-схвати-и-ходу!, в доме единственного в Нидершаумдорфе доктора, здоровенный шприц для уколов и иглу. Сегодня будут вводить </text:span><text:span text:style-name="T220">вино</text:span><text:span text:style-name="T1249">. Если полиция в пути, если далеко на дороге некие дикие уши могут уже различить рокот оккупационной колонны за <text:s/>километрами ночи, машут из-за пределов видимости, из-за наислабейшего брезжения <text:s/>первых фар, всё равно никому не удастся сломить кружок. Вино будет распоряжаться всем что произойдёт. Разве тебе не случалось очнуться с ножом в руке и головой в унитазе, муть длинной крови сейчас сплюнется из-под верхней губы, и рухнуть обратно на вытертый красный капилляристый ворс где ничего такого никак не могло ведь быть? И очнуться опять к женскому визгу, к воде канала, что леденит твои притопленные ухо и глаз, опять к несчётным Крепостям пикирующим с неба, опять, опять….Но нет, никогда до конца.</text:span></text:p>
      <text:p text:style-name="P462"><text:span text:style-name="T324">Винная поспешность: винная поспешность смеётся над притяжением, оказываешься под потолком лифта, </text:span><text:span text:style-name="T325">что взмывает </text:span><text:span text:style-name="T243">вверх</text:span><text:span text:style-name="T325"> и уже никак не опуститься. </text:span><text:span text:style-name="T326">Ты разделяешься надвое, на Двух основных, и каждому «я» известно про друго</text:span><text:span text:style-name="T327">е.</text:span></text:p>
      <text:p text:style-name="P407"/>
      <text:p text:style-name="P484"><text:span text:style-name="T327">О</text:span><text:span text:style-name="T323">ккупация Мингборо</text:span></text:p>
      <text:p text:style-name="P399">Грузовики катят подгору, где шоссе Штата сужается, примерно в три часа дня. <text:span text:style-name="T1250">Все фары горят. Устремлённый электрический взгляд за взглядом переваливают через гребень холма, между деревьев клёна. Шум ужасный. Коробки передач трещат как каждая из машин достигает конца спуска, усталые крики «На двойное сцепление, идиот!» доносятся из под брезента. Яблоня у дороги в цвету. Ветви мокрые от утреннего дождя, тёмные и мокрые. Под ним сидит, с кем угодно кроме Слотропа, голоногая девушка, блондинка и коричневая как мёд. Её зовут Марджери. Хоган вернётся с войны на Тихом океане и станет за ней ухаживать, но он проиграет Питу Дюфей. У неё с Дюфей будет дочка по имени Ким, а косички Ким будут макаться в </text:span><text:soft-page-break/><text:span text:style-name="T1250">школьные чернильницы Хоганом-младшим. Всё так и будет, оккупация там или нет, с или без дяди Тайрона.</text:span></text:p>
      <text:p text:style-name="P400">Дождя в воздухе прибывает. <text:span text:style-name="T1251">Солдаты собираются у Гаража Хикса. На задворках участка смазочная свалка, яма, полная подшипников, дисков сцепления, кусков трансмиссии. На парковке пониже—поделенной с кондитерской в подстриженной зелени, где он дожидался первого кусочка очень жёлтого школьно автобуса появлявшегося из-за угла в 3:15, и знал у кого из старшеклассников можно выпросить мелочь—шесть или семь старых автомобилей Корд на разных стадиях запылённости и разрухи. Сувениры из ранней империи, они блестят как катафалки сейчас в предчувствии дождя. Рабочие отделения уже складывают баррикады, а группа зачистки вторглась в серую вагонку Магазина Пиццини, что стоит здоровенным амбаром на углу. Ребятишки крутятся возле погрузочной платформы, щёлкают семечки из пеньковых мешков, слушают как солдаты освобождают туши телятины из холодильника Пиццини. Если Слотроп хочет добраться домой отсюда, ему надо скользнуть на тропку рядом с двухэтажной кирпичной стеной Гаража Хикса, зелёная тропа вход в которую прячется за мусоросжигалкой магазина и навесом где Пиццини держит свой грузовик доставки. Потом срезаешь <text:s/>через два участка, которые не точно прилегают спиной-к-спине, так что огибаешь один забор, а дальше по проезду. Оба они окаменело смолистые и чёрные дома старушек, полные кошек, живых и чучельных, запятнанных абажуров, салфеточек и скатёрочек на стульях и столах, и предсмертного полумрака. Потом тебе надо пересечь улицу, пройти по подъездной дорожке миссис Снод вдоль штокроз, через проволочные ворота и задний двор Сантора, через забор-перила, где ограда заканчивается, пересечь твою улицу, и дома….</text:span></text:p>
      <text:p text:style-name="P401">Но тут оккупация. Возможно уже запретили детям <text:span text:style-name="T1252">срезать напрямик, как и передвижения взрослых. Может уже слишком поздно идти домой.</text:span></text:p>
      <text:p text:style-name="P401"/>
      <text:p text:style-name="P485">Опять в Der Platz</text:p>
      <text:p text:style-name="P402">Густав и Андрэ вернулись из Коксэвена, свинтили мембранодержатель и мембрану из казу <text:span text:style-name="T1253">Андрэ и заменили их фольгой—прокололи дырочки в фольге, и сейчас курят гашиш из казу, клапанируя пальцем короткий конец, па-па-пах для смешивания с воздухом—оказывается проныра Кислота подрядил экс-Пенемюндовских инжееров, из отдела двигателя, для проведения долгосрочного изучения оптимального дизайна трубки для гашиша—в значениях скорости потока, передачи тепла, контроля отношения воздух-дым, совершенная форма оказывается форма классического </text:span><text:span text:style-name="T221">казу</text:span><text:span text:style-name="T1253">!</text:span></text:p>
      <text:p text:style-name="P404">Ага, ещё одна странная вещь у казу: поворотная резьба над мембраной в точности такая же как у <text:span text:style-name="T1254">патрона </text:span>электролампочки. <text:span text:style-name="T1255">Густав, старый добрый Капитан Ужас, в очень жёлтых Английских очках для стрельбы («помогает тебе быстрее попасть в вену: по-моему»), любит провозглашать это чистой подписью Фебуса. «Вы дураки думаете будто казу подрывной инструмент? А вот—он всегда прихватывает электрическую лампочку в свои дневные обходы, незачем упускать возможность депрессировать подвернувшегося наркомана… ловко вкручивает лампочку поверх мембраны заглушая её,– «Видал? Фебус даже стоит за </text:span><text:span text:style-name="T222">казу</text:span><text:span text:style-name="T1255">. Ха! Ха! Ха! </text:span><text:span text:style-name="T222">Schadenfreude</text:span><text:span text:style-name="T1255">, хуже чем затяжной луковый пердёж, заполоняет комнату.</text:span></text:p>
      <text:p text:style-name="P405">Но <text:s/>лампочка Густава<text:span text:style-name="T328">—</text:span>никто иной как наш друг Байрон<text:span text:style-name="T328">—</text:span>хочет сказать нет, <text:span text:style-name="T1256">это вовсе не так, это Казу провозглашает братство со всеми пойманными и угнетёнными электролампами…. </text:span></text:p>
      <text:p text:style-name="P403"><text:s/><text:span text:style-name="T1257">Здесь идёт кино, по секрету. На этаже, 24 часа в сутки, как ни заглянешь точно, всё тоже грёбанное кино! По настоящему наглый и безвкусный фильм Герхарда фон Гёля из ежедневных съёмок фактически для проектка, который никогда не будет завершё. Шпрингер просто планирует так и крутить без конца, по секрету. Называется </text:span><text:span text:style-name="T223">Новый Наркотик</text:span><text:span text:style-name="T1257">, и об этом-то всё кино, новейший вид наркотика о котором никто вообще не слыхал. Самая сволочная характеристика у этой хрени, что <text:s/>как только ты принял она делает тебя неспособным когда-либо хоть кому-то сказать как она вообще действует, или ещё хуже, где её можно достать. </text:span><text:soft-page-break/><text:span text:style-name="T1257">Толкачи тоже без понятия как любой другой. Всё, на что можешь надеяться, что прижучишь кого-то в момент приёма (впрыскивает? курит? глотает?) <text:s/>дозу. Это такой наркотик, что сам </text:span><text:span text:style-name="T223">тебя</text:span><text:span text:style-name="T1257"> находит, как видно. Часть вывернутого мира, чьи агенты бегают с пистолетами, которые как пылесосы действуют в направлении жизни—нажал на курок и пули высосались обратно из недавно убитого в дуло, и Великое Необратимое по сути обратилось и труп оживает под аккомпанимент обратно направленных выстрелов (можете себе представить до чего наркозадроченное и безрассудное понятие про развлекуху нужно иметь для ежедневного звукоредактирования всего этого). Мелькают титры вроде</text:span></text:p>
      <text:p text:style-name="P403"/>
      <text:p text:style-name="P406">ГЕРХАРДТ ФОН ГЁЛЬ АМИТАЛ-НАТРИЕВЫЙ МУДАК!</text:p>
      <text:p text:style-name="P402"/>
      <text:p text:style-name="P408">А вот он и сам, <text:span text:style-name="T1258">напыщенный лицедей, сидит на унитазе, на… ну на чём-то смахивающем на необычно большой горшок, чтобы приучать малыша им пользоваться, высоко между ног сидящего подымается фарфоровая голова шакала с тем, что оказывается, какая неловкость, косяком, в довольно распущенно ухмыляющемся рту—«Через зло и орлов»,– мелет Шпрингер,– «климат блондинит своим путём, ибо они не сила под развязной войной. Нет не для проказ пока не явятся наблюдатели в рвущихся простынях земли совокупляться и говорить медошница блилар медуметноз и бергамот в игривой фантазии под троном и носом наименее милостивого короля….»– ну там идёт немало ещё такой же потетени, как раз время отвлечься на попкорн, за который в Platz катят семена ипомеи разжаренные до коричневых взрывчиков. Никакая регулярная компания здесь вообще-то не собирается смотреть помногу фильма по секрету—только гости забредают: друзья Магды, перебежчики из большого аспиринового завода в Левенкузене, там в уголке, брызгают освобождённым кукурузным крахмалом с водой на голые тела друг друга, с нездоровым хихиканьем… последователи Ай Чинг у которых излюбленная гксаграмма вытатуирована на каждом пальце ступни, которые не могут оставаться долго на одном месте, а почему? Из-за гексаграммного зуда! приспотыкиваются также бродячие магистры магии, что не могут сдерживаться и не распахиваться настежь <text:s/>перед разрушительными посещениями от Клиппота, хохмачей с доски Уиджа, полтергейстов, всякой сволочи астрального уровня сплошь алкаши да хлюпики—да все они зачастили в Der Platz нынче. Но альтернатива в том чтобы кого-то не пускать, а других да, но никто не готов к такому…. Решения такого рода для агела на очень высокой должности, что смотрит на нас и на наши бесчисленные извращённости, ползание по чёрному атласу, затыкание рта рукоятью хлыста, слизывание крови с укола в вену любовника, всё такое, каждый вырвавшийся смешок или вздох, всё так и идёт под смертным приговором, чья глубокая красота ангелу и близко никогда не доходила….</text:span></text:p>
      <text:p text:style-name="P408"/>
      <text:p text:style-name="P486">Таро Вайсмана</text:p>
      <text:p text:style-name="P409">Таро Вайсмана лучше, чем у Слотропа. <text:span text:style-name="T1259">Вот настоящие карты, в точной последовательности как они вышли.</text:span></text:p>
      <text:p text:style-name="P410">Сигнификатор: <text:s/>Рыцарь Мечей</text:p>
      <text:p text:style-name="P410">Покрыт: Башней</text:p>
      <text:p text:style-name="P410">Прекрещен: Королевой Мечей</text:p>
      <text:p text:style-name="P410">Венчание: Король Кубков</text:p>
      <text:p text:style-name="P410">Под: Тузом Мечей</text:p>
      <text:p text:style-name="P410">Впереди: 4 Мечей</text:p>
      <text:p text:style-name="P410">Позади: 4 Пентаклов</text:p>
      <text:p text:style-name="P410">Сам: Паж Пентаклов</text:p>
      <text:p text:style-name="P411">Дом: 8 Кубков</text:p>
      <text:p text:style-name="P411">Надежды и Страхи: 2 Мечей</text:p>
      <text:p text:style-name="P412"><text:soft-page-break/>Что Выйдет: Весь Мир</text:p>
      <text:p text:style-name="P413">Он является сперва в сапогах и знаках различия верхом на чёрной лошади в скачке, что ни он ни конь не могут контролировать, <text:span text:style-name="T1260">по пустоши и великим могильным курганам, размётывая чёрномордых овец врассыпную, покуда темень стоит можжевельником замечтавшись, смертолюбивая, поперёк пути его параллаксом неспешной фатальности, высясь будто монументы над зелёным и загорелым исходом лета, низины цвета пыли и наконец походно-серое море, прерии моря темнеют до пурпурного где пробивается солнечный свет, громадными кругами, прожектора на танцевальной площадке.</text:span></text:p>
      <text:p text:style-name="P414">Он отец, которого тебе никогда не удастся убить до конца. <text:span text:style-name="T1261">Эдипова ситуация в Зоне нынче просто ужасна. Никакого благородства. Матери омужичились до состояния старых потёртых мешков с деньгами, ни в ком не вызывают никакой сексуальной заинтересованности, но всё же вот их сыновья, всё ещё в путах инерции похоти устаревшей на 40 лет. У отцов никакой власти сегодня и никогда не имели, но потому что 40 лет назад мы не смогли убить их, мы обречены сейчас на всё ту же пассивность, всё те же мазохистские фантазии что лелеяли </text:span><text:span text:style-name="T224">они </text:span><text:span text:style-name="T1262">втайне, а ещё хуже, мы обречены в своей слабости прикидываться мужами власти, которых наши собственные дети малые должны енавидеть, и стремиться узурпировать место, и у них не выходит… Так поколение за поколением людей влюблённых в боль и пассивность отбывают свой срок в Зоне, молча, издавая запах увядшей спермы, страшась смерти, отчаянно втянувшись в удобства, что им продают со стороны, насколько угодно ненужные, безобразные и мелкие, соглашаясь, чтоб жизнь их определяли другие, чей единственный дар в смерти.</text:span></text:p>
      <text:p text:style-name="P461">Из 77 карт что могли выйти, Вайсман «покрыт», то есть его нынешнее состояние представлено Башней. Это загадочная карта и каждый толкует её по своему. На ней изображён удар молнии по высокому фаллическому сооружению, и две фигуры, одна в короне, падающие с него. Некоторые прочитывают её как семяизвержение и останавливаются <text:s/>на этом. Другие видят символ Гностиков или Катаров, для Римской Церкви, что сводится к любой другой Системе нетерпящей ереси: система, которая, по своей природе, должна рано или поздно пасть. Теперь мы знает также что это ещё и Ракета.</text:p>
      <text:p text:style-name="P415">Члены Ордена Золот<text:span text:style-name="T1265">ист</text:span>ого Рассвета считают, <text:span text:style-name="T1263">что Башня представляет победу над роскошью и мстящую силу. Как Гебельс, несмотря на все свои профессиональные разглагольствования, верил в Ракету как в мстителя.</text:span></text:p>
      <text:p text:style-name="P416">На Древе Жизни каббалистов, <text:span text:style-name="T1264">путь Башни соединяет сефиру Нецах, победу, с Ходом, славой. Отсюда интерпретация Золотистого Рассвета. Нецах пылок и эмоционален, Ход водянист и логичен. В теле Бога эти две сфироты являются ляжками, столпами Храма, а вместе разрешаются в Йесод, органы секса и экскреции. </text:span></text:p>
      <text:p text:style-name="P417">Но каждая из Сфирот преследуется соответствующим ей <text:span text:style-name="T1266">демоном или </text:span>Клипотом. <text:span text:style-name="T1267">Для Нецаха это Гараб Церек, для Хода это Шамаел, Отрава Господа. Никто не звал демонов ни на один из уровеней, но тут возможно срабатывает малюсенькая незащищённость перед ощущением падения, тот вид очень отвесного и несоразмеримого падения, которое встречаем во снах, падение скорее сквозь пространства, чем среди предметов. <text:s/>Хотя каждый из различных Клипотов может производить только лишь свой определённый сорт зла, действие на пути Башни, от Нецаха в Ход, похоже привело к возникновению демона нового вида (что, диалектическое Таро? Да и ещё ж как, народ человечий! А и если думаете будто нет Марксистов-Ленинистов занятых магией, то </text:span><text:span text:style-name="T225">лучше</text:span><text:span text:style-name="T1267"> задумайтесь </text:span><text:span text:style-name="T225">по второму разу</text:span><text:span text:style-name="T1267">!). Вороны Смерти отведали теперь Отравы Господа… но в дозах достаточно малых, чтобы не окачурится а поиметь, как от </text:span><text:span text:style-name="T225">Amanita muscaria</text:span><text:span text:style-name="T1267">, весьма необычное состояние ума…. Они не имеют официального наименования, но именно они демоны покровители Ракеты.</text:span></text:p>
      <text:p text:style-name="P418">Вайсман перекрещён Королевой его масти. <text:span text:style-name="T1268">Возможно что сам себя, по таскалову. Она главное препятствие <text:s/>на его пути. В его основание это единственный меч пылающий внутри короны: снова Нецах, победа. В Американской колоде эта карта превратилась в Туза Пик, которая </text:span><text:soft-page-break/><text:span text:style-name="T1268">малость зловеща: вам знакома тишь охватывающая комнату при его появлении, в какой угодно игре. Позади него, уходя из его жизни как влияние, 4 или Четвёрка Пентаклов, что показывает фигуру незначительного достояния отчаянно цепляющуюся за имение своё, четыре золотых монеты—этот хлюпик держит две из них наступив ногами, балансируя одной на голове и прижимая четвёртую крепко-накрепко к своему желудку, что ведёт к язве. Это стационарная ведьма , что пытается уберечь свой конфетный домик от неисчислимых откусчиков во тьме снаружи. На подходе, перед ним, является пир кубков, сытость. До хрена винища и хлебов ожидает Вайсмана вскоре. <text:s/>Повезло ему—хотя в своём доме он виден уходящим, отвергая восемь составленных золотых чаш. Возможно ему достанется лишь то, от чего должен был уйти. Возможно оттого, что в осадках последнего кубка ночи есть горькое присутствие женщины сидящей на каменистом берегу, Двойка Мечей, одна у края Балтики, глаза завязаны в лунном свете, держит два клинка крест-накрест у себя на груди… значение обычно толкуется как «вооружённое согласие», <text:s/>достаточно точное описание Зоны в наши дни, и это описывает его глубочайшие надежды, или страхи.</text:span></text:p>
      <text:p text:style-name="P419">Сам же, каким Мир его видит: обучающийся наукам юный Паж <text:span text:style-name="T1269">Пентаклов, в размыщлениях над своим магическим золотым талисманом. Паж может также представлять собой молдодую девушку. Но Пентаклы описывают людей очень тёмной наружности, так что паж пости наверняка Енцин в молодости. А Вайсман может наконец, таким ограниченным способом доски объявлений, стал тем, что он любил сперва. </text:span></text:p>
      <text:p text:style-name="P420">Король Кубков, венчающий его надежды, <text:span text:style-name="T1270">светловолосый король-интеллектуал.</text:span></text:p>
      <text:p text:style-name="P421">Если вам интересно куда он делся, поищите среди успешных академиков, Президентских советников, символических интеллектуалов сидящих в собраниях директоров. <text:span text:style-name="T1271">Он почти наверняка там и будет. <text:s/>Ищите повыше, а не внизу. Его будущая карта, карта о том, что будет, это Мир.</text:span></text:p>
      <text:p text:style-name="P421"/>
      <text:p text:style-name="P491">Последняя зелень с Лиловым</text:p>
      <text:p text:style-name="P434">Хит зарастает зелёным с лиловым во всех направлениях, земля и вереск, во <text:s/>всех направлениях, старятсяtoken intellectuals</text:p>
      <text:p text:style-name="P434">Нет. То было весной.</text:p>
      <text:p text:style-name="P434"/>
      <text:p text:style-name="P492">Конь</text:p>
      <text:p text:style-name="P422">В поле, вне поляны и деревьев, последний конь стоит, потускнелый до серебряно-серо<text:span text:style-name="T1272">го, едва ли больше, чем скопленье теней. Германцы язычники жившие тут приносили в жертву лошадей когда-то- в их древних ритуалах. Позднее роль лошади изменилась от священного жертвоприношения в поставщика силы. К тому времени великая перемена работала над Хитом, меся, переворачивая, налегая пальцами сильными как ветер. </text:span></text:p>
      <text:p text:style-name="P423">Теперь та жертва стала политическим актом, <text:span text:style-name="T1273">актом Цезаря, последнего коня интересует лишь как начинается ветер сегодня: подымется сперва, старается продержаться, поймать, но не выходит… всякий раз, конь чувствует похожий подъём в своём сердце, в краях глаза, уха, мозга…. Наконец, с верняковым началом ветра, что становится также поворотом дня, его голова поднимается, и дрожь пробегает по телу. Его хвост хлещет по чистой увёртливой плоти ветра. Жертвоприношение в роще начинается.</text:span></text:p>
      <text:p text:style-name="P423"/>
      <text:p text:style-name="P487">Исаак</text:p>
      <text:p text:style-name="P424">В одной из Агадских легенд из 4-го примерно столетия <text:span text:style-name="T1274">говорится, что </text:span>Исаак, <text:span text:style-name="T1274">в момент когда Авраам был готов принести его в жертву на Мовре, увидел преддверия Трона. Для практикующего мистика, видение и прохождения чрез эти чертоги один за другим, ужасно и сложно. Ты должен не только быть натаскан в противознаках и печатях, не только иметь физическую подготовку тренингом и воздержанием, но также торчком стоячую решимость, </text:span><text:soft-page-break/><text:span text:style-name="T1274">которая никак у тебя не падает. Ангелы у дверей будут пытаться обжулить тебя, запугать, сыграть всевозможно жестокие шутки, чтоб сбить тебя с пути. Клипоты, скорлупа мертвецов, будут использовать всю твою любовь к друзьям кто пересёк уже против тебя. Ты выбрал активный путь, и тут уж не будет промашек без того, чтоб подвергнуться самой смертельной опасности. </text:span></text:p>
      <text:p text:style-name="P425">Другой путь тёмен и женственен, пассивный, <text:span text:style-name="T1275">самоотречение. Исаак под ножом. Блестящий кра ширится в прихожей, вниз, на котором душа несётся неодолимым Эфиром. Герхардт фон Гёль на каталке своей камеры, ухает от радости, верхом на бочке вдоль длинных коридоров Нимфенбурга. (Оставим-ка его тут, в его восторженности, в его невиности….) Сверхъестественный свет брезжит впереди, почти синий среди всей этой позолоты и стёкол. Позолотчики работали голышом и с обритыми головами—для получения статичного заряда чтобы удерживать трепетный листок, им приходилось сперва провести кистью по своим паховым волосам: генитальное электричество будет сиять вовеки в этих золотых просторах. Но мы давно оставили безумца Людвига и его Испанскую плясунью оплывать, гаснуть ало на мраморе, сияющем предательски как сладкая вода… всё это уже позади. Вознесение в шариоте Меркаба, несмотря на его последние слабые проблески человечности, последние жесты к возможности магии, надвигается неотвратимо….</text:span></text:p>
      <text:p text:style-name="P425"/>
      <text:p text:style-name="P488">Пред-Старт</text:p>
      <text:p text:style-name="P426">Гигантская белая муха: <text:span text:style-name="T1276">стоячий член жужжит в белом кружеве, в свернувшейся кров</text:span><text:span text:style-name="T14">и́</text:span><text:span text:style-name="T1276"> или сперме. Его гладкие ступни, связаны вместе, в белых атласных тапочках с белыми бантиками. Его красные соск</text:span><text:span text:style-name="T14">и́</text:span><text:span text:style-name="T1276"> торчат. Золотистые волосики на его спине, сплав Германского золота, бледно-жёлтый до белого, сбегают симметрично вдоль хребта, сбегают в арки тонкие и закрученные, как арки отпечатка пальца, как опилки вдоль магнитных линий силы. Каждая веснушка или родинка это тёмная чётко посаженная аномалия в поле. Пот скапливается в ложбинке у него под затылком. Его рот заткнут белой перчаткой козлиной кожи. Вайсман составлял вксь символизм сегодня. Перчатка это женский эквивалент Руки Славы, которую форточники применяют ля освещения в твоём доме: свеча в руке мертвеца, торчком как встанут все твои ткани при первой сладостной пробежки язычком твоей любовницы Смерти. Перчатка это полость куда входит Рука, так же как 00000 лоно куда возвращается Готфрид.</text:span></text:p>
      <text:p text:style-name="P427"><text:span text:style-name="T1277">Всуньте его. Не Прокрустово ложе, но подогнанное для его приёма. Оба, мальчик и Ракета, спроектированы одновременно. Её стальная задница изогнута так превосходно… он вместится как раз. Они спариваются друг с другом, Schwarzgerät и соседняя более высокая сборка. Его голые конечности в узах из металла выгибаются среди топливных, окислительных, паропроводящих линий, рамы двигателя, батареи сжатого воздуха, выхлопного патрубка, декомпозера, баков, вентилей, клапанов… и один из этих клапанов, одна контрольная точка, один переключатель давления именно то, что нужно, истинный клитор направленный прямиком в нервную систему 00000. Она не должна быть для тебя загадкой, Готфрид. Найди зону любви, лижи и целуй… у тебя есть время—остаётся <text:s/>ещё пара минут. Жидкий кислород бежит замораживая так близко к твоей щеке, кости мороза обжечь тебя до потери чувств. Скоро и огонь будет, тоже. Печь, для которой мы тебя откармливали, разгорится. Вон сержант несёт Zündkreuz. Пиротехнический Крест стартовать тебя. Солдаты стоят по стойке смирно. Готовься, </text:span><text:span text:style-name="T226">Liebchen</text:span><text:span text:style-name="T1277">.</text:span></text:p>
      <text:p text:style-name="P370"/>
      <text:p text:style-name="P489">Конструкция</text:p>
      <text:p text:style-name="P428">Ему уделили оконце искусственного сапфира <text:span text:style-name="T1278">четыре дюйма шириной, выращенного IG в 1942 в форме шляпки гриба, чуть добавили кобальта для зеленоватого оттенка—очень жароустойчив, прозрачен для большинства видимых частот—он искажает вид неба и облаков снаружи, но приятно, как Ochsen-Augen в дни Пра-прабабушек, в дни до оконного стекла….</text:span></text:p>
      <text:p text:style-name="P429"><text:soft-page-break/>Часть испаряемого кислорода направлена через Imipolex саван Готфрида. <text:span text:style-name="T1279">В одно его ухо хирургически вживлён крохотный динамик. Он блестит как красивая серьга. Сигнал притходит через систему управления полётом и слова Вайсмана, какое-то время, вперемешку и поправками курса, будут посылаться на Ракету. Но нет обратного канала от Готфрида на землю. Точный момент его смерти никогда не будет установлен.</text:span></text:p>
      <text:p text:style-name="P429"/>
      <text:p text:style-name="P490">Музыка Погони</text:p>
      <text:p text:style-name="P430">И наконец-то, после выдающейся карьеры восклицаний, «Боже мой, мы опоздали!», <text:span text:style-name="T1280">всегда с налётом насмешки, снисходительности для проформы—потому что конечно же он никогда не прибывает с опозданием, всегда случается отсрочка, ошибка какого-нибудь из наёмных бестолочей Жёлтого Вражины, в самом худшем случае неопровержимая улика оставлена рядом с трупом—теперь, наконец, Сэр Дэнис Нейланд Смит, прибудет, Боже мой, </text:span><text:span text:style-name="T227">слишком</text:span><text:span text:style-name="T1280"> поздно.</text:span></text:p>
      <text:p text:style-name="P431">Супермэн влетит, ботинками вперёд, на покинутую поляну, стартовый подъёмник выдыхает масло через изношенную прокладку, смолав выжата из деревьев, горькая манна для этого горчайшего из случаев. <text:span text:style-name="T1281">Цвета его накидки увянут в позднем солнце, в кудрях его головы начнут проглядывать первые нити седины. Филип Марлоу с жутким приступом мигрени потянется по рпивычке за пинтой ржаного в кармане своего костюма, и почувствует как он стосковался по кружевным балконам Бредбери Билдинг. </text:span></text:p>
      <text:p text:style-name="P432">Субмаринер и его многоязычная банда напорятся на неполадки с батареей. <text:span text:style-name="T1282">Пластикмэн заблудится в цепочках Imipolex’а и топологи по всей Зоне выйдут из себя и перестануть оплачивать его гонорарные чеки (а считался «совершенно деформабельным»!), Одинокий Рейнджер ворвётся во главе отряда, раздирая колёсиками шпор белую шкуру жеребца, найти своего юного друга, невинного Дэна, болтающимся на суку дерева со сломленной шеей. (Тонто, дай Бог, оденет рубаху призрака и найдёт какой-нибудь <text:s/>остывший костёр, чтобы присесть на корточки и поточить свой нож.)</text:span></text:p>
      <text:p text:style-name="P433">«<text:span text:style-name="T1283">Слишком поздно» никогда не было в их программировании. У них вместо этого на миг отключалась рассудительность—но потом раз и прошло, фьють, и уже опять в колее, опять к </text:span><text:span text:style-name="T228">Daily Planet</text:span><text:span text:style-name="T1283">. </text:span><text:span text:style-name="T228">Да Джимми, должно быть </text:span><text:span text:style-name="T229">в</text:span><text:span text:style-name="T228"> тот день как я столкнулся с той непонятностью, те пара секунд абсолютной загадки… ты знаешь, Джимми, время—время странная штука</text:span><text:span text:style-name="T1283">…. Найдётся тысяча способов забыть. Герои станут продолжать, переводиться повыше, для присмотра как идут дела у новейшего персонала среднего звена, и они увидят как идёт вразнос их система, увидят, что непонятности начинают случаться всё чаще и чаще, объявляя перекройку ткани старомодного времени, и они назовут это раком, и просто не будут знать к чему всё идёт, или что всё это значит, Джимми…. </text:span></text:p>
      <text:p text:style-name="P435">В эти дни он понимает, что ему просто не хватает собак. <text:span text:style-name="T1284">Кто бы подумал, что он когда-нибудь станет сентиментальничать из-за своры слюнявых шавок? Но здесь ав Под-министерстве всё до того лишено запаха, лишено прикосновения. Сенсорное голодание, на какое-то время, и впрямь стимулировало его любопытство. Какое-то время он прилежно вёл ежедневную запись своих психологических изменений. Но это больше напоминало Павлова на смертном одре, что записывал сам себя до конца. У Пойнтсмеа это просто привычка, ретро-научность: прощальный взгляд вспять на дверь в Стокгольм, что закрылась для него навсегда. Записи начали обрываться, а вскоре остановились. Он подписывал доклады, он заведовал. Он выезжал в различные части Англии, позднее в другие страны, высматривать новый талант. В лицах Мосмуна и других, в отдельные моменты, <text:s/>он мог подметить <text:s/>рефлекс, о котором никогда бы не позволил себе даже и помечтать: терпимость людей при власти к тому, кто никогда не Сделал Свой Ход, или сделал его неправильно. Конечно, <text:s/>всё ещё оставались моменты творческого вызова— </text:span></text:p>
      <text:p text:style-name="P436">Да, что ж, он экс-учёный теперь, <text:s/><text:span text:style-name="T1285">из тех <text:s/>кто никогда не Продвинулся Настолько, чтобы начать говорить о Боге, румянощёкий милый седовласый эксцентричный лепет с удобной позиции своего Лауреатства—нет, ему так и остаться с Причиной и Следствием, и прочими частями его </text:span><text:soft-page-break/><text:span text:style-name="T1285">стерильного арсеналиума… его минеральные коридоры не сияют. Они так и останутся того же нейтрального безымянного тона отсюда и до центральной из палат, до превосходно отрепетированной сцены, что предстоит ему сыграть там, в конце концов….</text:span></text:p>
      <text:p text:style-name="P436"/>
      <text:p text:style-name="P493">Обратный Отсчёт</text:p>
      <text:p text:style-name="P437">Обратный отсчёт каким мы его знаем, 10-9-8-u.s.w., был изобретён Фрицем Лангом в 1929 для Ufa фильма <text:span text:style-name="T83">Die Frau im Mond</text:span>. <text:span text:style-name="T1286">Он вставил его в сцену пуска для нагнетания напряжённости. «Это ещё один из моих чёртовых ‘туше’»,– сказал Фриц Ланг. </text:span></text:p>
      <text:p text:style-name="P300">– <text:span text:style-name="T1287">В момент Творения,</text:span>– <text:span text:style-name="T1287">поясняет представитель Каббалистов Стив Эдельман,</text:span>– <text:span text:style-name="T1287">Бог послал пульс энергии в пустоту. Тот вскоре разделился и рассортировался в десять различных сфер или аспктов, соответствуя числам 1-10. Эти известны как Сефироты. Для возвращения к Богу, душа должна договариваться в каждым из Сефиротов, от десяти обратно к одному. Многие секреты Каббалистов направлены на то, чтобы сделать путешествие успешным. </text:span></text:p>
      <text:p text:style-name="P301">– <text:span text:style-name="T1288">Итак, Сефирот укладывается в структуру, которая именуется Древом Жизни. Оно же также тело Бога. Между десятью сферами проведены 22 пути. Каждый путь соответствует одной букве Еврейского алфавита, а также какой-либо из кар называемых «Главная Аркана» в Таро. Поэтому хотя обратный отсчёт для Ракеты кажется сериальным, на самом деле он скрывает Древо Жизни, которое должно восприниматься всё целиком, вместе, в параллельности.</text:span></text:p>
      <text:p text:style-name="P302">– <text:span text:style-name="T1289">Некоторые Сефироты активны, или мужские, другие пассивны, или женские, но само Древо является единством коренящимся точно в </text:span><text:span text:style-name="T230">Bodenplatte</text:span><text:span text:style-name="T1289">. Это ось определённой Земли, нового рапределения, призванного к жизни Великим Пламенем.</text:span></text:p>
      <text:p text:style-name="P303">– <text:span text:style-name="T1290">Но с новой осью, с Землёй крутящейся по-новому,</text:span>– <text:s/><text:span text:style-name="T1290">доходит посетителю,</text:span>– <text:span text:style-name="T1290">что происходит с астрологией?</text:span></text:p>
      <text:p text:style-name="P304">– <text:span text:style-name="T1291">Знаки меняются, идиот,</text:span>– <text:span text:style-name="T1291">резко бросает Эдельман, доставая свою баночку Торазина семейных размеров. Он стал настолько втянувшимся пользователем этого транквилизатора, что цвет его лица тревожно потемнел до шиферно-пурпурного. Этоо делает его диковинкой на здешних улицах, где все гуляют загорелыми и красноглазыми от одного раздражающего средства или иного. Дети Эдельмана, проказливые дьяволята, недавно затеяли подкладывать пластинчатые конденсаторы из выброшенных транзисторных приёмников в Папашину банку с Терозином. Для его невнимательного глаза они едва ли отличались: так что какое-то время Эдельман считал, что в нём должно быт развивается терпимость, и что Бездна подобралась невыносимо близко, отделённая каким-нибудь всего лишь одним происшествием</text:span>—<text:span text:style-name="T1292">сирена на улице, реактивный самолёт рокочет на холостом ходу</text:span>—<text:span text:style-name="T1293">но к счастью жена его обнаружила проделку вовремя и теперь, прежде чем проглотить, он тщательно проверяет каждый Торазин на наличие ножек, мю, цифровой маркировки.</text:span></text:p>
      <text:p text:style-name="P305">– <text:span text:style-name="T1294">Вот,</text:span>– <text:span text:style-name="T1294">вскидывает увесистую проксеренную кипу,</text:span>– <text:span text:style-name="T1295">Эфемерис. Основано на новой ротации.</text:span></text:p>
      <text:p text:style-name="P306">– <text:span text:style-name="T1296">Вы имеете ввиду кто-то действительно нашёл </text:span><text:span text:style-name="T231">Bodenplatte</text:span><text:span text:style-name="T1296">? Полюс?</text:span></text:p>
      <text:p text:style-name="P307">– <text:span text:style-name="T1297">Сама дельта-т. Это публиковалось, естественно. Находка «экспедиции Кайзербарт».</text:span></text:p>
      <text:p text:style-name="P438">Псевдоним по всей видимости, всем известно, что Кайзер брил бороду.</text:p>
      <text:p text:style-name="P438"/>
      <text:p text:style-name="P494">Настро<text:span text:style-name="T1298">йка</text:span> в Апполонскую Мечту...</text:p>
      <text:p text:style-name="P439">Когда что-то реальное <text:span text:style-name="T1300">в</text:span>от-вот произойдёт с тобой, <text:span text:style-name="T1299">ты движешься навстречу неся перед собой какую-то прозрачную <text:s/>параллельную поверхность, что с низким гудением делит твои уши пополам и делает глаза всё подмечающими. Свет клонится к мелово-синему. Кожа твоя ноет. Наконец-то: что-то реальное.</text:span></text:p>
      <text:p text:style-name="P439"/>
      <text:p text:style-name="P440">Тут в хвостовой секции 00000, <text:span text:style-name="T1301">Готфрид нашёл эту чистую поверхность перед собой, фактически буквально: саван из Imipolex. Обрывки из его детства всплывают в его насторожённости. Он вспоминает кожуру яблока, что лопается выпрысками, взгляд в изогнутое краснеющее </text:span><text:soft-page-break/><text:span text:style-name="T1301">пространство. Его глаза вобраны, прикованы, и дальше… Пластиковая поверхность микронно трепещет: серо-белый, издевательский, враг цвета.</text:span></text:p>
      <text:p text:style-name="P441">День снаружи холоден, <text:span text:style-name="T1302">а</text:span> жертв<text:span text:style-name="T1302">а в лёгком одеянии, но ему тепло <text:s/>тут. Его белые чулки туго натянуты от резинок. Он нащупал лёгкий извив в трубе, куда может опереться щекой всматриваясь в саван. Он чувствует как его волоски щекочут ему спину, плечи. Это тусклое, обелённое пространство. Место для возлежания, свадебно и раскрыто бледным просторам вечера, в ожидании того что на него нагрянет. </text:span></text:p>
      <text:p text:style-name="P442">Микрофонные переговоры бубнят в его подключённое ухо. <text:span text:style-name="T1303">Голоса металлические и резко сплющены. Они жужжат как голоса хирургов когда отключаешься под действием эфира. Хотя сейчас они поизносят слова ритуала, он может их отличать. </text:span></text:p>
      <text:p text:style-name="P443">Мягкий запах Imipolex<text:span text:style-name="T725">’</text:span>а, окутывающего его полностью, знаком ему. Его не пугает этот запах. <text:span text:style-name="T1304">Такой же был в комнате, где он заснул, очень давно, так глубоко в сладком парализованнном детстве… это там он начал видеть сны. А теперь пришло время просыпаться, в дыхание что становилось уже совсем реальным. Ну же, проснись. Всё хорошо.</text:span></text:p>
      <text:p text:style-name="P443"/>
      <text:p text:style-name="P495">Орфей Опускает Арфу</text:p>
      <text:p text:style-name="P444">Лос-Анжелос (ПНС)<text:span text:style-name="T328">—Ричард М. Жлаб, ночной менедер Театра Орфей на Мельроуз, выступил против того, что он называет «безответсвенным употреблением гармоники». Или, собственно, «гарбодики», поскольку Менеджер Жлаб страдает хроническим аденоидным расстройством, что сказывется на его речи. Его друзья и хулители единообразно про себя именуют его «Аденоидом». Как бы ни было, Жлаб утверждает, что его очереди, особенно на вечерние представления, впали в состояние почти анархии по причине данного музыкального инструмента.</text:span></text:p>
      <text:p text:style-name="P445"><text:span text:style-name="T328">– </text:span>Это продолжается с нашего Фестиваля Фильмов Бенгта Экерота / Марии Сазарес,<text:span text:style-name="T328">– </text:span>жалуется Жлаб, <text:span text:style-name="T1305">которому под пятьдесят, жировые складки под лицом в постоянной пятичасовой щетине (худшая <text:s/>по сю пору среди Почасовых Теней), и с привычкой вскидывать руки в виде перевёрнутой эмблемы «боритесь за мир», которой случилось совпасть с буквой У в семафорной азбуке, демонстрируя при этом несчётные ярды Французских манжетов.</text:span></text:p>
      <text:p text:style-name="P310">– Эй, Ричард,– <text:s/>насмешничает прохожий,– я поймал твою Французкую манжету, глянь-ка,– <text:s/>выставляет себя при этом в наиотвратительнейшей манере и гоняет свою крайнюю плоть с ухваткой, которую ваш корреспондент не может поместить на этих страницах. </text:p>
      <text:p text:style-name="P446">Менеджер Жлаб слегка морщится: «<text:span text:style-name="T1306">Это один из заводил, определённо»,– делится он.– «У меня с ним немало хлопот. С ним и со Стивом Эдельманом».– Он произносит это «Эдельбадоб».– «Я де боюсь назвать их ибеда».</text:span></text:p>
      <text:p text:style-name="P447">Упомянутый им случай всё ещё слушается. Стив Эдельман, бизнесмен из Голливуда, <text:span text:style-name="T1307">обвинён в прошлом году по делу 11569 (Попытка Подстрекательства с Незаконным Инструментом), пребывающий сейчас в Атаскадеро под неопределённым наблюдением. Эдельман обвиняется в том, что, пребывая в несанкционированном состоянии, попытался сыграть последовательность аккордов на Списке Департамента Юстиции, на улице и в присутствии свидетелей <text:s/>из целой очереди за билетами в кино. </text:span></text:p>
      <text:p text:style-name="P308">– <text:span text:style-name="T1308">А и теперь они все это делают. Ну не «все», позвольте мне тут пояснить, конечно действительные правонарушители это всего лишь незначительное но громогласное меньшинство, что я хотел сказать, все подобные Эдельману. Разумеется, не все не нормальные люди в очереди. А-ха-ха. Вот, позвольте показать вам кое-что.</text:span></text:p>
      <text:p text:style-name="P309"><text:span text:style-name="T1309">Он препровождает вас в чёрный Менеджерский Фольксваген, и прежде, чем успеваете опомниться, вы уже на автострадах. Возле разъезда на Сан Диего и Санта Моника, Жлаб указывает на участок асфальта: «Вот тут я впервые увидал одного. Он вёл Фолькса. Представьте. Я глазам своим не мог поверить».</text:span>– <text:span text:style-name="T1310">Но трудно всё внимание целиком удерживать на Менеджере Жлабе. <text:s/>Автострада Санта Моника традиционно является сценой всех форм немыслимых </text:span><text:soft-page-break/><text:span text:style-name="T1310">автомобильных безрассудств известных человеку. Она не белая и благовоспитанная как Сан Диего, и не коварно спланированная как Посадена, и не настольно гетто-самоубийственная как Гавань. Нет, некоторые не осмеливаются сказать этого, но Санта Моника автострада для уродов, и все они тут сегодня, делая трудным для тебя следовать за поучительной историей Менеджера. Не можешь сдержать некоторый вздрог отвращения, почти рефлексивного Сознания Что за Сорт, <text:s/>в их присутствии. Они гонят тараторя на тебя со всех сторон, роятся, выпячивают на тебя гллаза в боковые окна, играют на гармониках и даже на </text:span><text:span text:style-name="T232">казу</text:span><text:span text:style-name="T1310">, в полном неуважении к Запретам.</text:span></text:p>
      <text:p text:style-name="P311">– <text:span text:style-name="T1311">Расслабься,</text:span>– <text:span text:style-name="T1311">в глазах Менеджера характерный блеск,</text:span>– <text:span text:style-name="T1311">найдётся хорошо охраняемый дом для им всем, в </text:span><text:span text:style-name="T13">О́</text:span><text:span text:style-name="T1311">круге Орандж. Как раз возле Диснейленда,</text:span>– <text:span text:style-name="T1312">тут делает паузу, в точности как комик в ночном клубе, совсем один в своём дегтярном круге, белом как мел ужасе.</text:span></text:p>
      <text:p text:style-name="P312"><text:span text:style-name="T1313">Хохот окружает тебя. Полный, верной аудитории хохот, врывающийся из четырёх точек обивки интерьера. Ты понимаешь, с неясным чувством уныния, что это какая-то тут стерео прибамбаса, и взгляд внутрь бардачка открывает целую библиотеку подобных записей: ЛИКОВАНИЕ (ЛЮБЯЩЕЕ), ЛИКОВАНИЕ (ВОЗБУЖДЁННОЕ), ВРАЖДЕБНАЯ ТОЛПА в выборе на 22 языках, РАЗНЫЕ ДА, РАЗНЫЕ НЕТ, СТОРОННИКИ НЕГРОВ, СТОРОННИКИ ЖЕНЩИН, СПОРТ</text:span>—<text:span text:style-name="T1314">у, да ладно</text:span>—<text:span text:style-name="T1315">БОРЬБА С ОГНЁМ (ОБЫЧНЫМ), БОРЬБА С ОГНЁМ (ЯДЕРНЫМ), БОРЬБА С ОГНЁМ (ВЕЖЛИВО), СОБОРНАЯ АКУСТИКА….</text:span></text:p>
      <text:p text:style-name="P313">– <text:span text:style-name="T1316">Нам приходится в общении пользоваться </text:span><text:span text:style-name="T233">определённым</text:span><text:span text:style-name="T1316"> кодом,</text:span>– <text:span text:style-name="T1317">продолжает Менедер.</text:span>– <text:span text:style-name="T1318">Всегда так было. Но любой код не так уж трудно и взломать. Противники нас обвиняли, вполне резонно, в презрении к людям. Но право же, мы поступаем так вполне в духе честной игры. Мы не чудовища. Мы знаем, что должны давать им </text:span><text:span text:style-name="T234">какой-то</text:span><text:span text:style-name="T1318"> шанс. Не можем же мы отнимать у них надежду, верно?</text:span></text:p>
      <text:p text:style-name="P448">Фолььксваген теперь в центре Л.А., где поток машин теснится колонной из тёмных Линкольнов, нескольких Фордов, даже GMC, но ни одного Понтиака среди них. <text:span text:style-name="T1319">На кажом ветровом стекле и заднем окне светящаяся оранжевая полоса, что прочитывается как ПОХОРОНЫ.</text:span></text:p>
      <text:p text:style-name="P449">Менеджер сейчас сопит. «<text:span text:style-name="T1320">Он был одним из лучших. Я не ог сам присутствовать, но послал нескольких ассистентов высокого ранга. Разве кто-то его заменит, хотел бы я знать»,– нажимает потайную кнопку под панелью. Хохот на этот раз размеренные мужские о-хо-хо с налётом сигарного дыма, и выдержанного бурбона. Редко но громко. Фразы типа «Дик, ну ты и типус!» а так же «Вы только его послушайте!» тоже можно разобрать. </text:span></text:p>
      <text:p text:style-name="P314">– <text:span text:style-name="T1321">У меня есть фантазия о том, как я умру. Думаю, что </text:span><text:span text:style-name="T235">они</text:span><text:span text:style-name="T1321"> вам платят, но это ничего. Вот послушайте. В 3 часа утра, на Автостраде Санта Моника, тёплая ночь. Все окна у меня открыты. Иду на скорости 70, 75. <text:s/>Ветер задувает внутрь и с пола у заднего сиденья поднимает тонкий пластиковый пакет, обычный пакет сухой химчистки: он плывёт по воздуху, двигаясь сзади, ртутные огни делают его белым как призрак… он окутывает мою голову, настолько сверхтонкий и прозрачный, что я даже не замечаю, пока не становится слишком поздно. Пластиковый саван удушает меня насмерть….</text:span></text:p>
      <text:p text:style-name="P450">Мчась по Голливуд Автостраде, между таинственным прицепом под брезентом и цистерной жидкого водорода гладкой как торпеда, <text:span text:style-name="T1322">мы нагоняем вероятную колонну любителей играть на гармонике. «Хотя бы тех тамбуринов нет»,– бормочет Жлаб.– «Уже не так много тамбуринов как в прошлом году, слава Богу».</text:span></text:p>
      <text:p text:style-name="P451">Обшитые жестью грузовики общественн<text:span text:style-name="T1324">ых</text:span> питания крест-накрест после полудня. <text:span text:style-name="T1323">Их рябь блистает как озеро питьевой воды после перехода через пустыню. Это День Сбора и грузовики мусоросборки все направляются к северу к Автостраде Вентура, катарсис мусорных ящиков, всех расцветок, форм и вмятин. Возвращение к Центру со всеми собранными фрагментами Сосудов….</text:span></text:p>
      <text:p text:style-name="P452">Звук сирен застаёт тебя врасплох. <text:span text:style-name="T1325">Жлаб смотрит резко в своё зеркало: «Ты не выдерживаешь, нет?»</text:span></text:p>
      <text:p text:style-name="P453"><text:soft-page-break/>Но звук мощнее, чем у полиции. <text:span text:style-name="T1326">Он охватывает бетон и смог, он наполняет долину и горы дальше, чем любой смертный когда-либо мог продвинуться… ог продвинуться во времени….</text:span></text:p>
      <text:p text:style-name="P315">– <text:span text:style-name="T1327">Не думаю, что это полицейская сирена.</text:span>– <text:span text:style-name="T1327">Твоё нутро схватило спазмой, ты тянешься к ручке настройки АМ радио.</text:span>– <text:span text:style-name="T236">Я</text:span><text:span text:style-name="T1328"> </text:span><text:span text:style-name="T236">не думаю</text:span>—</text:p>
      <text:p text:style-name="P444"/>
      <text:p text:style-name="P496">Поляна</text:p>
      <text:p text:style-name="P316">– Räumen,– <text:span text:style-name="T1329">кричит Капитан Блисеро. Перикись и преманганат поданы. Гироскопы подняты. Наблюдатели приседают в окопах-щелях. Инструменты и соединения с лязгом заброшены в кузов урчащего на холостом ходу грузовика. Команда зарядки батарей и сержант, который ввинтил ударный штифт влезают следом и грузовик тянет прочь по свежей колее коричневой земли, в деревья. Блисеро остаётся на пару секунд на площадке пуска, оглядывается убедиться что всё как надо. Затем он поворачивается и шагает, с размеренной скоростью, к машине управления пуском. </text:span></text:p>
      <text:p text:style-name="P372"><text:span text:style-name="T328">– </text:span><text:span text:style-name="T83">Steuerung klar</text:span>?<text:span text:style-name="T328">– спрашивает он парня за панелью направления.</text:span></text:p>
      <text:p text:style-name="P317">– <text:span text:style-name="T83">Ist klar</text:span>.– <text:span text:style-name="T1330">в огоньках от панели лицо Макса твёрдое, упрямое золото.</text:span></text:p>
      <text:p text:style-name="P318">– <text:span text:style-name="T83">Treibwerk klar?</text:span></text:p>
      <text:p text:style-name="P373"><text:span text:style-name="T328">– </text:span><text:span text:style-name="T83">Ist klar</text:span>,<text:span text:style-name="T328">– от Морица от панели двигателя ракеты. В микрофон висящий у него на шее, он передаёт в <text:s/>Комнату Управления,– </text:span><text:span text:style-name="T84"><text:s/>Luftlage klar</text:span><text:span text:style-name="T328">.</text:span></text:p>
      <text:p text:style-name="P373"><text:span text:style-name="T328">– </text:span><text:span text:style-name="T83">Schlüssel auf</text:span><text:span text:style-name="T322"> schiessen</text:span>,<text:span text:style-name="T328">– приказывает Блисеро.</text:span></text:p>
      <text:p text:style-name="P454">Мориц поворачивает главный ключ на ПУСК: «<text:span text:style-name="T83">Schlüssel steht auf </text:span><text:span text:style-name="T322">schiessen</text:span><text:span text:style-name="T321">».</text:span> </text:p>
      <text:p text:style-name="P463">Klar.</text:p>
      <text:p text:style-name="P455">Здесь полагаются затяжные драматические паузы. <text:span text:style-name="T1331">Голова Вайсмана должна переполняться последними картинами сливочных ягодиц стиснутых страхом (не обосрался, </text:span><text:span text:style-name="T237">Liebchen</text:span><text:span text:style-name="T1331">?) последняя занавесь золотых ресниц над юными глазами умоляет, заткнутое горло пытается сказать то, что должен был сказать прошлой ночью в палатке… глубоко в горле, глотке, где головка хуя Блисеро взорвалась в последний раз (но что это за спазмой шейки матки, за Изгибом в Темень в Вонь… Белый… Угол… Ждёт… Ждёт Чтобы—). Но нет, ритуал стиснул <text:s/>своей бархатной хваткой их всех. Такой сильной, такой тёплой….</text:span></text:p>
      <text:p text:style-name="P456"><text:span text:style-name="T328">– </text:span><text:span text:style-name="T83">Durchschalten</text:span>.<text:span text:style-name="T328">– голос Блисеро спокоен и ровен.</text:span></text:p>
      <text:p text:style-name="P319">– <text:span text:style-name="T83">Luftlage klar</text:span>,– <text:span text:style-name="T1332">откликается Макс от панели направления.</text:span></text:p>
      <text:p text:style-name="P457">Мориц нажимает кнопку с пометкой <text:span text:style-name="T322">vorstufe</text:span><text:span text:style-name="T321">: «</text:span><text:span text:style-name="T2">Ist durchgeschaltet</text:span><text:span text:style-name="T321">».</text:span></text:p>
      <text:p text:style-name="P501">Пауза в 15 секунд пока кислородный бак набирает давление. </text:p>
      <text:p text:style-name="P501"><text:span text:style-name="T1333">Свет вспыхивает на панели Морица.</text:span> </text:p>
      <text:p text:style-name="P463">Entlüftung. «Beluftung klar».</text:p>
      <text:p text:style-name="P464"><text:span text:style-name="T244">Загорается лампа зажигания: </text:span>Zundung. “Zundung klar. </text:p>
      <text:p text:style-name="P458">Затем, <text:span text:style-name="T83">«Vorstufe klar.» Vorstufe</text:span> <text:span text:style-name="T1334">последняя позиция с которой Мриц всё ещё может переключить обратно. Пламя вырастает у основания Ракеты. Цвета меняются. Тут отрезок в четыре секунды, четыре секунды неопределённости. В ритуале есть место даже для этого. Разница между классным офицером запуска и обречённым на посредственность в точном знании когда, в пределах этого набатного и переполненного мифами отрезка, <text:s/>скомандовать </text:span><text:span text:style-name="T238">Hauptstufe</text:span><text:span text:style-name="T1334">.</text:span></text:p>
      <text:p text:style-name="P459">Блисеро мастер. Он с самого начала научился впадать в транс, ожидая миг <text:span text:style-name="T1335">озарения, который всегда приходит. Он никогд не говорил об этом вслух. </text:span></text:p>
      <text:p text:style-name="P465"><text:span text:style-name="T328">– </text:span>Hauptstufe.</text:p>
      <text:p text:style-name="P460"><text:span text:style-name="T84">– </text:span><text:span text:style-name="T83">Hauptstufe ist gegeben</text:span>.</text:p>
      <text:p text:style-name="P204">Панель задвинута насовсем.</text:p>
      <text:p text:style-name="P205">Два огонька заморгали. «Stecker 1 und 2 gefallen»,<text:span text:style-name="T328">– <text:s/>докладывает Мориц. Запальные свечи валяются на земле, подпрыгивая в плеске огня. На гравитационной подаче, пламя ярко жёлтое. Затем турбина начинает реветь. Пламя вдруг становится синим. Звук его нарастает до полного крика. Ракета остается ещё миг на стальной подставке, затем медленно, дрожа, яростно </text:span><text:soft-page-break/><text:span text:style-name="T328">напряжённо, начинает подъём. Через четыре секунды она уходит ввысь. Но пламя слишком яркое, чтобы хоть кто-то разглядел Готфрида внутри, за исключением теперь как эротическую категорию, примерещившуюся в этом синем бушевании, в целях самовозбуждения.</text:span></text:p>
      <text:p text:style-name="P205"/>
      <text:p text:style-name="P482">Взлёт</text:p>
      <text:p text:style-name="P206">Этот взлёт будет выдан Гравитации. <text:span text:style-name="T1336">Но двигатель Ракеты, глубоки крик сгорания, что разрывает душу, обещает спасение. Жертва, связанная для падения, возносится на обещании, пророчестве, Спасения….</text:span></text:p>
      <text:p text:style-name="P207">Двигаясь теперь к такому свету где наконец яблоко будет цвета яблока. Нож прорезает яблоко, как нож разрезающий яблоко. <text:span text:style-name="T1337">Всё там где оно есть, ничуть не яснее обычного, но конечно более здесь. Так много должно быть оставлено позади теперь, так быстро. Придавленный вниз-и-к-корме в его эластичных узах, придавленный до боли (грудь сдавило, одна из ляжек внутри закоченела) пока лоб его дотянется прикоснуться к одному колену, где волосы его потрутся в касании плачущем или покорном, как пустой балкон под дождём, Готфрид не хочет расплакаться… он знает, что его не услышат, но всё-таки лучше уж… к ним радиосвязи нет… </text:span><text:span text:style-name="T239">это сделано </text:span><text:span text:style-name="T240">из</text:span><text:span text:style-name="T239"> пощад</text:span><text:span text:style-name="T240">ы</text:span><text:span text:style-name="T239">, Блисеро хотел, чтобы мне было легче, он знал, что я попытаюсь хвататься—держаться за каждый голос, шум или треск</text:span><text:span text:style-name="T1337">—</text:span></text:p>
      <text:p text:style-name="P208">Он думает про их любовь в иллюстрациях для детей в <text:span text:style-name="T1338">на последних тонких страницах пролистанно захлопнутых, линия мягко, пассивно не завершается, пастельная нерешительность: волосы Блисеро </text:span><text:s/><text:span text:style-name="T1339">темнее, до плеч и в постоянной завивке, он юный оруженосец или паж, заглядывает в какой-то оптический прибор и подзывает маленького Готфрида материнским или желающим-научить взглядом… теперь он вдалеке, сидит в конце оливковой комнаты вслед за очертаниями не в фокусе, очертания в которых Готфрид не может различить друзья это или враги, между ним и—куда он—уже пропало, нет… они начинают ускальзывать скорее, чем он в состоянии ужержать, это как будто засыпаешь—они начинают сливаться ХВАТАЙСЯ ты можешь удерживать достаточно чётко пояс для чулков оттянутый вниз к твоим ляжкам, белые резинки стройные как ноги оленёнка и острия чёрного… чёрного <text:s/>ХВАТАЙСЯ ты пропустил уже несколько из них, Готфрид, важных, которые нельзя пропускать… ты знаешь, это </text:span><text:span text:style-name="T241">последний раз…</text:span><text:span text:style-name="T1339"> <text:s/>ХВАТАЙСЯ когда уже остановится рёв? </text:span><text:span text:style-name="T241">Brennschluss</text:span><text:span text:style-name="T1339">, когда бывал </text:span><text:span text:style-name="T241">Brennschluss</text:span><text:span text:style-name="T1339">, </text:span><text:span text:style-name="T241">не может чтобы так быстро…</text:span><text:span text:style-name="T1339"> но выгоревшее хвосто-жерло качнулось поперёк солнца и в жёлтых волосах жертвы призрак Брокена, чья-то, чего-то тень отброшенная отсюда в яркое солнце в темнеющее небо, в области золота, белизны, нарастающей тиши как под водой, когда Гравитация исчезает кратко… что эта смерть кроме как выбеливание, сведение белого в ультра-белый, кроме как отбеливатели, моющие средства, окислители, абразивы—</text:span><text:span text:style-name="T241">Streckefuss</text:span><text:span text:style-name="T1339"> вот чем явилась она сегодня измученным мышцам юноши, но ещё точнее она Блиц, Бляйхероде, Белильный Бак, Блисеро, растягивает, разжижает Кавказскую бледность до отмены пигмента, меланина, спектра, отделённости от оттенка к оттенку, до того </text:span><text:span text:style-name="T241">бело что</text:span><text:span text:style-name="T1339"> <text:s/>ХВАТАЙСЯ тот пёс был рыжим сеттером, голова последней собаки, добрая псина пришла проводить его </text:span><text:span text:style-name="T241">не могу вспомнить что значит красный</text:span><text:span text:style-name="T1339">, голубь за которым он гонялся был шиферно-сизым, но они оба белые теперь рядом с каналом в ту ночь запах деревьев </text:span><text:span text:style-name="T241">о, я не хочу терять ту ночь</text:span><text:span text:style-name="T1339"> <text:s/>ХВАТАЙСЯ волна между домов, поперёк улицы, оба дома корабли, один уходит в далёкое, важное плавание, и машут вслед так легко и приязненно <text:s/>ХВАТАЙСЯ последнее слово от Блисеро: «Край вечера… длинная дуга людей , загадывают желание на первой звезде…. Всегда помни тех мужжчин и женщин вдоль тысяч миль суши и моря. Истинный момент тени, когда видишь точку света в небе. Единственная точка и Тень, что только что вобрала тебя в свой лёт…</text:span></text:p>
      <text:p text:style-name="P209">Помни всегда.</text:p>
      <text:p text:style-name="P210">Первая звезда висит у него меж ступней.</text:p>
      <text:p text:style-name="P215">Пора<text:span text:style-name="T328">—</text:span></text:p>
      <text:p text:style-name="P95"/>
      <text:p text:style-name="P483"><text:soft-page-break/>Спуск</text:p>
      <text:p text:style-name="P211">Ритмичное прихлопыванье отдаётся между этих стен, <text:span text:style-name="T1340">которые тверды и блестящи как уголь: Да-</text:span><text:span text:style-name="T242">вай</text:span><text:span text:style-name="T1340">! Начи-</text:span><text:span text:style-name="T242">най</text:span><text:span text:style-name="T1340">! Да-</text:span><text:span text:style-name="T242">вай</text:span><text:span text:style-name="T1340">! Начи-</text:span><text:span text:style-name="T242">най</text:span><text:span text:style-name="T1340">! Экран неясная страница раскрытая перед нами, белая и немая. Плёнка порвалась, или перегорела лампа в проекторе. Трудно даже для нас, давних любителей, что всю жизнь ходят в кино (мы ведь такие?) определить пока не упала темень. Последний кадр был слишком мгновенным для любого из глаз ухватить. Возможно фигура человека, в мечтах о раннем вечере в каждой великой столице достаточно светлом, чтобы сказать ему, что он никогда не умрёт, вышедшего загадать на первой звезде. Но это была </text:span><text:span text:style-name="T242">не звезда</text:span><text:span text:style-name="T1340">, это падало, яркий ангел смерти. А в потемнении и жуткой шири экрана что-то удержалось, фильм, который мы не научились видеть… сейчас это ближний план лица, лица, что все мы знаем—</text:span></text:p>
      <text:p text:style-name="P212">И оно прямо здесь, прямо в этом тёмном и немом кадре, <text:span text:style-name="T1341">куда заострённая маковка Ракеты, падающей почти на милю в секунду, абсолютно и навсегда беззвучно, замыкает свой неизмеримый зазор над крышей этого старого кинотеатра, в последнюю деьта-t.</text:span></text:p>
      <text:p text:style-name="P213">Остаётся время, если ищете утешения, приконутьс к сидящему рядом, или дотянуться между своих похолоделых ног.. <text:span text:style-name="T1342">или если вам должна быть песня, вот одна которой Они никогда не обучали, гимн Вильяма Слотропа забытый веками и не печатаный, что исполняется на простой и приятный мотив того же периода. Придерживайтесь метронома:</text:span></text:p>
      <text:p text:style-name="P213"/>
      <text:p text:style-name="P569">Есть Рука перевернуть время,</text:p>
      <text:p text:style-name="P570"><text:span text:style-name="T1343">Что</text:span> в Стекле <text:span text:style-name="T1343">течёт сегодня,</text:span></text:p>
      <text:p text:style-name="P571">Покуда свет сравнявший Башни</text:p>
      <text:p text:style-name="P572">Найдёт Отринутых всех до одного…</text:p>
      <text:p text:style-name="P573">Пока Всадники спять у каждой из дорог,</text:p>
      <text:p text:style-name="P573">По всей нашей изувеченной Зоне,</text:p>
      <text:p text:style-name="P573">С лицом на каждом горном склоне</text:p>
      <text:p text:style-name="P573">И с Душою в каждом камешке….</text:p>
      <text:p text:style-name="P214">И теперь вместе<text:span text:style-name="T328">—</text:span></text:p>
      <text:p text:style-name="P95"><draw:frame draw:style-name="fr1" draw:name="Image14" text:anchor-type="paragraph" svg:width="6.9252in" svg:height="0.3661in" draw:z-index="7"><draw:image xlink:href="Pictures/1000000000000B720000009B428C9716555D8079.png" xlink:type="simple" xlink:show="embed" xlink:actuate="onLoad" loext:mime-type="image/png"/></draw:frame></text:p>
      <text:p text:style-name="P95"/>
      <text:p text:style-name="P95"/>
      <text:p text:style-name="P95"/>
      <text:p text:style-name="P6">– </text:p>
      <text:p text:style-name="P1">—</text:p>
      <text:p text:style-name="P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8-02T13:37:34.966993609</dc:date>
    <meta:editing-duration>P30DT6H21M40S</meta:editing-duration>
    <meta:editing-cycles>16055</meta:editing-cycles>
    <meta:generator>LibreOffice/6.1.5.2$Linux_X86_64 LibreOffice_project/10$Build-2</meta:generator>
    <meta:document-statistic meta:table-count="1" meta:image-count="8" meta:object-count="0" meta:page-count="65" meta:paragraph-count="674" meta:word-count="34673" meta:character-count="235861" meta:non-whitespace-character-count="201577"/>
  </office:meta>
</office:document-meta>
</file>